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1.633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8.714cm"/>
    </style:style>
    <style:style style:name="co5" style:family="table-column">
      <style:table-column-properties fo:break-before="auto" style:column-width="4.401cm"/>
    </style:style>
    <style:style style:name="co6" style:family="table-column">
      <style:table-column-properties fo:break-before="auto" style:column-width="2.90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57cm"/>
    </style:style>
    <style:style style:name="co9" style:family="table-column">
      <style:table-column-properties fo:break-before="auto" style:column-width="5.385cm"/>
    </style:style>
    <style:style style:name="co10" style:family="table-column">
      <style:table-column-properties fo:break-before="auto" style:column-width="3.025cm"/>
    </style:style>
    <style:style style:name="co11" style:family="table-column">
      <style:table-column-properties fo:break-before="auto" style:column-width="3.207cm"/>
    </style:style>
    <style:style style:name="co12" style:family="table-column">
      <style:table-column-properties fo:break-before="auto" style:column-width="3.976cm"/>
    </style:style>
    <style:style style:name="co13" style:family="table-column">
      <style:table-column-properties fo:break-before="auto" style:column-width="4.683cm"/>
    </style:style>
    <style:style style:name="co14" style:family="table-column">
      <style:table-column-properties fo:break-before="auto" style:column-width="8.206cm"/>
    </style:style>
    <style:style style:name="co15" style:family="table-column">
      <style:table-column-properties fo:break-before="auto" style:column-width="7.451cm"/>
    </style:style>
    <style:style style:name="co16" style:family="table-column">
      <style:table-column-properties fo:break-before="auto" style:column-width="3.515cm"/>
    </style:style>
    <style:style style:name="co17" style:family="table-column">
      <style:table-column-properties fo:break-before="auto" style:column-width="3.321cm"/>
    </style:style>
    <style:style style:name="co18" style:family="table-column">
      <style:table-column-properties fo:break-before="auto" style:column-width="12.689cm"/>
    </style:style>
    <style:style style:name="co19" style:family="table-column">
      <style:table-column-properties fo:break-before="auto" style:column-width="7.14cm"/>
    </style:style>
    <style:style style:name="co20" style:family="table-column">
      <style:table-column-properties fo:break-before="auto" style:column-width="5.228cm"/>
    </style:style>
    <style:style style:name="co21" style:family="table-column">
      <style:table-column-properties fo:break-before="auto" style:column-width="5.263cm"/>
    </style:style>
    <style:style style:name="co22" style:family="table-column">
      <style:table-column-properties fo:break-before="auto" style:column-width="6.625cm"/>
    </style:style>
    <style:style style:name="co23" style:family="table-column">
      <style:table-column-properties fo:break-before="auto" style:column-width="0.878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4.258cm"/>
    </style:style>
    <style:style style:name="co26" style:family="table-column">
      <style:table-column-properties fo:break-before="auto" style:column-width="3.485cm"/>
    </style:style>
    <style:style style:name="co27" style:family="table-column">
      <style:table-column-properties fo:break-before="auto" style:column-width="2.798cm"/>
    </style:style>
    <style:style style:name="co28" style:family="table-column">
      <style:table-column-properties fo:break-before="auto" style:column-width="8.509cm"/>
    </style:style>
    <style:style style:name="ro1" style:family="table-row">
      <style:table-row-properties style:row-height="1.27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0.788cm" fo:break-before="auto" style:use-optimal-row-height="true"/>
    </style:style>
    <style:style style:name="ro10" style:family="table-row">
      <style:table-row-properties style:row-height="1.014cm" fo:break-before="auto" style:use-optimal-row-height="false"/>
    </style:style>
    <style:style style:name="ro11" style:family="table-row">
      <style:table-row-properties style:row-height="1.64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ro13" style:family="table-row">
      <style:table-row-properties style:row-height="0.836cm" fo:break-before="auto" style:use-optimal-row-height="false"/>
    </style:style>
    <style:style style:name="ro14" style:family="table-row">
      <style:table-row-properties style:row-height="0.861cm" fo:break-before="auto" style:use-optimal-row-height="false"/>
    </style:style>
    <style:style style:name="ro15" style:family="table-row">
      <style:table-row-properties style:row-height="0.947cm" fo:break-before="auto" style:use-optimal-row-height="false"/>
    </style:style>
    <style:style style:name="ro16" style:family="table-row">
      <style:table-row-properties style:row-height="0.767cm" fo:break-before="auto" style:use-optimal-row-height="false"/>
    </style:style>
    <style:style style:name="ro17" style:family="table-row">
      <style:table-row-properties style:row-height="1.09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transparent" fo:wrap-option="wrap" fo:border="0.74pt solid #000000"/>
    </style:style>
    <style:style style:name="ce4" style:family="table-cell" style:parent-style-name="Default">
      <style:table-cell-properties fo:background-color="transparent" fo:wrap-option="wrap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rlito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font-name="Carlito" fo:font-size="11pt" style:font-size-asian="11pt" style:font-size-complex="11pt"/>
    </style:style>
    <style:style style:name="ce28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rlito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rlito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font-name="Carlito" fo:font-size="11pt" style:font-size-asian="11pt" style:font-size-complex="11pt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font-name="Carlito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rlito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 style:font-name="Carlito" fo:font-size="11pt" style:font-size-asian="11pt" style:font-size-complex="11pt"/>
      <style:map style:condition="is-true-formula(IF(#REF!=1;1;0))" style:apply-style-name="Excel_5f_CondFormat_5f_1_5f_1_5f_1" style:base-cell-address="Controle.D2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start" fo:margin-left="0c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rlito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 style:font-name="Carlito" fo:font-size="11pt" fo:language="none" fo:country="none" fo:font-weight="normal" style:font-name-asian="Mangal" style:font-size-asian="11pt" style:language-asian="none" style:country-asian="none" style:font-weight-asian="normal" style:font-size-complex="11pt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 style:font-name="Carlito" fo:font-size="11pt" fo:language="none" fo:country="none" fo:font-weight="normal" style:font-name-asian="Mangal" style:font-size-asian="11pt" style:language-asian="none" style:country-asian="none" style:font-weight-asian="normal" style:font-name-complex="Tahoma" style:font-size-complex="11pt" style:language-complex="en" style:country-complex="US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font-name="Carlito" fo:font-size="11pt" style:font-size-asian="11pt" style:font-size-complex="11pt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fo:padding="0.071cm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font-name="Carlito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wrap-option="wrap" fo:border="0.74pt solid #000000"/>
    </style:style>
    <style:style style:name="ce25" style:family="table-cell" style:parent-style-name="Default">
      <style:table-cell-properties fo:wrap-option="wrap"/>
    </style:style>
    <style:style style:name="ce26" style:family="table-cell" style:parent-style-name="Default">
      <style:table-cell-properties fo:background-color="transparent" fo:wrap-option="wrap" fo:border="0.74pt solid #000000" style:vertical-align="middle"/>
      <style:text-properties style:font-name="Carlito" fo:font-size="11pt" style:font-size-asian="11pt" style:font-size-complex="11pt"/>
    </style:style>
    <style:style style:name="ce27" style:family="table-cell" style:parent-style-name="Default">
      <style:table-cell-properties fo:background-color="transparent" fo:wrap-option="wrap" fo:border="0.74pt solid #000000"/>
      <style:text-properties style:font-name="Carlito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fo:color="#000000" style:text-outline="false" style:text-line-through-style="none" style:text-line-through-type="none" style:font-name="Carlito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 style:font-name="Carlito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rlito" fo:font-size="11pt" style:font-name-asian="Noto Sans CJK SC" style:font-size-asian="11pt" style:font-name-complex="Lohit Devanagari" style:font-size-complex="11pt"/>
    </style:style>
    <style:style style:name="ce3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rlito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rlito" fo:font-size="11pt" style:font-size-asian="11pt" style:font-size-complex="11pt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rlito"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use-window-font-color="true" style:font-name="Carlito" fo:font-size="11pt" fo:language="pt" fo:country="BR" fo:font-weight="normal" style:font-name-asian="Microsoft YaHei" style:font-size-asian="11pt" style:language-asian="zh" style:country-asian="CN" style:font-weight-asian="normal" style:font-name-complex="Mangal1" style:font-size-complex="11pt" style:language-complex="hi" style:country-complex="IN" style:font-weight-complex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start" fo:margin-left="0cm"/>
      <style:text-properties style:font-name="Carlito" fo:font-size="11pt" style:font-size-asian="11pt" style:font-size-complex="11pt"/>
    </style:style>
    <style:style style:name="ce53" style:family="table-cell" style:parent-style-name="Default" style:data-style-name="N100">
      <style:table-cell-properties style:diagonal-bl-tr="none" style:diagonal-tl-br="none" fo:background-color="transparent" fo:wrap-option="wrap" fo:border="0.74pt solid #000000" fo:padding="0.071cm" style:rotation-align="none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fo:padding="0.071cm" style:rotation-align="none"/>
      <style:paragraph-properties fo:text-align="center" fo:margin-left="0cm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fo:padding="0.071cm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1" style:family="table-cell" style:parent-style-name="Default" style:data-style-name="N155">
      <style:table-cell-properties style:diagonal-bl-tr="none" style:diagonal-tl-br="none" style:text-align-source="fix" style:repeat-content="false" fo:background-color="transparent" fo:wrap-option="wrap" fo:border="0.74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diagonal-bl-tr="none" style:diagonal-tl-br="none" fo:background-color="transparent" fo:wrap-option="wrap" fo:border="0.74pt solid #000000" fo:padding="0.071cm" style:rotation-align="none" style:vertical-align="middle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diagonal-bl-tr="none" style:diagonal-tl-br="none" fo:background-color="transparent" fo:wrap-option="wrap" fo:border="0.74pt solid #000000" fo:padding="0.071cm" style:rotation-align="none" style:vertical-align="middl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center" fo:margin-left="0c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style:text-outline="false" style:text-line-through-style="none" style:text-line-through-type="none" style:font-name="Carlito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rlito" fo:font-size="11pt" style:font-size-asian="11pt" style:font-size-complex="11pt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font-name="Carlito" fo:font-size="11pt" style:font-size-asian="11pt" style:font-size-complex="11pt"/>
      <style:map style:condition="is-true-formula(IF(#REF!=1;1;0))" style:apply-style-name="Excel_5f_CondFormat_5f_1_5f_1105_5f_1" style:base-cell-address="Controle.I11"/>
    </style:style>
    <style:style style:name="ce7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rlito" fo:font-size="11pt" style:font-size-asian="11pt" style:font-size-complex="11pt"/>
      <style:map style:condition="is-true-formula(IF(#REF!=1;1;0))" style:apply-style-name="Excel_5f_CondFormat_5f_1_5f_352_5f_1" style:base-cell-address="Controle.I18"/>
    </style:style>
    <style:style style:name="ce7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rlito" fo:font-size="11pt" style:font-size-asian="11pt" style:font-size-complex="11pt"/>
      <style:map style:condition="is-true-formula(IF(#REF!=1;1;0))" style:apply-style-name="Excel_5f_CondFormat_5f_1_5f_87_5f_1" style:base-cell-address="Controle.I25"/>
    </style:style>
    <style:style style:name="ce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rlito" fo:font-size="11pt" style:font-size-asian="11pt" style:font-size-complex="11pt"/>
      <style:map style:condition="is-true-formula(IF(#REF!=1;1;0))" style:apply-style-name="Excel_5f_CondFormat_5f_1_5f_1778_5f_1" style:base-cell-address="Controle.I28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rlito" fo:font-size="11pt" style:font-size-asian="11pt" style:font-size-complex="11pt"/>
      <style:map style:condition="is-true-formula(IF(#REF!=1;1;0))" style:apply-style-name="Excel_5f_CondFormat_5f_1_5f_1416_5f_1" style:base-cell-address="Controle.I31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rlito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rlito" fo:font-size="11pt" fo:language="pt" fo:country="BR" style:font-size-asian="11pt" style:font-size-complex="11pt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rli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center" fo:margin-left="0cm"/>
      <style:text-properties style:font-name="Carlito" fo:font-size="11pt" style:font-size-asian="11pt" style:font-size-complex="11pt"/>
    </style:style>
    <style:style style:name="ce8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rlito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wrap" fo:border="0.74pt solid #000000" fo:padding="0.071cm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1" style:family="table-cell" style:parent-style-name="Default" style:data-style-name="N61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cm"/>
      <style:text-properties style:font-name="Carlito" fo:font-size="11pt" style:font-name-asian="Noto Sans CJK SC" style:font-size-asian="11pt" style:font-name-complex="Lohit Devanagari" style:font-size-complex="11pt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cm"/>
      <style:text-properties style:font-name="Carlito" fo:font-size="11pt" style:font-size-asian="11pt" style:font-size-complex="11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0cm"/>
      <style:text-properties style:text-outline="false" style:text-line-through-style="none" style:text-line-through-type="none" style:font-name="Carlito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0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1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rlito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14" style:family="table-cell" style:parent-style-name="Default" style:data-style-name="N0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center" fo:margin-left="0c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center" fo:margin-left="0cm"/>
      <style:text-properties style:font-name="Carlito" fo:font-size="11pt" fo:font-weight="normal" style:font-size-asian="11pt" style:font-weight-asian="normal" style:font-size-complex="11pt" style:font-weight-complex="normal"/>
      <style:map style:condition="cell-content()&lt;TODAY()" style:apply-style-name="Sem_20_título1" style:base-cell-address="Controle.L77"/>
    </style:style>
    <style:style style:name="ce1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0" style:family="table-cell" style:parent-style-name="Default" style:data-style-name="N36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rlito" fo:font-size="11pt" style:font-size-asian="11pt" style:font-size-complex="11pt"/>
    </style:style>
    <style:style style:name="ce121" style:family="table-cell" style:parent-style-name="Default" style:data-style-name="N36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rlito" fo:font-size="11pt" style:font-size-asian="11pt" style:font-size-complex="11pt"/>
      <style:map style:condition="is-true-formula(IF(#REF!=1;1;0))" style:apply-style-name="Excel_5f_CondFormat_5f_1_5f_1104_5f_1" style:base-cell-address="Controle.M11"/>
    </style:style>
    <style:style style:name="ce122" style:family="table-cell" style:parent-style-name="Default" style:data-style-name="N36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rlito" fo:font-size="11pt" style:font-size-asian="11pt" style:font-size-complex="11pt"/>
      <style:map style:condition="is-true-formula(IF(#REF!=1;1;0))" style:apply-style-name="Excel_5f_CondFormat_5f_1_5f_1396_5f_1" style:base-cell-address="Controle.M12"/>
    </style:style>
    <style:style style:name="ce123" style:family="table-cell" style:parent-style-name="Default" style:data-style-name="N36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rlito" fo:font-size="11pt" style:font-size-asian="11pt" style:font-size-complex="11pt"/>
      <style:map style:condition="is-true-formula(IF(#REF!=1;1;0))" style:apply-style-name="Excel_5f_CondFormat_5f_1_5f_1706_5f_1" style:base-cell-address="Controle.M16"/>
    </style:style>
    <style:style style:name="ce124" style:family="table-cell" style:parent-style-name="Default" style:data-style-name="N36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rlito" fo:font-size="11pt" style:font-size-asian="11pt" style:font-size-complex="11pt"/>
      <style:map style:condition="is-true-formula(IF(#REF!=1;1;0))" style:apply-style-name="Excel_5f_CondFormat_5f_1_5f_350_5f_1" style:base-cell-address="Controle.M18"/>
    </style:style>
    <style:style style:name="ce12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IF(#REF!=1;1;0))" style:apply-style-name="Excel_5f_CondFormat_5f_1_5f_86_5f_1" style:base-cell-address="Controle.M25"/>
    </style:style>
    <style:style style:name="ce127" style:family="table-cell" style:parent-style-name="Default" style:data-style-name="N36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rlito" fo:font-size="11pt" style:font-size-asian="11pt" style:font-size-complex="11pt"/>
      <style:map style:condition="is-true-formula(IF(#REF!=1;1;0))" style:apply-style-name="Excel_5f_CondFormat_5f_1_5f_1777_5f_1" style:base-cell-address="Controle.M28"/>
    </style:style>
    <style:style style:name="ce128" style:family="table-cell" style:parent-style-name="Default" style:data-style-name="N36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rlito" fo:font-size="11pt" style:font-size-asian="11pt" style:font-size-complex="11pt"/>
      <style:map style:condition="is-true-formula(IF(#REF!=1;1;0))" style:apply-style-name="Excel_5f_CondFormat_5f_1_5f_1415_5f_1" style:base-cell-address="Controle.M31"/>
    </style:style>
    <style:style style:name="ce129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3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6" style:family="table-cell" style:parent-style-name="Default" style:data-style-name="N37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center" fo:margin-left="0c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37" style:family="table-cell" style:parent-style-name="Default" style:data-style-name="N1013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rlito" fo:font-size="11pt" style:font-size-asian="11pt" style:font-size-complex="11pt"/>
    </style:style>
    <style:style style:name="ce140" style:family="table-cell" style:parent-style-name="Default" style:data-style-name="N1003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rlito" fo:font-size="11pt" style:font-size-asian="11pt" style:font-size-complex="11pt"/>
    </style:style>
    <style:style style:name="ce142" style:family="table-cell" style:parent-style-name="Default" style:data-style-name="N1003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rlito" fo:font-size="11pt" style:font-size-asian="11pt" style:font-size-complex="11pt"/>
    </style:style>
    <style:style style:name="ce143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rlito" fo:font-size="11pt" style:font-size-asian="11pt" style:font-size-complex="11pt"/>
    </style:style>
    <style:style style:name="ce144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wrap" fo:border="0.74pt solid #000000" fo:padding="0.071cm" style:rotation-align="none" style:vertical-align="middle"/>
      <style:paragraph-properties fo:text-align="center" fo:margin-left="0cm"/>
      <style:text-properties style:font-name="Carlito" fo:font-size="11pt" fo:font-weight="normal" style:font-size-asian="11pt" style:font-weight-asian="normal" style:font-size-complex="11pt" style:font-weight-complex="normal"/>
    </style:style>
    <style:style style:name="ce145" style:family="table-cell" style:parent-style-name="Default" style:data-style-name="N1013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rlito" fo:font-size="11pt" style:font-size-asian="11pt" style:font-size-complex="11pt"/>
      <style:map style:condition="cell-content()&gt;=TODAY()" style:apply-style-name="Good" style:base-cell-address="Controle.M2"/>
    </style:style>
    <style:style style:name="ce146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rlito" fo:font-size="11pt" style:font-size-asian="11pt" style:font-size-complex="11pt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 style:data-style-name="N37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style:use-window-font-color="true" style:font-name="Carlito" fo:font-size="11pt" style:font-size-asian="11pt" style:font-size-complex="11pt"/>
    </style:style>
    <style:style style:name="ce17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8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rlito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6" style:family="table-cell" style:parent-style-name="Default" style:data-style-name="N36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rlito" fo:font-size="11pt" style:font-size-asian="11pt" style:font-size-complex="11pt"/>
      <style:map style:condition="cell-content()&gt;=TODAY()" style:apply-style-name="Good" style:base-cell-address="Controle.M2"/>
    </style:style>
    <style:style style:name="ce18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rlito" fo:font-size="11pt" fo:font-weight="normal" style:font-size-asian="11pt" style:font-weight-asian="normal" style:font-size-complex="11pt" style:font-weight-complex="normal"/>
    </style:style>
    <style:style style:name="ce189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center" fo:margin-left="0cm"/>
      <style:text-properties style:use-window-font-color="true" style:font-name="Carlito" fo:font-size="11pt" fo:font-weight="normal" style:font-size-asian="11pt" style:font-weight-asian="normal" style:font-size-complex="11pt" style:font-weight-complex="normal"/>
    </style:style>
    <style:style style:name="ce192" style:family="table-cell" style:parent-style-name="Default" style:data-style-name="N37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center" fo:margin-left="0cm"/>
      <style:text-properties style:use-window-font-color="true" style:font-name="Carlito" fo:font-size="11pt" fo:font-weight="normal" style:font-size-asian="11pt" style:font-weight-asian="normal" style:font-size-complex="11pt" style:font-weight-complex="normal"/>
    </style:style>
    <style:style style:name="ce193" style:family="table-cell" style:parent-style-name="Default" style:data-style-name="N36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rlito" fo:font-size="11pt" style:font-size-asian="11pt" style:font-size-complex="11pt"/>
      <style:map style:condition="cell-content()&gt;=TODAY()" style:apply-style-name="Good" style:base-cell-address="Controle.M2"/>
    </style:style>
    <style:style style:name="ce196" style:family="table-cell" style:parent-style-name="Default" style:data-style-name="N1003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font-name="Carlito" fo:font-size="11pt" style:font-size-asian="11pt" style:font-size-complex="11pt"/>
    </style:style>
    <style:style style:name="ce198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wrap" fo:border="0.74pt solid #000000" fo:padding="0.071cm" style:rotation-align="none" style:vertical-align="middle"/>
      <style:paragraph-properties fo:text-align="center" fo:margin-left="0cm"/>
      <style:text-properties style:use-window-font-color="true" style:font-name="Carlito" fo:font-size="11pt" fo:font-weight="normal" style:font-size-asian="11pt" style:font-weight-asian="normal" style:font-size-complex="11pt" style:font-weight-complex="normal"/>
    </style:style>
    <style:style style:name="ce199" style:family="table-cell" style:parent-style-name="Default" style:data-style-name="N30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rlito" fo:font-size="11pt" style:font-size-asian="11pt" style:font-size-complex="11pt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5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06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rlit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rlito" fo:font-size="11pt" style:font-size-asian="11pt" style:font-size-complex="11pt"/>
      <style:map style:condition="cell-content()=&quot;DESCALIBRADO&quot;" style:apply-style-name="Bad" style:base-cell-address="Controle.O2"/>
      <style:map style:condition="cell-content()=&quot;CALIBRADO&quot;" style:apply-style-name="Good" style:base-cell-address="Controle.O2"/>
      <style:map style:condition="cell-content()=&quot;REPROVADO&quot;" style:apply-style-name="REPROVADO" style:base-cell-address="Controle.O2"/>
      <style:map style:condition="cell-content()=&quot;ferramenta nao utilizada&quot;" style:apply-style-name="Warning" style:base-cell-address="Controle.O2"/>
    </style:style>
    <style:style style:name="ce211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ed1c24" style:font-name="Carlito" fo:font-size="11pt" style:font-size-asian="11pt" style:font-size-complex="11pt"/>
      <style:map style:condition="cell-content()=&quot;DESCALIBRADO&quot;" style:apply-style-name="Bad" style:base-cell-address="Controle.O2"/>
      <style:map style:condition="cell-content()=&quot;CALIBRADO&quot;" style:apply-style-name="Good" style:base-cell-address="Controle.O2"/>
      <style:map style:condition="cell-content()=&quot;REPROVADO&quot;" style:apply-style-name="REPROVADO" style:base-cell-address="Controle.O2"/>
      <style:map style:condition="cell-content()=&quot;ferramenta nao utilizada&quot;" style:apply-style-name="Warning" style:base-cell-address="Controle.O2"/>
    </style:style>
    <style:style style:name="ce212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rlito" fo:font-size="11pt" style:font-size-asian="11pt" style:font-size-complex="11pt"/>
      <style:map style:condition="cell-content()&lt;TODAY()" style:apply-style-name="Sem_20_título1" style:base-cell-address="Controle.L77"/>
    </style:style>
    <style:style style:name="ce213" style:family="table-cell" style:parent-style-name="Warning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font-name="Carlito" fo:font-size="11pt" style:font-size-asian="11pt" style:font-size-complex="11pt"/>
      <style:map style:condition="cell-content()=&quot;DESCALIBRADO&quot;" style:apply-style-name="Bad" style:base-cell-address="Controle.O2"/>
      <style:map style:condition="cell-content()=&quot;CALIBRADO&quot;" style:apply-style-name="Good" style:base-cell-address="Controle.O2"/>
      <style:map style:condition="cell-content()=&quot;REPROVADO&quot;" style:apply-style-name="REPROVADO" style:base-cell-address="Controle.O2"/>
      <style:map style:condition="cell-content()=&quot;ferramenta nao utilizada&quot;" style:apply-style-name="Warning" style:base-cell-address="Controle.O2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=&quot;DESCALIBRADO&quot;" style:apply-style-name="Bad" style:base-cell-address="Controle.O2"/>
      <style:map style:condition="cell-content()=&quot;CALIBRADO&quot;" style:apply-style-name="Good" style:base-cell-address="Controle.O2"/>
      <style:map style:condition="cell-content()=&quot;REPROVADO&quot;" style:apply-style-name="REPROVADO" style:base-cell-address="Controle.O2"/>
      <style:map style:condition="cell-content()=&quot;ferramenta nao utilizada&quot;" style:apply-style-name="Warning" style:base-cell-address="Controle.O2"/>
    </style:style>
    <style:style style:name="ce216" style:family="table-cell" style:parent-style-name="Default" style:data-style-name="N37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Carlito" fo:font-size="11pt" style:font-size-asian="11pt" style:font-size-complex="11pt"/>
      <style:map style:condition="cell-content()=&quot;DESCALIBRADO&quot;" style:apply-style-name="Bad" style:base-cell-address="Controle.O2"/>
      <style:map style:condition="cell-content()=&quot;CALIBRADO&quot;" style:apply-style-name="Good" style:base-cell-address="Controle.O2"/>
      <style:map style:condition="cell-content()=&quot;REPROVADO&quot;" style:apply-style-name="REPROVADO" style:base-cell-address="Controle.O2"/>
      <style:map style:condition="cell-content()=&quot;ferramenta nao utilizada&quot;" style:apply-style-name="Warning" style:base-cell-address="Controle.O2"/>
    </style:style>
    <style:style style:name="ce219" style:family="table-cell" style:parent-style-name="Default">
      <style:table-cell-properties style:text-align-source="fix" style:repeat-content="false" fo:background-color="transparent" fo:wrap-option="wrap" fo:border="0.74pt solid #000000" fo:padding="0.071cm" style:vertical-align="middle"/>
      <style:paragraph-properties fo:text-align="center" fo:margin-left="0cm"/>
      <style:text-properties fo:color="#ce181e" style:font-name="Carlito" fo:font-size="11pt" fo:font-weight="normal" style:font-size-asian="11pt" style:font-weight-asian="normal" style:font-size-complex="11pt" style:font-weight-complex="normal"/>
      <style:map style:condition="cell-content()&lt;TODAY()" style:apply-style-name="Sem_20_título1" style:base-cell-address="Controle.L77"/>
    </style:style>
    <style:style style:name="ce4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Carlito" fo:font-size="11pt" style:font-size-asian="11pt" style:font-size-complex="11pt"/>
    </style:style>
    <style:style style:name="ce4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238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center" fo:margin-left="0cm"/>
      <style:text-properties fo:color="#ed1c24" style:text-outline="false" style:text-line-through-style="none" style:text-line-through-type="none" style:font-name="Carlito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Mang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ce181e" style:font-name="Carlito" fo:font-size="11pt" style:font-size-asian="11pt" style:font-size-complex="11pt"/>
    </style:style>
    <style:style style:name="ce241" style:family="table-cell" style:parent-style-name="Warning">
      <style:table-cell-properties fo:background-color="transparent" fo:wrap-option="wrap" fo:border="0.74pt solid #000000"/>
      <style:text-properties style:font-name="Carlito" fo:font-size="11pt" style:font-size-asian="11pt" style:font-size-complex="11pt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ce181e" style:font-name="Carlito" fo:font-size="11pt" fo:font-weight="bold" style:font-size-asian="11pt" style:font-weight-asian="bold" style:font-size-complex="11pt" style:font-weight-complex="bold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arlito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Mang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4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rlito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Carlito" fo:font-size="11pt" style:font-size-asian="11pt" style:font-size-complex="11pt"/>
    </style:style>
    <style:style style:name="ce248" style:family="table-cell" style:parent-style-name="Default">
      <style:table-cell-properties fo:background-color="transparent" fo:wrap-option="wrap"/>
      <style:text-properties style:font-name="Carlito" fo:font-size="11pt" style:font-size-asian="11pt" style:font-size-complex="11pt"/>
    </style:style>
    <style:style style:name="ce25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5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5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6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263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02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404" style:family="table-cell" style:parent-style-name="Pivot_20_Table_20_Category" style:data-style-name="N0">
      <style:table-cell-properties fo:border="0.74pt solid #000000"/>
    </style:style>
    <style:style style:name="ce405" style:family="table-cell" style:parent-style-name="Pivot_20_Table_20_Category" style:data-style-name="N0">
      <style:table-cell-properties fo:border="0.74pt solid #000000"/>
      <style:text-properties fo:font-weight="bold" style:font-weight-asian="bold" style:font-weight-complex="bold"/>
    </style:style>
    <style:style style:name="ce408" style:family="table-cell" style:parent-style-name="Default">
      <style:table-cell-properties fo:background-color="#cccccc" fo:border="0.74pt solid #000000"/>
    </style:style>
    <style:style style:name="ce409" style:family="table-cell" style:parent-style-name="Pivot_20_Table_20_Category" style:data-style-name="N0">
      <style:table-cell-properties fo:border="0.74pt solid #000000"/>
      <style:text-properties fo:font-weight="normal" style:font-weight-asian="normal" style:font-weight-complex="normal"/>
    </style:style>
    <style:style style:name="ce272" style:family="table-cell" style:parent-style-name="Default">
      <style:table-cell-properties fo:border="0.99pt solid #000000"/>
    </style:style>
    <style:style style:name="ce27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7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7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76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77" style:family="table-cell" style:parent-style-name="Pivot_20_Table_20_Value">
      <style:table-cell-properties fo:border-bottom="none" fo:border-left="0.99pt solid #000000" fo:border-right="none" fo:border-top="none"/>
    </style:style>
    <style:style style:name="ce278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7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30" style:family="table-cell" style:parent-style-name="Pivot_20_Table_20_Result" style:data-style-name="N0">
      <style:table-cell-properties fo:border="0.74pt solid #000000"/>
      <style:text-properties fo:font-weight="normal" style:font-weight-asian="normal" style:font-weight-complex="normal"/>
    </style:style>
    <style:style style:name="ce431" style:family="table-cell" style:parent-style-name="Pivot_20_Table_20_Result" style:data-style-name="N0">
      <style:table-cell-properties fo:border="0.74pt solid #000000"/>
      <style:text-properties fo:font-weight="bold" style:font-weight-asian="bold" style:font-weight-complex="bold"/>
    </style:style>
    <style:style style:name="ce432" style:family="table-cell" style:parent-style-name="Pivot_20_Table_20_Result" style:data-style-name="N0">
      <style:table-cell-properties fo:background-color="#cccccc" fo:border="0.74pt solid #000000"/>
    </style:style>
    <style:style style:name="ce433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4" style:family="table-cell" style:parent-style-name="Pivot_20_Table_20_Res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35" style:family="table-cell" style:parent-style-name="Pivot_20_Table_20_Res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36" style:family="table-cell" style:parent-style-name="Pivot_20_Table_20_Result" style:data-style-name="N0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296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97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00" style:family="table-cell" style:parent-style-name="Pivot_20_Table_20_Value">
      <style:table-cell-properties fo:border-bottom="none" fo:border-left="none" fo:border-right="none" fo:border-top="0.99pt solid #000000"/>
    </style:style>
    <style:style style:name="ce307" style:family="table-cell" style:parent-style-name="Pivot_20_Table_20_Value" style:data-style-name="N0"/>
    <style:style style:name="ce308" style:family="table-cell" style:parent-style-name="Pivot_20_Table_20_Value">
      <style:table-cell-properties fo:border-bottom="0.99pt solid #000000" fo:border-left="none" fo:border-right="none" fo:border-top="none"/>
    </style:style>
    <style:style style:name="ce309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48" style:family="table-cell" style:parent-style-name="Pivot_20_Table_20_Result" style:data-style-name="N104">
      <style:table-cell-properties fo:border="0.74pt solid #000000"/>
      <style:text-properties fo:font-weight="normal" style:font-weight-asian="normal" style:font-weight-complex="normal"/>
    </style:style>
    <style:style style:name="ce449" style:family="table-cell" style:parent-style-name="Pivot_20_Table_20_Result" style:data-style-name="N104">
      <style:table-cell-properties fo:border="0.74pt solid #000000"/>
      <style:text-properties fo:font-weight="bold" style:font-weight-asian="bold" style:font-weight-complex="bold"/>
    </style:style>
    <style:style style:name="ce450" style:family="table-cell" style:parent-style-name="Pivot_20_Table_20_Result" style:data-style-name="N104">
      <style:table-cell-properties fo:background-color="#cccccc" fo:border="0.74pt solid #000000"/>
    </style:style>
    <style:style style:name="ce451" style:family="table-cell" style:parent-style-name="Default" style:data-style-name="N104">
      <style:table-cell-properties fo:background-color="#cccccc" fo:border="0.74pt solid #000000"/>
      <style:text-properties fo:font-weight="bold" style:font-weight-asian="bold" style:font-weight-complex="bold"/>
    </style:style>
    <style:style style:name="ce320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321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322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23" style:family="table-cell" style:parent-style-name="Pivot_20_Table_20_Value">
      <style:table-cell-properties fo:border-bottom="none" fo:border-left="none" fo:border-right="0.99pt solid #000000" fo:border-top="none"/>
    </style:style>
    <style:style style:name="ce33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46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47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4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349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350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35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35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35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355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5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63" style:family="table-cell" style:parent-style-name="Pivot_20_Table_20_Value" style:data-style-name="N104">
      <style:table-cell-properties fo:border-bottom="none" fo:border-left="none" fo:border-right="2.01pt solid #000000" fo:border-top="0.99pt solid #000000"/>
    </style:style>
    <style:style style:name="ce364" style:family="table-cell" style:parent-style-name="Pivot_20_Table_20_Value" style:data-style-name="N104">
      <style:table-cell-properties fo:border-bottom="none" fo:border-left="none" fo:border-right="2.01pt solid #000000" fo:border-top="none"/>
    </style:style>
    <style:style style:name="ce365" style:family="table-cell" style:parent-style-name="Pivot_20_Table_20_Value" style:data-style-name="N104">
      <style:table-cell-properties fo:border-bottom="0.99pt solid #000000" fo:border-left="none" fo:border-right="2.01pt solid #000000" fo:border-top="none"/>
    </style:style>
    <style:style style:name="ce366" style:family="table-cell" style:parent-style-name="Pivot_20_Table_20_Result" style:data-style-name="N104">
      <style:table-cell-properties fo:border-bottom="2.01pt solid #000000" fo:border-left="none" fo:border-right="2.01pt solid #000000" fo:border-top="0.99pt solid #000000"/>
    </style:style>
    <style:style style:name="ce4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99" style:family="table-cell" style:parent-style-name="Default">
      <style:table-cell-properties fo:border="0.74pt solid #000000"/>
    </style:style>
    <style:style style:name="ce5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0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03" style:family="table-cell" style:parent-style-name="Default" style:data-style-name="N11">
      <style:table-cell-properties fo:border="0.74pt solid #000000"/>
    </style:style>
    <style:style style:name="ce372" style:family="table-cell" style:parent-style-name="Default" style:data-style-name="N11"/>
    <style:style style:name="ce37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1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</style:style>
    <style:style style:name="ce511" style:family="table-cell" style:parent-style-name="Pivot_20_Table_20_Category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12" style:family="table-cell" style:parent-style-name="Pivot_20_Table_20_Category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3" style:family="table-cell" style:parent-style-name="Pivot_20_Table_20_Title" style:data-style-name="N0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38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8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84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8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522" style:family="table-cell" style:parent-style-name="Pivot_20_Table_20_Value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23" style:family="table-cell" style:parent-style-name="Pivot_20_Table_20_Result" style:data-style-name="N0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3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2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28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29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T1" style:family="text">
      <style:text-properties style:letter-kerning="true" fo:language="none" fo:country="none" style:language-asian="none" style:country-asian="none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letter-kerning="true" fo:language="none" fo:country="none" style:language-asian="none" style:country-asian="none" style:font-size-asian="12pt" style:font-size-complex="12pt" style:font-weight-asian="normal" style:font-weight-complex="normal" style:font-style-asian="normal" style:font-style-complex="normal" style:text-emphasize="none"/>
    </style:style>
    <style:style style:name="T3" style:family="text">
      <style:text-properties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zxx" fo:country="none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69"/>
        <table:table-column table:style-name="co4" table:default-cell-style-name="ce22"/>
        <table:table-column table:style-name="co5" table:default-cell-style-name="ce25"/>
        <table:table-column table:style-name="co6" table:default-cell-style-name="ce69"/>
        <table:table-column table:style-name="co7" table:number-columns-repeated="2" table:default-cell-style-name="ce69"/>
        <table:table-column table:style-name="co8" table:default-cell-style-name="ce69"/>
        <table:table-column table:style-name="co9" table:default-cell-style-name="ce69"/>
        <table:table-column table:style-name="co7" table:number-columns-repeated="2" table:default-cell-style-name="ce69"/>
        <table:table-column table:style-name="co10" table:default-cell-style-name="ce69"/>
        <table:table-column table:style-name="co11" table:default-cell-style-name="ce69"/>
        <table:table-column table:style-name="co12" table:default-cell-style-name="ce410"/>
        <table:table-column table:style-name="co13" table:default-cell-style-name="ce69"/>
        <table:table-column table:style-name="co14" table:default-cell-style-name="ce69"/>
        <table:table-column table:style-name="co7" table:number-columns-repeated="974" table:default-cell-style-name="ce69"/>
        <table:table-column table:style-name="co7" table:number-columns-repeated="3" table:default-cell-style-name="ce248"/>
        <table:table-column table:style-name="co7" table:number-columns-repeated="29" table:default-cell-style-name="ce4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Idnatureza</text:p>
          </table:table-cell>
          <table:table-cell table:style-name="ce5" office:value-type="string" calcext:value-type="string">
            <text:p>Idquipamento</text:p>
          </table:table-cell>
          <table:table-cell table:style-name="ce14" office:value-type="string" calcext:value-type="string">
            <text:p>Descrição</text:p>
          </table:table-cell>
          <table:table-cell table:style-name="ce23" office:value-type="string" calcext:value-type="string">
            <text:p>Fabricante</text:p>
          </table:table-cell>
          <table:table-cell table:style-name="ce5" office:value-type="string" calcext:value-type="string">
            <text:p>MODELO</text:p>
          </table:table-cell>
          <table:table-cell table:style-name="ce30" office:value-type="string" calcext:value-type="string">
            <text:p>RANGE</text:p>
          </table:table-cell>
          <table:table-cell table:style-name="ce30" office:value-type="string" calcext:value-type="string">
            <text:p>UN</text:p>
          </table:table-cell>
          <table:table-cell table:style-name="ce30" office:value-type="string" calcext:value-type="string">
            <text:p>SERIAL</text:p>
          </table:table-cell>
          <table:table-cell table:style-name="ce30" office:value-type="string" calcext:value-type="string">
            <text:p>COD INTERNO</text:p>
          </table:table-cell>
          <table:table-cell table:style-name="ce30" office:value-type="string" calcext:value-type="string">
            <text:p>DIVISÃO</text:p>
          </table:table-cell>
          <table:table-cell table:style-name="ce30" office:value-type="string" calcext:value-type="string">
            <text:p>CICLO CALIBRAÇÃO</text:p>
          </table:table-cell>
          <table:table-cell table:style-name="ce30" office:value-type="string" calcext:value-type="string">
            <text:p>ULTIMA CALIBRAÇÃO</text:p>
          </table:table-cell>
          <table:table-cell table:style-name="ce30" office:value-type="string" calcext:value-type="string">
            <text:p>PROXIMA CALIBRAÇÃO</text:p>
          </table:table-cell>
          <table:table-cell table:style-name="ce30" office:value-type="string" calcext:value-type="string">
            <text:p>VALIDADE CALIBRAÇÃO</text:p>
          </table:table-cell>
          <table:table-cell table:style-name="ce30" office:value-type="string" calcext:value-type="string">
            <text:p>SITUAÇÃO</text:p>
          </table:table-cell>
          <table:table-cell table:style-name="ce14" office:value-type="string" calcext:value-type="string">
            <text:p>Observação</text:p>
          </table:table-cell>
          <table:table-cell table:style-name="ce283" office:value-type="string" calcext:value-type="string">
            <text:p>CADBEM</text:p>
          </table:table-cell>
          <table:table-cell table:style-name="ce283" office:value-type="string" calcext:value-type="string">
            <text:p>VALOR INTRUMENTO</text:p>
          </table:table-cell>
          <table:table-cell table:style-name="ce283" office:value-type="string" calcext:value-type="string">
            <text:p>ATIVO</text:p>
          </table:table-cell>
          <table:table-cell table:style-name="ce283" office:value-type="string" calcext:value-type="string">
            <text:p>CALIBRAR?</text:p>
          </table:table-cell>
          <table:table-cell table:style-name="ce410" table:number-columns-repeated="970"/>
          <table:table-cell table:style-name="ce246" table:number-columns-repeated="3"/>
          <table:table-cell table:style-name="ce411" table:number-columns-repeated="29"/>
        </table:table-row>
        <table:table-row table:style-name="ro2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AGILENT 33220A FUNCTION/ ARBITRARY WAVEFORM GENERATOR 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MY4405654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22-02-04" calcext:value-type="date">
            <text:p>04/02/2022</text:p>
          </table:table-cell>
          <table:table-cell table:style-name="ce186" office:value-type="date" office:date-value="2023-02-04" calcext:value-type="date">
            <text:p>04/02/2023</text:p>
          </table:table-cell>
          <table:table-cell table:style-name="ce209" table:formula="of:=IF([.N2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quipamento operando normalmente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AGILENT 33220A FUNCTION/ ARBITRARY WAVEFORM GENERATOR 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MY44056549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7-10-13" calcext:value-type="date">
            <text:p>13/10/2017</text:p>
          </table:table-cell>
          <table:table-cell table:style-name="ce186" office:value-type="date" office:date-value="2018-10-13" calcext:value-type="date">
            <text:p>13/10/2018</text:p>
          </table:table-cell>
          <table:table-cell table:style-name="ce209" table:formula="of:=IF([.N3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/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AGILENT 34401A DIGIT MULTIMETER 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US3611152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22-06-14" calcext:value-type="date">
            <text:p>14/06/2022</text:p>
          </table:table-cell>
          <table:table-cell table:style-name="ce186" office:value-type="date" office:date-value="2023-06-14" calcext:value-type="date">
            <text:p>14/06/2023</text:p>
          </table:table-cell>
          <table:table-cell table:style-name="ce209" table:formula="of:=IF([.N4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quipamento operando normalmente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1" calcext:value-type="float">
            <text:p>11</text:p>
          </table:table-cell>
          <table:table-cell table:style-name="ce15" office:value-type="string" calcext:value-type="string">
            <text:p>AGILENT 6622A SYSTEM DC POWER SUPPLY 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US37360580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7-10-01" calcext:value-type="date">
            <text:p>01/10/2017</text:p>
          </table:table-cell>
          <table:table-cell table:style-name="ce186" office:value-type="date" office:date-value="2018-10-01" calcext:value-type="date">
            <text:p>01/10/2018</text:p>
          </table:table-cell>
          <table:table-cell table:style-name="ce209" table:formula="of:=IF([.N5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nviado para calibração em 24/01/22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AGILENT 81101A PULSE GENERATOR 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DE38900644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7-11-08" calcext:value-type="date">
            <text:p>08/11/2017</text:p>
          </table:table-cell>
          <table:table-cell table:style-name="ce186" office:value-type="date" office:date-value="2018-11-08" calcext:value-type="date">
            <text:p>08/11/2018</text:p>
          </table:table-cell>
          <table:table-cell table:style-name="ce209" table:formula="of:=IF([.N6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/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AGILENT 83731B SYNTHESIZED SIGNAL GENERATOR 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US37100941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7-10-07" calcext:value-type="date">
            <text:p>07/10/2017</text:p>
          </table:table-cell>
          <table:table-cell table:style-name="ce186" office:value-type="date" office:date-value="2018-10-07" calcext:value-type="date">
            <text:p>07/10/2018</text:p>
          </table:table-cell>
          <table:table-cell table:style-name="ce209" table:formula="of:=IF([.N7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nviado para calibração em 24/01/22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AGILENT E4408B SPECTRUM ANALYSER 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US40240460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2-04-21" calcext:value-type="date">
            <text:p>21/04/2012</text:p>
          </table:table-cell>
          <table:table-cell table:style-name="ce186" office:value-type="date" office:date-value="2013-04-21" calcext:value-type="date">
            <text:p>21/04/2013</text:p>
          </table:table-cell>
          <table:table-cell table:style-name="ce209" table:formula="of:=IF([.N8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nviado para calibração em 24/01/22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ALICATE AMPERÍMETRO MINIPA ET-3200A 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ET320A313216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22-05-17" calcext:value-type="date">
            <text:p>17/05/2022</text:p>
          </table:table-cell>
          <table:table-cell table:style-name="ce186" office:value-type="date" office:date-value="2023-05-14" calcext:value-type="date">
            <text:p>14/05/2023</text:p>
          </table:table-cell>
          <table:table-cell table:style-name="ce209" table:formula="of:=IF([.N9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quipamento operando normalmente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6" calcext:value-type="float">
            <text:p>6</text:p>
          </table:table-cell>
          <table:table-cell table:style-name="ce15" office:value-type="string" calcext:value-type="string">
            <text:p>CAPACÍMETRO ICEL MOD CD-300 150469721</text:p>
          </table:table-cell>
          <table:table-cell table:style-name="ce24"/>
          <table:table-cell table:style-name="ce6" table:number-columns-repeated="3"/>
          <table:table-cell table:style-name="ce67" office:value-type="float" office:value="99470430" calcext:value-type="float">
            <text:p>99470430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22-05-16" calcext:value-type="date">
            <text:p>16/05/2022</text:p>
          </table:table-cell>
          <table:table-cell table:style-name="ce186" office:value-type="date" office:date-value="2023-05-16" calcext:value-type="date">
            <text:p>16/05/2023</text:p>
          </table:table-cell>
          <table:table-cell table:style-name="ce209" table:formula="of:=IF([.N10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quipamento operando normalmente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1" calcext:value-type="float">
            <text:p>11</text:p>
          </table:table-cell>
          <table:table-cell table:style-name="ce15" office:value-type="string" calcext:value-type="string">
            <text:p>DC POWER SUPPLY HP E3611A <text:s/>14416837-5</text:p>
          </table:table-cell>
          <table:table-cell table:style-name="ce24"/>
          <table:table-cell table:style-name="ce6" table:number-columns-repeated="3"/>
          <table:table-cell table:style-name="ce71" office:value-type="string" calcext:value-type="string">
            <text:p>KR83016141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1" office:value-type="date" office:date-value="2017-10-01" calcext:value-type="date">
            <text:p>01/10/2017</text:p>
          </table:table-cell>
          <table:table-cell table:style-name="ce186" office:value-type="date" office:date-value="2018-10-01" calcext:value-type="date">
            <text:p>01/10/2018</text:p>
          </table:table-cell>
          <table:table-cell table:style-name="ce209" table:formula="of:=IF([.N11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/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1" calcext:value-type="float">
            <text:p>11</text:p>
          </table:table-cell>
          <table:table-cell table:style-name="ce15" office:value-type="string" calcext:value-type="string">
            <text:p>DC POWER SUPPLY HP E3611A <text:s/>14416838-3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KR8301612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2" office:value-type="date" office:date-value="2022-02-08" calcext:value-type="date">
            <text:p>08/02/2022</text:p>
          </table:table-cell>
          <table:table-cell table:style-name="ce186" office:value-type="date" office:date-value="2023-02-08" calcext:value-type="date">
            <text:p>08/02/2023</text:p>
          </table:table-cell>
          <table:table-cell table:style-name="ce209" table:formula="of:=IF([.N12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quipamento operando normalmente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DYNALOAD DLVP 130-110-1000 ELECTRONIC LOAD 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8707-0176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2-04-21" calcext:value-type="date">
            <text:p>21/04/2012</text:p>
          </table:table-cell>
          <table:table-cell table:style-name="ce186" office:value-type="date" office:date-value="2013-04-21" calcext:value-type="date">
            <text:p>21/04/2013</text:p>
          </table:table-cell>
          <table:table-cell table:style-name="ce209" table:formula="of:=IF([.N13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/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FLUKE 45 DUAL DISPLAY MULTIMETER </text:p>
          </table:table-cell>
          <table:table-cell table:style-name="ce24"/>
          <table:table-cell table:style-name="ce6" table:number-columns-repeated="3"/>
          <table:table-cell table:style-name="ce67" office:value-type="float" office:value="7685078" calcext:value-type="float">
            <text:p>7685078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22-02-01" calcext:value-type="date">
            <text:p>01/02/2022</text:p>
          </table:table-cell>
          <table:table-cell table:style-name="ce186" office:value-type="date" office:date-value="2023-02-01" calcext:value-type="date">
            <text:p>01/02/2023</text:p>
          </table:table-cell>
          <table:table-cell table:style-name="ce209" table:formula="of:=IF([.N14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quipamento operando normalmente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FLUKE 6080A SYNTHESIZED RF SIGNAL GENERATOR </text:p>
          </table:table-cell>
          <table:table-cell table:style-name="ce24"/>
          <table:table-cell table:style-name="ce6" table:number-columns-repeated="3"/>
          <table:table-cell table:style-name="ce67" office:value-type="float" office:value="5475607" calcext:value-type="float">
            <text:p>5475607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1-02-28" calcext:value-type="date">
            <text:p>28/02/2011</text:p>
          </table:table-cell>
          <table:table-cell table:style-name="ce186" office:value-type="date" office:date-value="2012-02-28" calcext:value-type="date">
            <text:p>28/02/2012</text:p>
          </table:table-cell>
          <table:table-cell table:style-name="ce209" table:formula="of:=IF([.N15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nviado para calibração em 24/01/22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GIGA-TRONIX 8541C UNIVERSAL POWER METER </text:p>
          </table:table-cell>
          <table:table-cell table:style-name="ce24"/>
          <table:table-cell table:style-name="ce6" table:number-columns-repeated="3"/>
          <table:table-cell table:style-name="ce67" office:value-type="float" office:value="1835505" calcext:value-type="float">
            <text:p>1835505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3" office:value-type="date" office:date-value="2022-06-12" calcext:value-type="date">
            <text:p>12/06/2022</text:p>
          </table:table-cell>
          <table:table-cell table:style-name="ce186" office:value-type="date" office:date-value="2023-06-12" calcext:value-type="date">
            <text:p>12/06/2023</text:p>
          </table:table-cell>
          <table:table-cell table:style-name="ce209" table:formula="of:=IF([.N16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quipamento operando normalmente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HP 3325B SYNTHESIZER/FUNCTION GENERATOR 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2847A14367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2-04-11" calcext:value-type="date">
            <text:p>11/04/2012</text:p>
          </table:table-cell>
          <table:table-cell table:style-name="ce186" office:value-type="date" office:date-value="2013-04-11" calcext:value-type="date">
            <text:p>11/04/2013</text:p>
          </table:table-cell>
          <table:table-cell table:style-name="ce209" table:formula="of:=IF([.N17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/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HP 3325B SYNTHESIZER/FUNCTION GENERATOR </text:p>
          </table:table-cell>
          <table:table-cell table:style-name="ce24"/>
          <table:table-cell table:style-name="ce6" table:number-columns-repeated="3"/>
          <table:table-cell table:style-name="ce77" office:value-type="string" calcext:value-type="string">
            <text:p>2847A14369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4" office:value-type="date" office:date-value="2017-11-08" calcext:value-type="date">
            <text:p>08/11/2017</text:p>
          </table:table-cell>
          <table:table-cell table:style-name="ce186" office:value-type="date" office:date-value="2018-11-08" calcext:value-type="date">
            <text:p>08/11/2018</text:p>
          </table:table-cell>
          <table:table-cell table:style-name="ce209" table:formula="of:=IF([.N18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nviado para calibração em 24/01/22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HP 3325B SYNTHESIZER/FUNCTION GENERATOR 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2847A14678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7-11-08" calcext:value-type="date">
            <text:p>08/11/2017</text:p>
          </table:table-cell>
          <table:table-cell table:style-name="ce186" office:value-type="date" office:date-value="2018-11-08" calcext:value-type="date">
            <text:p>08/11/2018</text:p>
          </table:table-cell>
          <table:table-cell table:style-name="ce209" table:formula="of:=IF([.N19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/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HP 3325B SYNTHESIZER/FUNCTION GENERATOR <text:s/>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<text:s/>2847A1434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1-12-13" calcext:value-type="date">
            <text:p>13/12/2011</text:p>
          </table:table-cell>
          <table:table-cell table:style-name="ce186" office:value-type="date" office:date-value="2012-12-13" calcext:value-type="date">
            <text:p>13/12/2012</text:p>
          </table:table-cell>
          <table:table-cell table:style-name="ce209" table:formula="of:=IF([.N20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/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HP 3325B SYNTHESIZER/FUNCTION GENERATOR <text:s/>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<text:s/>2847A14678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1-12-13" calcext:value-type="date">
            <text:p>13/12/2011</text:p>
          </table:table-cell>
          <table:table-cell table:style-name="ce186" office:value-type="date" office:date-value="2012-12-13" calcext:value-type="date">
            <text:p>13/12/2012</text:p>
          </table:table-cell>
          <table:table-cell table:style-name="ce209" table:formula="of:=IF([.N21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/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1" calcext:value-type="float">
            <text:p>11</text:p>
          </table:table-cell>
          <table:table-cell table:style-name="ce15" office:value-type="string" calcext:value-type="string">
            <text:p>HP 6622A SYSTEM DC POWER SUPPLY 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<text:s/>US37360317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22-06-22" calcext:value-type="date">
            <text:p>22/06/2022</text:p>
          </table:table-cell>
          <table:table-cell table:style-name="ce186" office:value-type="date" office:date-value="2023-06-22" calcext:value-type="date">
            <text:p>22/06/2023</text:p>
          </table:table-cell>
          <table:table-cell table:style-name="ce209" table:formula="of:=IF([.N22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quipamento operando normalmente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1" calcext:value-type="float">
            <text:p>11</text:p>
          </table:table-cell>
          <table:table-cell table:style-name="ce15" office:value-type="string" calcext:value-type="string">
            <text:p>HP 6622A SYSTEM DC POWER SUPPLY 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US37360411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7-10-05" calcext:value-type="date">
            <text:p>05/10/2017</text:p>
          </table:table-cell>
          <table:table-cell table:style-name="ce186" office:value-type="date" office:date-value="2018-10-05" calcext:value-type="date">
            <text:p>05/10/2018</text:p>
          </table:table-cell>
          <table:table-cell table:style-name="ce209" table:formula="of:=IF([.N23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/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IRF POWER METER 6960B 14416839-1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696001/329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22-05-25" calcext:value-type="date">
            <text:p>25/05/2022</text:p>
          </table:table-cell>
          <table:table-cell table:style-name="ce186" office:value-type="date" office:date-value="2023-05-25" calcext:value-type="date">
            <text:p>25/05/2023</text:p>
          </table:table-cell>
          <table:table-cell table:style-name="ce209" table:formula="of:=IF([.N24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quipamento operando normalmente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260-6XLPM</text:p>
          </table:table-cell>
          <table:table-cell table:style-name="ce24"/>
          <table:table-cell table:style-name="ce6" table:number-columns-repeated="3"/>
          <table:table-cell table:style-name="ce78" office:value-type="string" calcext:value-type="string">
            <text:p>1408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6" office:value-type="date" office:date-value="2021-07-26" calcext:value-type="date">
            <text:p>26/07/2021</text:p>
          </table:table-cell>
          <table:table-cell table:style-name="ce186" office:value-type="date" office:date-value="2022-07-21" calcext:value-type="date">
            <text:p>21/07/2022</text:p>
          </table:table-cell>
          <table:table-cell table:style-name="ce209" table:formula="of:=IF([.N25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30" office:value-type="string" calcext:value-type="string">
            <text:p>Operando normalmente.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ÍMETRO FLUKE 177 <text:s/>147933099</text:p>
          </table:table-cell>
          <table:table-cell table:style-name="ce24"/>
          <table:table-cell table:style-name="ce6" table:number-columns-repeated="3"/>
          <table:table-cell table:style-name="ce67" office:value-type="float" office:value="82570357" calcext:value-type="float">
            <text:p>82570357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22-02-11" calcext:value-type="date">
            <text:p>11/02/2022</text:p>
          </table:table-cell>
          <table:table-cell table:style-name="ce186" office:value-type="date" office:date-value="2023-02-11" calcext:value-type="date">
            <text:p>11/02/2023</text:p>
          </table:table-cell>
          <table:table-cell table:style-name="ce209" table:formula="of:=IF([.N26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quipamento operando normalmente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ÍMETRO HP 34401A <text:s/>14416659-3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<text:s/>US36096715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22-02-02" calcext:value-type="date">
            <text:p>02/02/2022</text:p>
          </table:table-cell>
          <table:table-cell table:style-name="ce186" office:value-type="date" office:date-value="2023-02-02" calcext:value-type="date">
            <text:p>02/02/2023</text:p>
          </table:table-cell>
          <table:table-cell table:style-name="ce209" table:formula="of:=IF([.N27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quipamento operando normalmente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ÍMETRO HP 34401A <text:s/>14416661-5</text:p>
          </table:table-cell>
          <table:table-cell table:style-name="ce24"/>
          <table:table-cell table:style-name="ce6" table:number-columns-repeated="3"/>
          <table:table-cell table:style-name="ce81" office:value-type="string" calcext:value-type="string">
            <text:p>US36096719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7" office:value-type="date" office:date-value="2017-10-05" calcext:value-type="date">
            <text:p>05/10/2017</text:p>
          </table:table-cell>
          <table:table-cell table:style-name="ce186" office:value-type="date" office:date-value="2018-10-05" calcext:value-type="date">
            <text:p>05/10/2018</text:p>
          </table:table-cell>
          <table:table-cell table:style-name="ce209" table:formula="of:=IF([.N28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/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ÍMETRO HP 34401A 14416662-3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US36096714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7-10-05" calcext:value-type="date">
            <text:p>05/10/2017</text:p>
          </table:table-cell>
          <table:table-cell table:style-name="ce186" office:value-type="date" office:date-value="2018-10-05" calcext:value-type="date">
            <text:p>05/10/2018</text:p>
          </table:table-cell>
          <table:table-cell table:style-name="ce209" table:formula="of:=IF([.N29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/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ÍMETRO ICEL <text:s/>MOD-6400 150475411</text:p>
          </table:table-cell>
          <table:table-cell table:style-name="ce24"/>
          <table:table-cell table:style-name="ce6" table:number-columns-repeated="3"/>
          <table:table-cell table:style-name="ce67" office:value-type="float" office:value="1040530956" calcext:value-type="float">
            <text:p>1040530956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22-05-25" calcext:value-type="date">
            <text:p>25/05/2022</text:p>
          </table:table-cell>
          <table:table-cell table:style-name="ce186" office:value-type="date" office:date-value="2023-05-25" calcext:value-type="date">
            <text:p>25/05/2023</text:p>
          </table:table-cell>
          <table:table-cell table:style-name="ce209" table:formula="of:=IF([.N30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quipamento operando normalmente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NOISE GENERATOR NC 6103 </text:p>
          </table:table-cell>
          <table:table-cell table:style-name="ce24"/>
          <table:table-cell table:style-name="ce6" table:number-columns-repeated="3"/>
          <table:table-cell table:style-name="ce82" office:value-type="string" calcext:value-type="string">
            <text:p>L330-9945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8" office:value-type="date" office:date-value="2017-11-09" calcext:value-type="date">
            <text:p>09/11/2017</text:p>
          </table:table-cell>
          <table:table-cell table:style-name="ce186" office:value-type="date" office:date-value="2018-11-09" calcext:value-type="date">
            <text:p>09/11/2018</text:p>
          </table:table-cell>
          <table:table-cell table:style-name="ce209" table:formula="of:=IF([.N31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/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7" calcext:value-type="float">
            <text:p>7</text:p>
          </table:table-cell>
          <table:table-cell table:style-name="ce15" office:value-type="string" calcext:value-type="string">
            <text:p>RACAL-DANA 1992 UNIVERSAL COUNTER </text:p>
          </table:table-cell>
          <table:table-cell table:style-name="ce24"/>
          <table:table-cell table:style-name="ce6" table:number-columns-repeated="3"/>
          <table:table-cell table:style-name="ce67" office:value-type="float" office:value="10297" calcext:value-type="float">
            <text:p>10297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7-11-03" calcext:value-type="date">
            <text:p>03/11/2017</text:p>
          </table:table-cell>
          <table:table-cell table:style-name="ce186" office:value-type="date" office:date-value="2018-11-03" calcext:value-type="date">
            <text:p>03/11/2018</text:p>
          </table:table-cell>
          <table:table-cell table:style-name="ce209" table:formula="of:=IF([.N32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nviado para calibração em 24/01/22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SENSOR DE POTENCIA DE RF/ GIGA-TRONICS 80301A </text:p>
          </table:table-cell>
          <table:table-cell table:style-name="ce24"/>
          <table:table-cell table:style-name="ce6" table:number-columns-repeated="3"/>
          <table:table-cell table:style-name="ce67" office:value-type="float" office:value="1833241" calcext:value-type="float">
            <text:p>1833241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2-04-21" calcext:value-type="date">
            <text:p>21/04/2012</text:p>
          </table:table-cell>
          <table:table-cell table:style-name="ce186" office:value-type="date" office:date-value="2013-04-21" calcext:value-type="date">
            <text:p>21/04/2013</text:p>
          </table:table-cell>
          <table:table-cell table:style-name="ce209" table:formula="of:=IF([.N33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/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SENSOR DE POTÊNCIA DE RF/ IFR 6930 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<text:s/>702483/001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2-04-21" calcext:value-type="date">
            <text:p>21/04/2012</text:p>
          </table:table-cell>
          <table:table-cell table:style-name="ce186" office:value-type="date" office:date-value="2013-04-21" calcext:value-type="date">
            <text:p>21/04/2013</text:p>
          </table:table-cell>
          <table:table-cell table:style-name="ce209" table:formula="of:=IF([.N34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/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SENSOR DE POTÊNCIA DE RF/ IFR 6930 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645042/010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2-04-21" calcext:value-type="date">
            <text:p>21/04/2012</text:p>
          </table:table-cell>
          <table:table-cell table:style-name="ce186" office:value-type="date" office:date-value="2013-04-21" calcext:value-type="date">
            <text:p>21/04/2013</text:p>
          </table:table-cell>
          <table:table-cell table:style-name="ce209" table:formula="of:=IF([.N35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TEKTRONIX AFG 310 GERADOR DE FUNÇÕES 14416669-0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J311303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7-10-01" calcext:value-type="date">
            <text:p>01/10/2017</text:p>
          </table:table-cell>
          <table:table-cell table:style-name="ce186" office:value-type="date" office:date-value="2018-10-01" calcext:value-type="date">
            <text:p>01/10/2018</text:p>
          </table:table-cell>
          <table:table-cell table:style-name="ce209" table:formula="of:=IF([.N36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TEKTRONIX AFG 310 GERADOR DE FUNÇÕES 14416670-4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J310365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22-06-03" calcext:value-type="date">
            <text:p>03/06/2022</text:p>
          </table:table-cell>
          <table:table-cell table:style-name="ce186" office:value-type="date" office:date-value="2023-06-03" calcext:value-type="date">
            <text:p>03/06/2023</text:p>
          </table:table-cell>
          <table:table-cell table:style-name="ce209" table:formula="of:=IF([.N37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quipamento operando normalmente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23" calcext:value-type="float">
            <text:p>23</text:p>
          </table:table-cell>
          <table:table-cell table:style-name="ce15" office:value-type="string" calcext:value-type="string">
            <text:p>TEKTRONIX TDS3012 OSCILLOSCOPE 100 MHz 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B017508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7-10-05" calcext:value-type="date">
            <text:p>05/10/2017</text:p>
          </table:table-cell>
          <table:table-cell table:style-name="ce186" office:value-type="date" office:date-value="2018-10-05" calcext:value-type="date">
            <text:p>05/10/2018</text:p>
          </table:table-cell>
          <table:table-cell table:style-name="ce209" table:formula="of:=IF([.N38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nviado para calibração em 24/01/22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23" calcext:value-type="float">
            <text:p>23</text:p>
          </table:table-cell>
          <table:table-cell table:style-name="ce15" office:value-type="string" calcext:value-type="string">
            <text:p>TEKTRONIX TDS3054 OSCILLOSCOPE 14416668-2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B013867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/>
          <table:table-cell table:style-name="ce186"/>
          <table:table-cell table:style-name="ce209" table:formula="of:=IF([.N39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/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7" calcext:value-type="float">
            <text:p>7</text:p>
          </table:table-cell>
          <table:table-cell table:style-name="ce15" office:value-type="string" calcext:value-type="string">
            <text:p>UNIVERSAL COUNTER HP 53131A 14416623-2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KR91200186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22-02-08" calcext:value-type="date">
            <text:p>08/02/2022</text:p>
          </table:table-cell>
          <table:table-cell table:style-name="ce186" office:value-type="date" office:date-value="2023-02-08" calcext:value-type="date">
            <text:p>08/02/2023</text:p>
          </table:table-cell>
          <table:table-cell table:style-name="ce209" table:formula="of:=IF([.N40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quipamento operando normalmente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1" calcext:value-type="float">
            <text:p>1</text:p>
          </table:table-cell>
          <table:table-cell table:style-name="ce15" office:value-type="string" calcext:value-type="string">
            <text:p>Analisador de Espectro FSL18</text:p>
          </table:table-cell>
          <table:table-cell table:style-name="ce24"/>
          <table:table-cell table:style-name="ce283"/>
          <table:table-cell table:style-name="ce32" table:number-columns-repeated="2"/>
          <table:table-cell table:style-name="ce283" office:value-type="float" office:value="102412" calcext:value-type="float">
            <text:p>102412</text:p>
          </table:table-cell>
          <table:table-cell table:style-name="ce27"/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2" calcext:value-type="float">
            <text:p>12</text:p>
          </table:table-cell>
          <table:table-cell table:style-name="ce129" office:value-type="date" office:date-value="2023-05-15" calcext:value-type="date">
            <text:p>15/05/23</text:p>
          </table:table-cell>
          <table:table-cell table:style-name="ce187" office:value-type="date" office:date-value="2024-05-15" calcext:value-type="date">
            <text:p>15/05/24</text:p>
          </table:table-cell>
          <table:table-cell table:style-name="ce209" table:formula="of:=IF([.N41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6" office:value-type="string" calcext:value-type="string">
            <text:p>MAT empregado na bancada do AM-39/SM-39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Gerador de funções 33220A</text:p>
          </table:table-cell>
          <table:table-cell table:style-name="ce24"/>
          <table:table-cell table:style-name="ce283"/>
          <table:table-cell table:style-name="ce32" table:number-columns-repeated="2"/>
          <table:table-cell table:style-name="ce283" office:value-type="string" calcext:value-type="string">
            <text:p>MY44065414</text:p>
          </table:table-cell>
          <table:table-cell table:style-name="ce27"/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2" calcext:value-type="float">
            <text:p>12</text:p>
          </table:table-cell>
          <table:table-cell table:style-name="ce135" office:value-type="date" office:date-value="2023-05-24" calcext:value-type="date">
            <text:p>24/05/23</text:p>
          </table:table-cell>
          <table:table-cell table:style-name="ce135" office:value-type="date" office:date-value="2024-05-24" calcext:value-type="date">
            <text:p>24/05/24</text:p>
          </table:table-cell>
          <table:table-cell table:style-name="ce209" table:formula="of:=IF([.N42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6" office:value-type="string" calcext:value-type="string">
            <text:p>MAT empregado na bancada do AM-39/SM-39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ímetro 179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5" office:value-type="float" office:value="25120143" calcext:value-type="float">
            <text:p>25120143</text:p>
          </table:table-cell>
          <table:table-cell table:style-name="ce27"/>
          <table:table-cell table:style-name="ce110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146" office:value-type="date" office:date-value="2023-06-23" calcext:value-type="date">
            <text:p>23/06/23</text:p>
          </table:table-cell>
          <table:table-cell table:style-name="ce209" table:formula="of:=IF([.N43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S</text:p>
          </table:table-cell>
          <table:table-cell table:style-name="ce6" office:value-type="string" calcext:value-type="string">
            <text:p>MAT empregado na bancada do AM-39/MM-40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ímetro 34401A</text:p>
          </table:table-cell>
          <table:table-cell table:style-name="ce24"/>
          <table:table-cell table:style-name="ce283"/>
          <table:table-cell table:style-name="ce32" table:number-columns-repeated="2"/>
          <table:table-cell table:style-name="ce283" office:value-type="string" calcext:value-type="string">
            <text:p>MY53022546</text:p>
          </table:table-cell>
          <table:table-cell table:style-name="ce27"/>
          <table:table-cell table:style-name="ce110" office:value-type="float" office:value="7" calcext:value-type="float">
            <text:p>7</text:p>
          </table:table-cell>
          <table:table-cell table:style-name="ce113" office:value-type="float" office:value="12" calcext:value-type="float">
            <text:p>12</text:p>
          </table:table-cell>
          <table:table-cell table:style-name="ce129" office:value-type="date" office:date-value="2023-05-15" calcext:value-type="date">
            <text:p>15/05/23</text:p>
          </table:table-cell>
          <table:table-cell table:style-name="ce187" office:value-type="date" office:date-value="2024-05-15" calcext:value-type="date">
            <text:p>15/05/24</text:p>
          </table:table-cell>
          <table:table-cell table:style-name="ce209" table:formula="of:=IF([.N44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6" office:value-type="string" calcext:value-type="string">
            <text:p>MAT empregado na bancada do AM-39/SM-39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ímetro 73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5" office:value-type="float" office:value="42520904" calcext:value-type="float">
            <text:p>42520904</text:p>
          </table:table-cell>
          <table:table-cell table:style-name="ce27"/>
          <table:table-cell table:style-name="ce110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91"/>
          <table:table-cell table:style-name="ce146" office:value-type="date" office:date-value="2023-02-10" calcext:value-type="date">
            <text:p>10/02/23</text:p>
          </table:table-cell>
          <table:table-cell table:style-name="ce209" table:formula="of:=IF([.N45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S</text:p>
          </table:table-cell>
          <table:table-cell table:style-name="ce6" office:value-type="string" calcext:value-type="string">
            <text:p>MAT empregado na bancada do AM-39/MM-40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ímetro 73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5" office:value-type="float" office:value="42520905" calcext:value-type="float">
            <text:p>42520905</text:p>
          </table:table-cell>
          <table:table-cell table:style-name="ce27"/>
          <table:table-cell table:style-name="ce110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91"/>
          <table:table-cell table:style-name="ce146" office:value-type="date" office:date-value="2023-06-09" calcext:value-type="date">
            <text:p>09/06/23</text:p>
          </table:table-cell>
          <table:table-cell table:style-name="ce209" table:formula="of:=IF([.N46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S</text:p>
          </table:table-cell>
          <table:table-cell table:style-name="ce6" office:value-type="string" calcext:value-type="string">
            <text:p>MAT empregado na bancada do AM-39/MM-40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17" calcext:value-type="float">
            <text:p>17</text:p>
          </table:table-cell>
          <table:table-cell table:style-name="ce15" office:value-type="string" calcext:value-type="string">
            <text:p>Ohmímetro/Megômetro MR46</text:p>
          </table:table-cell>
          <table:table-cell table:style-name="ce24"/>
          <table:table-cell table:style-name="ce283"/>
          <table:table-cell table:style-name="ce32" table:number-columns-repeated="2"/>
          <table:table-cell table:style-name="ce283" office:value-type="float" office:value="1528813" calcext:value-type="float">
            <text:p>1528813</text:p>
          </table:table-cell>
          <table:table-cell table:style-name="ce27"/>
          <table:table-cell table:style-name="ce110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135" table:number-columns-repeated="2"/>
          <table:table-cell table:style-name="ce209" table:formula="of:=IF([.N47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ALIBRARIO</text:p>
          </table:table-cell>
          <table:table-cell table:style-name="ce6" office:value-type="string" calcext:value-type="string">
            <text:p>MAT empregado na bancada do AM-39/SM-39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3" calcext:value-type="float">
            <text:p>23</text:p>
          </table:table-cell>
          <table:table-cell table:style-name="ce15" office:value-type="string" calcext:value-type="string">
            <text:p>Osciloscópio TBS1102B 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 office:value-type="string" calcext:value-type="string">
            <text:p>C032174</text:p>
          </table:table-cell>
          <table:table-cell table:style-name="ce27"/>
          <table:table-cell table:style-name="ce110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136"/>
          <table:table-cell table:style-name="ce189" office:value-type="date" office:date-value="2023-05-18" calcext:value-type="date">
            <text:p>18/05/23</text:p>
          </table:table-cell>
          <table:table-cell table:style-name="ce209" table:formula="of:=IF([.N48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S</text:p>
          </table:table-cell>
          <table:table-cell table:style-name="ce6" office:value-type="string" calcext:value-type="string">
            <text:p>MAT empregado na bancada do AM-39/MM-40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3" calcext:value-type="float">
            <text:p>23</text:p>
          </table:table-cell>
          <table:table-cell table:style-name="ce15" office:value-type="string" calcext:value-type="string">
            <text:p>Osciloscópio TDS210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5" office:value-type="string" calcext:value-type="string">
            <text:p>B104582</text:p>
          </table:table-cell>
          <table:table-cell table:style-name="ce27"/>
          <table:table-cell table:style-name="ce110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136"/>
          <table:table-cell table:style-name="ce190" office:value-type="date" office:date-value="2023-10-24" calcext:value-type="date">
            <text:p>24/10/23</text:p>
          </table:table-cell>
          <table:table-cell table:style-name="ce209" table:formula="of:=IF([.N49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S</text:p>
          </table:table-cell>
          <table:table-cell table:style-name="ce6" office:value-type="string" calcext:value-type="string">
            <text:p>MAT empregado na bancada do AM-39/MM-40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283" office:value-type="float" office:value="21" calcext:value-type="float">
            <text:p>21</text:p>
          </table:table-cell>
          <table:table-cell table:style-name="ce15" office:value-type="string" calcext:value-type="string">
            <text:p>OHMIMETRO DE SEGURANÇA FAIREY MK7</text:p>
          </table:table-cell>
          <table:table-cell table:style-name="ce24"/>
          <table:table-cell table:style-name="ce283" office:value-type="string" calcext:value-type="string">
            <text:p>FAIREY</text:p>
          </table:table-cell>
          <table:table-cell table:style-name="ce20"/>
          <table:table-cell table:style-name="ce20" office:value-type="string" calcext:value-type="string">
            <text:p>6625-99-014-9532</text:p>
          </table:table-cell>
          <table:table-cell table:style-name="ce5" office:value-type="string" calcext:value-type="string">
            <text:p>FSM 2230</text:p>
          </table:table-cell>
          <table:table-cell table:style-name="ce27"/>
          <table:table-cell table:style-name="ce110" office:value-type="float" office:value="7" calcext:value-type="float">
            <text:p>7</text:p>
          </table:table-cell>
          <table:table-cell table:style-name="ce110" office:value-type="float" office:value="12" calcext:value-type="float">
            <text:p>12</text:p>
          </table:table-cell>
          <table:table-cell table:style-name="ce135" table:number-columns-repeated="2"/>
          <table:table-cell table:style-name="ce209" table:formula="of:=IF([.N50]&lt;TODAY(); &quot;DESCALIBRADO&quot;;&quot;CALIBRADO&quot;)" office:value-type="string" office:string-value="DESCALIBRADO" calcext:value-type="string">
            <text:p>DESCALIBRADO</text:p>
          </table:table-cell>
          <table:table-cell table:style-name="ce91"/>
          <table:table-cell table:style-name="ce6" table:number-columns-repeated="5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283" office:value-type="float" office:value="21" calcext:value-type="float">
            <text:p>21</text:p>
          </table:table-cell>
          <table:table-cell table:style-name="ce15" office:value-type="string" calcext:value-type="string">
            <text:p>OHMIMETRO DE SEGURANÇA FAIREY MK7</text:p>
          </table:table-cell>
          <table:table-cell table:style-name="ce24"/>
          <table:table-cell table:style-name="ce283" office:value-type="string" calcext:value-type="string">
            <text:p>FAIREY</text:p>
          </table:table-cell>
          <table:table-cell table:style-name="ce19"/>
          <table:table-cell table:style-name="ce20" office:value-type="string" calcext:value-type="string">
            <text:p>6625-99-014-9532</text:p>
          </table:table-cell>
          <table:table-cell table:style-name="ce5" office:value-type="string" calcext:value-type="string">
            <text:p>FSM 2951</text:p>
          </table:table-cell>
          <table:table-cell table:style-name="ce27"/>
          <table:table-cell table:style-name="ce110" office:value-type="float" office:value="7" calcext:value-type="float">
            <text:p>7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51]&lt;TODAY(); &quot;DESCALIBRADO&quot;;&quot;CALIBRADO&quot;)" office:value-type="string" office:string-value="DESCALIBRADO" calcext:value-type="string">
            <text:p>DESCALIBRADO</text:p>
          </table:table-cell>
          <table:table-cell table:style-name="ce91"/>
          <table:table-cell table:style-name="ce6" table:number-columns-repeated="5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21" calcext:value-type="float">
            <text:p>21</text:p>
          </table:table-cell>
          <table:table-cell table:style-name="ce15" office:value-type="string" calcext:value-type="string">
            <text:p>Safety OHMMETER AGU1681A</text:p>
          </table:table-cell>
          <table:table-cell table:style-name="ce24"/>
          <table:table-cell table:style-name="ce26"/>
          <table:table-cell table:style-name="ce16" table:number-columns-repeated="2"/>
          <table:table-cell table:style-name="ce65"/>
          <table:table-cell table:style-name="ce27"/>
          <table:table-cell table:style-name="ce110" office:value-type="float" office:value="7" calcext:value-type="float">
            <text:p>7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52]&lt;TODAY(); &quot;DESCALIBRADO&quot;;&quot;CALIBRADO&quot;)" office:value-type="string" office:string-value="DESCALIBRADO" calcext:value-type="string">
            <text:p>DESCALIBRADO</text:p>
          </table:table-cell>
          <table:table-cell table:style-name="ce91"/>
          <table:table-cell table:style-name="ce6" table:number-columns-repeated="5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</text:p>
          </table:table-cell>
          <table:table-cell table:style-name="ce24"/>
          <table:table-cell table:style-name="ce8"/>
          <table:table-cell table:style-name="ce8" office:value-type="string" calcext:value-type="string">
            <text:p>1 – 5</text:p>
          </table:table-cell>
          <table:table-cell table:style-name="ce33" office:value-type="string" calcext:value-type="string">
            <text:p>Nm</text:p>
          </table:table-cell>
          <table:table-cell table:style-name="ce8" office:value-type="string" calcext:value-type="string">
            <text:p>y110663</text:p>
          </table:table-cell>
          <table:table-cell table:style-name="ce8"/>
          <table:table-cell table:style-name="ce110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53]&lt;TODAY(); &quot;DESCALIBRADO&quot;;&quot;CALIBRADO&quot;)" office:value-type="string" office:string-value="DESCALIBRADO" calcext:value-type="string">
            <text:p>DESCALIBRADO</text:p>
          </table:table-cell>
          <table:table-cell table:style-name="ce8" office:value-type="string" calcext:value-type="string">
            <text:p>MEC-2</text:p>
          </table:table-cell>
          <table:table-cell table:style-name="ce6" office:value-type="string" calcext:value-type="string">
            <text:p>MEC-1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(1 - 4 dNm ) </text:p>
          </table:table-cell>
          <table:table-cell table:style-name="ce24"/>
          <table:table-cell table:style-name="ce5"/>
          <table:table-cell table:style-name="ce33" office:value-type="string" calcext:value-type="string">
            <text:p>0,1 – 0,4</text:p>
          </table:table-cell>
          <table:table-cell table:style-name="ce33" office:value-type="string" calcext:value-type="string">
            <text:p>Nm</text:p>
          </table:table-cell>
          <table:table-cell table:style-name="ce5"/>
          <table:table-cell table:style-name="ce92"/>
          <table:table-cell table:style-name="ce110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168"/>
          <table:table-cell table:style-name="ce209" table:formula="of:=IF([.N54]&lt;TODAY(); &quot;DESCALIBRADO&quot;;&quot;CALIBRADO&quot;)" office:value-type="string" office:string-value="DESCALIBRADO" calcext:value-type="string">
            <text:p>DESCALIBRADO</text:p>
          </table:table-cell>
          <table:table-cell table:style-name="ce8"/>
          <table:table-cell table:style-name="ce6" table:number-columns-repeated="5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( 10 – 100 IN LB <text:s/>753)</text:p>
          </table:table-cell>
          <table:table-cell table:style-name="ce24"/>
          <table:table-cell table:style-name="ce5"/>
          <table:table-cell table:style-name="ce5" office:value-type="string" calcext:value-type="string">
            <text:p>1 – 12</text:p>
          </table:table-cell>
          <table:table-cell table:style-name="ce33" office:value-type="string" calcext:value-type="string">
            <text:p>Nm</text:p>
          </table:table-cell>
          <table:table-cell table:style-name="ce5"/>
          <table:table-cell table:style-name="ce93"/>
          <table:table-cell table:style-name="ce110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168" office:value-type="date" office:date-value="2023-12-14" calcext:value-type="date">
            <text:p>14/12/23</text:p>
          </table:table-cell>
          <table:table-cell table:style-name="ce211" office:value-type="string" calcext:value-type="string">
            <text:p>REPROVADO</text:p>
          </table:table-cell>
          <table:table-cell table:style-name="ce8"/>
          <table:table-cell table:style-name="ce6" table:number-columns-repeated="5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1-5 Nm</text:p>
          </table:table-cell>
          <table:table-cell table:style-name="ce24"/>
          <table:table-cell table:style-name="ce8"/>
          <table:table-cell table:style-name="ce8" office:value-type="string" calcext:value-type="string">
            <text:p>1 – 5</text:p>
          </table:table-cell>
          <table:table-cell table:style-name="ce33" office:value-type="string" calcext:value-type="string">
            <text:p>Nm</text:p>
          </table:table-cell>
          <table:table-cell table:style-name="ce8" office:value-type="string" calcext:value-type="string">
            <text:p>y020171</text:p>
          </table:table-cell>
          <table:table-cell table:style-name="ce8"/>
          <table:table-cell table:style-name="ce110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56]&lt;TODAY(); &quot;DESCALIBRADO&quot;;&quot;CALIBRADO&quot;)" office:value-type="string" office:string-value="DESCALIBRADO" calcext:value-type="string">
            <text:p>DESCALIBRADO</text:p>
          </table:table-cell>
          <table:table-cell table:style-name="ce8" office:value-type="string" calcext:value-type="string">
            <text:p>MEC-2</text:p>
          </table:table-cell>
          <table:table-cell table:style-name="ce6" office:value-type="string" calcext:value-type="string">
            <text:p>MEC-2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1-6 Nm</text:p>
          </table:table-cell>
          <table:table-cell table:style-name="ce24"/>
          <table:table-cell table:style-name="ce8"/>
          <table:table-cell table:style-name="ce8" office:value-type="string" calcext:value-type="string">
            <text:p>1 – 6</text:p>
          </table:table-cell>
          <table:table-cell table:style-name="ce33" office:value-type="string" calcext:value-type="string">
            <text:p>Nm</text:p>
          </table:table-cell>
          <table:table-cell table:style-name="ce8" office:value-type="string" calcext:value-type="string">
            <text:p>sem numero</text:p>
          </table:table-cell>
          <table:table-cell table:style-name="ce8"/>
          <table:table-cell table:style-name="ce110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57]&lt;TODAY(); &quot;DESCALIBRADO&quot;;&quot;CALIBRADO&quot;)" office:value-type="string" office:string-value="DESCALIBRADO" calcext:value-type="string">
            <text:p>DESCALIBRADO</text:p>
          </table:table-cell>
          <table:table-cell table:style-name="ce8" office:value-type="string" calcext:value-type="string">
            <text:p>MEC-2</text:p>
          </table:table-cell>
          <table:table-cell table:style-name="ce6" office:value-type="string" calcext:value-type="string">
            <text:p>MEC-2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2 – 20 MdaN</text:p>
          </table:table-cell>
          <table:table-cell table:style-name="ce24"/>
          <table:table-cell table:style-name="ce5"/>
          <table:table-cell table:style-name="ce9" office:value-type="string" calcext:value-type="string">
            <text:p>20 – 200</text:p>
          </table:table-cell>
          <table:table-cell table:style-name="ce33" office:value-type="string" calcext:value-type="string">
            <text:p>Nm</text:p>
          </table:table-cell>
          <table:table-cell table:style-name="ce6" office:value-type="float" office:value="8312" calcext:value-type="float">
            <text:p>8312</text:p>
          </table:table-cell>
          <table:table-cell table:style-name="ce94"/>
          <table:table-cell table:style-name="ce110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6"/>
          <table:table-cell table:style-name="ce209" table:formula="of:=IF([.N58]&lt;TODAY(); &quot;DESCALIBRADO&quot;;&quot;CALIBRADO&quot;)" office:value-type="string" office:string-value="DESCALIBRADO" calcext:value-type="string">
            <text:p>DESCALIBRADO</text:p>
          </table:table-cell>
          <table:table-cell table:style-name="ce238" office:value-type="string" calcext:value-type="string">
            <text:p>EQUIPAMENTO SEM CONDIÇOES DE SER CALIBRADO</text:p>
          </table:table-cell>
          <table:table-cell table:style-name="ce6" office:value-type="string" calcext:value-type="string">
            <text:p>MEC-1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2 – 20 Nm 9706</text:p>
          </table:table-cell>
          <table:table-cell table:style-name="ce24"/>
          <table:table-cell table:style-name="ce5"/>
          <table:table-cell table:style-name="ce33" office:value-type="string" calcext:value-type="string">
            <text:p>2 – 20</text:p>
          </table:table-cell>
          <table:table-cell table:style-name="ce33" office:value-type="string" calcext:value-type="string">
            <text:p>Nm</text:p>
          </table:table-cell>
          <table:table-cell table:style-name="ce6" office:value-type="float" office:value="9706" calcext:value-type="float">
            <text:p>9706</text:p>
          </table:table-cell>
          <table:table-cell table:style-name="ce92"/>
          <table:table-cell table:style-name="ce110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6"/>
          <table:table-cell table:style-name="ce209" table:formula="of:=IF([.N59]&lt;TODAY(); &quot;DESCALIBRADO&quot;;&quot;CALIBRADO&quot;)" office:value-type="string" office:string-value="DESCALIBRADO" calcext:value-type="string">
            <text:p>DESCALIBRADO</text:p>
          </table:table-cell>
          <table:table-cell table:style-name="ce238" office:value-type="string" calcext:value-type="string">
            <text:p>EQUIPAMENTO SEM CONDIÇOES DE SER CALIBRADO</text:p>
          </table:table-cell>
          <table:table-cell table:style-name="ce6" office:value-type="string" calcext:value-type="string">
            <text:p>MEC-1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2-10 Nm</text:p>
          </table:table-cell>
          <table:table-cell table:style-name="ce24"/>
          <table:table-cell table:style-name="ce8"/>
          <table:table-cell table:style-name="ce8" office:value-type="string" calcext:value-type="string">
            <text:p>2 -10</text:p>
          </table:table-cell>
          <table:table-cell table:style-name="ce33" office:value-type="string" calcext:value-type="string">
            <text:p>Nm</text:p>
          </table:table-cell>
          <table:table-cell table:style-name="ce8" office:value-type="string" calcext:value-type="string">
            <text:p>y030048</text:p>
          </table:table-cell>
          <table:table-cell table:style-name="ce8"/>
          <table:table-cell table:style-name="ce110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60]&lt;TODAY(); &quot;DESCALIBRADO&quot;;&quot;CALIBRADO&quot;)" office:value-type="string" office:string-value="DESCALIBRADO" calcext:value-type="string">
            <text:p>DESCALIBRADO</text:p>
          </table:table-cell>
          <table:table-cell table:style-name="ce8" office:value-type="string" calcext:value-type="string">
            <text:p>MEC-2</text:p>
          </table:table-cell>
          <table:table-cell table:style-name="ce6" office:value-type="string" calcext:value-type="string">
            <text:p>MEC-2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20-100 Nm</text:p>
          </table:table-cell>
          <table:table-cell table:style-name="ce24"/>
          <table:table-cell table:style-name="ce8"/>
          <table:table-cell table:style-name="ce8" office:value-type="string" calcext:value-type="string">
            <text:p>20 – 100</text:p>
          </table:table-cell>
          <table:table-cell table:style-name="ce33" office:value-type="string" calcext:value-type="string">
            <text:p>Nm</text:p>
          </table:table-cell>
          <table:table-cell table:style-name="ce8" office:value-type="string" calcext:value-type="string">
            <text:p>y050048</text:p>
          </table:table-cell>
          <table:table-cell table:style-name="ce8"/>
          <table:table-cell table:style-name="ce110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61]&lt;TODAY(); &quot;DESCALIBRADO&quot;;&quot;CALIBRADO&quot;)" office:value-type="string" office:string-value="DESCALIBRADO" calcext:value-type="string">
            <text:p>DESCALIBRADO</text:p>
          </table:table-cell>
          <table:table-cell table:style-name="ce8" office:value-type="string" calcext:value-type="string">
            <text:p>MEC-2</text:p>
          </table:table-cell>
          <table:table-cell table:style-name="ce6" office:value-type="string" calcext:value-type="string">
            <text:p>MEC-2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20-100 Nm</text:p>
          </table:table-cell>
          <table:table-cell table:style-name="ce24"/>
          <table:table-cell table:style-name="ce8"/>
          <table:table-cell table:style-name="ce8" office:value-type="string" calcext:value-type="string">
            <text:p>20 – 100</text:p>
          </table:table-cell>
          <table:table-cell table:style-name="ce33" office:value-type="string" calcext:value-type="string">
            <text:p>Nm</text:p>
          </table:table-cell>
          <table:table-cell table:style-name="ce8" office:value-type="string" calcext:value-type="string">
            <text:p>y070411</text:p>
          </table:table-cell>
          <table:table-cell table:style-name="ce8"/>
          <table:table-cell table:style-name="ce110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62]&lt;TODAY(); &quot;DESCALIBRADO&quot;;&quot;CALIBRADO&quot;)" office:value-type="string" office:string-value="DESCALIBRADO" calcext:value-type="string">
            <text:p>DESCALIBRADO</text:p>
          </table:table-cell>
          <table:table-cell table:style-name="ce8" office:value-type="string" calcext:value-type="string">
            <text:p>MEC-2</text:p>
          </table:table-cell>
          <table:table-cell table:style-name="ce6" office:value-type="string" calcext:value-type="string">
            <text:p>MEC-2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4-2 daNm</text:p>
          </table:table-cell>
          <table:table-cell table:style-name="ce24"/>
          <table:table-cell table:style-name="ce8"/>
          <table:table-cell table:style-name="ce8" office:value-type="string" calcext:value-type="string">
            <text:p>40 -200</text:p>
          </table:table-cell>
          <table:table-cell table:style-name="ce33" office:value-type="string" calcext:value-type="string">
            <text:p>Nm</text:p>
          </table:table-cell>
          <table:table-cell table:style-name="ce8" office:value-type="string" calcext:value-type="string">
            <text:p>x100188</text:p>
          </table:table-cell>
          <table:table-cell table:style-name="ce8"/>
          <table:table-cell table:style-name="ce110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63]&lt;TODAY(); &quot;DESCALIBRADO&quot;;&quot;CALIBRADO&quot;)" office:value-type="string" office:string-value="DESCALIBRADO" calcext:value-type="string">
            <text:p>DESCALIBRADO</text:p>
          </table:table-cell>
          <table:table-cell table:style-name="ce8" office:value-type="string" calcext:value-type="string">
            <text:p>MEC-2</text:p>
          </table:table-cell>
          <table:table-cell table:style-name="ce6" office:value-type="string" calcext:value-type="string">
            <text:p>MEC-2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40 – 200 Nm S315 DA</text:p>
          </table:table-cell>
          <table:table-cell table:style-name="ce24"/>
          <table:table-cell table:style-name="ce5"/>
          <table:table-cell table:style-name="ce33" office:value-type="string" calcext:value-type="string">
            <text:p>40 -200</text:p>
          </table:table-cell>
          <table:table-cell table:style-name="ce33" office:value-type="string" calcext:value-type="string">
            <text:p>Nm</text:p>
          </table:table-cell>
          <table:table-cell table:style-name="ce6" office:value-type="string" calcext:value-type="string">
            <text:p>5315DA</text:p>
          </table:table-cell>
          <table:table-cell table:style-name="ce92"/>
          <table:table-cell table:style-name="ce110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168" office:value-type="date" office:date-value="2023-12-14" calcext:value-type="date">
            <text:p>14/12/23</text:p>
          </table:table-cell>
          <table:table-cell table:style-name="ce209" table:formula="of:=IF([.N64]&lt;TODAY(); &quot;DESCALIBRADO&quot;;&quot;CALIBRADO&quot;)" office:value-type="string" office:string-value="CALIBRADO" calcext:value-type="string">
            <text:p>CALIBRADO</text:p>
          </table:table-cell>
          <table:table-cell table:style-name="ce11" office:value-type="string" calcext:value-type="string">
            <text:p>CALIBRÇÃO VENCE EM DEZ2023 </text:p>
          </table:table-cell>
          <table:table-cell table:style-name="ce6" office:value-type="string" calcext:value-type="string">
            <text:p>CALIBRADO(MEC-1)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5-25 Nm</text:p>
          </table:table-cell>
          <table:table-cell table:style-name="ce24"/>
          <table:table-cell table:style-name="ce8"/>
          <table:table-cell table:style-name="ce8" office:value-type="string" calcext:value-type="string">
            <text:p>5 - 25</text:p>
          </table:table-cell>
          <table:table-cell table:style-name="ce33" office:value-type="string" calcext:value-type="string">
            <text:p>Nm</text:p>
          </table:table-cell>
          <table:table-cell table:style-name="ce8" office:value-type="string" calcext:value-type="string">
            <text:p>y020215</text:p>
          </table:table-cell>
          <table:table-cell table:style-name="ce8"/>
          <table:table-cell table:style-name="ce110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65]&lt;TODAY(); &quot;DESCALIBRADO&quot;;&quot;CALIBRADO&quot;)" office:value-type="string" office:string-value="DESCALIBRADO" calcext:value-type="string">
            <text:p>DESCALIBRADO</text:p>
          </table:table-cell>
          <table:table-cell table:style-name="ce8" office:value-type="string" calcext:value-type="string">
            <text:p>MEC-2</text:p>
          </table:table-cell>
          <table:table-cell table:style-name="ce6" office:value-type="string" calcext:value-type="string">
            <text:p>MEC-2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a rearmament manual</text:p>
          </table:table-cell>
          <table:table-cell table:style-name="ce24"/>
          <table:table-cell table:style-name="ce8"/>
          <table:table-cell table:style-name="ce35"/>
          <table:table-cell table:style-name="ce33" office:value-type="string" calcext:value-type="string">
            <text:p>Nm</text:p>
          </table:table-cell>
          <table:table-cell table:style-name="ce8" office:value-type="float" office:value="27481" calcext:value-type="float">
            <text:p>27481</text:p>
          </table:table-cell>
          <table:table-cell table:style-name="ce8"/>
          <table:table-cell table:style-name="ce110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146"/>
          <table:table-cell table:style-name="ce209" table:formula="of:=IF([.N66]&lt;TODAY(); &quot;DESCALIBRADO&quot;;&quot;CALIBRADO&quot;)" office:value-type="string" office:string-value="DESCALIBRADO" calcext:value-type="string">
            <text:p>DESCALIBRADO</text:p>
          </table:table-cell>
          <table:table-cell table:style-name="ce8" office:value-type="string" calcext:value-type="string">
            <text:p>MEC-2</text:p>
          </table:table-cell>
          <table:table-cell table:style-name="ce6" office:value-type="string" calcext:value-type="string">
            <text:p>MEC-2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A-301 MT <text:s/>15-75c <text:s/>nM</text:p>
          </table:table-cell>
          <table:table-cell table:style-name="ce24"/>
          <table:table-cell table:style-name="ce8"/>
          <table:table-cell table:style-name="ce8" office:value-type="string" calcext:value-type="string">
            <text:p>15 – 75</text:p>
          </table:table-cell>
          <table:table-cell table:style-name="ce33" office:value-type="string" calcext:value-type="string">
            <text:p>Nm</text:p>
          </table:table-cell>
          <table:table-cell table:style-name="ce8" office:value-type="float" office:value="7090062" calcext:value-type="float">
            <text:p>7090062</text:p>
          </table:table-cell>
          <table:table-cell table:style-name="ce8"/>
          <table:table-cell table:style-name="ce110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67]&lt;TODAY(); &quot;DESCALIBRADO&quot;;&quot;CALIBRADO&quot;)" office:value-type="string" office:string-value="DESCALIBRADO" calcext:value-type="string">
            <text:p>DESCALIBRADO</text:p>
          </table:table-cell>
          <table:table-cell table:style-name="ce8" office:value-type="string" calcext:value-type="string">
            <text:p>MEC-2</text:p>
          </table:table-cell>
          <table:table-cell table:style-name="ce6" office:value-type="string" calcext:value-type="string">
            <text:p>MEC-2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A.404 <text:s/>2-10 Nm</text:p>
          </table:table-cell>
          <table:table-cell table:style-name="ce24"/>
          <table:table-cell table:style-name="ce6" table:number-columns-repeated="5"/>
          <table:table-cell table:style-name="ce110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68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6" office:value-type="string" calcext:value-type="string">
            <text:p>MEC-2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A402 <text:s/>0,5-2,5Nm</text:p>
          </table:table-cell>
          <table:table-cell table:style-name="ce24"/>
          <table:table-cell table:style-name="ce8"/>
          <table:table-cell table:style-name="ce8" office:value-type="string" calcext:value-type="string">
            <text:p>0,5 – 2,5</text:p>
          </table:table-cell>
          <table:table-cell table:style-name="ce33" office:value-type="string" calcext:value-type="string">
            <text:p>Nm</text:p>
          </table:table-cell>
          <table:table-cell table:style-name="ce8" office:value-type="string" calcext:value-type="string">
            <text:p>v090567</text:p>
          </table:table-cell>
          <table:table-cell table:style-name="ce8"/>
          <table:table-cell table:style-name="ce110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69]&lt;TODAY(); &quot;DESCALIBRADO&quot;;&quot;CALIBRADO&quot;)" office:value-type="string" office:string-value="DESCALIBRADO" calcext:value-type="string">
            <text:p>DESCALIBRADO</text:p>
          </table:table-cell>
          <table:table-cell table:style-name="ce8" office:value-type="string" calcext:value-type="string">
            <text:p>MEC-2</text:p>
          </table:table-cell>
          <table:table-cell table:style-name="ce6" office:value-type="string" calcext:value-type="string">
            <text:p>MEC-2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A404 <text:s/>2-10 Nm</text:p>
          </table:table-cell>
          <table:table-cell table:style-name="ce24"/>
          <table:table-cell table:style-name="ce8"/>
          <table:table-cell table:style-name="ce8" office:value-type="string" calcext:value-type="string">
            <text:p>2 – 10</text:p>
          </table:table-cell>
          <table:table-cell table:style-name="ce33" office:value-type="string" calcext:value-type="string">
            <text:p>Nm</text:p>
          </table:table-cell>
          <table:table-cell table:style-name="ce8" office:value-type="string" calcext:value-type="string">
            <text:p>x030736</text:p>
          </table:table-cell>
          <table:table-cell table:style-name="ce8"/>
          <table:table-cell table:style-name="ce110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70]&lt;TODAY(); &quot;DESCALIBRADO&quot;;&quot;CALIBRADO&quot;)" office:value-type="string" office:string-value="DESCALIBRADO" calcext:value-type="string">
            <text:p>DESCALIBRADO</text:p>
          </table:table-cell>
          <table:table-cell table:style-name="ce8" office:value-type="string" calcext:value-type="string">
            <text:p>MEC-2</text:p>
          </table:table-cell>
          <table:table-cell table:style-name="ce6" office:value-type="string" calcext:value-type="string">
            <text:p>MEC-2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type II classe A</text:p>
          </table:table-cell>
          <table:table-cell table:style-name="ce24"/>
          <table:table-cell table:style-name="ce8"/>
          <table:table-cell table:style-name="ce35"/>
          <table:table-cell table:style-name="ce33" office:value-type="string" calcext:value-type="string">
            <text:p>Nm</text:p>
          </table:table-cell>
          <table:table-cell table:style-name="ce8" office:value-type="float" office:value="193700110" calcext:value-type="float">
            <text:p>193700110</text:p>
          </table:table-cell>
          <table:table-cell table:style-name="ce8"/>
          <table:table-cell table:style-name="ce110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71]&lt;TODAY(); &quot;DESCALIBRADO&quot;;&quot;CALIBRADO&quot;)" office:value-type="string" office:string-value="DESCALIBRADO" calcext:value-type="string">
            <text:p>DESCALIBRADO</text:p>
          </table:table-cell>
          <table:table-cell table:style-name="ce8" office:value-type="string" calcext:value-type="string">
            <text:p>MEC-2</text:p>
          </table:table-cell>
          <table:table-cell table:style-name="ce6" office:value-type="string" calcext:value-type="string">
            <text:p>MEC-2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11" calcext:value-type="float">
            <text:p>11</text:p>
          </table:table-cell>
          <table:table-cell table:style-name="ce15" office:value-type="string" calcext:value-type="string">
            <text:p>10 V / <text:s/>20 A – power supply (TDK-Lambda Z1020 LAN) 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5" office:value-type="string" calcext:value-type="string">
            <text:p>EAY-849A001-0001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2" calcext:value-type="float">
            <text:p>12</text:p>
          </table:table-cell>
          <table:table-cell table:style-name="ce135" office:value-type="date" office:date-value="2023-05-10" calcext:value-type="date">
            <text:p>10/05/23</text:p>
          </table:table-cell>
          <table:table-cell table:style-name="ce135" office:value-type="date" office:date-value="2024-05-10" calcext:value-type="date">
            <text:p>10/05/24</text:p>
          </table:table-cell>
          <table:table-cell table:style-name="ce209" table:formula="of:=IF([.N72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67" office:value-type="string" calcext:value-type="string">
            <text:p>SB test bench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1" calcext:value-type="float">
            <text:p>11</text:p>
          </table:table-cell>
          <table:table-cell table:style-name="ce15" office:value-type="string" calcext:value-type="string">
            <text:p>115 VAC power supply (BK Precision BK9801) 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5" office:value-type="string" calcext:value-type="string">
            <text:p>461F17128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2" calcext:value-type="float">
            <text:p>12</text:p>
          </table:table-cell>
          <table:table-cell table:style-name="ce136" office:value-type="date" office:date-value="2023-05-10" calcext:value-type="date">
            <text:p>10/05/23</text:p>
          </table:table-cell>
          <table:table-cell table:style-name="ce192" office:value-type="date" office:date-value="2024-05-10" calcext:value-type="date">
            <text:p>10/05/24</text:p>
          </table:table-cell>
          <table:table-cell table:style-name="ce209" table:formula="of:=IF([.N73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67" office:value-type="string" calcext:value-type="string">
            <text:p>SB test bench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11" calcext:value-type="float">
            <text:p>11</text:p>
          </table:table-cell>
          <table:table-cell table:style-name="ce15" office:value-type="string" calcext:value-type="string">
            <text:p>30 V / <text:s/>25 A – power supply (TDK-Lambda GENH30-25 LAN) 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5" office:value-type="string" calcext:value-type="string">
            <text:p>LOC-843A174-0001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2" calcext:value-type="float">
            <text:p>12</text:p>
          </table:table-cell>
          <table:table-cell table:style-name="ce129" office:value-type="date" office:date-value="2023-05-09" calcext:value-type="date">
            <text:p>09/05/23</text:p>
          </table:table-cell>
          <table:table-cell table:style-name="ce187" office:value-type="date" office:date-value="2024-05-09" calcext:value-type="date">
            <text:p>09/05/24</text:p>
          </table:table-cell>
          <table:table-cell table:style-name="ce209" table:formula="of:=IF([.N74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67" office:value-type="string" calcext:value-type="string">
            <text:p>SB test bench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11" calcext:value-type="float">
            <text:p>11</text:p>
          </table:table-cell>
          <table:table-cell table:style-name="ce15" office:value-type="string" calcext:value-type="string">
            <text:p>300 V / <text:s/>2.5 A – power supply (TDK-Lambda GENH300-2.5 LAN) 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5" office:value-type="string" calcext:value-type="string">
            <text:p>LOC-846A105-0001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2" calcext:value-type="float">
            <text:p>12</text:p>
          </table:table-cell>
          <table:table-cell table:style-name="ce129" office:value-type="date" office:date-value="2023-05-09" calcext:value-type="date">
            <text:p>09/05/23</text:p>
          </table:table-cell>
          <table:table-cell table:style-name="ce187" office:value-type="date" office:date-value="2024-05-09" calcext:value-type="date">
            <text:p>09/05/24</text:p>
          </table:table-cell>
          <table:table-cell table:style-name="ce209" table:formula="of:=IF([.N75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67" office:value-type="string" calcext:value-type="string">
            <text:p>SB test bench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11" calcext:value-type="float">
            <text:p>11</text:p>
          </table:table-cell>
          <table:table-cell table:style-name="ce15" office:value-type="string" calcext:value-type="string">
            <text:p>AHS power supply (62533490AA, AMETEK XG 300-2.8) </text:p>
          </table:table-cell>
          <table:table-cell table:style-name="ce24"/>
          <table:table-cell table:style-name="ce283"/>
          <table:table-cell table:style-name="ce36" table:number-columns-repeated="2"/>
          <table:table-cell table:style-name="ce38" office:value-type="string" calcext:value-type="string">
            <text:p>1524A03449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136" office:value-type="date" office:date-value="2023-09-18" calcext:value-type="date">
            <text:p>18/09/23</text:p>
          </table:table-cell>
          <table:table-cell table:style-name="ce137" office:value-type="date" office:date-value="2024-09-18" calcext:value-type="date">
            <text:p>18/9/2024</text:p>
          </table:table-cell>
          <table:table-cell table:style-name="ce209" table:formula="of:=IF([.N76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67" office:value-type="string" calcext:value-type="string">
            <text:p>AHS test bench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AKAB adapter </text:p>
          </table:table-cell>
          <table:table-cell table:style-name="ce24"/>
          <table:table-cell table:style-name="ce283"/>
          <table:table-cell table:style-name="ce36" table:number-columns-repeated="2"/>
          <table:table-cell table:style-name="ce38" office:value-type="string" calcext:value-type="string">
            <text:p>AW00002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48" calcext:value-type="float">
            <text:p>48</text:p>
          </table:table-cell>
          <table:table-cell table:style-name="ce65"/>
          <table:table-cell table:style-name="ce137" office:value-type="date" office:date-value="2027-07-13" calcext:value-type="date">
            <text:p>13/7/2027</text:p>
          </table:table-cell>
          <table:table-cell table:style-name="ce212" office:value-type="string" calcext:value-type="string">
            <text:p>CALIBRADO F21</text:p>
          </table:table-cell>
          <table:table-cell table:style-name="ce91"/>
          <table:table-cell table:style-name="ce67" office:value-type="string" calcext:value-type="string">
            <text:p>RSS test bench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283" office:value-type="float" office:value="8" calcext:value-type="float">
            <text:p>8</text:p>
          </table:table-cell>
          <table:table-cell table:style-name="ce15" office:value-type="string" calcext:value-type="string">
            <text:p>Automatic mensor pressure controller (Wika CPC3000) 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5" office:value-type="string" calcext:value-type="string">
            <text:p>410009GB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2" calcext:value-type="float">
            <text:p>12</text:p>
          </table:table-cell>
          <table:table-cell table:style-name="ce135" office:value-type="date" office:date-value="2023-06-27" calcext:value-type="date">
            <text:p>27/06/23</text:p>
          </table:table-cell>
          <table:table-cell table:style-name="ce135" office:value-type="date" office:date-value="2024-06-27" calcext:value-type="date">
            <text:p>27/06/24</text:p>
          </table:table-cell>
          <table:table-cell table:style-name="ce209" table:formula="of:=IF([.N78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67" office:value-type="string" calcext:value-type="string">
            <text:p>EXS test bench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Casket tester </text:p>
          </table:table-cell>
          <table:table-cell table:style-name="ce24"/>
          <table:table-cell table:style-name="ce6" table:number-columns-repeated="5"/>
          <table:table-cell table:style-name="ce110" office:value-type="float" office:value="3" calcext:value-type="float">
            <text:p>3</text:p>
          </table:table-cell>
          <table:table-cell table:style-name="ce6" office:value-type="float" office:value="24" calcext:value-type="float">
            <text:p>24</text:p>
          </table:table-cell>
          <table:table-cell table:style-name="ce137" office:value-type="date" office:date-value="2023-07-13" calcext:value-type="date">
            <text:p>13/7/2023</text:p>
          </table:table-cell>
          <table:table-cell table:style-name="ce186" office:value-type="date" office:date-value="2025-07-13" calcext:value-type="date">
            <text:p>13/07/2025</text:p>
          </table:table-cell>
          <table:table-cell table:style-name="ce212" office:value-type="string" calcext:value-type="string">
            <text:p>CALIBRADO F21</text:p>
          </table:table-cell>
          <table:table-cell table:style-name="ce6"/>
          <table:table-cell table:style-name="ce67" office:value-type="string" calcext:value-type="string">
            <text:p>RSS test bench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Differential probe (Testec TT-SI 9001) </text:p>
          </table:table-cell>
          <table:table-cell table:style-name="ce24"/>
          <table:table-cell table:style-name="ce283"/>
          <table:table-cell table:style-name="ce36" table:number-columns-repeated="2"/>
          <table:table-cell table:style-name="ce38" office:value-type="float" office:value="1805707" calcext:value-type="float">
            <text:p>1805707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24" calcext:value-type="float">
            <text:p>24</text:p>
          </table:table-cell>
          <table:table-cell table:style-name="ce65"/>
          <table:table-cell table:style-name="ce192" office:value-type="date" office:date-value="2024-02-25" calcext:value-type="date">
            <text:p>25/02/24</text:p>
          </table:table-cell>
          <table:table-cell table:style-name="ce209" table:formula="of:=IF([.N80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ALTCRED 4</text:p>
          </table:table-cell>
          <table:table-cell table:style-name="ce67" office:value-type="string" calcext:value-type="string">
            <text:p>EXS test bench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F21 weighting kit (Yale TMC 1500) </text:p>
          </table:table-cell>
          <table:table-cell table:style-name="ce24"/>
          <table:table-cell table:style-name="ce5"/>
          <table:table-cell table:style-name="ce36" table:number-columns-repeated="2"/>
          <table:table-cell table:style-name="ce38" office:value-type="float" office:value="100614139" calcext:value-type="float">
            <text:p>100614139</text:p>
          </table:table-cell>
          <table:table-cell table:style-name="ce38"/>
          <table:table-cell table:style-name="ce110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140" office:value-type="date" office:date-value="2020-12-15" calcext:value-type="date">
            <text:p>15/12/2020</text:p>
          </table:table-cell>
          <table:table-cell table:style-name="ce186" office:value-type="date" office:date-value="2023-02-24" calcext:value-type="date">
            <text:p>24/02/2023</text:p>
          </table:table-cell>
          <table:table-cell table:style-name="ce209" table:formula="of:=IF([.N81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VRF PSB CALIBRAÇÃO PELO GAERNAVMAN</text:p>
          </table:table-cell>
          <table:table-cell table:style-name="ce67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283" office:value-type="float" office:value="2" calcext:value-type="float">
            <text:p>2</text:p>
          </table:table-cell>
          <table:table-cell table:style-name="ce15" office:value-type="string" calcext:value-type="string">
            <text:p>Hipot GW Instek GPT-9802 </text:p>
          </table:table-cell>
          <table:table-cell table:style-name="ce24"/>
          <table:table-cell table:style-name="ce283"/>
          <table:table-cell table:style-name="ce36" table:number-columns-repeated="2"/>
          <table:table-cell table:style-name="ce38" office:value-type="string" calcext:value-type="string">
            <text:p>GEU212321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2" office:value-type="date" office:date-value="2023-05-17" calcext:value-type="date">
            <text:p>17/05/23</text:p>
          </table:table-cell>
          <table:table-cell table:style-name="ce209" table:formula="of:=IF([.N82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A NÃO ORÇOU</text:p>
          </table:table-cell>
          <table:table-cell table:style-name="ce283" office:value-type="string" calcext:value-type="string">
            <text:p>Referência para calibração: primeira utilização (17/05/2022).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17" calcext:value-type="float">
            <text:p>17</text:p>
          </table:table-cell>
          <table:table-cell table:style-name="ce15" office:value-type="string" calcext:value-type="string">
            <text:p>Megohmmeter Chauvin Arnoux C.A 6541 </text:p>
          </table:table-cell>
          <table:table-cell table:style-name="ce24"/>
          <table:table-cell table:style-name="ce283"/>
          <table:table-cell table:style-name="ce36" table:number-columns-repeated="2"/>
          <table:table-cell table:style-name="ce38" office:value-type="string" calcext:value-type="string">
            <text:p>165549RJH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136" office:value-type="date" office:date-value="2023-10-17" calcext:value-type="date">
            <text:p>17/10/23</text:p>
          </table:table-cell>
          <table:table-cell table:style-name="ce137" office:value-type="date" office:date-value="2024-10-17" calcext:value-type="date">
            <text:p>17/10/2024</text:p>
          </table:table-cell>
          <table:table-cell table:style-name="ce209" table:formula="of:=IF([.N83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67" office:value-type="string" calcext:value-type="string">
            <text:p>RSS test bench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17" calcext:value-type="float">
            <text:p>17</text:p>
          </table:table-cell>
          <table:table-cell table:style-name="ce15" office:value-type="string" calcext:value-type="string">
            <text:p>Megômetro Fluke 1507 </text:p>
          </table:table-cell>
          <table:table-cell table:style-name="ce24"/>
          <table:table-cell table:style-name="ce283"/>
          <table:table-cell table:style-name="ce36" table:number-columns-repeated="2"/>
          <table:table-cell table:style-name="ce38" office:value-type="float" office:value="48630167" calcext:value-type="float">
            <text:p>48630167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86" office:value-type="date" office:date-value="2024-05-31" calcext:value-type="date">
            <text:p>31/05/2024</text:p>
          </table:table-cell>
          <table:table-cell table:style-name="ce212" office:value-type="string" calcext:value-type="string">
            <text:p>CALIBRADO F21</text:p>
          </table:table-cell>
          <table:table-cell table:style-name="ce91" office:value-type="string" calcext:value-type="string">
            <text:p>CMA NÃO ORÇOU</text:p>
          </table:table-cell>
          <table:table-cell table:style-name="ce283" office:value-type="string" calcext:value-type="string">
            <text:p>Calibração realizada pelo CMS.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17" calcext:value-type="float">
            <text:p>17</text:p>
          </table:table-cell>
          <table:table-cell table:style-name="ce15" office:value-type="string" calcext:value-type="string">
            <text:p>Megômetro Sefelec MXS500 </text:p>
          </table:table-cell>
          <table:table-cell table:style-name="ce24"/>
          <table:table-cell table:style-name="ce283" office:value-type="string" calcext:value-type="string">
            <text:p>SEFELEC</text:p>
          </table:table-cell>
          <table:table-cell table:style-name="ce20" table:number-columns-repeated="2"/>
          <table:table-cell table:style-name="ce5" office:value-type="float" office:value="72233" calcext:value-type="float">
            <text:p>72233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2" calcext:value-type="float">
            <text:p>12</text:p>
          </table:table-cell>
          <table:table-cell table:style-name="ce135" office:value-type="date" office:date-value="2023-06-28" calcext:value-type="date">
            <text:p>28/06/23</text:p>
          </table:table-cell>
          <table:table-cell table:style-name="ce135" office:value-type="date" office:date-value="2024-06-28" calcext:value-type="date">
            <text:p>28/06/24</text:p>
          </table:table-cell>
          <table:table-cell table:style-name="ce209" table:formula="of:=IF([.N85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67" office:value-type="string" calcext:value-type="string">
            <text:p>EXS test bench</text:p>
          </table:table-cell>
          <table:table-cell table:style-name="ce6" table:number-columns-repeated="4"/>
          <table:table-cell table:number-columns-repeated="1002"/>
        </table:table-row>
        <table:table-row table:style-name="ro6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Micrômetro (806.F) </text:p>
          </table:table-cell>
          <table:table-cell table:style-name="ce24"/>
          <table:table-cell table:style-name="ce5"/>
          <table:table-cell table:style-name="ce36" table:number-columns-repeated="2"/>
          <table:table-cell table:style-name="ce67" office:value-type="float" office:value="180181191" calcext:value-type="float">
            <text:p>180181191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13" office:value-type="string" calcext:value-type="string">
            <text:p>FERRAMENTA NAO UTILIZADA</text:p>
          </table:table-cell>
          <table:table-cell table:style-name="ce38" office:value-type="string" calcext:value-type="string">
            <text:p>Ferramenta ainda não utilizada e guardada no armário 05. Primeira calibração: um ano após o primeiro uso.</text:p>
          </table:table-cell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6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Micrômetro (806.F) </text:p>
          </table:table-cell>
          <table:table-cell table:style-name="ce24"/>
          <table:table-cell table:style-name="ce5"/>
          <table:table-cell table:style-name="ce36" table:number-columns-repeated="2"/>
          <table:table-cell table:style-name="ce67" office:value-type="float" office:value="180181221" calcext:value-type="float">
            <text:p>180181221</text:p>
          </table:table-cell>
          <table:table-cell table:style-name="ce20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13" office:value-type="string" calcext:value-type="string">
            <text:p>FERRAMENTA NAO UTILIZADA</text:p>
          </table:table-cell>
          <table:table-cell table:style-name="ce38" office:value-type="string" calcext:value-type="string">
            <text:p>Ferramenta ainda não utilizada e guardada no armário 05. Primeira calibração: um ano após o primeiro uso.</text:p>
          </table:table-cell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6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Micrômetro (806.F) </text:p>
          </table:table-cell>
          <table:table-cell table:style-name="ce24"/>
          <table:table-cell table:style-name="ce5"/>
          <table:table-cell table:style-name="ce36" table:number-columns-repeated="2"/>
          <table:table-cell table:style-name="ce67" office:value-type="float" office:value="191085777" calcext:value-type="float">
            <text:p>191085777</text:p>
          </table:table-cell>
          <table:table-cell table:style-name="ce20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13" office:value-type="string" calcext:value-type="string">
            <text:p>FERRAMENTA NAO UTILIZADA</text:p>
          </table:table-cell>
          <table:table-cell table:style-name="ce38" office:value-type="string" calcext:value-type="string">
            <text:p>Ferramenta ainda não utilizada e guardada no armário 05. Primeira calibração: um ano após o primeiro uso.</text:p>
          </table:table-cell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6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Micrômetro (806.F) </text:p>
          </table:table-cell>
          <table:table-cell table:style-name="ce24"/>
          <table:table-cell table:style-name="ce5"/>
          <table:table-cell table:style-name="ce36" table:number-columns-repeated="2"/>
          <table:table-cell table:style-name="ce67" office:value-type="float" office:value="191085779" calcext:value-type="float">
            <text:p>191085779</text:p>
          </table:table-cell>
          <table:table-cell table:style-name="ce20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13" office:value-type="string" calcext:value-type="string">
            <text:p>FERRAMENTA NAO UTILIZADA</text:p>
          </table:table-cell>
          <table:table-cell table:style-name="ce38" office:value-type="string" calcext:value-type="string">
            <text:p>Ferramenta ainda não utilizada e guardada no armário 05. Primeira calibração: um ano após o primeiro uso.</text:p>
          </table:table-cell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er Keysight (34461A) 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5" office:value-type="string" calcext:value-type="string">
            <text:p>MY53208356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2" calcext:value-type="float">
            <text:p>12</text:p>
          </table:table-cell>
          <table:table-cell table:style-name="ce135" office:value-type="date" office:date-value="2023-05-12" calcext:value-type="date">
            <text:p>12/05/23</text:p>
          </table:table-cell>
          <table:table-cell table:style-name="ce135" office:value-type="date" office:date-value="2024-05-12" calcext:value-type="date">
            <text:p>12/05/24</text:p>
          </table:table-cell>
          <table:table-cell table:style-name="ce209" table:formula="of:=IF([.N90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67" office:value-type="string" calcext:value-type="string">
            <text:p>EXS test bench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ímetro FACOM 711B </text:p>
          </table:table-cell>
          <table:table-cell table:style-name="ce24"/>
          <table:table-cell table:style-name="ce283"/>
          <table:table-cell table:style-name="ce36" table:number-columns-repeated="2"/>
          <table:table-cell table:style-name="ce38" office:value-type="string" calcext:value-type="string">
            <text:p>2019W450661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140" office:value-type="date" office:date-value="2021-07-15" calcext:value-type="date">
            <text:p>15/07/2021</text:p>
          </table:table-cell>
          <table:table-cell table:style-name="ce193" office:value-type="date" office:date-value="2022-07-15" calcext:value-type="date">
            <text:p>15/07/2022</text:p>
          </table:table-cell>
          <table:table-cell table:style-name="ce212" office:value-type="string" calcext:value-type="string">
            <text:p>NAO UTILIZADO</text:p>
          </table:table-cell>
          <table:table-cell table:style-name="ce91" office:value-type="string" calcext:value-type="string">
            <text:p>CMASM</text:p>
          </table:table-cell>
          <table:table-cell table:style-name="ce193" office:value-type="date" office:date-value="2022-07-15" calcext:value-type="date">
            <text:p>15/07/2022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ímetro FACOM 711B </text:p>
          </table:table-cell>
          <table:table-cell table:style-name="ce24"/>
          <table:table-cell table:style-name="ce283"/>
          <table:table-cell table:style-name="ce36" table:number-columns-repeated="2"/>
          <table:table-cell table:style-name="ce38" office:value-type="string" calcext:value-type="string">
            <text:p>2019W450803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12" office:value-type="string" calcext:value-type="string">
            <text:p>NAO UTILIZADO</text:p>
          </table:table-cell>
          <table:table-cell table:style-name="ce91"/>
          <table:table-cell table:style-name="ce283" office:value-type="string" calcext:value-type="string">
            <text:p>Item ainda não utilizado. Referência para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ímetro FACOM 711B </text:p>
          </table:table-cell>
          <table:table-cell table:style-name="ce24"/>
          <table:table-cell table:style-name="ce283"/>
          <table:table-cell table:style-name="ce36" table:number-columns-repeated="2"/>
          <table:table-cell table:style-name="ce38" office:value-type="string" calcext:value-type="string">
            <text:p>2020W020473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12" office:value-type="string" calcext:value-type="string">
            <text:p>NAO UTILIZADO</text:p>
          </table:table-cell>
          <table:table-cell table:style-name="ce91"/>
          <table:table-cell table:style-name="ce283" office:value-type="string" calcext:value-type="string">
            <text:p>Item ainda não utilizado. Referência para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ímetro FACOM 711B </text:p>
          </table:table-cell>
          <table:table-cell table:style-name="ce24"/>
          <table:table-cell table:style-name="ce27"/>
          <table:table-cell table:style-name="ce36" table:number-columns-repeated="2"/>
          <table:table-cell table:style-name="ce38" office:value-type="string" calcext:value-type="string">
            <text:p>2019W460729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136" office:value-type="date" office:date-value="2023-09-27" calcext:value-type="date">
            <text:p>27/09/23</text:p>
          </table:table-cell>
          <table:table-cell table:style-name="ce192" office:value-type="date" office:date-value="2024-09-27" calcext:value-type="date">
            <text:p>27/09/24</text:p>
          </table:table-cell>
          <table:table-cell table:style-name="ce209" table:formula="of:=IF([.N94]&lt;TODAY(); &quot;DESCALIBRADO&quot;;&quot;CALIBRADO&quot;)" office:value-type="string" office:string-value="CALIBRADO" calcext:value-type="string">
            <text:p>CALIBRADO</text:p>
          </table:table-cell>
          <table:table-cell table:style-name="ce91"/>
          <table:table-cell table:style-name="ce283" office:value-type="string" calcext:value-type="string">
            <text:p>Referência para calibração: primeira utilização (15/07/2021). Item recolhido ao armário 18.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ímetro Fluke 17B+ 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5" office:value-type="string" calcext:value-type="string">
            <text:p>48412868WS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2" calcext:value-type="float">
            <text:p>12</text:p>
          </table:table-cell>
          <table:table-cell table:style-name="ce142" office:value-type="date" office:date-value="2023-05-25" calcext:value-type="date">
            <text:p>25/05/23</text:p>
          </table:table-cell>
          <table:table-cell table:style-name="ce196" office:value-type="date" office:date-value="2024-05-25" calcext:value-type="date">
            <text:p>25/05/24</text:p>
          </table:table-cell>
          <table:table-cell table:style-name="ce209" table:formula="of:=IF([.N95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283" office:value-type="string" calcext:value-type="string">
            <text:p>Calibração realizada pelo CMS.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ímetro Fluke 17B+ </text:p>
          </table:table-cell>
          <table:table-cell table:style-name="ce24"/>
          <table:table-cell table:style-name="ce283"/>
          <table:table-cell table:style-name="ce36" table:number-columns-repeated="2"/>
          <table:table-cell table:style-name="ce38" office:value-type="string" calcext:value-type="string">
            <text:p>51180543WS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12" office:value-type="string" calcext:value-type="string">
            <text:p>NAO UTILIZADO</text:p>
          </table:table-cell>
          <table:table-cell table:style-name="ce91"/>
          <table:table-cell table:style-name="ce283" office:value-type="string" calcext:value-type="string">
            <text:p>Item ainda não utilizado. Referência para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ímetro Fluke 17B+ </text:p>
          </table:table-cell>
          <table:table-cell table:style-name="ce24"/>
          <table:table-cell table:style-name="ce283"/>
          <table:table-cell table:style-name="ce36" table:number-columns-repeated="2"/>
          <table:table-cell table:style-name="ce38" office:value-type="string" calcext:value-type="string">
            <text:p>51180565WS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12" office:value-type="string" calcext:value-type="string">
            <text:p>NAO UTILIZADO</text:p>
          </table:table-cell>
          <table:table-cell table:style-name="ce91"/>
          <table:table-cell table:style-name="ce283" office:value-type="string" calcext:value-type="string">
            <text:p>Item ainda não utilizado. Referência para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NI-PXI-5122 digitizer </text:p>
          </table:table-cell>
          <table:table-cell table:style-name="ce24"/>
          <table:table-cell table:style-name="ce283"/>
          <table:table-cell table:style-name="ce37" table:number-columns-repeated="2"/>
          <table:table-cell table:style-name="ce38" office:value-type="string" calcext:value-type="string">
            <text:p>01B7B0CB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24" calcext:value-type="float">
            <text:p>24</text:p>
          </table:table-cell>
          <table:table-cell table:style-name="ce65"/>
          <table:table-cell table:style-name="ce196" office:value-type="date" office:date-value="2024-09-27" calcext:value-type="date">
            <text:p>27/09/24</text:p>
          </table:table-cell>
          <table:table-cell table:style-name="ce212" table:formula="of:=IF([.N98]&lt;TODAY(); &quot;DESCALIBRADO&quot;;&quot;CALIBRADO&quot;)" office:value-type="string" office:string-value="CALIBRADO" calcext:value-type="string">
            <text:p>CALIBRADO</text:p>
          </table:table-cell>
          <table:table-cell table:style-name="ce240" office:value-type="string" calcext:value-type="string">
            <text:p>CANCELAR PS</text:p>
            <text:p>CALIBRADO F21</text:p>
          </table:table-cell>
          <table:table-cell table:style-name="ce67" office:value-type="string" calcext:value-type="string">
            <text:p>RSS test bench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Numerical multimeter (Keysight 34461A) 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5" office:value-type="string" calcext:value-type="string">
            <text:p>MY57211490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2" calcext:value-type="float">
            <text:p>12</text:p>
          </table:table-cell>
          <table:table-cell table:style-name="ce135" office:value-type="date" office:date-value="2023-05-12" calcext:value-type="date">
            <text:p>12/05/23</text:p>
          </table:table-cell>
          <table:table-cell table:style-name="ce135" office:value-type="date" office:date-value="2024-05-12" calcext:value-type="date">
            <text:p>12/05/24</text:p>
          </table:table-cell>
          <table:table-cell table:style-name="ce143" table:formula="of:=IF([.N99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67" office:value-type="string" calcext:value-type="string">
            <text:p>SB test bench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283" office:value-type="float" office:value="21" calcext:value-type="float">
            <text:p>21</text:p>
          </table:table-cell>
          <table:table-cell table:style-name="ce15" office:value-type="string" calcext:value-type="string">
            <text:p>Ohmímetro pirotécnico RN5306 </text:p>
          </table:table-cell>
          <table:table-cell table:style-name="ce24"/>
          <table:table-cell table:style-name="ce283"/>
          <table:table-cell table:style-name="ce36" table:number-columns-repeated="2"/>
          <table:table-cell table:style-name="ce38" office:value-type="string" calcext:value-type="string">
            <text:p>2811NE080141A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12" office:value-type="string" calcext:value-type="string">
            <text:p>NAO UTILIZADO</text:p>
          </table:table-cell>
          <table:table-cell table:style-name="ce91"/>
          <table:table-cell table:style-name="ce283" office:value-type="string" calcext:value-type="string">
            <text:p>Item ainda não utilizado. Referência para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283" office:value-type="float" office:value="21" calcext:value-type="float">
            <text:p>21</text:p>
          </table:table-cell>
          <table:table-cell table:style-name="ce15" office:value-type="string" calcext:value-type="string">
            <text:p>Ohmímetro pirotécnico RN5306 </text:p>
          </table:table-cell>
          <table:table-cell table:style-name="ce24"/>
          <table:table-cell table:style-name="ce283"/>
          <table:table-cell table:style-name="ce36" table:number-columns-repeated="2"/>
          <table:table-cell table:style-name="ce38" office:value-type="string" calcext:value-type="string">
            <text:p>2811NE080144A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12" office:value-type="string" calcext:value-type="string">
            <text:p>NAO UTILIZADO</text:p>
          </table:table-cell>
          <table:table-cell table:style-name="ce91"/>
          <table:table-cell table:style-name="ce283" office:value-type="string" calcext:value-type="string">
            <text:p>Item ainda não utilizado. Referência para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283" office:value-type="float" office:value="21" calcext:value-type="float">
            <text:p>21</text:p>
          </table:table-cell>
          <table:table-cell table:style-name="ce15" office:value-type="string" calcext:value-type="string">
            <text:p>Ohmímetro pirotécnico RN5306 </text:p>
          </table:table-cell>
          <table:table-cell table:style-name="ce24"/>
          <table:table-cell table:style-name="ce283" office:value-type="string" calcext:value-type="string">
            <text:p>AOIP</text:p>
          </table:table-cell>
          <table:table-cell table:style-name="ce36" table:number-columns-repeated="2"/>
          <table:table-cell table:style-name="ce38" office:value-type="string" calcext:value-type="string">
            <text:p>2811NE080117A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136" office:value-type="date" office:date-value="2023-09-14" calcext:value-type="date">
            <text:p>14/09/23</text:p>
          </table:table-cell>
          <table:table-cell table:style-name="ce192" office:value-type="date" office:date-value="2024-09-14" calcext:value-type="date">
            <text:p>14/09/24</text:p>
          </table:table-cell>
          <table:table-cell table:style-name="ce209" table:formula="of:=IF([.N102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283" office:value-type="string" calcext:value-type="string">
            <text:p>Referência para calibração: primeira utilização (17/05/2022).</text:p>
          </table:table-cell>
          <table:table-cell table:style-name="ce6" table:number-columns-repeated="4"/>
          <table:table-cell table:number-columns-repeated="1002"/>
        </table:table-row>
        <table:table-row table:style-name="ro7">
          <table:table-cell table:style-name="ce3" table:number-columns-repeated="2"/>
          <table:table-cell table:style-name="ce283" office:value-type="float" office:value="22" calcext:value-type="float">
            <text:p>22</text:p>
          </table:table-cell>
          <table:table-cell table:style-name="ce15" office:value-type="string" calcext:value-type="string">
            <text:p>Optischer Leistungsmesser Noyes OPM1-2C </text:p>
          </table:table-cell>
          <table:table-cell table:style-name="ce24"/>
          <table:table-cell table:style-name="ce283"/>
          <table:table-cell table:style-name="ce36" table:number-columns-repeated="2"/>
          <table:table-cell table:style-name="ce38" office:value-type="string" calcext:value-type="string">
            <text:p>G218734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120" office:value-type="date" office:date-value="2021-09-01" calcext:value-type="date">
            <text:p>01/09/2021</text:p>
          </table:table-cell>
          <table:table-cell table:style-name="ce137" office:value-type="date" office:date-value="2023-09-15" calcext:value-type="date">
            <text:p>15/9/2023</text:p>
          </table:table-cell>
          <table:table-cell table:style-name="ce209" table:formula="of:=IF([.N103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ANCELAR PS </text:p>
            <text:p>CMS NÃO CALIBRA</text:p>
          </table:table-cell>
          <table:table-cell table:style-name="ce67" office:value-type="string" calcext:value-type="string">
            <text:p>RSS test bench</text:p>
          </table:table-cell>
          <table:table-cell table:style-name="ce6" table:number-columns-repeated="4"/>
          <table:table-cell table:number-columns-repeated="1002"/>
        </table:table-row>
        <table:table-row table:style-name="ro6">
          <table:table-cell table:style-name="ce3" table:number-columns-repeated="2"/>
          <table:table-cell table:style-name="ce5" office:value-type="float" office:value="25" calcext:value-type="float">
            <text:p>25</text:p>
          </table:table-cell>
          <table:table-cell table:style-name="ce15" office:value-type="string" calcext:value-type="string">
            <text:p>Paquímetro (805.1) </text:p>
          </table:table-cell>
          <table:table-cell table:style-name="ce24"/>
          <table:table-cell table:style-name="ce5"/>
          <table:table-cell table:style-name="ce36" table:number-columns-repeated="2"/>
          <table:table-cell table:style-name="ce38" office:value-type="string" calcext:value-type="string">
            <text:p>X120314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146" office:value-type="date" office:date-value="2022-09-13" calcext:value-type="date">
            <text:p>13/09/22</text:p>
          </table:table-cell>
          <table:table-cell table:style-name="ce213" office:value-type="string" calcext:value-type="string">
            <text:p>FERRAMENTA NAO UTILIZADA</text:p>
          </table:table-cell>
          <table:table-cell table:style-name="ce38" office:value-type="string" calcext:value-type="string">
            <text:p>Referência para calibração: primeira utilização (13/09/2021). Calibração vencida. Recolher ferramenta. </text:p>
          </table:table-cell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6">
          <table:table-cell table:style-name="ce3" table:number-columns-repeated="2"/>
          <table:table-cell table:style-name="ce5" office:value-type="float" office:value="25" calcext:value-type="float">
            <text:p>25</text:p>
          </table:table-cell>
          <table:table-cell table:style-name="ce15" office:value-type="string" calcext:value-type="string">
            <text:p>Paquímetro (805.1) </text:p>
          </table:table-cell>
          <table:table-cell table:style-name="ce24"/>
          <table:table-cell table:style-name="ce5"/>
          <table:table-cell table:style-name="ce36" table:number-columns-repeated="2"/>
          <table:table-cell table:style-name="ce38" office:value-type="string" calcext:value-type="string">
            <text:p>X120317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140" office:value-type="date" office:date-value="2021-09-13" calcext:value-type="date">
            <text:p>13/09/2021</text:p>
          </table:table-cell>
          <table:table-cell table:style-name="ce193" office:value-type="date" office:date-value="2022-09-13" calcext:value-type="date">
            <text:p>13/09/2022</text:p>
          </table:table-cell>
          <table:table-cell table:style-name="ce213" office:value-type="string" calcext:value-type="string">
            <text:p>FERRAMENTA NAO UTILIZADA</text:p>
          </table:table-cell>
          <table:table-cell table:style-name="ce38" office:value-type="string" calcext:value-type="string">
            <text:p>Ferramenta ainda não utilizada e guardada no armário 05. Primeira calibração: um ano após o primeiro uso.</text:p>
          </table:table-cell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8">
          <table:table-cell table:style-name="ce3" table:number-columns-repeated="2"/>
          <table:table-cell table:style-name="ce5" office:value-type="float" office:value="25" calcext:value-type="float">
            <text:p>25</text:p>
          </table:table-cell>
          <table:table-cell table:style-name="ce15" office:value-type="string" calcext:value-type="string">
            <text:p>Paquímetro (805.1) </text:p>
          </table:table-cell>
          <table:table-cell table:style-name="ce24"/>
          <table:table-cell table:style-name="ce5"/>
          <table:table-cell table:style-name="ce36" table:number-columns-repeated="2"/>
          <table:table-cell table:style-name="ce38" office:value-type="string" calcext:value-type="string">
            <text:p>X120377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13" office:value-type="string" calcext:value-type="string">
            <text:p>FERRAMENTA NAO UTILIZADA</text:p>
          </table:table-cell>
          <table:table-cell table:style-name="ce38" office:value-type="string" calcext:value-type="string">
            <text:p>Ferramenta ainda não utilizada, disponível nos carrinhos. Colar etiqueta na primeira utilização.</text:p>
          </table:table-cell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6">
          <table:table-cell table:style-name="ce3" table:number-columns-repeated="2"/>
          <table:table-cell table:style-name="ce5" office:value-type="float" office:value="25" calcext:value-type="float">
            <text:p>25</text:p>
          </table:table-cell>
          <table:table-cell table:style-name="ce15" office:value-type="string" calcext:value-type="string">
            <text:p>Paquímetro (805.1) </text:p>
          </table:table-cell>
          <table:table-cell table:style-name="ce24"/>
          <table:table-cell table:style-name="ce5"/>
          <table:table-cell table:style-name="ce36" table:number-columns-repeated="2"/>
          <table:table-cell table:style-name="ce38" office:value-type="string" calcext:value-type="string">
            <text:p>X120381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140" office:value-type="date" office:date-value="2021-09-13" calcext:value-type="date">
            <text:p>13/09/2021</text:p>
          </table:table-cell>
          <table:table-cell table:style-name="ce146" office:value-type="date" office:date-value="2022-09-13" calcext:value-type="date">
            <text:p>13/09/22</text:p>
          </table:table-cell>
          <table:table-cell table:style-name="ce209" table:formula="of:=IF([.N107]&lt;TODAY(); &quot;DESCALIBRADO&quot;;&quot;CALIBRADO&quot;)" office:value-type="string" office:string-value="DESCALIBRADO" calcext:value-type="string">
            <text:p>DESCALIBRADO</text:p>
          </table:table-cell>
          <table:table-cell table:style-name="ce38" office:value-type="string" calcext:value-type="string">
            <text:p>Ferramenta ainda não utilizada e guardada no armário 05. Primeira calibração: um ano após o primeiro uso.</text:p>
          </table:table-cell>
          <table:table-cell table:style-name="ce67" office:value-type="string" calcext:value-type="string">
            <text:p>Calibração vencida. Ferramenta recolhida ao armário 05. 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Pressure regulator </text:p>
          </table:table-cell>
          <table:table-cell table:style-name="ce24"/>
          <table:table-cell table:style-name="ce5"/>
          <table:table-cell table:style-name="ce36" table:number-columns-repeated="2"/>
          <table:table-cell table:style-name="ce38" office:value-type="string" calcext:value-type="string">
            <text:p>G218315</text:p>
          </table:table-cell>
          <table:table-cell table:style-name="ce2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style-name="ce120" office:value-type="date" office:date-value="2020-08-07" calcext:value-type="date">
            <text:p>07/08/2020</text:p>
          </table:table-cell>
          <table:table-cell table:style-name="ce146" office:value-type="date" office:date-value="2024-08-08" calcext:value-type="date">
            <text:p>08/08/24</text:p>
          </table:table-cell>
          <table:table-cell table:style-name="ce209" table:formula="of:=IF([.N108]&lt;TODAY(); &quot;DESCALIBRADO&quot;;&quot;CALIBRADO&quot;)" office:value-type="string" office:string-value="CALIBRADO" calcext:value-type="string">
            <text:p>CALIBRADO</text:p>
          </table:table-cell>
          <table:table-cell table:style-name="ce5" office:value-type="string" calcext:value-type="string">
            <text:p>CMASM</text:p>
          </table:table-cell>
          <table:table-cell table:style-name="ce67" office:value-type="string" calcext:value-type="string">
            <text:p>RSS test bench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4" calcext:value-type="float">
            <text:p>14</text:p>
          </table:table-cell>
          <table:table-cell table:style-name="ce15" office:value-type="string" calcext:value-type="string">
            <text:p>Pressure sensor (ART_0000019066) – P1 </text:p>
          </table:table-cell>
          <table:table-cell table:style-name="ce24"/>
          <table:table-cell table:style-name="ce5"/>
          <table:table-cell table:style-name="ce36" table:number-columns-repeated="2"/>
          <table:table-cell table:style-name="ce38" office:value-type="string" calcext:value-type="string">
            <text:p>0045A</text:p>
          </table:table-cell>
          <table:table-cell table:style-name="ce38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143" office:value-type="date" office:date-value="2023-06-29" calcext:value-type="date">
            <text:p>29/06/23</text:p>
          </table:table-cell>
          <table:table-cell table:style-name="ce143" office:value-type="date" office:date-value="2024-06-29" calcext:value-type="date">
            <text:p>29/06/24</text:p>
          </table:table-cell>
          <table:table-cell table:style-name="ce209" table:formula="of:=IF([.N109]&lt;TODAY(); &quot;DESCALIBRADO&quot;;&quot;CALIBRADO&quot;)" office:value-type="string" office:string-value="CALIBRADO" calcext:value-type="string">
            <text:p>CALIBRADO</text:p>
          </table:table-cell>
          <table:table-cell table:style-name="ce5" office:value-type="string" calcext:value-type="string">
            <text:p>CMASM</text:p>
          </table:table-cell>
          <table:table-cell table:style-name="ce67" office:value-type="string" calcext:value-type="string">
            <text:p>Tightness test box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4" calcext:value-type="float">
            <text:p>14</text:p>
          </table:table-cell>
          <table:table-cell table:style-name="ce15" office:value-type="string" calcext:value-type="string">
            <text:p>Pressure sensor (ART_0000019066) – P2 </text:p>
          </table:table-cell>
          <table:table-cell table:style-name="ce24"/>
          <table:table-cell table:style-name="ce5"/>
          <table:table-cell table:style-name="ce36" table:number-columns-repeated="2"/>
          <table:table-cell table:style-name="ce38" office:value-type="string" calcext:value-type="string">
            <text:p>0025A</text:p>
          </table:table-cell>
          <table:table-cell table:style-name="ce38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143" office:value-type="date" office:date-value="2023-06-29" calcext:value-type="date">
            <text:p>29/06/23</text:p>
          </table:table-cell>
          <table:table-cell table:style-name="ce143" office:value-type="date" office:date-value="2024-06-29" calcext:value-type="date">
            <text:p>29/06/24</text:p>
          </table:table-cell>
          <table:table-cell table:style-name="ce209" table:formula="of:=IF([.N110]&lt;TODAY(); &quot;DESCALIBRADO&quot;;&quot;CALIBRADO&quot;)" office:value-type="string" office:string-value="CALIBRADO" calcext:value-type="string">
            <text:p>CALIBRADO</text:p>
          </table:table-cell>
          <table:table-cell table:style-name="ce5" office:value-type="string" calcext:value-type="string">
            <text:p>CMASM</text:p>
          </table:table-cell>
          <table:table-cell table:style-name="ce67" office:value-type="string" calcext:value-type="string">
            <text:p>Tightness test box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4" calcext:value-type="float">
            <text:p>14</text:p>
          </table:table-cell>
          <table:table-cell table:style-name="ce15" office:value-type="string" calcext:value-type="string">
            <text:p>Pressure sensor (ART_0000019066) – vácuo </text:p>
          </table:table-cell>
          <table:table-cell table:style-name="ce24"/>
          <table:table-cell table:style-name="ce5"/>
          <table:table-cell table:style-name="ce36" table:number-columns-repeated="2"/>
          <table:table-cell table:style-name="ce38" office:value-type="string" calcext:value-type="string">
            <text:p>0049A</text:p>
          </table:table-cell>
          <table:table-cell table:style-name="ce38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143" office:value-type="date" office:date-value="2023-06-29" calcext:value-type="date">
            <text:p>29/06/23</text:p>
          </table:table-cell>
          <table:table-cell table:style-name="ce143" office:value-type="date" office:date-value="2024-06-29" calcext:value-type="date">
            <text:p>29/06/24</text:p>
          </table:table-cell>
          <table:table-cell table:style-name="ce209" table:formula="of:=IF([.N111]&lt;TODAY(); &quot;DESCALIBRADO&quot;;&quot;CALIBRADO&quot;)" office:value-type="string" office:string-value="CALIBRADO" calcext:value-type="string">
            <text:p>CALIBRADO</text:p>
          </table:table-cell>
          <table:table-cell table:style-name="ce5" office:value-type="string" calcext:value-type="string">
            <text:p>CMASM</text:p>
          </table:table-cell>
          <table:table-cell table:style-name="ce67" office:value-type="string" calcext:value-type="string">
            <text:p>Tightness test box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5" office:value-type="float" office:value="14" calcext:value-type="float">
            <text:p>14</text:p>
          </table:table-cell>
          <table:table-cell table:style-name="ce15" office:value-type="string" calcext:value-type="string">
            <text:p>Pressure switch setting tool (ART_0000016319) (WIKA CPH6300 (reader) + CPT6200 (sensor)) </text:p>
          </table:table-cell>
          <table:table-cell table:style-name="ce24"/>
          <table:table-cell table:style-name="ce5"/>
          <table:table-cell table:style-name="ce36" table:number-columns-repeated="2"/>
          <table:table-cell table:style-name="ce54" office:value-type="string" calcext:value-type="string">
            <text:p>F301900002</text:p>
          </table:table-cell>
          <table:table-cell table:style-name="ce2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143" office:value-type="date" office:date-value="2023-06-14" calcext:value-type="date">
            <text:p>14/06/23</text:p>
          </table:table-cell>
          <table:table-cell table:style-name="ce143" office:value-type="date" office:date-value="2024-06-14" calcext:value-type="date">
            <text:p>14/06/24</text:p>
          </table:table-cell>
          <table:table-cell table:style-name="ce209" table:formula="of:=IF([.N112]&lt;TODAY(); &quot;DESCALIBRADO&quot;;&quot;CALIBRADO&quot;)" office:value-type="string" office:string-value="CALIBRADO" calcext:value-type="string">
            <text:p>CALIBRADO</text:p>
          </table:table-cell>
          <table:table-cell table:style-name="ce5" office:value-type="string" calcext:value-type="string">
            <text:p>CMASM</text:p>
          </table:table-cell>
          <table:table-cell table:style-name="ce67" office:value-type="string" calcext:value-type="string">
            <text:p>EXS test bench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PXIe-4080 digital multimeter </text:p>
          </table:table-cell>
          <table:table-cell table:style-name="ce24"/>
          <table:table-cell table:style-name="ce283"/>
          <table:table-cell table:style-name="ce36" table:number-columns-repeated="2"/>
          <table:table-cell table:style-name="ce38" office:value-type="string" calcext:value-type="string">
            <text:p>01CE4764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24" calcext:value-type="float">
            <text:p>24</text:p>
          </table:table-cell>
          <table:table-cell table:style-name="ce120" office:value-type="date" office:date-value="2020-08-03" calcext:value-type="date">
            <text:p>03/08/2020</text:p>
          </table:table-cell>
          <table:table-cell table:style-name="ce192" office:value-type="date" office:date-value="2024-09-28" calcext:value-type="date">
            <text:p>28/09/24</text:p>
          </table:table-cell>
          <table:table-cell table:style-name="ce209" table:formula="of:=IF([.N113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ALTCRED 4</text:p>
          </table:table-cell>
          <table:table-cell table:style-name="ce67" office:value-type="string" calcext:value-type="string">
            <text:p>RSS test bench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21" calcext:value-type="float">
            <text:p>21</text:p>
          </table:table-cell>
          <table:table-cell table:style-name="ce15" office:value-type="string" calcext:value-type="string">
            <text:p>Pyrotechnic ohmeter AOIP (IND43) 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5" office:value-type="string" calcext:value-type="string">
            <text:p>4602VC370001D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2" calcext:value-type="float">
            <text:p>12</text:p>
          </table:table-cell>
          <table:table-cell table:style-name="ce144" office:value-type="date" office:date-value="2023-06-28" calcext:value-type="date">
            <text:p>28/06/23</text:p>
          </table:table-cell>
          <table:table-cell table:style-name="ce198" office:value-type="date" office:date-value="2024-06-28" calcext:value-type="date">
            <text:p>28/06/24</text:p>
          </table:table-cell>
          <table:table-cell table:style-name="ce209" table:formula="of:=IF([.N114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67" office:value-type="string" calcext:value-type="string">
            <text:p>EXS test bench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11" calcext:value-type="float">
            <text:p>11</text:p>
          </table:table-cell>
          <table:table-cell table:style-name="ce15" office:value-type="string" calcext:value-type="string">
            <text:p>SB charger main power supply (ART_0000025623) (AMETEK SGA-600625D-1D-AA) </text:p>
          </table:table-cell>
          <table:table-cell table:style-name="ce24"/>
          <table:table-cell table:style-name="ce283"/>
          <table:table-cell table:style-name="ce36" table:number-columns-repeated="2"/>
          <table:table-cell table:style-name="ce38"/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140" office:value-type="date" office:date-value="2021-01-26" calcext:value-type="date">
            <text:p>26/01/2021</text:p>
          </table:table-cell>
          <table:table-cell table:style-name="ce137" office:value-type="date" office:date-value="2023-11-30" calcext:value-type="date">
            <text:p>30/11/2023</text:p>
          </table:table-cell>
          <table:table-cell table:style-name="ce209" table:formula="of:=IF([.N115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ALTCRED 4</text:p>
          </table:table-cell>
          <table:table-cell table:style-name="ce67" office:value-type="string" calcext:value-type="string">
            <text:p>SB charger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Selftest unit </text:p>
          </table:table-cell>
          <table:table-cell table:style-name="ce24"/>
          <table:table-cell table:style-name="ce283"/>
          <table:table-cell table:style-name="ce36" table:number-columns-repeated="2"/>
          <table:table-cell table:style-name="ce65"/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24" calcext:value-type="float">
            <text:p>24</text:p>
          </table:table-cell>
          <table:table-cell table:style-name="ce120" office:value-type="date" office:date-value="2020-09-01" calcext:value-type="date">
            <text:p>01/09/2020</text:p>
          </table:table-cell>
          <table:table-cell table:style-name="ce186" office:value-type="date" office:date-value="2025-07-13" calcext:value-type="date">
            <text:p>13/07/2025</text:p>
          </table:table-cell>
          <table:table-cell table:style-name="ce212" office:value-type="string" calcext:value-type="string">
            <text:p>CALIBRADO F21</text:p>
          </table:table-cell>
          <table:table-cell table:style-name="ce91"/>
          <table:table-cell table:style-name="ce67" office:value-type="string" calcext:value-type="string">
            <text:p>RSS test bench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SYNOR rack (ver observação) </text:p>
          </table:table-cell>
          <table:table-cell table:style-name="ce24"/>
          <table:table-cell table:style-name="ce283"/>
          <table:table-cell table:style-name="ce36" table:number-columns-repeated="2"/>
          <table:table-cell table:style-name="ce65"/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  <table:table-cell table:style-name="ce137" office:value-type="date" office:date-value="2021-02-17" calcext:value-type="date">
            <text:p>17/2/2021</text:p>
          </table:table-cell>
          <table:table-cell table:style-name="ce137" office:value-type="date" office:date-value="2024-02-10" calcext:value-type="date">
            <text:p>10/2/2024</text:p>
          </table:table-cell>
          <table:table-cell table:style-name="ce212" office:value-type="string" calcext:value-type="string">
            <text:p>CALIBRADO F21</text:p>
          </table:table-cell>
          <table:table-cell table:style-name="ce91"/>
          <table:table-cell table:style-name="ce67" office:value-type="string" calcext:value-type="string">
            <text:p>SB test bench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27" calcext:value-type="float">
            <text:p>27</text:p>
          </table:table-cell>
          <table:table-cell table:style-name="ce15" office:value-type="string" calcext:value-type="string">
            <text:p>Thermometer/hygrometer (Omega HH314A) 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5" office:value-type="float" office:value="171101511" calcext:value-type="float">
            <text:p>171101511</text:p>
          </table:table-cell>
          <table:table-cell table:style-name="ce27"/>
          <table:table-cell table:style-name="ce110" office:value-type="float" office:value="3" calcext:value-type="float">
            <text:p>3</text:p>
          </table:table-cell>
          <table:table-cell table:style-name="ce110" office:value-type="float" office:value="12" calcext:value-type="float">
            <text:p>12</text:p>
          </table:table-cell>
          <table:table-cell table:style-name="ce135" office:value-type="date" office:date-value="2023-07-31" calcext:value-type="date">
            <text:p>31/07/23</text:p>
          </table:table-cell>
          <table:table-cell table:style-name="ce135" office:value-type="date" office:date-value="2024-07-31" calcext:value-type="date">
            <text:p>31/07/24</text:p>
          </table:table-cell>
          <table:table-cell table:style-name="ce209" table:formula="of:=IF([.N118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67" office:value-type="string" calcext:value-type="string">
            <text:p>SB test bench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e meter (20-240 nMn) </text:p>
          </table:table-cell>
          <table:table-cell table:style-name="ce24"/>
          <table:table-cell table:style-name="ce5"/>
          <table:table-cell table:style-name="ce38" office:value-type="string" calcext:value-type="string">
            <text:p>20 – 240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string" calcext:value-type="string">
            <text:p>G218732</text:p>
          </table:table-cell>
          <table:table-cell table:style-name="ce2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style-name="ce120" office:value-type="date" office:date-value="2020-09-01" calcext:value-type="date">
            <text:p>01/09/2020</text:p>
          </table:table-cell>
          <table:table-cell table:style-name="ce146" office:value-type="date" office:date-value="2024-08-16" calcext:value-type="date">
            <text:p>16/08/24</text:p>
          </table:table-cell>
          <table:table-cell table:style-name="ce209" table:formula="of:=IF([.N119]&lt;TODAY(); &quot;DESCALIBRADO&quot;;&quot;CALIBRADO&quot;)" office:value-type="string" office:string-value="CALIBRADO" calcext:value-type="string">
            <text:p>CALIBRADO</text:p>
          </table:table-cell>
          <table:table-cell table:style-name="ce5"/>
          <table:table-cell table:style-name="ce67" office:value-type="string" calcext:value-type="string">
            <text:p>RSS test bench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e meter (5-60 nMn) </text:p>
          </table:table-cell>
          <table:table-cell table:style-name="ce24"/>
          <table:table-cell table:style-name="ce5"/>
          <table:table-cell table:style-name="ce38" office:value-type="string" calcext:value-type="string">
            <text:p>5 - 60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string" calcext:value-type="string">
            <text:p>G218733</text:p>
          </table:table-cell>
          <table:table-cell table:style-name="ce2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24" calcext:value-type="float">
            <text:p>24</text:p>
          </table:table-cell>
          <table:table-cell table:style-name="ce120" office:value-type="date" office:date-value="2020-09-01" calcext:value-type="date">
            <text:p>01/09/2020</text:p>
          </table:table-cell>
          <table:table-cell table:style-name="ce146" office:value-type="date" office:date-value="2024-08-16" calcext:value-type="date">
            <text:p>16/08/24</text:p>
          </table:table-cell>
          <table:table-cell table:style-name="ce209" table:formula="of:=IF([.N120]&lt;TODAY(); &quot;DESCALIBRADO&quot;;&quot;CALIBRADO&quot;)" office:value-type="string" office:string-value="CALIBRADO" calcext:value-type="string">
            <text:p>CALIBRADO</text:p>
          </table:table-cell>
          <table:table-cell table:style-name="ce5"/>
          <table:table-cell table:style-name="ce67" office:value-type="string" calcext:value-type="string">
            <text:p>RSS test bench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3/8” 5-50 N.m <text:s/></text:p>
          </table:table-cell>
          <table:table-cell table:style-name="ce24"/>
          <table:table-cell table:style-name="ce6" table:number-columns-repeated="3"/>
          <table:table-cell table:style-name="ce67" office:value-type="float" office:value="200500300" calcext:value-type="float">
            <text:p>200500300</text:p>
          </table:table-cell>
          <table:table-cell table:style-name="ce6"/>
          <table:table-cell table:style-name="ce110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121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0,5 Nm a 2,5 Nm (A.402) </text:p>
          </table:table-cell>
          <table:table-cell table:style-name="ce24"/>
          <table:table-cell table:style-name="ce5"/>
          <table:table-cell table:style-name="ce38" office:value-type="string" calcext:value-type="string">
            <text:p>0,5 – 2,5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string" calcext:value-type="string">
            <text:p>Y040190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13" office:value-type="string" calcext:value-type="string">
            <text:p>FERRAMENTA NAO UTILIZADA</text:p>
          </table:table-cell>
          <table:table-cell table:style-name="ce3"/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0,5 Nm a 2,5 Nm (A.402) </text:p>
          </table:table-cell>
          <table:table-cell table:style-name="ce24"/>
          <table:table-cell table:style-name="ce5"/>
          <table:table-cell table:style-name="ce38" office:value-type="string" calcext:value-type="string">
            <text:p>0,5 – 2,5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string" calcext:value-type="string">
            <text:p>Y040207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13" office:value-type="string" calcext:value-type="string">
            <text:p>FERRAMENTA NAO UTILIZADA</text:p>
          </table:table-cell>
          <table:table-cell table:style-name="ce38"/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0,5 Nm a 2,5 Nm (A.402) </text:p>
          </table:table-cell>
          <table:table-cell table:style-name="ce24"/>
          <table:table-cell table:style-name="ce5"/>
          <table:table-cell table:style-name="ce38" office:value-type="string" calcext:value-type="string">
            <text:p>0,5 – 2,5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string" calcext:value-type="string">
            <text:p>Y010082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140" office:value-type="date" office:date-value="2021-09-13" calcext:value-type="date">
            <text:p>13/09/2021</text:p>
          </table:table-cell>
          <table:table-cell table:style-name="ce146" office:value-type="date" office:date-value="2022-09-13" calcext:value-type="date">
            <text:p>13/09/22</text:p>
          </table:table-cell>
          <table:table-cell table:style-name="ce209" table:formula="of:=IF([.N124]&lt;TODAY(); &quot;DESCALIBRADO&quot;;&quot;CALIBRADO&quot;)" office:value-type="string" office:string-value="DESCALIBRADO" calcext:value-type="string">
            <text:p>DESCALIBRADO</text:p>
          </table:table-cell>
          <table:table-cell table:style-name="ce241" office:value-type="string" calcext:value-type="string">
            <text:p>FERRAMENTA NAO UTILIZADA</text:p>
          </table:table-cell>
          <table:table-cell table:style-name="ce67" office:value-type="string" calcext:value-type="string">
            <text:p>Calibração vencida. Ferramenta recolhida ao armário 05. 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0,5 Nm a 2,5 Nm (A.402) </text:p>
          </table:table-cell>
          <table:table-cell table:style-name="ce24"/>
          <table:table-cell table:style-name="ce5"/>
          <table:table-cell table:style-name="ce38" office:value-type="string" calcext:value-type="string">
            <text:p>0,5 – 2,5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string" calcext:value-type="string">
            <text:p>Y040189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137" office:value-type="date" office:date-value="2022-10-03" calcext:value-type="date">
            <text:p>3/10/2022</text:p>
          </table:table-cell>
          <table:table-cell table:style-name="ce146" office:value-type="date" office:date-value="2023-10-03" calcext:value-type="date">
            <text:p>03/10/23</text:p>
          </table:table-cell>
          <table:table-cell table:style-name="ce209" table:formula="of:=IF([.N125]&lt;TODAY(); &quot;DESCALIBRADO&quot;;&quot;CALIBRADO&quot;)" office:value-type="string" office:string-value="DESCALIBRADO" calcext:value-type="string">
            <text:p>DESCALIBRADO</text:p>
          </table:table-cell>
          <table:table-cell table:style-name="ce241" office:value-type="string" calcext:value-type="string">
            <text:p>FERRAMENTA NAO UTILIZADA</text:p>
          </table:table-cell>
          <table:table-cell table:style-name="ce67" office:value-type="string" calcext:value-type="string">
            <text:p>Referência para calibração: primeira utilização (03/10/2022).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10 Nm a 50 Nm (J.208-50) </text:p>
          </table:table-cell>
          <table:table-cell table:style-name="ce24"/>
          <table:table-cell table:style-name="ce5"/>
          <table:table-cell table:style-name="ce38" office:value-type="string" calcext:value-type="string">
            <text:p>10 – 50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string" calcext:value-type="string">
            <text:p>Y030893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137"/>
          <table:table-cell table:style-name="ce283"/>
          <table:table-cell table:style-name="ce213" office:value-type="string" calcext:value-type="string">
            <text:p>FERRAMENTA NAO UTILIZADA</text:p>
          </table:table-cell>
          <table:table-cell table:style-name="ce38"/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10 Nm a 50 Nm (J.208-50) </text:p>
          </table:table-cell>
          <table:table-cell table:style-name="ce24"/>
          <table:table-cell table:style-name="ce5"/>
          <table:table-cell table:style-name="ce38" office:value-type="string" calcext:value-type="string">
            <text:p>10 – 50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string" calcext:value-type="string">
            <text:p>Y030895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120" office:value-type="date" office:date-value="2022-04-27" calcext:value-type="date">
            <text:p>27/04/2022</text:p>
          </table:table-cell>
          <table:table-cell table:style-name="ce146" office:value-type="date" office:date-value="2023-04-27" calcext:value-type="date">
            <text:p>27/04/23</text:p>
          </table:table-cell>
          <table:table-cell table:style-name="ce209" table:formula="of:=IF([.N127]&lt;TODAY(); &quot;DESCALIBRADO&quot;;&quot;CALIBRADO&quot;)" office:value-type="string" office:string-value="DESCALIBRADO" calcext:value-type="string">
            <text:p>DESCALIBRADO</text:p>
          </table:table-cell>
          <table:table-cell table:style-name="ce241" office:value-type="string" calcext:value-type="string">
            <text:p>FERRAMENTA NAO UTILIZADA</text:p>
          </table:table-cell>
          <table:table-cell table:style-name="ce67" office:value-type="string" calcext:value-type="string">
            <text:p>Referência para calibração: primeira utilização (27/04/2022).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10 Nm a 50 Nm (J.208-50) </text:p>
          </table:table-cell>
          <table:table-cell table:style-name="ce24"/>
          <table:table-cell table:style-name="ce5"/>
          <table:table-cell table:style-name="ce38" office:value-type="string" calcext:value-type="string">
            <text:p>10 – 50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string" calcext:value-type="string">
            <text:p>Y030900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140" office:value-type="date" office:date-value="2021-06-24" calcext:value-type="date">
            <text:p>24/06/2021</text:p>
          </table:table-cell>
          <table:table-cell table:style-name="ce146" office:value-type="date" office:date-value="2022-06-24" calcext:value-type="date">
            <text:p>24/06/22</text:p>
          </table:table-cell>
          <table:table-cell table:style-name="ce209" table:formula="of:=IF([.N128]&lt;TODAY(); &quot;DESCALIBRADO&quot;;&quot;CALIBRADO&quot;)" office:value-type="string" office:string-value="DESCALIBRADO" calcext:value-type="string">
            <text:p>DESCALIBRADO</text:p>
          </table:table-cell>
          <table:table-cell table:style-name="ce38"/>
          <table:table-cell table:style-name="ce67" office:value-type="string" calcext:value-type="string">
            <text:p>Calibração vencida. Ferramenta recolhida ao armário 05. Sentido de aperto invertido em 27/04/2022.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10 Nm a 50 Nm (J.208-50) </text:p>
          </table:table-cell>
          <table:table-cell table:style-name="ce24"/>
          <table:table-cell table:style-name="ce5"/>
          <table:table-cell table:style-name="ce38" office:value-type="string" calcext:value-type="string">
            <text:p>10 – 50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string" calcext:value-type="string">
            <text:p>Y030902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137" office:value-type="date" office:date-value="2022-06-28" calcext:value-type="date">
            <text:p>28/6/2022</text:p>
          </table:table-cell>
          <table:table-cell table:style-name="ce146" office:value-type="date" office:date-value="2023-06-28" calcext:value-type="date">
            <text:p>28/06/23</text:p>
          </table:table-cell>
          <table:table-cell table:style-name="ce209" table:formula="of:=IF([.N129]&lt;TODAY(); &quot;DESCALIBRADO&quot;;&quot;CALIBRADO&quot;)" office:value-type="string" office:string-value="DESCALIBRADO" calcext:value-type="string">
            <text:p>DESCALIBRADO</text:p>
          </table:table-cell>
          <table:table-cell table:style-name="ce38"/>
          <table:table-cell table:style-name="ce67" office:value-type="string" calcext:value-type="string">
            <text:p>Referência para calibração: primeira utilização (28/06/2022).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2 Nm a 10 Nm (A.404) </text:p>
          </table:table-cell>
          <table:table-cell table:style-name="ce24"/>
          <table:table-cell table:style-name="ce5"/>
          <table:table-cell table:style-name="ce38" office:value-type="string" calcext:value-type="string">
            <text:p>2 -10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string" calcext:value-type="string">
            <text:p>Y020565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120" office:value-type="date" office:date-value="2023-06-22" calcext:value-type="date">
            <text:p>22/06/2023</text:p>
          </table:table-cell>
          <table:table-cell table:style-name="ce193" office:value-type="date" office:date-value="2024-06-22" calcext:value-type="date">
            <text:p>22/06/2024</text:p>
          </table:table-cell>
          <table:table-cell table:style-name="ce209" table:formula="of:=IF([.N130]&lt;TODAY(); &quot;DESCALIBRADO&quot;;&quot;CALIBRADO&quot;)" office:value-type="string" office:string-value="CALIBRADO" calcext:value-type="string">
            <text:p>CALIBRADO</text:p>
          </table:table-cell>
          <table:table-cell table:style-name="ce38"/>
          <table:table-cell table:style-name="ce67" office:value-type="string" calcext:value-type="string">
            <text:p>Referência para calibração: primeira utilização (22/06/2023).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2 Nm a 10 Nm (A.404) </text:p>
          </table:table-cell>
          <table:table-cell table:style-name="ce24"/>
          <table:table-cell table:style-name="ce5"/>
          <table:table-cell table:style-name="ce38" office:value-type="string" calcext:value-type="string">
            <text:p>2 – 10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string" calcext:value-type="string">
            <text:p>Y020384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140" office:value-type="date" office:date-value="2021-09-13" calcext:value-type="date">
            <text:p>13/09/2021</text:p>
          </table:table-cell>
          <table:table-cell table:style-name="ce143" office:value-type="date" office:date-value="2022-09-13" calcext:value-type="date">
            <text:p>13/09/22</text:p>
          </table:table-cell>
          <table:table-cell table:style-name="ce209" table:formula="of:=IF([.N131]&lt;TODAY(); &quot;DESCALIBRADO&quot;;&quot;CALIBRADO&quot;)" office:value-type="string" office:string-value="DESCALIBRADO" calcext:value-type="string">
            <text:p>DESCALIBRADO</text:p>
          </table:table-cell>
          <table:table-cell table:style-name="ce38"/>
          <table:table-cell table:style-name="ce67" office:value-type="string" calcext:value-type="string">
            <text:p>Calibração vencida. Ferramenta recolhida ao armário 05. 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2 Nm a 10 Nm (A.404) </text:p>
          </table:table-cell>
          <table:table-cell table:style-name="ce24"/>
          <table:table-cell table:style-name="ce5"/>
          <table:table-cell table:style-name="ce38" office:value-type="string" calcext:value-type="string">
            <text:p>2 -10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string" calcext:value-type="string">
            <text:p>Y020385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145" office:value-type="date" office:date-value="2022-05-03" calcext:value-type="date">
            <text:p>3/5/2022</text:p>
          </table:table-cell>
          <table:table-cell table:style-name="ce146" office:value-type="date" office:date-value="2023-05-03" calcext:value-type="date">
            <text:p>03/05/23</text:p>
          </table:table-cell>
          <table:table-cell table:style-name="ce209" table:formula="of:=IF([.N132]&lt;TODAY(); &quot;DESCALIBRADO&quot;;&quot;CALIBRADO&quot;)" office:value-type="string" office:string-value="DESCALIBRADO" calcext:value-type="string">
            <text:p>DESCALIBRADO</text:p>
          </table:table-cell>
          <table:table-cell table:style-name="ce38"/>
          <table:table-cell table:style-name="ce67" office:value-type="string" calcext:value-type="string">
            <text:p>Calibração vencida. Ferramenta recolhida ao armário 05. 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2 Nm a 10 Nm (A.404) </text:p>
          </table:table-cell>
          <table:table-cell table:style-name="ce24"/>
          <table:table-cell table:style-name="ce5"/>
          <table:table-cell table:style-name="ce38" office:value-type="string" calcext:value-type="string">
            <text:p>2 -10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string" calcext:value-type="string">
            <text:p>Y020490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137" office:value-type="date" office:date-value="2022-10-03" calcext:value-type="date">
            <text:p>3/10/2022</text:p>
          </table:table-cell>
          <table:table-cell table:style-name="ce146" office:value-type="date" office:date-value="2023-10-03" calcext:value-type="date">
            <text:p>03/10/23</text:p>
          </table:table-cell>
          <table:table-cell table:style-name="ce209" table:formula="of:=IF([.N133]&lt;TODAY(); &quot;DESCALIBRADO&quot;;&quot;CALIBRADO&quot;)" office:value-type="string" office:string-value="DESCALIBRADO" calcext:value-type="string">
            <text:p>DESCALIBRADO</text:p>
          </table:table-cell>
          <table:table-cell table:style-name="ce241" office:value-type="string" calcext:value-type="string">
            <text:p>FERRAMENTA NAO UTILIZADA</text:p>
          </table:table-cell>
          <table:table-cell table:style-name="ce67" office:value-type="string" calcext:value-type="string">
            <text:p>Referência para calibração: primeira utilização (03/10/2022).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3/8” <text:s text:c="2"/>2-10 Nm <text:s/></text:p>
          </table:table-cell>
          <table:table-cell table:style-name="ce24"/>
          <table:table-cell table:style-name="ce5"/>
          <table:table-cell table:style-name="ce38" office:value-type="string" calcext:value-type="string">
            <text:p>2 -10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float" office:value="200100004" calcext:value-type="float">
            <text:p>200100004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13" office:value-type="string" calcext:value-type="string">
            <text:p>FERRAMENTA NAO UTILIZADA</text:p>
          </table:table-cell>
          <table:table-cell table:style-name="ce241" office:value-type="string" calcext:value-type="string">
            <text:p>FERRAMENTA NAO UTILIZADA</text:p>
          </table:table-cell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3/8” <text:s/>5-50 Nm <text:s/></text:p>
          </table:table-cell>
          <table:table-cell table:style-name="ce24"/>
          <table:table-cell table:style-name="ce5"/>
          <table:table-cell table:style-name="ce38" office:value-type="string" calcext:value-type="string">
            <text:p>5 – 50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float" office:value="200500300" calcext:value-type="float">
            <text:p>200500300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13" office:value-type="string" calcext:value-type="string">
            <text:p>FERRAMENTA NAO UTILIZADA</text:p>
          </table:table-cell>
          <table:table-cell table:style-name="ce241" office:value-type="string" calcext:value-type="string">
            <text:p>FERRAMENTA NAO UTILIZADA</text:p>
          </table:table-cell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3/8” <text:s/>5-50 Nm <text:s/></text:p>
          </table:table-cell>
          <table:table-cell table:style-name="ce24"/>
          <table:table-cell table:style-name="ce5"/>
          <table:table-cell table:style-name="ce38" office:value-type="string" calcext:value-type="string">
            <text:p>5 – 50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float" office:value="200500303" calcext:value-type="float">
            <text:p>200500303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13" office:value-type="string" calcext:value-type="string">
            <text:p>FERRAMENTA NAO UTILIZADA</text:p>
          </table:table-cell>
          <table:table-cell table:style-name="ce241" office:value-type="string" calcext:value-type="string">
            <text:p>FERRAMENTA NAO UTILIZADA</text:p>
          </table:table-cell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3/8” 1-5 N.m </text:p>
          </table:table-cell>
          <table:table-cell table:style-name="ce24"/>
          <table:table-cell table:style-name="ce5"/>
          <table:table-cell table:style-name="ce38" office:value-type="string" calcext:value-type="string">
            <text:p>1 – 5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float" office:value="200050002" calcext:value-type="float">
            <text:p>200050002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13" office:value-type="string" calcext:value-type="string">
            <text:p>FERRAMENTA NAO UTILIZADA</text:p>
          </table:table-cell>
          <table:table-cell table:style-name="ce241" office:value-type="string" calcext:value-type="string">
            <text:p>FERRAMENTA NAO UTILIZADA</text:p>
          </table:table-cell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3/8” 1-6 Nm <text:s/></text:p>
          </table:table-cell>
          <table:table-cell table:style-name="ce24"/>
          <table:table-cell table:style-name="ce5"/>
          <table:table-cell table:style-name="ce38" office:value-type="string" calcext:value-type="string">
            <text:p>1 – 6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float" office:value="200060005" calcext:value-type="float">
            <text:p>200060005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13" office:value-type="string" calcext:value-type="string">
            <text:p>FERRAMENTA NAO UTILIZADA</text:p>
          </table:table-cell>
          <table:table-cell table:style-name="ce241" office:value-type="string" calcext:value-type="string">
            <text:p>FERRAMENTA NAO UTILIZADA</text:p>
          </table:table-cell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3/8” 2-10 N.m </text:p>
          </table:table-cell>
          <table:table-cell table:style-name="ce24"/>
          <table:table-cell table:style-name="ce5"/>
          <table:table-cell table:style-name="ce38" office:value-type="string" calcext:value-type="string">
            <text:p>2 -10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string" calcext:value-type="string">
            <text:p><text:span text:style-name="T3">200100001</text:span>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146" office:value-type="date" office:date-value="2023-06-20" calcext:value-type="date">
            <text:p>20/06/23</text:p>
          </table:table-cell>
          <table:table-cell table:style-name="ce209" table:formula="of:=IF([.N139]&lt;TODAY(); &quot;DESCALIBRADO&quot;;&quot;CALIBRADO&quot;)" office:value-type="string" office:string-value="DESCALIBRADO" calcext:value-type="string">
            <text:p>DESCALIBRADO</text:p>
          </table:table-cell>
          <table:table-cell table:style-name="ce38"/>
          <table:table-cell table:style-name="ce67" office:value-type="string" calcext:value-type="string">
            <text:p>Referência para calibração: primeira utilização (20/06/2022).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3/8” 5-50 Nm </text:p>
          </table:table-cell>
          <table:table-cell table:style-name="ce24"/>
          <table:table-cell table:style-name="ce5"/>
          <table:table-cell table:style-name="ce38" office:value-type="string" calcext:value-type="string">
            <text:p>5 – 50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float" office:value="200500038" calcext:value-type="float">
            <text:p>200500038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13" office:value-type="string" calcext:value-type="string">
            <text:p>FERRAMENTA NAO UTILIZADA</text:p>
          </table:table-cell>
          <table:table-cell table:style-name="ce241" office:value-type="string" calcext:value-type="string">
            <text:p>FERRAMENTA NAO UTILIZADA</text:p>
          </table:table-cell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5 Nm a 25 Nm (R.306-25D) </text:p>
          </table:table-cell>
          <table:table-cell table:style-name="ce24"/>
          <table:table-cell table:style-name="ce5"/>
          <table:table-cell table:style-name="ce38" office:value-type="string" calcext:value-type="string">
            <text:p>5 – 25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string" calcext:value-type="string">
            <text:p>Y040131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13" office:value-type="string" calcext:value-type="string">
            <text:p>FERRAMENTA NAO UTILIZADA</text:p>
          </table:table-cell>
          <table:table-cell table:style-name="ce241" office:value-type="string" calcext:value-type="string">
            <text:p>FERRAMENTA NAO UTILIZADA</text:p>
          </table:table-cell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5 Nm a 25 Nm (R.306-25D) </text:p>
          </table:table-cell>
          <table:table-cell table:style-name="ce24"/>
          <table:table-cell table:style-name="ce5"/>
          <table:table-cell table:style-name="ce38" office:value-type="string" calcext:value-type="string">
            <text:p>5 – 25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string" calcext:value-type="string">
            <text:p>Y040156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13" office:value-type="string" calcext:value-type="string">
            <text:p>FERRAMENTA NAO UTILIZADA</text:p>
          </table:table-cell>
          <table:table-cell table:style-name="ce38"/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5 Nm a 25 Nm (R.306-25D) </text:p>
          </table:table-cell>
          <table:table-cell table:style-name="ce24"/>
          <table:table-cell table:style-name="ce5"/>
          <table:table-cell table:style-name="ce38" office:value-type="string" calcext:value-type="string">
            <text:p>5 – 25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string" calcext:value-type="string">
            <text:p>Y040130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146" office:value-type="date" office:date-value="2022-09-13" calcext:value-type="date">
            <text:p>13/09/22</text:p>
          </table:table-cell>
          <table:table-cell table:style-name="ce209" table:formula="of:=IF([.N143]&lt;TODAY(); &quot;DESCALIBRADO&quot;;&quot;CALIBRADO&quot;)" office:value-type="string" office:string-value="DESCALIBRADO" calcext:value-type="string">
            <text:p>DESCALIBRADO</text:p>
          </table:table-cell>
          <table:table-cell table:style-name="ce241" office:value-type="string" calcext:value-type="string">
            <text:p>FERRAMENTA NAO UTILIZADA</text:p>
          </table:table-cell>
          <table:table-cell table:style-name="ce67" office:value-type="string" calcext:value-type="string">
            <text:p>Calibração vencida. Ferramenta recolhida ao armário 05. 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5 Nm a 25 Nm (R.306-25D) </text:p>
          </table:table-cell>
          <table:table-cell table:style-name="ce24"/>
          <table:table-cell table:style-name="ce5"/>
          <table:table-cell table:style-name="ce38" office:value-type="string" calcext:value-type="string">
            <text:p>5 – 25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string" calcext:value-type="string">
            <text:p>Y040160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146" office:value-type="date" office:date-value="2023-10-03" calcext:value-type="date">
            <text:p>03/10/23</text:p>
          </table:table-cell>
          <table:table-cell table:style-name="ce209" table:formula="of:=IF([.N144]&lt;TODAY(); &quot;DESCALIBRADO&quot;;&quot;CALIBRADO&quot;)" office:value-type="string" office:string-value="DESCALIBRADO" calcext:value-type="string">
            <text:p>DESCALIBRADO</text:p>
          </table:table-cell>
          <table:table-cell table:style-name="ce38"/>
          <table:table-cell table:style-name="ce67" office:value-type="string" calcext:value-type="string">
            <text:p>Referência para calibração: primeira utilização (03/10/2022).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relógio 3/8” 0-3,5 Nm </text:p>
          </table:table-cell>
          <table:table-cell table:style-name="ce24"/>
          <table:table-cell table:style-name="ce5"/>
          <table:table-cell table:style-name="ce38" office:value-type="string" calcext:value-type="string">
            <text:p>0 – 3,5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float" office:value="11719" calcext:value-type="float">
            <text:p>11719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13" office:value-type="string" calcext:value-type="string">
            <text:p>FERRAMENTA NAO UTILIZADA</text:p>
          </table:table-cell>
          <table:table-cell table:style-name="ce241" office:value-type="string" calcext:value-type="string">
            <text:p>FERRAMENTA NAO UTILIZADA</text:p>
          </table:table-cell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TEC50 – 5-50 Nm </text:p>
          </table:table-cell>
          <table:table-cell table:style-name="ce24"/>
          <table:table-cell table:style-name="ce5"/>
          <table:table-cell table:style-name="ce38" office:value-type="string" calcext:value-type="string">
            <text:p>5 – 50</text:p>
          </table:table-cell>
          <table:table-cell table:style-name="ce33" office:value-type="string" calcext:value-type="string">
            <text:p>Nm</text:p>
          </table:table-cell>
          <table:table-cell table:style-name="ce67" office:value-type="float" office:value="200500737" calcext:value-type="float">
            <text:p>200500737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120" office:value-type="date" office:date-value="2023-02-07" calcext:value-type="date">
            <text:p>07/02/2023</text:p>
          </table:table-cell>
          <table:table-cell table:style-name="ce193" office:value-type="date" office:date-value="2024-02-07" calcext:value-type="date">
            <text:p>07/02/2024</text:p>
          </table:table-cell>
          <table:table-cell table:style-name="ce209" table:formula="of:=IF([.N146]&lt;TODAY(); &quot;DESCALIBRADO&quot;;&quot;CALIBRADO&quot;)" office:value-type="string" office:string-value="CALIBRADO" calcext:value-type="string">
            <text:p>CALIBRADO</text:p>
          </table:table-cell>
          <table:table-cell table:style-name="ce241" office:value-type="string" calcext:value-type="string">
            <text:p>FERRAMENTA NAO UTILIZADA</text:p>
          </table:table-cell>
          <table:table-cell table:style-name="ce67" office:value-type="string" calcext:value-type="string">
            <text:p>Referência para calibração: primeira utilização (07/02/2023).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tipo relógio 3/8” <text:s/>0-3,5 Nm </text:p>
          </table:table-cell>
          <table:table-cell table:style-name="ce24"/>
          <table:table-cell table:style-name="ce5"/>
          <table:table-cell table:style-name="ce38" office:value-type="string" calcext:value-type="string">
            <text:p>0 – 3,5</text:p>
          </table:table-cell>
          <table:table-cell table:style-name="ce33" office:value-type="string" calcext:value-type="string">
            <text:p>Nm</text:p>
          </table:table-cell>
          <table:table-cell table:style-name="ce38" office:value-type="float" office:value="10516" calcext:value-type="float">
            <text:p>10516</text:p>
          </table:table-cell>
          <table:table-cell table:style-name="ce36"/>
          <table:table-cell table:style-name="ce110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13" office:value-type="string" calcext:value-type="string">
            <text:p>FERRAMENTA NAO UTILIZADA</text:p>
          </table:table-cell>
          <table:table-cell table:style-name="ce241" office:value-type="string" calcext:value-type="string">
            <text:p>FERRAMENTA NAO UTILIZADA</text:p>
          </table:table-cell>
          <table:table-cell table:style-name="ce67" office:value-type="string" calcext:value-type="string">
            <text:p>Ferramenta ainda não utilizada e guardada no armário 05. Primeira calibração: um ano após o primeiro uso.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ÍMETRO DIGITAL <text:s/>(FLUKE 77DMM)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 office:value-type="float" office:value="37661759" calcext:value-type="float">
            <text:p>37661759</text:p>
          </table:table-cell>
          <table:table-cell table:style-name="ce27"/>
          <table:table-cell table:style-name="ce110" office:value-type="float" office:value="4" calcext:value-type="float">
            <text:p>4</text:p>
          </table:table-cell>
          <table:table-cell table:style-name="ce114" office:value-type="float" office:value="36" calcext:value-type="float">
            <text:p>36</text:p>
          </table:table-cell>
          <table:table-cell table:style-name="ce136" office:value-type="date" office:date-value="2013-06-17" calcext:value-type="date">
            <text:p>17/06/13</text:p>
          </table:table-cell>
          <table:table-cell table:style-name="ce192" office:value-type="date" office:date-value="2016-06-17" calcext:value-type="date">
            <text:p>17/06/16</text:p>
          </table:table-cell>
          <table:table-cell table:style-name="ce212" table:formula="of:=IF([.N148]&lt;TODAY(); &quot;DESCALIBRADO&quot;;&quot;CALIBRADO&quot;)" office:value-type="string" office:string-value="DESCALIBRADO" calcext:value-type="string">
            <text:p>DESCALIBRADO</text:p>
          </table:table-cell>
          <table:table-cell table:style-name="ce241"/>
          <table:table-cell table:style-name="ce6" table:number-columns-repeated="5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2- Manômetro Analógico 0-25 / 1 bar <text:s/></text:p>
          </table:table-cell>
          <table:table-cell table:style-name="ce24"/>
          <table:table-cell table:style-name="ce5"/>
          <table:table-cell table:style-name="ce42" office:value-type="float" office:value="30" calcext:value-type="float">
            <text:p>30</text:p>
          </table:table-cell>
          <table:table-cell table:style-name="ce42" office:value-type="string" calcext:value-type="string">
            <text:p>kgf/cm²</text:p>
          </table:table-cell>
          <table:table-cell table:style-name="ce5"/>
          <table:table-cell table:style-name="ce5" office:value-type="string" calcext:value-type="string">
            <text:p>PI 15976-02</text:p>
          </table:table-cell>
          <table:table-cell table:style-name="ce110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146" office:value-type="date" office:date-value="2022-01-01" calcext:value-type="date">
            <text:p>01/01/22</text:p>
          </table:table-cell>
          <table:table-cell table:style-name="ce146" office:value-type="date" office:date-value="2023-01-01" calcext:value-type="date">
            <text:p>01/01/23</text:p>
          </table:table-cell>
          <table:table-cell table:style-name="ce209" table:formula="of:=IF([.N149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LEVAR P BACS</text:p>
          </table:table-cell>
          <table:table-cell table:style-name="ce6" table:number-columns-repeated="5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3- Torquímetro de 1 a 7 kgf <text:s/></text:p>
          </table:table-cell>
          <table:table-cell table:style-name="ce24"/>
          <table:table-cell table:style-name="ce5"/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kgf/cm²</text:p>
          </table:table-cell>
          <table:table-cell table:style-name="ce5" office:value-type="string" calcext:value-type="string">
            <text:p>52-62</text:p>
          </table:table-cell>
          <table:table-cell table:style-name="ce5" office:value-type="string" calcext:value-type="string">
            <text:p>PI 15976-01</text:p>
          </table:table-cell>
          <table:table-cell table:style-name="ce110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146" office:value-type="date" office:date-value="2022-01-01" calcext:value-type="date">
            <text:p>01/01/22</text:p>
          </table:table-cell>
          <table:table-cell table:style-name="ce193" office:value-type="date" office:date-value="2018-01-01" calcext:value-type="date">
            <text:p>01/01/2018</text:p>
          </table:table-cell>
          <table:table-cell table:style-name="ce209" table:formula="of:=IF([.N150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LEVAR P BACS</text:p>
          </table:table-cell>
          <table:table-cell table:style-name="ce6" table:number-columns-repeated="5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Manômetro Analógico 0-2,5 / 0,1 bar - <text:s/></text:p>
          </table:table-cell>
          <table:table-cell table:style-name="ce24"/>
          <table:table-cell table:style-name="ce5"/>
          <table:table-cell table:style-name="ce42" office:value-type="string" calcext:value-type="string">
            <text:p>9,81 – 68,67</text:p>
          </table:table-cell>
          <table:table-cell table:style-name="ce33" office:value-type="string" calcext:value-type="string">
            <text:p>Nm</text:p>
          </table:table-cell>
          <table:table-cell table:style-name="ce5"/>
          <table:table-cell table:style-name="ce26"/>
          <table:table-cell table:style-name="ce110" office:value-type="float" office:value="4" calcext:value-type="float">
            <text:p>4</text:p>
          </table:table-cell>
          <table:table-cell table:style-name="ce6" office:value-type="float" office:value="24" calcext:value-type="float">
            <text:p>24</text:p>
          </table:table-cell>
          <table:table-cell table:style-name="ce147" office:value-type="float" office:value="2021" calcext:value-type="float">
            <text:p>2021</text:p>
          </table:table-cell>
          <table:table-cell table:style-name="ce193" office:value-type="date" office:date-value="2023-01-01" calcext:value-type="date">
            <text:p>01/01/2023</text:p>
          </table:table-cell>
          <table:table-cell table:style-name="ce209" table:formula="of:=IF([.N151]&lt;TODAY(); &quot;DESCALIBRADO&quot;;&quot;CALIBRADO&quot;)" office:value-type="string" office:string-value="DESCALIBRADO" calcext:value-type="string">
            <text:p>DESCALIBRADO</text:p>
          </table:table-cell>
          <table:table-cell table:style-name="ce6" table:number-columns-repeated="6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ELEADER (1,7M DAN)</text:p>
          </table:table-cell>
          <table:table-cell table:style-name="ce24"/>
          <table:table-cell table:style-name="ce5"/>
          <table:table-cell table:style-name="ce5" office:value-type="string" calcext:value-type="string">
            <text:p>0 – 17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string" calcext:value-type="string">
            <text:p>1028199S00</text:p>
          </table:table-cell>
          <table:table-cell table:style-name="ce26"/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152]&lt;TODAY(); &quot;DESCALIBRADO&quot;;&quot;CALIBRADO&quot;)" office:value-type="string" office:string-value="DESCALIBRADO" calcext:value-type="string">
            <text:p>DESCALIBRADO</text:p>
          </table:table-cell>
          <table:table-cell table:style-name="ce6" table:number-columns-repeated="6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FACOM (0,8M DAN)</text:p>
          </table:table-cell>
          <table:table-cell table:style-name="ce24"/>
          <table:table-cell table:style-name="ce5"/>
          <table:table-cell table:style-name="ce5" office:value-type="string" calcext:value-type="string">
            <text:p>0 – 8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string" calcext:value-type="string">
            <text:p>1011775G00</text:p>
          </table:table-cell>
          <table:table-cell table:style-name="ce26"/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153]&lt;TODAY(); &quot;DESCALIBRADO&quot;;&quot;CALIBRADO&quot;)" office:value-type="string" office:string-value="DESCALIBRADO" calcext:value-type="string">
            <text:p>DESCALIBRADO</text:p>
          </table:table-cell>
          <table:table-cell table:style-name="ce6" table:number-columns-repeated="6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UTICA TCI-150 (AJUSTE EM INCH-POUND)</text:p>
          </table:table-cell>
          <table:table-cell table:style-name="ce24"/>
          <table:table-cell table:style-name="ce5"/>
          <table:table-cell table:style-name="ce5" office:value-type="string" calcext:value-type="string">
            <text:p>2,8 – 17,5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string" calcext:value-type="string">
            <text:p>--</text:p>
          </table:table-cell>
          <table:table-cell table:style-name="ce26"/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154]&lt;TODAY(); &quot;DESCALIBRADO&quot;;&quot;CALIBRADO&quot;)" office:value-type="string" office:string-value="DESCALIBRADO" calcext:value-type="string">
            <text:p>DESCALIBRADO</text:p>
          </table:table-cell>
          <table:table-cell table:style-name="ce6" table:number-columns-repeated="6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1" calcext:value-type="float">
            <text:p>11</text:p>
          </table:table-cell>
          <table:table-cell table:style-name="ce15" office:value-type="string" calcext:value-type="string">
            <text:p>DIGITAL POWER SUPPLY 85B </text:p>
          </table:table-cell>
          <table:table-cell table:style-name="ce24"/>
          <table:table-cell table:style-name="ce6" table:number-columns-repeated="3"/>
          <table:table-cell table:style-name="ce6" office:value-type="float" office:value="128610425" calcext:value-type="float">
            <text:p>128610425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155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nviado para calibração em 24/01/22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ÍMETRO HP 34401A 14416660-7</text:p>
          </table:table-cell>
          <table:table-cell table:style-name="ce24"/>
          <table:table-cell table:style-name="ce6" table:number-columns-repeated="3"/>
          <table:table-cell table:style-name="ce67" office:value-type="string" calcext:value-type="string">
            <text:p>US36096717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120" office:value-type="date" office:date-value="2017-10-05" calcext:value-type="date">
            <text:p>05/10/2017</text:p>
          </table:table-cell>
          <table:table-cell table:style-name="ce193" office:value-type="date" office:date-value="2018-10-05" calcext:value-type="date">
            <text:p>05/10/2018</text:p>
          </table:table-cell>
          <table:table-cell table:style-name="ce209" table:formula="of:=IF([.N156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Enviado para calibração em 24/01/22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7" calcext:value-type="float">
            <text:p>7</text:p>
          </table:table-cell>
          <table:table-cell table:style-name="ce15" office:value-type="string" calcext:value-type="string">
            <text:p>Counter Timer Astronics Test Systems 2461-CD </text:p>
          </table:table-cell>
          <table:table-cell table:style-name="ce24"/>
          <table:table-cell table:style-name="ce283"/>
          <table:table-cell table:style-name="ce45" table:number-columns-repeated="2"/>
          <table:table-cell table:style-name="ce84" office:value-type="float" office:value="12123920" calcext:value-type="float">
            <text:p>12123920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157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A NÃO ORÇOU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7" calcext:value-type="float">
            <text:p>7</text:p>
          </table:table-cell>
          <table:table-cell table:style-name="ce15" office:value-type="string" calcext:value-type="string">
            <text:p>Counter Timer Astronics Test Systems 2461-CD </text:p>
          </table:table-cell>
          <table:table-cell table:style-name="ce24"/>
          <table:table-cell table:style-name="ce283"/>
          <table:table-cell table:style-name="ce45" table:number-columns-repeated="2"/>
          <table:table-cell table:style-name="ce84" office:value-type="float" office:value="13010358" calcext:value-type="float">
            <text:p>13010358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158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A NÃO ORÇOU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7" calcext:value-type="float">
            <text:p>7</text:p>
          </table:table-cell>
          <table:table-cell table:style-name="ce15" office:value-type="string" calcext:value-type="string">
            <text:p>Counter Timer Astronics Test Systems 2461-CD </text:p>
          </table:table-cell>
          <table:table-cell table:style-name="ce24"/>
          <table:table-cell table:style-name="ce283"/>
          <table:table-cell table:style-name="ce45" table:number-columns-repeated="2"/>
          <table:table-cell table:style-name="ce84" office:value-type="float" office:value="14021307" calcext:value-type="float">
            <text:p>14021307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159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A NÃO ORÇOU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8" calcext:value-type="float">
            <text:p>8</text:p>
          </table:table-cell>
          <table:table-cell table:style-name="ce15" office:value-type="string" calcext:value-type="string">
            <text:p>CPC 3000 PRESSURE CONTROLLER <text:s/></text:p>
          </table:table-cell>
          <table:table-cell table:style-name="ce24"/>
          <table:table-cell table:style-name="ce283"/>
          <table:table-cell table:style-name="ce19" table:number-columns-repeated="2"/>
          <table:table-cell table:style-name="ce84" office:value-type="float" office:value="810517" calcext:value-type="float">
            <text:p>810517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160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A NÃO ORÇOU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8" calcext:value-type="float">
            <text:p>8</text:p>
          </table:table-cell>
          <table:table-cell table:style-name="ce15" office:value-type="string" calcext:value-type="string">
            <text:p>CPC 3000 PRESSURE CONTROLLER <text:s/></text:p>
          </table:table-cell>
          <table:table-cell table:style-name="ce24"/>
          <table:table-cell table:style-name="ce283"/>
          <table:table-cell table:style-name="ce19" table:number-columns-repeated="2"/>
          <table:table-cell table:style-name="ce84" office:value-type="float" office:value="810518" calcext:value-type="float">
            <text:p>810518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161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A NÃO ORÇOU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8" calcext:value-type="float">
            <text:p>8</text:p>
          </table:table-cell>
          <table:table-cell table:style-name="ce15" office:value-type="string" calcext:value-type="string">
            <text:p>CPC 6000 Pressure controller </text:p>
          </table:table-cell>
          <table:table-cell table:style-name="ce24"/>
          <table:table-cell table:style-name="ce6" table:number-columns-repeated="3"/>
          <table:table-cell table:style-name="ce6" office:value-type="float" office:value="611933" calcext:value-type="float">
            <text:p>611933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162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8" calcext:value-type="float">
            <text:p>8</text:p>
          </table:table-cell>
          <table:table-cell table:style-name="ce15" office:value-type="string" calcext:value-type="string">
            <text:p>CPC 6000 Pressure controller </text:p>
          </table:table-cell>
          <table:table-cell table:style-name="ce24"/>
          <table:table-cell table:style-name="ce6" table:number-columns-repeated="3"/>
          <table:table-cell table:style-name="ce6" office:value-type="float" office:value="613265" calcext:value-type="float">
            <text:p>613265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163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DIGITAL CAPACITANCE MULTIMETER ICEL CD-300 </text:p>
          </table:table-cell>
          <table:table-cell table:style-name="ce24"/>
          <table:table-cell table:style-name="ce283"/>
          <table:table-cell table:style-name="ce19" table:number-columns-repeated="2"/>
          <table:table-cell table:style-name="ce84" office:value-type="float" office:value="993770675" calcext:value-type="float">
            <text:p>993770675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164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S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7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DIGITAL MULTIMETER <text:s/>Keysight Technologies E1412A </text:p>
          </table:table-cell>
          <table:table-cell table:style-name="ce24"/>
          <table:table-cell table:style-name="ce283"/>
          <table:table-cell table:style-name="ce19" table:number-columns-repeated="2"/>
          <table:table-cell table:style-name="ce283" office:value-type="string" calcext:value-type="string">
            <text:p>MY45002100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165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ANCELAR PS </text:p>
            <text:p>CMS NÃO CALIBRA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7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DIGITAL MULTIMETER <text:s/>Keysight Technologies E1412A </text:p>
          </table:table-cell>
          <table:table-cell table:style-name="ce24"/>
          <table:table-cell table:style-name="ce283"/>
          <table:table-cell table:style-name="ce19" table:number-columns-repeated="2"/>
          <table:table-cell table:style-name="ce84" office:value-type="string" calcext:value-type="string">
            <text:p>MY45002134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166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ANCELAR PS </text:p>
            <text:p>CMS NÃO CALIBRA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7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DIGITAL MULTIMETER <text:s/>Keysight Technologies E1412A </text:p>
          </table:table-cell>
          <table:table-cell table:style-name="ce24"/>
          <table:table-cell table:style-name="ce283"/>
          <table:table-cell table:style-name="ce19" table:number-columns-repeated="2"/>
          <table:table-cell table:style-name="ce283" office:value-type="string" calcext:value-type="string">
            <text:p>MY45002432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167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ANCELAR PS </text:p>
            <text:p>CMS NÃO CALIBRA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DIGITAL VOLTIMETER HP 3456A <text:s text:c="5"/></text:p>
          </table:table-cell>
          <table:table-cell table:style-name="ce24"/>
          <table:table-cell table:style-name="ce283"/>
          <table:table-cell table:style-name="ce18" table:number-columns-repeated="2"/>
          <table:table-cell table:style-name="ce85" office:value-type="string" calcext:value-type="string">
            <text:p>2015A00737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153" office:value-type="date" office:date-value="2023-08-11" calcext:value-type="date">
            <text:p>11/08/23</text:p>
          </table:table-cell>
          <table:table-cell table:style-name="ce153" office:value-type="date" office:date-value="2024-08-11" calcext:value-type="date">
            <text:p>11/08/24</text:p>
          </table:table-cell>
          <table:table-cell table:style-name="ce209" table:formula="of:=IF([.N168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DIGITAL VOLTIMETER HP 3456A <text:s text:c="5"/></text:p>
          </table:table-cell>
          <table:table-cell table:style-name="ce24"/>
          <table:table-cell table:style-name="ce283"/>
          <table:table-cell table:style-name="ce18" table:number-columns-repeated="2"/>
          <table:table-cell table:style-name="ce85" office:value-type="string" calcext:value-type="string">
            <text:p>2201A10066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165" office:value-type="date" office:date-value="2022-07-26" calcext:value-type="date">
            <text:p>26/07/22</text:p>
          </table:table-cell>
          <table:table-cell table:style-name="ce165" office:value-type="date" office:date-value="2023-07-26" calcext:value-type="date">
            <text:p>26/07/23</text:p>
          </table:table-cell>
          <table:table-cell table:style-name="ce209" table:formula="of:=IF([.N169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S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DIGITAL VOLTIMETER HP 3456A <text:s text:c="5"/></text:p>
          </table:table-cell>
          <table:table-cell table:style-name="ce24"/>
          <table:table-cell table:style-name="ce283"/>
          <table:table-cell table:style-name="ce18" table:number-columns-repeated="2"/>
          <table:table-cell table:style-name="ce85" office:value-type="string" calcext:value-type="string">
            <text:p>2825A21059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136" office:value-type="date" office:date-value="2023-09-14" calcext:value-type="date">
            <text:p>14/09/23</text:p>
          </table:table-cell>
          <table:table-cell table:style-name="ce192" office:value-type="date" office:date-value="2024-09-14" calcext:value-type="date">
            <text:p>14/09/24</text:p>
          </table:table-cell>
          <table:table-cell table:style-name="ce209" table:formula="of:=IF([.N170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DIGITAL VOLTIMETER HP 3456A <text:s text:c="5"/></text:p>
          </table:table-cell>
          <table:table-cell table:style-name="ce24"/>
          <table:table-cell table:style-name="ce283"/>
          <table:table-cell table:style-name="ce18" table:number-columns-repeated="2"/>
          <table:table-cell table:style-name="ce85" office:value-type="string" calcext:value-type="string">
            <text:p>2943A22272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171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S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Manômetro 0-800 PSI</text:p>
          </table:table-cell>
          <table:table-cell table:style-name="ce24"/>
          <table:table-cell table:style-name="ce5"/>
          <table:table-cell table:style-name="ce5" office:value-type="float" office:value="800" calcext:value-type="float">
            <text:p>800</text:p>
          </table:table-cell>
          <table:table-cell table:style-name="ce54" office:value-type="string" calcext:value-type="string">
            <text:p>PSI</text:p>
          </table:table-cell>
          <table:table-cell table:style-name="ce5" office:value-type="float" office:value="20620922" calcext:value-type="float">
            <text:p>20620922</text:p>
          </table:table-cell>
          <table:table-cell table:style-name="ce5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172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LEVAR P <text:s/>BACS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Manômetro 0-800 PSI</text:p>
          </table:table-cell>
          <table:table-cell table:style-name="ce24"/>
          <table:table-cell table:style-name="ce5"/>
          <table:table-cell table:style-name="ce5" office:value-type="float" office:value="800" calcext:value-type="float">
            <text:p>800</text:p>
          </table:table-cell>
          <table:table-cell table:style-name="ce54" office:value-type="string" calcext:value-type="string">
            <text:p>PSI</text:p>
          </table:table-cell>
          <table:table-cell table:style-name="ce5" office:value-type="float" office:value="20621022" calcext:value-type="float">
            <text:p>20621022</text:p>
          </table:table-cell>
          <table:table-cell table:style-name="ce5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173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LEVAR P <text:s/>BACS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Manômetro 0-800 PSI</text:p>
          </table:table-cell>
          <table:table-cell table:style-name="ce24"/>
          <table:table-cell table:style-name="ce5"/>
          <table:table-cell table:style-name="ce5" office:value-type="float" office:value="800" calcext:value-type="float">
            <text:p>800</text:p>
          </table:table-cell>
          <table:table-cell table:style-name="ce54" office:value-type="string" calcext:value-type="string">
            <text:p>PSI</text:p>
          </table:table-cell>
          <table:table-cell table:style-name="ce5" office:value-type="float" office:value="21767762" calcext:value-type="float">
            <text:p>21767762</text:p>
          </table:table-cell>
          <table:table-cell table:style-name="ce5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174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LEVAR P <text:s/>BACS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Manômetro 0-800 PSI</text:p>
          </table:table-cell>
          <table:table-cell table:style-name="ce24"/>
          <table:table-cell table:style-name="ce5"/>
          <table:table-cell table:style-name="ce5" office:value-type="float" office:value="800" calcext:value-type="float">
            <text:p>800</text:p>
          </table:table-cell>
          <table:table-cell table:style-name="ce54" office:value-type="string" calcext:value-type="string">
            <text:p>PSI</text:p>
          </table:table-cell>
          <table:table-cell table:style-name="ce5" office:value-type="float" office:value="21767962" calcext:value-type="float">
            <text:p>21767962</text:p>
          </table:table-cell>
          <table:table-cell table:style-name="ce5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175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LEVAR P <text:s/>BACS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Manômetro 0-800 PSI</text:p>
          </table:table-cell>
          <table:table-cell table:style-name="ce24"/>
          <table:table-cell table:style-name="ce5"/>
          <table:table-cell table:style-name="ce5" office:value-type="float" office:value="800" calcext:value-type="float">
            <text:p>800</text:p>
          </table:table-cell>
          <table:table-cell table:style-name="ce54" office:value-type="string" calcext:value-type="string">
            <text:p>PSI</text:p>
          </table:table-cell>
          <table:table-cell table:style-name="ce5" office:value-type="float" office:value="20620722" calcext:value-type="float">
            <text:p>20620722</text:p>
          </table:table-cell>
          <table:table-cell table:style-name="ce5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146" office:value-type="date" office:date-value="2023-05-11" calcext:value-type="date">
            <text:p>11/05/23</text:p>
          </table:table-cell>
          <table:table-cell table:style-name="ce209" table:formula="of:=IF([.N176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LEVAR P <text:s/>BACS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9" office:value-type="float" office:value="16" calcext:value-type="float">
            <text:p>16</text:p>
          </table:table-cell>
          <table:table-cell table:style-name="ce15" office:value-type="string" calcext:value-type="string">
            <text:p>Manuvacuômetro 0-30 ln. Hg</text:p>
          </table:table-cell>
          <table:table-cell table:style-name="ce24"/>
          <table:table-cell table:style-name="ce9"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in Hg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177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CANCELAR PS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9" office:value-type="float" office:value="16" calcext:value-type="float">
            <text:p>16</text:p>
          </table:table-cell>
          <table:table-cell table:style-name="ce15" office:value-type="string" calcext:value-type="string">
            <text:p>Manuvacuômetro 0-30 ln. Hg</text:p>
          </table:table-cell>
          <table:table-cell table:style-name="ce24"/>
          <table:table-cell table:style-name="ce9"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in Hg</text:p>
          </table:table-cell>
          <table:table-cell table:style-name="ce5" office:value-type="string" calcext:value-type="string">
            <text:p>-</text:p>
          </table:table-cell>
          <table:table-cell table:style-name="ce5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178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CANCELAR PS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9" office:value-type="float" office:value="16" calcext:value-type="float">
            <text:p>16</text:p>
          </table:table-cell>
          <table:table-cell table:style-name="ce15" office:value-type="string" calcext:value-type="string">
            <text:p>Manuvacuômetro 0-30 ln. Hg</text:p>
          </table:table-cell>
          <table:table-cell table:style-name="ce24"/>
          <table:table-cell table:style-name="ce9"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in Hg</text:p>
          </table:table-cell>
          <table:table-cell table:style-name="ce5" office:value-type="string" calcext:value-type="string">
            <text:p>218938-72</text:p>
          </table:table-cell>
          <table:table-cell table:style-name="ce5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146" office:value-type="date" office:date-value="2023-06-14" calcext:value-type="date">
            <text:p>14/06/23</text:p>
          </table:table-cell>
          <table:table-cell table:style-name="ce209" table:formula="of:=IF([.N179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LEVAR P <text:s/>BACS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9" office:value-type="float" office:value="16" calcext:value-type="float">
            <text:p>16</text:p>
          </table:table-cell>
          <table:table-cell table:style-name="ce15" office:value-type="string" calcext:value-type="string">
            <text:p>Manuvacuômetro 0-30 ln. Hg</text:p>
          </table:table-cell>
          <table:table-cell table:style-name="ce24"/>
          <table:table-cell table:style-name="ce9"/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in Hg</text:p>
          </table:table-cell>
          <table:table-cell table:style-name="ce5" office:value-type="float" office:value="63466" calcext:value-type="float">
            <text:p>63466</text:p>
          </table:table-cell>
          <table:table-cell table:style-name="ce5" office:value-type="string" calcext:value-type="string">
            <text:p>S-5183</text:p>
          </table:table-cell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146" office:value-type="date" office:date-value="2023-06-14" calcext:value-type="date">
            <text:p>14/06/23</text:p>
          </table:table-cell>
          <table:table-cell table:style-name="ce209" table:formula="of:=IF([.N180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LEVAR P <text:s/>BACS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ANALÓGICO ICEL MA-60 </text:p>
          </table:table-cell>
          <table:table-cell table:style-name="ce24"/>
          <table:table-cell table:style-name="ce283"/>
          <table:table-cell table:style-name="ce19" table:number-columns-repeated="2"/>
          <table:table-cell table:style-name="ce84" office:value-type="string" calcext:value-type="string">
            <text:p>MA-605973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181]&lt;TODAY(); &quot;DESCALIBRADO&quot;;&quot;CALIBRADO&quot;)" office:value-type="string" office:string-value="DESCALIBRADO" calcext:value-type="string">
            <text:p>DESCALIBRADO</text:p>
          </table:table-cell>
          <table:table-cell table:style-name="ce65"/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DIGITAL <text:s/>ICEL MD 6300 </text:p>
          </table:table-cell>
          <table:table-cell table:style-name="ce24"/>
          <table:table-cell table:style-name="ce283"/>
          <table:table-cell table:style-name="ce19" table:number-columns-repeated="2"/>
          <table:table-cell table:style-name="ce84" office:value-type="float" office:value="33492780" calcext:value-type="float">
            <text:p>33492780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182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ASM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DIGITAL <text:s/>ICEL MD 6300 </text:p>
          </table:table-cell>
          <table:table-cell table:style-name="ce24"/>
          <table:table-cell table:style-name="ce283"/>
          <table:table-cell table:style-name="ce19" table:number-columns-repeated="2"/>
          <table:table-cell table:style-name="ce84" office:value-type="float" office:value="99199258" calcext:value-type="float">
            <text:p>99199258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183]&lt;TODAY(); &quot;DESCALIBRADO&quot;;&quot;CALIBRADO&quot;)" office:value-type="string" office:string-value="DESCALIBRADO" calcext:value-type="string">
            <text:p>DESCALIBRADO</text:p>
          </table:table-cell>
          <table:table-cell table:style-name="ce65"/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DIGITAL <text:s/>ICEL MD 6300 </text:p>
          </table:table-cell>
          <table:table-cell table:style-name="ce24"/>
          <table:table-cell table:style-name="ce283"/>
          <table:table-cell table:style-name="ce19" table:number-columns-repeated="2"/>
          <table:table-cell table:style-name="ce84" office:value-type="float" office:value="99492780" calcext:value-type="float">
            <text:p>99492780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136" office:value-type="date" office:date-value="2023-07-06" calcext:value-type="date">
            <text:p>06/07/23</text:p>
          </table:table-cell>
          <table:table-cell table:style-name="ce192" office:value-type="date" office:date-value="2024-07-06" calcext:value-type="date">
            <text:p>06/07/24</text:p>
          </table:table-cell>
          <table:table-cell table:style-name="ce209" table:formula="of:=IF([.N184]&lt;TODAY(); &quot;DESCALIBRADO&quot;;&quot;CALIBRADO&quot;)" office:value-type="string" office:string-value="CALIBRADO" calcext:value-type="string">
            <text:p>CALIBRADO</text:p>
          </table:table-cell>
          <table:table-cell table:style-name="ce65"/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DIGITAL FLUKE 87 </text:p>
          </table:table-cell>
          <table:table-cell table:style-name="ce24"/>
          <table:table-cell table:style-name="ce283"/>
          <table:table-cell table:style-name="ce19" table:number-columns-repeated="2"/>
          <table:table-cell table:style-name="ce84" office:value-type="float" office:value="52200130" calcext:value-type="float">
            <text:p>52200130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136" office:value-type="date" office:date-value="2023-06-29" calcext:value-type="date">
            <text:p>29/06/23</text:p>
          </table:table-cell>
          <table:table-cell table:style-name="ce192" office:value-type="date" office:date-value="2024-06-29" calcext:value-type="date">
            <text:p>29/06/24</text:p>
          </table:table-cell>
          <table:table-cell table:style-name="ce209" table:formula="of:=IF([.N185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DIGITAL FLUKE 87 </text:p>
          </table:table-cell>
          <table:table-cell table:style-name="ce24"/>
          <table:table-cell table:style-name="ce283"/>
          <table:table-cell table:style-name="ce19" table:number-columns-repeated="2"/>
          <table:table-cell table:style-name="ce84" office:value-type="float" office:value="52200132" calcext:value-type="float">
            <text:p>52200132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186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S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DIGITAL FLUKE 87 </text:p>
          </table:table-cell>
          <table:table-cell table:style-name="ce24"/>
          <table:table-cell table:style-name="ce283"/>
          <table:table-cell table:style-name="ce19" table:number-columns-repeated="2"/>
          <table:table-cell table:style-name="ce84" office:value-type="float" office:value="52200139" calcext:value-type="float">
            <text:p>52200139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187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S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DIGITAL FLUKE 87 V </text:p>
          </table:table-cell>
          <table:table-cell table:style-name="ce24"/>
          <table:table-cell table:style-name="ce283"/>
          <table:table-cell table:style-name="ce19" table:number-columns-repeated="2"/>
          <table:table-cell table:style-name="ce84" office:value-type="float" office:value="27920124" calcext:value-type="float">
            <text:p>27920124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136" office:value-type="date" office:date-value="2023-06-26" calcext:value-type="date">
            <text:p>26/06/23</text:p>
          </table:table-cell>
          <table:table-cell table:style-name="ce192" office:value-type="date" office:date-value="2024-06-26" calcext:value-type="date">
            <text:p>26/06/24</text:p>
          </table:table-cell>
          <table:table-cell table:style-name="ce209" table:formula="of:=IF([.N188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3" calcext:value-type="float">
            <text:p>23</text:p>
          </table:table-cell>
          <table:table-cell table:style-name="ce15" office:value-type="string" calcext:value-type="string">
            <text:p>OSCILLOSCOPE Keysight Technologies DSO5034A <text:s/></text:p>
          </table:table-cell>
          <table:table-cell table:style-name="ce24"/>
          <table:table-cell table:style-name="ce283"/>
          <table:table-cell table:style-name="ce19" table:number-columns-repeated="2"/>
          <table:table-cell table:style-name="ce84" office:value-type="string" calcext:value-type="string">
            <text:p>MY47150672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136" office:value-type="date" office:date-value="2023-08-15" calcext:value-type="date">
            <text:p>15/08/23</text:p>
          </table:table-cell>
          <table:table-cell table:style-name="ce192" office:value-type="date" office:date-value="2024-08-15" calcext:value-type="date">
            <text:p>15/08/24</text:p>
          </table:table-cell>
          <table:table-cell table:style-name="ce209" table:formula="of:=IF([.N189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3" calcext:value-type="float">
            <text:p>23</text:p>
          </table:table-cell>
          <table:table-cell table:style-name="ce15" office:value-type="string" calcext:value-type="string">
            <text:p>OSCILLOSCOPE Keysight Technologies DSO5034A <text:s/></text:p>
          </table:table-cell>
          <table:table-cell table:style-name="ce24"/>
          <table:table-cell table:style-name="ce283"/>
          <table:table-cell table:style-name="ce19" table:number-columns-repeated="2"/>
          <table:table-cell table:style-name="ce84" office:value-type="string" calcext:value-type="string">
            <text:p>SG52370204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136" office:value-type="date" office:date-value="2023-10-20" calcext:value-type="date">
            <text:p>20/10/23</text:p>
          </table:table-cell>
          <table:table-cell table:style-name="ce192" office:value-type="date" office:date-value="2024-10-20" calcext:value-type="date">
            <text:p>20/10/24</text:p>
          </table:table-cell>
          <table:table-cell table:style-name="ce209" table:formula="of:=IF([.N190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3" calcext:value-type="float">
            <text:p>23</text:p>
          </table:table-cell>
          <table:table-cell table:style-name="ce15" office:value-type="string" calcext:value-type="string">
            <text:p>OSCILLOSCOPE Keysight Technologies DSO5034A <text:s/></text:p>
          </table:table-cell>
          <table:table-cell table:style-name="ce24"/>
          <table:table-cell table:style-name="ce283"/>
          <table:table-cell table:style-name="ce48" table:number-columns-repeated="2"/>
          <table:table-cell table:style-name="ce86" office:value-type="string" calcext:value-type="string">
            <text:p>SG52370208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86" office:value-type="float" office:value="12" calcext:value-type="float">
            <text:p>12</text:p>
          </table:table-cell>
          <table:table-cell table:style-name="ce86" table:number-columns-repeated="2"/>
          <table:table-cell table:style-name="ce209" table:formula="of:=IF([.N191]&lt;TODAY(); &quot;DESCALIBRADO&quot;;&quot;CALIBRADO&quot;)" office:value-type="string" office:string-value="DESCALIBRADO" calcext:value-type="string">
            <text:p>DESCALIBRADO</text:p>
          </table:table-cell>
          <table:table-cell table:style-name="ce86" office:value-type="string" calcext:value-type="string">
            <text:p>CMS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Racal Instruments 3152B VXIbus Arbitrary Waveform Generator </text:p>
          </table:table-cell>
          <table:table-cell table:style-name="ce24"/>
          <table:table-cell table:style-name="ce283"/>
          <table:table-cell table:style-name="ce19" table:number-columns-repeated="2"/>
          <table:table-cell table:style-name="ce84" office:value-type="float" office:value="1202849" calcext:value-type="float">
            <text:p>1202849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192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A NÃO ORÇOU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Racal Instruments 3152B VXIbus Arbitrary Waveform Generator </text:p>
          </table:table-cell>
          <table:table-cell table:style-name="ce24"/>
          <table:table-cell table:style-name="ce283"/>
          <table:table-cell table:style-name="ce19" table:number-columns-repeated="2"/>
          <table:table-cell table:style-name="ce84" office:value-type="float" office:value="13011821" calcext:value-type="float">
            <text:p>13011821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193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A NÃO ORÇOU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CONSOLITED DEVICES</text:p>
          </table:table-cell>
          <table:table-cell table:style-name="ce24"/>
          <table:table-cell table:style-name="ce6" table:number-columns-repeated="3"/>
          <table:table-cell table:style-name="ce6" office:value-type="string" calcext:value-type="string">
            <text:p>5120-00-230-63-80575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194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CONSOLITED DEVICES</text:p>
          </table:table-cell>
          <table:table-cell table:style-name="ce24"/>
          <table:table-cell table:style-name="ce6" table:number-columns-repeated="3"/>
          <table:table-cell table:style-name="ce6" office:value-type="string" calcext:value-type="string">
            <text:p>5120-00-230-63-80976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195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CONSOLITED DEVICES (1502MR)</text:p>
          </table:table-cell>
          <table:table-cell table:style-name="ce24"/>
          <table:table-cell table:style-name="ce5"/>
          <table:table-cell table:style-name="ce5" office:value-type="string" calcext:value-type="string">
            <text:p>1 – 15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44000123" calcext:value-type="float">
            <text:p>44000123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196]&lt;TODAY(); &quot;DESCALIBRADO&quot;;&quot;CALIBRADO&quot;)" office:value-type="string" office:string-value="DESCALIBRADO" calcext:value-type="string">
            <text:p>DESCALIBRADO</text:p>
          </table:table-cell>
          <table:table-cell table:style-name="ce242" office:value-type="string" calcext:value-type="string">
            <text:p>EQUIPAMENTO SEM CONDIÇOES DE SER CALIBRADO</text:p>
          </table:table-cell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CONSOLITED DEVICES (6002DI)</text:p>
          </table:table-cell>
          <table:table-cell table:style-name="ce24"/>
          <table:table-cell table:style-name="ce6" table:number-columns-repeated="3"/>
          <table:table-cell table:style-name="ce6" office:value-type="float" office:value="40300128" calcext:value-type="float">
            <text:p>40300128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197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CONSOLITED DEVICES (6002DI)</text:p>
          </table:table-cell>
          <table:table-cell table:style-name="ce24"/>
          <table:table-cell table:style-name="ce6" table:number-columns-repeated="3"/>
          <table:table-cell table:style-name="ce6" office:value-type="float" office:value="40300129" calcext:value-type="float">
            <text:p>40300129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198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JS TECHNOLOGY (642300)</text:p>
          </table:table-cell>
          <table:table-cell table:style-name="ce24"/>
          <table:table-cell table:style-name="ce6" table:number-columns-repeated="3"/>
          <table:table-cell table:style-name="ce6" office:value-type="string" calcext:value-type="string">
            <text:p>5120-00-288-8865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199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D1200)</text:p>
          </table:table-cell>
          <table:table-cell table:style-name="ce24"/>
          <table:table-cell table:style-name="ce5"/>
          <table:table-cell table:style-name="ce5" office:value-type="string" calcext:value-type="string">
            <text:p>4 – 20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606620314" calcext:value-type="float">
            <text:p>606620314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146" office:value-type="date" office:date-value="2023-11-08" calcext:value-type="date">
            <text:p>08/11/23</text:p>
          </table:table-cell>
          <table:table-cell table:style-name="ce209" table:formula="of:=IF([.N200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CALIBRÇÃO VENCE EM NOV2023</text:p>
          </table:table-cell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D1200)</text:p>
          </table:table-cell>
          <table:table-cell table:style-name="ce24"/>
          <table:table-cell table:style-name="ce5"/>
          <table:table-cell table:style-name="ce5" office:value-type="string" calcext:value-type="string">
            <text:p>4 – 20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606389094" calcext:value-type="float">
            <text:p>606389094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201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D1200)</text:p>
          </table:table-cell>
          <table:table-cell table:style-name="ce24"/>
          <table:table-cell table:style-name="ce5"/>
          <table:table-cell table:style-name="ce5" office:value-type="string" calcext:value-type="string">
            <text:p>4 – 20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606389100" calcext:value-type="float">
            <text:p>606389100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202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DJR50)</text:p>
          </table:table-cell>
          <table:table-cell table:style-name="ce24"/>
          <table:table-cell table:style-name="ce5"/>
          <table:table-cell table:style-name="ce5" office:value-type="string" calcext:value-type="string">
            <text:p>1 – 6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506358602" calcext:value-type="float">
            <text:p>506358602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199" office:value-type="date" office:date-value="2023-11-08" calcext:value-type="date">
            <text:p>08/11/23</text:p>
          </table:table-cell>
          <table:table-cell table:style-name="ce209" table:formula="of:=IF([.N203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CALIBRÇÃO VENCE EM NOV2023</text:p>
          </table:table-cell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DJR50)</text:p>
          </table:table-cell>
          <table:table-cell table:style-name="ce24"/>
          <table:table-cell table:style-name="ce5"/>
          <table:table-cell table:style-name="ce5" office:value-type="string" calcext:value-type="string">
            <text:p>1 – 6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506356537" calcext:value-type="float">
            <text:p>506356537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204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DJR50)</text:p>
          </table:table-cell>
          <table:table-cell table:style-name="ce24"/>
          <table:table-cell table:style-name="ce5"/>
          <table:table-cell table:style-name="ce5" office:value-type="string" calcext:value-type="string">
            <text:p>1 – 6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506356573" calcext:value-type="float">
            <text:p>506356573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205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3" table:number-columns-repeated="3"/>
          <table:table-cell table:style-name="ce6" office:value-type="float" office:value="9910010040" calcext:value-type="float">
            <text:p>9910010040</text:p>
          </table:table-cell>
          <table:table-cell table:style-name="ce3"/>
          <table:table-cell table:style-name="ce110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168" office:value-type="date" office:date-value="2022-11-08" calcext:value-type="date">
            <text:p>08/11/22</text:p>
          </table:table-cell>
          <table:table-cell table:style-name="ce193" office:value-type="date" office:date-value="2023-11-08" calcext:value-type="date">
            <text:p>08/11/2023</text:p>
          </table:table-cell>
          <table:table-cell table:style-name="ce209" table:formula="of:=IF([.N206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CALIBRÇÃO VENCE EM NOV2023</text:p>
          </table:table-cell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5"/>
          <table:table-cell table:style-name="ce5" office:value-type="string" calcext:value-type="string">
            <text:p>15 – 115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9910010045" calcext:value-type="float">
            <text:p>9910010045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168" office:value-type="date" office:date-value="2022-11-08" calcext:value-type="date">
            <text:p>08/11/22</text:p>
          </table:table-cell>
          <table:table-cell table:style-name="ce193" office:value-type="date" office:date-value="2023-11-08" calcext:value-type="date">
            <text:p>08/11/2023</text:p>
          </table:table-cell>
          <table:table-cell table:style-name="ce209" table:formula="of:=IF([.N207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CALIBRÇÃO VENCE EM NOV2023</text:p>
          </table:table-cell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5"/>
          <table:table-cell table:style-name="ce5" office:value-type="string" calcext:value-type="string">
            <text:p>15 – 115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9910010099" calcext:value-type="float">
            <text:p>9910010099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168" office:value-type="date" office:date-value="2022-11-08" calcext:value-type="date">
            <text:p>08/11/22</text:p>
          </table:table-cell>
          <table:table-cell table:style-name="ce193" office:value-type="date" office:date-value="2023-11-08" calcext:value-type="date">
            <text:p>08/11/2023</text:p>
          </table:table-cell>
          <table:table-cell table:style-name="ce209" table:formula="of:=IF([.N208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5"/>
          <table:table-cell table:style-name="ce5" office:value-type="string" calcext:value-type="string">
            <text:p>20 – 115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11910011243" calcext:value-type="float">
            <text:p>11910011243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168" office:value-type="date" office:date-value="2022-11-08" calcext:value-type="date">
            <text:p>08/11/22</text:p>
          </table:table-cell>
          <table:table-cell table:style-name="ce193" office:value-type="date" office:date-value="2023-11-08" calcext:value-type="date">
            <text:p>08/11/2023</text:p>
          </table:table-cell>
          <table:table-cell table:style-name="ce209" table:formula="of:=IF([.N209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3" table:number-columns-repeated="3"/>
          <table:table-cell table:style-name="ce6" office:value-type="float" office:value="9910010020" calcext:value-type="float">
            <text:p>9910010020</text:p>
          </table:table-cell>
          <table:table-cell table:style-name="ce3"/>
          <table:table-cell table:style-name="ce110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209" table:formula="of:=IF([.N210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3" table:number-columns-repeated="3"/>
          <table:table-cell table:style-name="ce6" office:value-type="float" office:value="9910010026" calcext:value-type="float">
            <text:p>9910010026</text:p>
          </table:table-cell>
          <table:table-cell table:style-name="ce3"/>
          <table:table-cell table:style-name="ce110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209" table:formula="of:=IF([.N211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3" table:number-columns-repeated="3"/>
          <table:table-cell table:style-name="ce6" office:value-type="float" office:value="9910010089" calcext:value-type="float">
            <text:p>9910010089</text:p>
          </table:table-cell>
          <table:table-cell table:style-name="ce3"/>
          <table:table-cell table:style-name="ce110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209" table:formula="of:=IF([.N212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CALIBRÇÃO VENCE EM NOV2023</text:p>
          </table:table-cell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3" table:number-columns-repeated="3"/>
          <table:table-cell table:style-name="ce6" office:value-type="float" office:value="9910010091" calcext:value-type="float">
            <text:p>9910010091</text:p>
          </table:table-cell>
          <table:table-cell table:style-name="ce3"/>
          <table:table-cell table:style-name="ce110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209" table:formula="of:=IF([.N213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5"/>
          <table:table-cell table:style-name="ce5" office:value-type="string" calcext:value-type="string">
            <text:p>15 – 115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9910010105" calcext:value-type="float">
            <text:p>9910010105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214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5"/>
          <table:table-cell table:style-name="ce5" office:value-type="string" calcext:value-type="string">
            <text:p>15 – 115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9910010132" calcext:value-type="float">
            <text:p>9910010132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215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6" table:number-columns-repeated="3"/>
          <table:table-cell table:style-name="ce6" office:value-type="float" office:value="11910011105" calcext:value-type="float">
            <text:p>11910011105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216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6" table:number-columns-repeated="3"/>
          <table:table-cell table:style-name="ce6" office:value-type="float" office:value="11910011123" calcext:value-type="float">
            <text:p>11910011123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217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6" table:number-columns-repeated="3"/>
          <table:table-cell table:style-name="ce6" office:value-type="float" office:value="11910011147" calcext:value-type="float">
            <text:p>11910011147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218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5"/>
          <table:table-cell table:style-name="ce5" office:value-type="string" calcext:value-type="string">
            <text:p>20 – 115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11910011160" calcext:value-type="float">
            <text:p>11910011160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219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6" table:number-columns-repeated="3"/>
          <table:table-cell table:style-name="ce6" office:value-type="float" office:value="11910011207" calcext:value-type="float">
            <text:p>11910011207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220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5"/>
          <table:table-cell table:style-name="ce5" office:value-type="string" calcext:value-type="string">
            <text:p>15 – 115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11910011214" calcext:value-type="float">
            <text:p>11910011214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221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5"/>
          <table:table-cell table:style-name="ce5" office:value-type="string" calcext:value-type="string">
            <text:p>15 – 115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11910011218" calcext:value-type="float">
            <text:p>11910011218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222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5"/>
          <table:table-cell table:style-name="ce5" office:value-type="string" calcext:value-type="string">
            <text:p>20 – 115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11910011223" calcext:value-type="float">
            <text:p>11910011223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223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6" table:number-columns-repeated="3"/>
          <table:table-cell table:style-name="ce6" office:value-type="float" office:value="11910011229" calcext:value-type="float">
            <text:p>11910011229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224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6" table:number-columns-repeated="3"/>
          <table:table-cell table:style-name="ce6" office:value-type="float" office:value="11910011239" calcext:value-type="float">
            <text:p>11910011239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225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6" table:number-columns-repeated="3"/>
          <table:table-cell table:style-name="ce6" office:value-type="float" office:value="11910011266" calcext:value-type="float">
            <text:p>11910011266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226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QJR284E)</text:p>
          </table:table-cell>
          <table:table-cell table:style-name="ce24"/>
          <table:table-cell table:style-name="ce6" table:number-columns-repeated="3"/>
          <table:table-cell table:style-name="ce6" office:value-type="float" office:value="11910011986" calcext:value-type="float">
            <text:p>11910011986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227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NAP-ON (TE250FU)</text:p>
          </table:table-cell>
          <table:table-cell table:style-name="ce24"/>
          <table:table-cell table:style-name="ce6" table:number-columns-repeated="3"/>
          <table:table-cell table:style-name="ce6" office:value-type="float" office:value="14008" calcext:value-type="float">
            <text:p>14008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228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TURTEVANT RICHMONT (CAL-36)</text:p>
          </table:table-cell>
          <table:table-cell table:style-name="ce24"/>
          <table:table-cell table:style-name="ce6" table:number-columns-repeated="3"/>
          <table:table-cell table:style-name="ce6" office:value-type="float" office:value="44030104" calcext:value-type="float">
            <text:p>44030104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229]&lt;TODAY(); &quot;DESCALIBRADO&quot;;&quot;CALIBRADO&quot;)" office:value-type="string" office:string-value="DESCALIBRADO" calcext:value-type="string">
            <text:p>DESCALIBRADO</text:p>
          </table:table-cell>
          <table:table-cell table:style-name="ce242" office:value-type="string" calcext:value-type="string">
            <text:p>EQUIPAMENTO SEM CONDIÇOES DE SER CALIBRADO</text:p>
          </table:table-cell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5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TURTEVANT RICHMONT (CAL-36)</text:p>
          </table:table-cell>
          <table:table-cell table:style-name="ce24"/>
          <table:table-cell table:style-name="ce6" table:number-columns-repeated="3"/>
          <table:table-cell table:style-name="ce6" office:value-type="float" office:value="44030121" calcext:value-type="float">
            <text:p>44030121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230]&lt;TODAY(); &quot;DESCALIBRADO&quot;;&quot;CALIBRADO&quot;)" office:value-type="string" office:string-value="DESCALIBRADO" calcext:value-type="string">
            <text:p>DESCALIBRADO</text:p>
          </table:table-cell>
          <table:table-cell table:style-name="ce242" office:value-type="string" calcext:value-type="string">
            <text:p>EQUIPAMENTO SEM CONDIÇOES DE SER CALIBRADO</text:p>
          </table:table-cell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TURTEVANT RICHMONT (CAL-36)</text:p>
          </table:table-cell>
          <table:table-cell table:style-name="ce24"/>
          <table:table-cell table:style-name="ce5"/>
          <table:table-cell table:style-name="ce5" office:value-type="string" calcext:value-type="string">
            <text:p>0 – 4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44030125" calcext:value-type="float">
            <text:p>44030125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231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TURTEVANT RICHMONT (CAL-36)</text:p>
          </table:table-cell>
          <table:table-cell table:style-name="ce24"/>
          <table:table-cell table:style-name="ce5"/>
          <table:table-cell table:style-name="ce5" office:value-type="string" calcext:value-type="string">
            <text:p>0 – 4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44030126" calcext:value-type="float">
            <text:p>44030126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232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TURTEVANT RICHMONT (CAL-36)</text:p>
          </table:table-cell>
          <table:table-cell table:style-name="ce24"/>
          <table:table-cell table:style-name="ce6" table:number-columns-repeated="3"/>
          <table:table-cell table:style-name="ce6" office:value-type="string" calcext:value-type="string">
            <text:p>-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233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STURTEVANT RICHMONT (CAL-36)</text:p>
          </table:table-cell>
          <table:table-cell table:style-name="ce24"/>
          <table:table-cell table:style-name="ce6" table:number-columns-repeated="3"/>
          <table:table-cell table:style-name="ce6" office:value-type="string" calcext:value-type="string">
            <text:p>104-A</text:p>
          </table:table-cell>
          <table:table-cell table:style-name="ce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234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UTICA (DA130)</text:p>
          </table:table-cell>
          <table:table-cell table:style-name="ce24"/>
          <table:table-cell table:style-name="ce5"/>
          <table:table-cell table:style-name="ce5" office:value-type="string" calcext:value-type="string">
            <text:p>0 – 3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44030112" calcext:value-type="float">
            <text:p>44030112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168" office:value-type="date" office:date-value="2022-11-08" calcext:value-type="date">
            <text:p>08/11/22</text:p>
          </table:table-cell>
          <table:table-cell table:style-name="ce193" office:value-type="date" office:date-value="2023-11-08" calcext:value-type="date">
            <text:p>08/11/2023</text:p>
          </table:table-cell>
          <table:table-cell table:style-name="ce209" table:formula="of:=IF([.N235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CALIBRÇÃO VENCE EM NOV2023</text:p>
          </table:table-cell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UTICA (DA130)</text:p>
          </table:table-cell>
          <table:table-cell table:style-name="ce24"/>
          <table:table-cell table:style-name="ce5"/>
          <table:table-cell table:style-name="ce5" office:value-type="string" calcext:value-type="string">
            <text:p>0 – 3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44030102" calcext:value-type="float">
            <text:p>44030102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236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UTICA (DA130)</text:p>
          </table:table-cell>
          <table:table-cell table:style-name="ce24"/>
          <table:table-cell table:style-name="ce5"/>
          <table:table-cell table:style-name="ce5" office:value-type="string" calcext:value-type="string">
            <text:p>0 – 3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44050130" calcext:value-type="float">
            <text:p>44050130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237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UTICA (TCI-150)</text:p>
          </table:table-cell>
          <table:table-cell table:style-name="ce24"/>
          <table:table-cell table:style-name="ce5"/>
          <table:table-cell table:style-name="ce5" office:value-type="string" calcext:value-type="string">
            <text:p>0 – 15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44030108" calcext:value-type="float">
            <text:p>44030108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146" office:value-type="date" office:date-value="2023-11-08" calcext:value-type="date">
            <text:p>08/11/23</text:p>
          </table:table-cell>
          <table:table-cell table:style-name="ce209" table:formula="of:=IF([.N238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CALIBRÇÃO VENCE EM NOV2023</text:p>
          </table:table-cell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UTICA (TCI-150)</text:p>
          </table:table-cell>
          <table:table-cell table:style-name="ce24"/>
          <table:table-cell table:style-name="ce5"/>
          <table:table-cell table:style-name="ce5" office:value-type="string" calcext:value-type="string">
            <text:p>0 – 15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44030109" calcext:value-type="float">
            <text:p>44030109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239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UTICA (TCI-150)</text:p>
          </table:table-cell>
          <table:table-cell table:style-name="ce24"/>
          <table:table-cell table:style-name="ce5"/>
          <table:table-cell table:style-name="ce5" office:value-type="string" calcext:value-type="string">
            <text:p>0 – 15</text:p>
          </table:table-cell>
          <table:table-cell table:style-name="ce33" office:value-type="string" calcext:value-type="string">
            <text:p>Nm</text:p>
          </table:table-cell>
          <table:table-cell table:style-name="ce5" office:value-type="float" office:value="44030110" calcext:value-type="float">
            <text:p>44030110</text:p>
          </table:table-cell>
          <table:table-cell table:style-name="ce26"/>
          <table:table-cell table:style-name="ce110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240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283" office:value-type="string" calcext:value-type="string">
            <text:p>--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283" office:value-type="float" office:value="30" calcext:value-type="float">
            <text:p>30</text:p>
          </table:table-cell>
          <table:table-cell table:style-name="ce15" office:value-type="string" calcext:value-type="string">
            <text:p>Transducer Mensor Corporation 1500 PSI 17777001 </text:p>
          </table:table-cell>
          <table:table-cell table:style-name="ce24"/>
          <table:table-cell table:style-name="ce283"/>
          <table:table-cell table:style-name="ce16" table:number-columns-repeated="2"/>
          <table:table-cell table:style-name="ce283" office:value-type="float" office:value="832515" calcext:value-type="float">
            <text:p>832515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241]&lt;TODAY(); &quot;DESCALIBRADO&quot;;&quot;CALIBRADO&quot;)" office:value-type="string" office:string-value="DESCALIBRADO" calcext:value-type="string">
            <text:p>DESCALIBRADO</text:p>
          </table:table-cell>
          <table:table-cell table:style-name="ce3"/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283" office:value-type="float" office:value="30" calcext:value-type="float">
            <text:p>30</text:p>
          </table:table-cell>
          <table:table-cell table:style-name="ce15" office:value-type="string" calcext:value-type="string">
            <text:p>Transducer Mensor Corporation 1500 PSI 17777001 </text:p>
          </table:table-cell>
          <table:table-cell table:style-name="ce24"/>
          <table:table-cell table:style-name="ce283"/>
          <table:table-cell table:style-name="ce16" table:number-columns-repeated="2"/>
          <table:table-cell table:style-name="ce84" office:value-type="float" office:value="832516" calcext:value-type="float">
            <text:p>832516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242]&lt;TODAY(); &quot;DESCALIBRADO&quot;;&quot;CALIBRADO&quot;)" office:value-type="string" office:string-value="DESCALIBRADO" calcext:value-type="string">
            <text:p>DESCALIBRADO</text:p>
          </table:table-cell>
          <table:table-cell table:style-name="ce3"/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283" office:value-type="float" office:value="30" calcext:value-type="float">
            <text:p>30</text:p>
          </table:table-cell>
          <table:table-cell table:style-name="ce15" office:value-type="string" calcext:value-type="string">
            <text:p>Transducer Mensor Corporation 1500 PSI 17777001 </text:p>
          </table:table-cell>
          <table:table-cell table:style-name="ce24"/>
          <table:table-cell table:style-name="ce283"/>
          <table:table-cell table:style-name="ce16" table:number-columns-repeated="2"/>
          <table:table-cell table:style-name="ce84" office:value-type="string" calcext:value-type="string">
            <text:p>410009TL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243]&lt;TODAY(); &quot;DESCALIBRADO&quot;;&quot;CALIBRADO&quot;)" office:value-type="string" office:string-value="DESCALIBRADO" calcext:value-type="string">
            <text:p>DESCALIBRADO</text:p>
          </table:table-cell>
          <table:table-cell table:style-name="ce3"/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30" calcext:value-type="float">
            <text:p>30</text:p>
          </table:table-cell>
          <table:table-cell table:style-name="ce15" office:value-type="string" calcext:value-type="string">
            <text:p>Transducer Mensor Corporation 200 PSI 17777001 </text:p>
          </table:table-cell>
          <table:table-cell table:style-name="ce24"/>
          <table:table-cell table:style-name="ce283"/>
          <table:table-cell table:style-name="ce16" table:number-columns-repeated="2"/>
          <table:table-cell table:style-name="ce84" office:value-type="float" office:value="832251" calcext:value-type="float">
            <text:p>832251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244]&lt;TODAY(); &quot;DESCALIBRADO&quot;;&quot;CALIBRADO&quot;)" office:value-type="string" office:string-value="DESCALIBRADO" calcext:value-type="string">
            <text:p>DESCALIBRADO</text:p>
          </table:table-cell>
          <table:table-cell table:style-name="ce3"/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30" calcext:value-type="float">
            <text:p>30</text:p>
          </table:table-cell>
          <table:table-cell table:style-name="ce15" office:value-type="string" calcext:value-type="string">
            <text:p>Transducer Mensor Corporation 200 PSI 17777001 </text:p>
          </table:table-cell>
          <table:table-cell table:style-name="ce24"/>
          <table:table-cell table:style-name="ce283"/>
          <table:table-cell table:style-name="ce16" table:number-columns-repeated="2"/>
          <table:table-cell table:style-name="ce283" office:value-type="float" office:value="832520" calcext:value-type="float">
            <text:p>832520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245]&lt;TODAY(); &quot;DESCALIBRADO&quot;;&quot;CALIBRADO&quot;)" office:value-type="string" office:string-value="DESCALIBRADO" calcext:value-type="string">
            <text:p>DESCALIBRADO</text:p>
          </table:table-cell>
          <table:table-cell table:style-name="ce3"/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30" calcext:value-type="float">
            <text:p>30</text:p>
          </table:table-cell>
          <table:table-cell table:style-name="ce15" office:value-type="string" calcext:value-type="string">
            <text:p>Transducer Mensor Corporation 200 PSI 17777001 </text:p>
          </table:table-cell>
          <table:table-cell table:style-name="ce24"/>
          <table:table-cell table:style-name="ce283"/>
          <table:table-cell table:style-name="ce16" table:number-columns-repeated="2"/>
          <table:table-cell table:style-name="ce84" office:value-type="string" calcext:value-type="string">
            <text:p>410009JN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246]&lt;TODAY(); &quot;DESCALIBRADO&quot;;&quot;CALIBRADO&quot;)" office:value-type="string" office:string-value="DESCALIBRADO" calcext:value-type="string">
            <text:p>DESCALIBRADO</text:p>
          </table:table-cell>
          <table:table-cell table:style-name="ce65"/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7" calcext:value-type="float">
            <text:p>7</text:p>
          </table:table-cell>
          <table:table-cell table:style-name="ce15" office:value-type="string" calcext:value-type="string">
            <text:p>UNIVERSAL COUNTER HP 5328B </text:p>
          </table:table-cell>
          <table:table-cell table:style-name="ce24"/>
          <table:table-cell table:style-name="ce283"/>
          <table:table-cell table:style-name="ce17" table:number-columns-repeated="2"/>
          <table:table-cell table:style-name="ce87" office:value-type="string" calcext:value-type="string">
            <text:p>2510A01544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2" calcext:value-type="float">
            <text:p>12</text:p>
          </table:table-cell>
          <table:table-cell table:style-name="ce136" office:value-type="date" office:date-value="2023-08-10" calcext:value-type="date">
            <text:p>10/08/23</text:p>
          </table:table-cell>
          <table:table-cell table:style-name="ce146" office:value-type="date" office:date-value="2024-08-10" calcext:value-type="date">
            <text:p>10/08/24</text:p>
          </table:table-cell>
          <table:table-cell table:style-name="ce209" table:formula="of:=IF([.N247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S</text:p>
          </table:table-cell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7" calcext:value-type="float">
            <text:p>7</text:p>
          </table:table-cell>
          <table:table-cell table:style-name="ce15" office:value-type="string" calcext:value-type="string">
            <text:p>UNIVERSAL COUNTER HP 5328B </text:p>
          </table:table-cell>
          <table:table-cell table:style-name="ce24"/>
          <table:table-cell table:style-name="ce283"/>
          <table:table-cell table:style-name="ce17" table:number-columns-repeated="2"/>
          <table:table-cell table:style-name="ce87" office:value-type="string" calcext:value-type="string">
            <text:p>2716A03290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248]&lt;TODAY(); &quot;DESCALIBRADO&quot;;&quot;CALIBRADO&quot;)" office:value-type="string" office:string-value="DESCALIBRADO" calcext:value-type="string">
            <text:p>DESCALIBRADO</text:p>
          </table:table-cell>
          <table:table-cell table:style-name="ce3"/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7" calcext:value-type="float">
            <text:p>7</text:p>
          </table:table-cell>
          <table:table-cell table:style-name="ce15" office:value-type="string" calcext:value-type="string">
            <text:p>UNIVERSAL COUNTER HP 5328B </text:p>
          </table:table-cell>
          <table:table-cell table:style-name="ce24"/>
          <table:table-cell table:style-name="ce283"/>
          <table:table-cell table:style-name="ce17" table:number-columns-repeated="2"/>
          <table:table-cell table:style-name="ce87" office:value-type="string" calcext:value-type="string">
            <text:p>2716A03294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249]&lt;TODAY(); &quot;DESCALIBRADO&quot;;&quot;CALIBRADO&quot;)" office:value-type="string" office:string-value="DESCALIBRADO" calcext:value-type="string">
            <text:p>DESCALIBRADO</text:p>
          </table:table-cell>
          <table:table-cell table:style-name="ce3"/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7" calcext:value-type="float">
            <text:p>7</text:p>
          </table:table-cell>
          <table:table-cell table:style-name="ce15" office:value-type="string" calcext:value-type="string">
            <text:p>UNIVERSAL COUNTER HP 5328B </text:p>
          </table:table-cell>
          <table:table-cell table:style-name="ce24"/>
          <table:table-cell table:style-name="ce283"/>
          <table:table-cell table:style-name="ce17" table:number-columns-repeated="2"/>
          <table:table-cell table:style-name="ce87" office:value-type="string" calcext:value-type="string">
            <text:p>2716A03309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2" calcext:value-type="float">
            <text:p>12</text:p>
          </table:table-cell>
          <table:table-cell table:style-name="ce65"/>
          <table:table-cell table:style-name="ce200"/>
          <table:table-cell table:style-name="ce209" table:formula="of:=IF([.N250]&lt;TODAY(); &quot;DESCALIBRADO&quot;;&quot;CALIBRADO&quot;)" office:value-type="string" office:string-value="DESCALIBRADO" calcext:value-type="string">
            <text:p>DESCALIBRADO</text:p>
          </table:table-cell>
          <table:table-cell table:style-name="ce3"/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7" calcext:value-type="float">
            <text:p>7</text:p>
          </table:table-cell>
          <table:table-cell table:style-name="ce15" office:value-type="string" calcext:value-type="string">
            <text:p>UNIVERSAL COUNTER HP 5328B </text:p>
          </table:table-cell>
          <table:table-cell table:style-name="ce24"/>
          <table:table-cell table:style-name="ce283"/>
          <table:table-cell table:style-name="ce17" table:number-columns-repeated="2"/>
          <table:table-cell table:style-name="ce87" office:value-type="string" calcext:value-type="string">
            <text:p>2924A03338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2" calcext:value-type="float">
            <text:p>12</text:p>
          </table:table-cell>
          <table:table-cell table:style-name="ce65"/>
          <table:table-cell table:style-name="ce200"/>
          <table:table-cell table:style-name="ce209" table:formula="of:=IF([.N251]&lt;TODAY(); &quot;DESCALIBRADO&quot;;&quot;CALIBRADO&quot;)" office:value-type="string" office:string-value="DESCALIBRADO" calcext:value-type="string">
            <text:p>DESCALIBRADO</text:p>
          </table:table-cell>
          <table:table-cell table:style-name="ce3"/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7" calcext:value-type="float">
            <text:p>7</text:p>
          </table:table-cell>
          <table:table-cell table:style-name="ce15" office:value-type="string" calcext:value-type="string">
            <text:p>UNIVERSAL COUNTER HP 5328B </text:p>
          </table:table-cell>
          <table:table-cell table:style-name="ce24"/>
          <table:table-cell table:style-name="ce283"/>
          <table:table-cell table:style-name="ce17" table:number-columns-repeated="2"/>
          <table:table-cell table:style-name="ce87" office:value-type="string" calcext:value-type="string">
            <text:p>2924A04249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2" calcext:value-type="float">
            <text:p>12</text:p>
          </table:table-cell>
          <table:table-cell table:style-name="ce136" office:value-type="date" office:date-value="2020-01-27" calcext:value-type="date">
            <text:p>27/01/20</text:p>
          </table:table-cell>
          <table:table-cell table:style-name="ce146" office:value-type="date" office:date-value="2021-01-27" calcext:value-type="date">
            <text:p>27/01/21</text:p>
          </table:table-cell>
          <table:table-cell table:style-name="ce209" table:formula="of:=IF([.N252]&lt;TODAY(); &quot;DESCALIBRADO&quot;;&quot;CALIBRADO&quot;)" office:value-type="string" office:string-value="DESCALIBRADO" calcext:value-type="string">
            <text:p>DESCALIBRADO</text:p>
          </table:table-cell>
          <table:table-cell table:style-name="ce3"/>
          <table:table-cell table:style-name="ce283" office:value-type="string" calcext:value-type="string">
            <text:p>---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Analyzer Calibration Standard 07-130-0001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525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172" office:value-type="date" office:date-value="2019-04-19" calcext:value-type="date">
            <text:p>19/04/2019</text:p>
          </table:table-cell>
          <table:table-cell table:style-name="ce193" office:value-type="date" office:date-value="2022-04-19" calcext:value-type="date">
            <text:p>19/04/2022</text:p>
          </table:table-cell>
          <table:table-cell table:style-name="ce88" office:value-type="string" calcext:value-type="string">
            <text:p>Calibrado pela USN</text:p>
          </table:table-cell>
          <table:table-cell table:style-name="ce6"/>
          <table:table-cell table:style-name="ce88" office:value-type="string" calcext:value-type="string">
            <text:p>Calibrado pela USN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Analyzer Calibration Standard 07-130-0001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5257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172" office:value-type="date" office:date-value="2019-04-19" calcext:value-type="date">
            <text:p>19/04/2019</text:p>
          </table:table-cell>
          <table:table-cell table:style-name="ce193" office:value-type="date" office:date-value="2022-04-19" calcext:value-type="date">
            <text:p>19/04/2022</text:p>
          </table:table-cell>
          <table:table-cell table:style-name="ce88" office:value-type="string" calcext:value-type="string">
            <text:p>Calibrado pela USN</text:p>
          </table:table-cell>
          <table:table-cell table:style-name="ce6"/>
          <table:table-cell table:style-name="ce88" office:value-type="string" calcext:value-type="string">
            <text:p>Calibrado pela USN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Analyzer Calibration Standard 07-130-0001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5258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172" office:value-type="date" office:date-value="2019-04-19" calcext:value-type="date">
            <text:p>19/04/2019</text:p>
          </table:table-cell>
          <table:table-cell table:style-name="ce193" office:value-type="date" office:date-value="2022-04-19" calcext:value-type="date">
            <text:p>19/04/2022</text:p>
          </table:table-cell>
          <table:table-cell table:style-name="ce88" office:value-type="string" calcext:value-type="string">
            <text:p>Calibrado pela USN</text:p>
          </table:table-cell>
          <table:table-cell table:style-name="ce6"/>
          <table:table-cell table:style-name="ce88" office:value-type="string" calcext:value-type="string">
            <text:p>Calibrado pela USN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Analyzer Calibration Standard 07-130-0001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5259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172" office:value-type="date" office:date-value="2019-04-19" calcext:value-type="date">
            <text:p>19/04/2019</text:p>
          </table:table-cell>
          <table:table-cell table:style-name="ce193" office:value-type="date" office:date-value="2022-04-19" calcext:value-type="date">
            <text:p>19/04/2022</text:p>
          </table:table-cell>
          <table:table-cell table:style-name="ce88" office:value-type="string" calcext:value-type="string">
            <text:p>Calibrado pela USN</text:p>
          </table:table-cell>
          <table:table-cell table:style-name="ce6"/>
          <table:table-cell table:style-name="ce88" office:value-type="string" calcext:value-type="string">
            <text:p>Calibrado pela USN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Analyzer Calibration Standard 07-130-0001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6108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2" office:value-type="date" office:date-value="2014-06-13" calcext:value-type="date">
            <text:p>13/06/2014</text:p>
          </table:table-cell>
          <table:table-cell table:style-name="ce193" office:value-type="date" office:date-value="2017-06-13" calcext:value-type="date">
            <text:p>13/06/2017</text:p>
          </table:table-cell>
          <table:table-cell table:style-name="ce215" office:value-type="string" calcext:value-type="string">
            <text:p>Calibrado pela USN</text:p>
          </table:table-cell>
          <table:table-cell table:style-name="ce6"/>
          <table:table-cell table:style-name="ce88" office:value-type="string" calcext:value-type="string">
            <text:p>Calibrado pela USN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Analyzer Calibration Standard 07-130-0001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6109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2" office:value-type="date" office:date-value="2014-06-13" calcext:value-type="date">
            <text:p>13/06/2014</text:p>
          </table:table-cell>
          <table:table-cell table:style-name="ce193" office:value-type="date" office:date-value="2017-06-13" calcext:value-type="date">
            <text:p>13/06/2017</text:p>
          </table:table-cell>
          <table:table-cell table:style-name="ce88" office:value-type="string" calcext:value-type="string">
            <text:p>Calibrado pela USN</text:p>
          </table:table-cell>
          <table:table-cell table:style-name="ce6"/>
          <table:table-cell table:style-name="ce88" office:value-type="string" calcext:value-type="string">
            <text:p>Calibrado pela USN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Analyzer Calibration Standard 07-130-0001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6110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2" office:value-type="date" office:date-value="2014-06-13" calcext:value-type="date">
            <text:p>13/06/2014</text:p>
          </table:table-cell>
          <table:table-cell table:style-name="ce193" office:value-type="date" office:date-value="2017-06-13" calcext:value-type="date">
            <text:p>13/06/2017</text:p>
          </table:table-cell>
          <table:table-cell table:style-name="ce88" office:value-type="string" calcext:value-type="string">
            <text:p>Calibrado pela USN</text:p>
          </table:table-cell>
          <table:table-cell table:style-name="ce6"/>
          <table:table-cell table:style-name="ce88" office:value-type="string" calcext:value-type="string">
            <text:p>Calibrado pela USN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Analyzer Calibration Standard 07-130-0001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611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2" office:value-type="date" office:date-value="2014-06-13" calcext:value-type="date">
            <text:p>13/06/2014</text:p>
          </table:table-cell>
          <table:table-cell table:style-name="ce193" office:value-type="date" office:date-value="2017-06-13" calcext:value-type="date">
            <text:p>13/06/2017</text:p>
          </table:table-cell>
          <table:table-cell table:style-name="ce88" office:value-type="string" calcext:value-type="string">
            <text:p>Calibrado pela USN</text:p>
          </table:table-cell>
          <table:table-cell table:style-name="ce6"/>
          <table:table-cell table:style-name="ce88" office:value-type="string" calcext:value-type="string">
            <text:p>Calibrado pela USN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4" calcext:value-type="float">
            <text:p>4</text:p>
          </table:table-cell>
          <table:table-cell table:style-name="ce15" office:value-type="string" calcext:value-type="string">
            <text:p>BALANÇA DIGITAL (0 - 1200g) I1200</text:p>
          </table:table-cell>
          <table:table-cell table:style-name="ce24"/>
          <table:table-cell table:style-name="ce283"/>
          <table:table-cell table:style-name="ce53" table:number-columns-repeated="2"/>
          <table:table-cell table:style-name="ce54" office:value-type="string" calcext:value-type="string">
            <text:p>---</text:p>
          </table:table-cell>
          <table:table-cell table:style-name="ce96" office:value-type="string" calcext:value-type="string">
            <text:p>CMASM-IDM-T48-266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2" calcext:value-type="float">
            <text:p>12</text:p>
          </table:table-cell>
          <table:table-cell table:style-name="ce173" office:value-type="date" office:date-value="2020-08-26" calcext:value-type="date">
            <text:p>26/08/20</text:p>
          </table:table-cell>
          <table:table-cell table:style-name="ce179" office:value-type="date" office:date-value="2021-08-26" calcext:value-type="date">
            <text:p>26/08/21</text:p>
          </table:table-cell>
          <table:table-cell table:style-name="ce209" table:formula="of:=IF([.N261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Calib.&amp; Verification Tool 111-02553-0002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123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120" office:value-type="date" office:date-value="2023-08-28" calcext:value-type="date">
            <text:p>28/08/2023</text:p>
          </table:table-cell>
          <table:table-cell table:style-name="ce193" office:value-type="date" office:date-value="2026-08-28" calcext:value-type="date">
            <text:p>28/08/2026</text:p>
          </table:table-cell>
          <table:table-cell table:style-name="ce209" table:formula="of:=IF([.N262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 office:value-type="string" calcext:value-type="string">
            <text:p>PRIMEIRO USO 28/08/2023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Calib.&amp; Verification Tool 111-02553-0002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99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172" office:value-type="date" office:date-value="2019-04-05" calcext:value-type="date">
            <text:p>05/04/2019</text:p>
          </table:table-cell>
          <table:table-cell table:style-name="ce193" office:value-type="date" office:date-value="2022-04-05" calcext:value-type="date">
            <text:p>05/04/2022</text:p>
          </table:table-cell>
          <table:table-cell table:style-name="ce88" office:value-type="string" calcext:value-type="string">
            <text:p>Calibrado pela USN</text:p>
          </table:table-cell>
          <table:table-cell table:style-name="ce6"/>
          <table:table-cell table:style-name="ce88" office:value-type="string" calcext:value-type="string">
            <text:p>Calibrado pela USN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5" calcext:value-type="float">
            <text:p>5</text:p>
          </table:table-cell>
          <table:table-cell table:style-name="ce15" office:value-type="string" calcext:value-type="string">
            <text:p>Calibrador Fluke 5100B 5855028-1 / 5100B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 office:value-type="float" office:value="5165005" calcext:value-type="float">
            <text:p>5165005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7" calcext:value-type="float">
            <text:p>7</text:p>
          </table:table-cell>
          <table:table-cell table:style-name="ce178" office:value-type="date" office:date-value="2021-08-03" calcext:value-type="date">
            <text:p>03/08/21</text:p>
          </table:table-cell>
          <table:table-cell table:style-name="ce203" office:value-type="date" office:date-value="2022-03-03" calcext:value-type="date">
            <text:p>03/03/22</text:p>
          </table:table-cell>
          <table:table-cell table:style-name="ce209" table:formula="of:=IF([.N264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ASM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5" calcext:value-type="float">
            <text:p>5</text:p>
          </table:table-cell>
          <table:table-cell table:style-name="ce15" office:value-type="string" calcext:value-type="string">
            <text:p>Calibrador Fluke 5100B 5855028-1 / 5100B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8" office:value-type="float" office:value="3450005" calcext:value-type="float">
            <text:p>3450005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7" calcext:value-type="float">
            <text:p>7</text:p>
          </table:table-cell>
          <table:table-cell table:style-name="ce178" office:value-type="date" office:date-value="2023-07-26" calcext:value-type="date">
            <text:p>26/07/23</text:p>
          </table:table-cell>
          <table:table-cell table:style-name="ce203" office:value-type="date" office:date-value="2024-02-26" calcext:value-type="date">
            <text:p>26/02/24</text:p>
          </table:table-cell>
          <table:table-cell table:style-name="ce209" table:formula="of:=IF([.N265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ALTCRED 3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5" calcext:value-type="float">
            <text:p>5</text:p>
          </table:table-cell>
          <table:table-cell table:style-name="ce15" office:value-type="string" calcext:value-type="string">
            <text:p>Calibrador Fluke 5100B 5855028-1 / 5100B</text:p>
          </table:table-cell>
          <table:table-cell table:style-name="ce24"/>
          <table:table-cell table:style-name="ce283"/>
          <table:table-cell table:style-name="ce6" table:number-columns-repeated="2"/>
          <table:table-cell table:style-name="ce88" office:value-type="string" calcext:value-type="string">
            <text:p>4795018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172" office:value-type="date" office:date-value="2023-01-19" calcext:value-type="date">
            <text:p>19/01/2023</text:p>
          </table:table-cell>
          <table:table-cell table:style-name="ce193" office:value-type="date" office:date-value="2023-08-19" calcext:value-type="date">
            <text:p>19/08/2023</text:p>
          </table:table-cell>
          <table:table-cell table:style-name="ce209" table:formula="of:=IF([.N266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5" calcext:value-type="float">
            <text:p>15</text:p>
          </table:table-cell>
          <table:table-cell table:style-name="ce15" office:value-type="string" calcext:value-type="string">
            <text:p>DIGITAL TEST GAUGE <text:s/>25 PSI 8243299</text:p>
          </table:table-cell>
          <table:table-cell table:style-name="ce24"/>
          <table:table-cell table:style-name="ce5"/>
          <table:table-cell table:style-name="ce54" office:value-type="string" calcext:value-type="string">
            <text:p>25 </text:p>
          </table:table-cell>
          <table:table-cell table:style-name="ce54" office:value-type="string" calcext:value-type="string">
            <text:p>PSI</text:p>
          </table:table-cell>
          <table:table-cell table:style-name="ce54" office:value-type="string" calcext:value-type="string">
            <text:p>1302881</text:p>
          </table:table-cell>
          <table:table-cell table:style-name="ce96" office:value-type="string" calcext:value-type="string">
            <text:p>CMASM-IDM-T48-190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20-08-19" calcext:value-type="date">
            <text:p>19/08/20</text:p>
          </table:table-cell>
          <table:table-cell table:style-name="ce179" office:value-type="date" office:date-value="2022-08-19" calcext:value-type="date">
            <text:p>19/08/22</text:p>
          </table:table-cell>
          <table:table-cell table:style-name="ce209" table:formula="of:=IF([.N267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5" calcext:value-type="float">
            <text:p>15</text:p>
          </table:table-cell>
          <table:table-cell table:style-name="ce15" office:value-type="string" calcext:value-type="string">
            <text:p>DIGITAL TEST GAUGE 1,500 <text:s/>PSIg </text:p>
          </table:table-cell>
          <table:table-cell table:style-name="ce24"/>
          <table:table-cell table:style-name="ce5"/>
          <table:table-cell table:style-name="ce54" office:value-type="string" calcext:value-type="string">
            <text:p>1500</text:p>
          </table:table-cell>
          <table:table-cell table:style-name="ce54" office:value-type="string" calcext:value-type="string">
            <text:p>PSI</text:p>
          </table:table-cell>
          <table:table-cell table:style-name="ce89" office:value-type="float" office:value="1205974" calcext:value-type="float">
            <text:p>1205974</text:p>
          </table:table-cell>
          <table:table-cell table:style-name="ce96" office:value-type="string" calcext:value-type="string">
            <text:p>CMASM-IDM-T48-285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6" calcext:value-type="float">
            <text:p>6</text:p>
          </table:table-cell>
          <table:table-cell table:style-name="ce173" office:value-type="date" office:date-value="2022-11-10" calcext:value-type="date">
            <text:p>10/11/22</text:p>
          </table:table-cell>
          <table:table-cell table:style-name="ce193" office:value-type="date" office:date-value="2023-05-12" calcext:value-type="date">
            <text:p>12/05/2023</text:p>
          </table:table-cell>
          <table:table-cell table:style-name="ce209" table:formula="of:=IF([.N268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1" calcext:value-type="float">
            <text:p>11</text:p>
          </table:table-cell>
          <table:table-cell table:style-name="ce15" office:value-type="string" calcext:value-type="string">
            <text:p>Dual DC Power Supply HP 6228B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 office:value-type="string" calcext:value-type="string">
            <text:p>2833A-04936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36" calcext:value-type="float">
            <text:p>36</text:p>
          </table:table-cell>
          <table:table-cell table:style-name="ce178" office:value-type="date" office:date-value="2020-07-22" calcext:value-type="date">
            <text:p>22/07/20</text:p>
          </table:table-cell>
          <table:table-cell table:style-name="ce203" office:value-type="date" office:date-value="2023-07-22" calcext:value-type="date">
            <text:p>22/07/23</text:p>
          </table:table-cell>
          <table:table-cell table:style-name="ce209" table:formula="of:=IF([.N269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ALTCRED 4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GAGE, DEPTH MICROMETER <text:s/>0-6" 44OZ-6L</text:p>
          </table:table-cell>
          <table:table-cell table:style-name="ce24"/>
          <table:table-cell table:style-name="ce5"/>
          <table:table-cell table:style-name="ce53" table:number-columns-repeated="2"/>
          <table:table-cell table:style-name="ce54" office:value-type="string" calcext:value-type="string">
            <text:p>070128971</text:p>
          </table:table-cell>
          <table:table-cell table:style-name="ce98" office:value-type="string" calcext:value-type="string">
            <text:p>CMASM-IDM-T48-023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9-12" calcext:value-type="date">
            <text:p>12/09/20</text:p>
          </table:table-cell>
          <table:table-cell table:style-name="ce179" office:value-type="date" office:date-value="2023-09-12" calcext:value-type="date">
            <text:p>12/09/23</text:p>
          </table:table-cell>
          <table:table-cell table:style-name="ce209" table:formula="of:=IF([.N270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GAGE, DEPTH MICROMETER <text:s/>0-6" 44OZ-6L</text:p>
          </table:table-cell>
          <table:table-cell table:style-name="ce24"/>
          <table:table-cell table:style-name="ce5"/>
          <table:table-cell table:style-name="ce53" table:number-columns-repeated="2"/>
          <table:table-cell table:style-name="ce54" office:value-type="string" calcext:value-type="string">
            <text:p>070525350</text:p>
          </table:table-cell>
          <table:table-cell table:style-name="ce96" office:value-type="string" calcext:value-type="string">
            <text:p>CMASM-IDM-T48-049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9-24" calcext:value-type="date">
            <text:p>24/09/20</text:p>
          </table:table-cell>
          <table:table-cell table:style-name="ce179" office:value-type="date" office:date-value="2023-09-24" calcext:value-type="date">
            <text:p>24/09/23</text:p>
          </table:table-cell>
          <table:table-cell table:style-name="ce209" table:formula="of:=IF([.N271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GAGE, DIAL DEPTH STARRET .0025"-0-.0025" 643J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080622588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2" office:value-type="date" office:date-value="2022-11-07" calcext:value-type="date">
            <text:p>07/11/2022</text:p>
          </table:table-cell>
          <table:table-cell table:style-name="ce193" office:value-type="date" office:date-value="2025-11-07" calcext:value-type="date">
            <text:p>07/11/2025</text:p>
          </table:table-cell>
          <table:table-cell table:style-name="ce209" table:formula="of:=IF([.N272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GAGE, DIAL DEPTH STARRET .0025"-0-.0025" 643J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08062261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9" office:value-type="date" office:date-value="2022-11-07" calcext:value-type="date">
            <text:p>07/11/22</text:p>
          </table:table-cell>
          <table:table-cell table:style-name="ce193" office:value-type="date" office:date-value="2025-11-07" calcext:value-type="date">
            <text:p>07/11/2025</text:p>
          </table:table-cell>
          <table:table-cell table:style-name="ce209" table:formula="of:=IF([.N273]&lt;TODAY(); &quot;DESCALIBRADO&quot;;&quot;CALIBRADO&quot;)" office:value-type="string" office:string-value="CALIBRADO" calcext:value-type="string">
            <text:p>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GAGE, DIAL DEPTH STARRET .0025"-0-.0025" 643J</text:p>
          </table:table-cell>
          <table:table-cell table:style-name="ce24"/>
          <table:table-cell table:style-name="ce5"/>
          <table:table-cell table:style-name="ce53" table:number-columns-repeated="2"/>
          <table:table-cell table:style-name="ce54" office:value-type="string" calcext:value-type="string">
            <text:p>080622620</text:p>
          </table:table-cell>
          <table:table-cell table:style-name="ce96" office:value-type="string" calcext:value-type="string">
            <text:p>CMASM-IDM-T48-138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3-07-20" calcext:value-type="date">
            <text:p>20/07/23</text:p>
          </table:table-cell>
          <table:table-cell table:style-name="ce209" table:formula="of:=IF([.N274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GAGE, DIAL DEPTH STARRET .0025"-0-.0025" 643J</text:p>
          </table:table-cell>
          <table:table-cell table:style-name="ce24"/>
          <table:table-cell table:style-name="ce5"/>
          <table:table-cell table:style-name="ce53" table:number-columns-repeated="2"/>
          <table:table-cell table:style-name="ce54" office:value-type="string" calcext:value-type="string">
            <text:p>080622622</text:p>
          </table:table-cell>
          <table:table-cell table:style-name="ce98" office:value-type="string" calcext:value-type="string">
            <text:p>CMASM-IDM-T48-024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9" office:value-type="date" office:date-value="2020-07-20" calcext:value-type="date">
            <text:p>20/07/20</text:p>
          </table:table-cell>
          <table:table-cell table:style-name="ce193" office:value-type="date" office:date-value="2023-07-20" calcext:value-type="date">
            <text:p>20/07/2023</text:p>
          </table:table-cell>
          <table:table-cell table:style-name="ce209" table:formula="of:=IF([.N275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GAGE, DIAL DEPTH STARRET .0025"-0-.0025" 643J</text:p>
          </table:table-cell>
          <table:table-cell table:style-name="ce24"/>
          <table:table-cell table:style-name="ce5"/>
          <table:table-cell table:style-name="ce53" table:number-columns-repeated="2"/>
          <table:table-cell table:style-name="ce54" office:value-type="string" calcext:value-type="string">
            <text:p>80622591</text:p>
          </table:table-cell>
          <table:table-cell table:style-name="ce96" office:value-type="string" calcext:value-type="string">
            <text:p>CMASM-IDM-T48-232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8-12" calcext:value-type="date">
            <text:p>12/08/20</text:p>
          </table:table-cell>
          <table:table-cell table:style-name="ce179" office:value-type="date" office:date-value="2023-08-12" calcext:value-type="date">
            <text:p>12/08/23</text:p>
          </table:table-cell>
          <table:table-cell table:style-name="ce209" table:formula="of:=IF([.N276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GAGE, DIAL DEPTH STARRET .0025"-0-.0025" 643J</text:p>
          </table:table-cell>
          <table:table-cell table:style-name="ce24"/>
          <table:table-cell table:style-name="ce5"/>
          <table:table-cell table:style-name="ce53" table:number-columns-repeated="2"/>
          <table:table-cell table:style-name="ce54" office:value-type="string" calcext:value-type="string">
            <text:p>J-412</text:p>
          </table:table-cell>
          <table:table-cell table:style-name="ce96" office:value-type="string" calcext:value-type="string">
            <text:p>CMASM-IDM-T48-233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3-07-20" calcext:value-type="date">
            <text:p>20/07/23</text:p>
          </table:table-cell>
          <table:table-cell table:style-name="ce209" table:formula="of:=IF([.N277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 <text:s/>300 PSI </text:p>
          </table:table-cell>
          <table:table-cell table:style-name="ce24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2" office:value-type="date" office:date-value="2022-11-08" calcext:value-type="date">
            <text:p>08/11/2022</text:p>
          </table:table-cell>
          <table:table-cell table:style-name="ce193" office:value-type="date" office:date-value="2024-11-08" calcext:value-type="date">
            <text:p>08/11/2024</text:p>
          </table:table-cell>
          <table:table-cell table:style-name="ce209" table:formula="of:=IF([.N278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244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 100 PSI 49794</text:p>
          </table:table-cell>
          <table:table-cell table:style-name="ce24"/>
          <table:table-cell table:style-name="ce5"/>
          <table:table-cell table:style-name="ce58" office:value-type="string" calcext:value-type="string">
            <text:p>100</text:p>
          </table:table-cell>
          <table:table-cell table:style-name="ce54" office:value-type="string" calcext:value-type="string">
            <text:p>PSI</text:p>
          </table:table-cell>
          <table:table-cell table:style-name="ce89"/>
          <table:table-cell table:style-name="ce100" office:value-type="string" calcext:value-type="string">
            <text:p>CMASM-IDM-T48-251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72" office:value-type="date" office:date-value="2022-11-01" calcext:value-type="date">
            <text:p>01/11/2022</text:p>
          </table:table-cell>
          <table:table-cell table:style-name="ce193" office:value-type="date" office:date-value="2024-11-01" calcext:value-type="date">
            <text:p>01/11/2024</text:p>
          </table:table-cell>
          <table:table-cell table:style-name="ce209" table:formula="of:=IF([.N279]&lt;TODAY(); &quot;DESCALIBRADO&quot;;&quot;CALIBRADO&quot;)" office:value-type="string" office:string-value="CALIBRADO" calcext:value-type="string">
            <text:p>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 100 PSI 49794</text:p>
          </table:table-cell>
          <table:table-cell table:style-name="ce24"/>
          <table:table-cell table:style-name="ce5"/>
          <table:table-cell table:style-name="ce58" office:value-type="string" calcext:value-type="string">
            <text:p>100</text:p>
          </table:table-cell>
          <table:table-cell table:style-name="ce54" office:value-type="string" calcext:value-type="string">
            <text:p>PSI</text:p>
          </table:table-cell>
          <table:table-cell table:style-name="ce89"/>
          <table:table-cell table:style-name="ce100" office:value-type="string" calcext:value-type="string">
            <text:p>CMASM-IDM-T48-253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72" office:value-type="date" office:date-value="2019-05-29" calcext:value-type="date">
            <text:p>29/05/2019</text:p>
          </table:table-cell>
          <table:table-cell table:style-name="ce193" office:value-type="date" office:date-value="2021-05-29" calcext:value-type="date">
            <text:p>29/05/2021</text:p>
          </table:table-cell>
          <table:table-cell table:style-name="ce209" table:formula="of:=IF([.N280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 100 PSI 49794</text:p>
          </table:table-cell>
          <table:table-cell table:style-name="ce24"/>
          <table:table-cell table:style-name="ce5"/>
          <table:table-cell table:style-name="ce58" office:value-type="string" calcext:value-type="string">
            <text:p>100</text:p>
          </table:table-cell>
          <table:table-cell table:style-name="ce54" office:value-type="string" calcext:value-type="string">
            <text:p>PSI</text:p>
          </table:table-cell>
          <table:table-cell table:style-name="ce89"/>
          <table:table-cell table:style-name="ce100" office:value-type="string" calcext:value-type="string">
            <text:p>CMASM-IDM-T48-254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72" office:value-type="date" office:date-value="2019-11-20" calcext:value-type="date">
            <text:p>20/11/2019</text:p>
          </table:table-cell>
          <table:table-cell table:style-name="ce193" office:value-type="date" office:date-value="2021-11-20" calcext:value-type="date">
            <text:p>20/11/2021</text:p>
          </table:table-cell>
          <table:table-cell table:style-name="ce209" table:formula="of:=IF([.N281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 100 PSI 49794</text:p>
          </table:table-cell>
          <table:table-cell table:style-name="ce24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72" office:value-type="date" office:date-value="2019-11-20" calcext:value-type="date">
            <text:p>20/11/2019</text:p>
          </table:table-cell>
          <table:table-cell table:style-name="ce193" office:value-type="date" office:date-value="2021-11-20" calcext:value-type="date">
            <text:p>20/11/2021</text:p>
          </table:table-cell>
          <table:table-cell table:style-name="ce209" table:formula="of:=IF([.N282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 1500 PSI 73550</text:p>
          </table:table-cell>
          <table:table-cell table:style-name="ce24"/>
          <table:table-cell table:style-name="ce5"/>
          <table:table-cell table:style-name="ce58" office:value-type="string" calcext:value-type="string">
            <text:p>1500</text:p>
          </table:table-cell>
          <table:table-cell table:style-name="ce54" office:value-type="string" calcext:value-type="string">
            <text:p>PSI</text:p>
          </table:table-cell>
          <table:table-cell table:style-name="ce58"/>
          <table:table-cell table:style-name="ce100" office:value-type="string" calcext:value-type="string">
            <text:p>CMASM-IDM-T48-249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80" office:value-type="date" office:date-value="2019-05-29" calcext:value-type="date">
            <text:p>29/05/19</text:p>
          </table:table-cell>
          <table:table-cell table:style-name="ce203" office:value-type="date" office:date-value="2021-05-29" calcext:value-type="date">
            <text:p>29/05/21</text:p>
          </table:table-cell>
          <table:table-cell table:style-name="ce209" table:formula="of:=IF([.N283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 160 PSI </text:p>
          </table:table-cell>
          <table:table-cell table:style-name="ce24"/>
          <table:table-cell table:style-name="ce5"/>
          <table:table-cell table:style-name="ce58" office:value-type="string" calcext:value-type="string">
            <text:p>160</text:p>
          </table:table-cell>
          <table:table-cell table:style-name="ce54" office:value-type="string" calcext:value-type="string">
            <text:p>PSI</text:p>
          </table:table-cell>
          <table:table-cell table:style-name="ce58"/>
          <table:table-cell table:style-name="ce100" office:value-type="string" calcext:value-type="string">
            <text:p>CMASM-IDM-T48-350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72" office:value-type="date" office:date-value="2022-11-08" calcext:value-type="date">
            <text:p>08/11/2022</text:p>
          </table:table-cell>
          <table:table-cell table:style-name="ce193" office:value-type="date" office:date-value="2024-11-08" calcext:value-type="date">
            <text:p>08/11/2024</text:p>
          </table:table-cell>
          <table:table-cell table:style-name="ce209" table:formula="of:=IF([.N284]&lt;TODAY(); &quot;DESCALIBRADO&quot;;&quot;CALIBRADO&quot;)" office:value-type="string" office:string-value="CALIBRADO" calcext:value-type="string">
            <text:p>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 160 PSI </text:p>
          </table:table-cell>
          <table:table-cell table:style-name="ce24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79" office:value-type="date" office:date-value="2019-05-29" calcext:value-type="date">
            <text:p>29/05/19</text:p>
          </table:table-cell>
          <table:table-cell table:style-name="ce193" office:value-type="date" office:date-value="2021-05-29" calcext:value-type="date">
            <text:p>29/05/2021</text:p>
          </table:table-cell>
          <table:table-cell table:style-name="ce209" table:formula="of:=IF([.N285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 160 PSI 70498</text:p>
          </table:table-cell>
          <table:table-cell table:style-name="ce24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72" office:value-type="date" office:date-value="2022-11-08" calcext:value-type="date">
            <text:p>08/11/2022</text:p>
          </table:table-cell>
          <table:table-cell table:style-name="ce193" office:value-type="date" office:date-value="2024-11-08" calcext:value-type="date">
            <text:p>08/11/2024</text:p>
          </table:table-cell>
          <table:table-cell table:style-name="ce209" table:formula="of:=IF([.N286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 2000 PSI 251009</text:p>
          </table:table-cell>
          <table:table-cell table:style-name="ce24"/>
          <table:table-cell table:style-name="ce27" table:number-columns-repeated="5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72" office:value-type="date" office:date-value="2022-11-03" calcext:value-type="date">
            <text:p>03/11/2022</text:p>
          </table:table-cell>
          <table:table-cell table:style-name="ce193" office:value-type="date" office:date-value="2024-11-03" calcext:value-type="date">
            <text:p>03/11/2024</text:p>
          </table:table-cell>
          <table:table-cell table:style-name="ce209" table:formula="of:=IF([.N287]&lt;TODAY(); &quot;DESCALIBRADO&quot;;&quot;CALIBRADO&quot;)" office:value-type="string" office:string-value="CALIBRADO" calcext:value-type="string">
            <text:p>CALIBRADO</text:p>
          </table:table-cell>
          <table:table-cell table:style-name="ce27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 2000 PSI 251009</text:p>
          </table:table-cell>
          <table:table-cell table:style-name="ce24"/>
          <table:table-cell table:style-name="ce27" table:number-columns-repeated="5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27"/>
          <table:table-cell table:style-name="ce193" office:value-type="date" office:date-value="2024-11-03" calcext:value-type="date">
            <text:p>03/11/2024</text:p>
          </table:table-cell>
          <table:table-cell table:style-name="ce209" table:formula="of:=IF([.N288]&lt;TODAY(); &quot;DESCALIBRADO&quot;;&quot;CALIBRADO&quot;)" office:value-type="string" office:string-value="CALIBRADO" calcext:value-type="string">
            <text:p>CALIBRADO</text:p>
          </table:table-cell>
          <table:table-cell table:style-name="ce27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 2000 PSI 251009</text:p>
          </table:table-cell>
          <table:table-cell table:style-name="ce24"/>
          <table:table-cell table:style-name="ce5"/>
          <table:table-cell table:style-name="ce58" office:value-type="string" calcext:value-type="string">
            <text:p>2000</text:p>
          </table:table-cell>
          <table:table-cell table:style-name="ce54" office:value-type="string" calcext:value-type="string">
            <text:p>PSI</text:p>
          </table:table-cell>
          <table:table-cell table:style-name="ce58"/>
          <table:table-cell table:style-name="ce100" office:value-type="string" calcext:value-type="string">
            <text:p>CMASM-IDM-T48-246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80" office:value-type="date" office:date-value="2019-11-20" calcext:value-type="date">
            <text:p>20/11/19</text:p>
          </table:table-cell>
          <table:table-cell table:style-name="ce203" office:value-type="date" office:date-value="2021-11-20" calcext:value-type="date">
            <text:p>20/11/21</text:p>
          </table:table-cell>
          <table:table-cell table:style-name="ce209" table:formula="of:=IF([.N289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LEVAR P <text:s/>BACS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 2000 PSI 48280</text:p>
          </table:table-cell>
          <table:table-cell table:style-name="ce24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72" office:value-type="date" office:date-value="2022-11-03" calcext:value-type="date">
            <text:p>03/11/2022</text:p>
          </table:table-cell>
          <table:table-cell table:style-name="ce193" office:value-type="date" office:date-value="2024-11-03" calcext:value-type="date">
            <text:p>03/11/2024</text:p>
          </table:table-cell>
          <table:table-cell table:style-name="ce209" table:formula="of:=IF([.N290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 2000 PSI 48280</text:p>
          </table:table-cell>
          <table:table-cell table:style-name="ce24"/>
          <table:table-cell table:style-name="ce5"/>
          <table:table-cell table:style-name="ce58" office:value-type="string" calcext:value-type="string">
            <text:p>2000</text:p>
          </table:table-cell>
          <table:table-cell table:style-name="ce54" office:value-type="string" calcext:value-type="string">
            <text:p>PSI</text:p>
          </table:table-cell>
          <table:table-cell table:style-name="ce58"/>
          <table:table-cell table:style-name="ce100" office:value-type="string" calcext:value-type="string">
            <text:p>CMASM-IDM-T48-247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80" office:value-type="date" office:date-value="2019-11-20" calcext:value-type="date">
            <text:p>20/11/19</text:p>
          </table:table-cell>
          <table:table-cell table:style-name="ce203" office:value-type="date" office:date-value="2021-11-20" calcext:value-type="date">
            <text:p>20/11/21</text:p>
          </table:table-cell>
          <table:table-cell table:style-name="ce209" table:formula="of:=IF([.N291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LEVAR P <text:s/>BACS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 2000 PSI 48280</text:p>
          </table:table-cell>
          <table:table-cell table:style-name="ce24"/>
          <table:table-cell table:style-name="ce5"/>
          <table:table-cell table:style-name="ce58" office:value-type="string" calcext:value-type="string">
            <text:p>2000</text:p>
          </table:table-cell>
          <table:table-cell table:style-name="ce54" office:value-type="string" calcext:value-type="string">
            <text:p>PSI</text:p>
          </table:table-cell>
          <table:table-cell table:style-name="ce58"/>
          <table:table-cell table:style-name="ce100" office:value-type="string" calcext:value-type="string">
            <text:p>CMASM-IDM-T48-248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80" office:value-type="date" office:date-value="2019-11-20" calcext:value-type="date">
            <text:p>20/11/19</text:p>
          </table:table-cell>
          <table:table-cell table:style-name="ce203" office:value-type="date" office:date-value="2021-11-20" calcext:value-type="date">
            <text:p>20/11/21</text:p>
          </table:table-cell>
          <table:table-cell table:style-name="ce209" table:formula="of:=IF([.N292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LEVAR P <text:s/>BACS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 30 PSI 73550</text:p>
          </table:table-cell>
          <table:table-cell table:style-name="ce24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72" office:value-type="date" office:date-value="2022-11-01" calcext:value-type="date">
            <text:p>01/11/2022</text:p>
          </table:table-cell>
          <table:table-cell table:style-name="ce193" office:value-type="date" office:date-value="2024-11-01" calcext:value-type="date">
            <text:p>01/11/2024</text:p>
          </table:table-cell>
          <table:table-cell table:style-name="ce209" table:formula="of:=IF([.N293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 30 PSI 73550</text:p>
          </table:table-cell>
          <table:table-cell table:style-name="ce24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72" office:value-type="date" office:date-value="2022-11-01" calcext:value-type="date">
            <text:p>01/11/2022</text:p>
          </table:table-cell>
          <table:table-cell table:style-name="ce193" office:value-type="date" office:date-value="2024-11-01" calcext:value-type="date">
            <text:p>01/11/2024</text:p>
          </table:table-cell>
          <table:table-cell table:style-name="ce209" table:formula="of:=IF([.N294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 ASSEMBLY (0-3000 PSIG) 6105388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CM-131808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72" office:value-type="date" office:date-value="2022-11-30" calcext:value-type="date">
            <text:p>30/11/2022</text:p>
          </table:table-cell>
          <table:table-cell table:style-name="ce193" office:value-type="date" office:date-value="2024-11-30" calcext:value-type="date">
            <text:p>30/11/2024</text:p>
          </table:table-cell>
          <table:table-cell table:style-name="ce209" table:formula="of:=IF([.N295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 ASSEMBLY (0-3000 PSIG) 6105388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CM-131840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72" office:value-type="date" office:date-value="2016-06-21" calcext:value-type="date">
            <text:p>21/06/2016</text:p>
          </table:table-cell>
          <table:table-cell table:style-name="ce193" office:value-type="date" office:date-value="2018-06-21" calcext:value-type="date">
            <text:p>21/06/2018</text:p>
          </table:table-cell>
          <table:table-cell table:style-name="ce209" table:formula="of:=IF([.N296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283" office:value-type="float" office:value="13" calcext:value-type="float">
            <text:p>13</text:p>
          </table:table-cell>
          <table:table-cell table:style-name="ce15" office:value-type="string" calcext:value-type="string">
            <text:p>GAUGE ASSEMBLY (0-4500 FT. SEAWATER) 6689806</text:p>
          </table:table-cell>
          <table:table-cell table:style-name="ce24"/>
          <table:table-cell table:style-name="ce283"/>
          <table:table-cell table:style-name="ce61" office:value-type="float" office:value="4500" calcext:value-type="float">
            <text:p>4500</text:p>
          </table:table-cell>
          <table:table-cell table:style-name="ce61" office:value-type="string" calcext:value-type="string">
            <text:p>FT</text:p>
          </table:table-cell>
          <table:table-cell table:style-name="ce90" office:value-type="string" calcext:value-type="string">
            <text:p>CM-138005</text:p>
          </table:table-cell>
          <table:table-cell table:style-name="ce101" office:value-type="string" calcext:value-type="string">
            <text:p>CMASM-IDM-T48-262</text:p>
          </table:table-cell>
          <table:table-cell table:style-name="ce6" office:value-type="float" office:value="2" calcext:value-type="float">
            <text:p>2</text:p>
          </table:table-cell>
          <table:table-cell table:style-name="ce110" office:value-type="float" office:value="24" calcext:value-type="float">
            <text:p>24</text:p>
          </table:table-cell>
          <table:table-cell table:style-name="ce135" office:value-type="date" office:date-value="2019-11-20" calcext:value-type="date">
            <text:p>20/11/19</text:p>
          </table:table-cell>
          <table:table-cell table:style-name="ce203" office:value-type="date" office:date-value="2021-11-20" calcext:value-type="date">
            <text:p>20/11/21</text:p>
          </table:table-cell>
          <table:table-cell table:style-name="ce216" table:formula="of:=IF([.N297]&lt;TODAY(); &quot;DESCALIBRADO&quot;;&quot;CALIBRADO&quot;)" office:value-type="string" office:string-value="DESCALIBRADO" calcext:value-type="string">
            <text:p>DESCALIBRADO</text:p>
          </table:table-cell>
          <table:table-cell table:style-name="ce243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, (0-30 PSI) 71268</text:p>
          </table:table-cell>
          <table:table-cell table:style-name="ce24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72" office:value-type="date" office:date-value="2022-11-01" calcext:value-type="date">
            <text:p>01/11/2022</text:p>
          </table:table-cell>
          <table:table-cell table:style-name="ce193" office:value-type="date" office:date-value="2024-11-01" calcext:value-type="date">
            <text:p>01/11/2024</text:p>
          </table:table-cell>
          <table:table-cell table:style-name="ce216" table:formula="of:=IF([.N298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, (0-30 PSI) 71268</text:p>
          </table:table-cell>
          <table:table-cell table:style-name="ce24"/>
          <table:table-cell table:style-name="ce5"/>
          <table:table-cell table:style-name="ce58" office:value-type="string" calcext:value-type="string">
            <text:p>30 – 0 – 30</text:p>
          </table:table-cell>
          <table:table-cell table:style-name="ce54" office:value-type="string" calcext:value-type="string">
            <text:p>PSI</text:p>
          </table:table-cell>
          <table:table-cell table:style-name="ce58"/>
          <table:table-cell table:style-name="ce100" office:value-type="string" calcext:value-type="string">
            <text:p>CMASM-IDM-T48-239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80" office:value-type="date" office:date-value="2019-05-29" calcext:value-type="date">
            <text:p>29/05/19</text:p>
          </table:table-cell>
          <table:table-cell table:style-name="ce203" office:value-type="date" office:date-value="2021-05-29" calcext:value-type="date">
            <text:p>29/05/21</text:p>
          </table:table-cell>
          <table:table-cell table:style-name="ce216" table:formula="of:=IF([.N299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, (30-0-30 PSI) 2198</text:p>
          </table:table-cell>
          <table:table-cell table:style-name="ce24"/>
          <table:table-cell table:style-name="ce5"/>
          <table:table-cell table:style-name="ce58" office:value-type="string" calcext:value-type="string">
            <text:p>30 – 0 – 30</text:p>
          </table:table-cell>
          <table:table-cell table:style-name="ce54" office:value-type="string" calcext:value-type="string">
            <text:p>PSI</text:p>
          </table:table-cell>
          <table:table-cell table:style-name="ce58" office:value-type="string" calcext:value-type="string">
            <text:p>2512</text:p>
          </table:table-cell>
          <table:table-cell table:style-name="ce100" office:value-type="string" calcext:value-type="string">
            <text:p>CMASM-IDM-T48-279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80" office:value-type="date" office:date-value="2018-11-19" calcext:value-type="date">
            <text:p>19/11/18</text:p>
          </table:table-cell>
          <table:table-cell table:style-name="ce203" office:value-type="date" office:date-value="2020-11-19" calcext:value-type="date">
            <text:p>19/11/20</text:p>
          </table:table-cell>
          <table:table-cell table:style-name="ce216" table:formula="of:=IF([.N300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LEVAR P <text:s/>BACS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, (30-0-30 PSI) 70462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KR0183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72" office:value-type="date" office:date-value="2022-11-01" calcext:value-type="date">
            <text:p>01/11/2022</text:p>
          </table:table-cell>
          <table:table-cell table:style-name="ce193" office:value-type="date" office:date-value="2024-11-01" calcext:value-type="date">
            <text:p>01/11/2024</text:p>
          </table:table-cell>
          <table:table-cell table:style-name="ce216" table:formula="of:=IF([.N301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, (30-0-30 PSI) DA48736</text:p>
          </table:table-cell>
          <table:table-cell table:style-name="ce24"/>
          <table:table-cell table:style-name="ce5"/>
          <table:table-cell table:style-name="ce58" office:value-type="string" calcext:value-type="string">
            <text:p>30 – 0 - 30</text:p>
          </table:table-cell>
          <table:table-cell table:style-name="ce54" office:value-type="string" calcext:value-type="string">
            <text:p>PSI</text:p>
          </table:table-cell>
          <table:table-cell table:style-name="ce58" office:value-type="string" calcext:value-type="string">
            <text:p>42127</text:p>
          </table:table-cell>
          <table:table-cell table:style-name="ce100" office:value-type="string" calcext:value-type="string">
            <text:p>CMASM-IDM-T48-184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80" office:value-type="date" office:date-value="2020-07-16" calcext:value-type="date">
            <text:p>16/07/20</text:p>
          </table:table-cell>
          <table:table-cell table:style-name="ce203" office:value-type="date" office:date-value="2022-07-16" calcext:value-type="date">
            <text:p>16/07/22</text:p>
          </table:table-cell>
          <table:table-cell table:style-name="ce216" table:formula="of:=IF([.N302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, (30-0-30 PSI) DA48736</text:p>
          </table:table-cell>
          <table:table-cell table:style-name="ce24"/>
          <table:table-cell table:style-name="ce5"/>
          <table:table-cell table:style-name="ce58" office:value-type="string" calcext:value-type="string">
            <text:p>30 – 0 - 30</text:p>
          </table:table-cell>
          <table:table-cell table:style-name="ce54" office:value-type="string" calcext:value-type="string">
            <text:p>PSI</text:p>
          </table:table-cell>
          <table:table-cell table:style-name="ce58" office:value-type="string" calcext:value-type="string">
            <text:p>42128</text:p>
          </table:table-cell>
          <table:table-cell table:style-name="ce100" office:value-type="string" calcext:value-type="string">
            <text:p>CMASM-IDM-T48-328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80" office:value-type="date" office:date-value="2019-05-29" calcext:value-type="date">
            <text:p>29/05/19</text:p>
          </table:table-cell>
          <table:table-cell table:style-name="ce203" office:value-type="date" office:date-value="2021-05-29" calcext:value-type="date">
            <text:p>29/05/21</text:p>
          </table:table-cell>
          <table:table-cell table:style-name="ce216" table:formula="of:=IF([.N303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, (IN.Hg VAC 30-0-60 PSI) 49966</text:p>
          </table:table-cell>
          <table:table-cell table:style-name="ce24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72" office:value-type="date" office:date-value="2022-12-14" calcext:value-type="date">
            <text:p>14/12/2022</text:p>
          </table:table-cell>
          <table:table-cell table:style-name="ce193" office:value-type="date" office:date-value="2024-12-14" calcext:value-type="date">
            <text:p>14/12/2024</text:p>
          </table:table-cell>
          <table:table-cell table:style-name="ce216" table:formula="of:=IF([.N304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, (IN.Hg VAC 30-0-60 PSI) 49966</text:p>
          </table:table-cell>
          <table:table-cell table:style-name="ce24"/>
          <table:table-cell table:style-name="ce5"/>
          <table:table-cell table:style-name="ce58" office:value-type="string" calcext:value-type="string">
            <text:p>30 – 0 - 60</text:p>
          </table:table-cell>
          <table:table-cell table:style-name="ce54" office:value-type="string" calcext:value-type="string">
            <text:p>PSI</text:p>
          </table:table-cell>
          <table:table-cell table:style-name="ce58" office:value-type="string" calcext:value-type="string">
            <text:p>097903</text:p>
          </table:table-cell>
          <table:table-cell table:style-name="ce100" office:value-type="string" calcext:value-type="string">
            <text:p>CMASM-IDM-T48-195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80" office:value-type="date" office:date-value="2019-11-20" calcext:value-type="date">
            <text:p>20/11/19</text:p>
          </table:table-cell>
          <table:table-cell table:style-name="ce203" office:value-type="date" office:date-value="2021-11-20" calcext:value-type="date">
            <text:p>20/11/21</text:p>
          </table:table-cell>
          <table:table-cell table:style-name="ce216" table:formula="of:=IF([.N305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LEVAR P <text:s/>BACS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, ABSOLUTE PRESSURE (0-20 PSIG) 61C-ID-0020</text:p>
          </table:table-cell>
          <table:table-cell table:style-name="ce24"/>
          <table:table-cell table:style-name="ce5"/>
          <table:table-cell table:style-name="ce58" office:value-type="string" calcext:value-type="string">
            <text:p>20</text:p>
          </table:table-cell>
          <table:table-cell table:style-name="ce54" office:value-type="string" calcext:value-type="string">
            <text:p>PSI</text:p>
          </table:table-cell>
          <table:table-cell table:style-name="ce58" office:value-type="string" calcext:value-type="string">
            <text:p>0711117</text:p>
          </table:table-cell>
          <table:table-cell table:style-name="ce100" office:value-type="string" calcext:value-type="string">
            <text:p>CMASM-IDM-T48-345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13" calcext:value-type="float">
            <text:p>13</text:p>
          </table:table-cell>
          <table:table-cell table:style-name="ce180" office:value-type="date" office:date-value="2021-01-19" calcext:value-type="date">
            <text:p>19/01/21</text:p>
          </table:table-cell>
          <table:table-cell table:style-name="ce203" office:value-type="date" office:date-value="2022-02-19" calcext:value-type="date">
            <text:p>19/02/22</text:p>
          </table:table-cell>
          <table:table-cell table:style-name="ce209" table:formula="of:=IF([.N306]&lt;TODAY(); &quot;DESCALIBRADO&quot;;&quot;CALIBRADO&quot;)" office:value-type="string" office:string-value="DESCALIBRADO" calcext:value-type="string">
            <text:p>DESCALIBRADO</text:p>
          </table:table-cell>
          <table:table-cell table:style-name="ce283" office:value-type="string" calcext:value-type="string">
            <text:p>CMASM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, ABSOLUTE PRESSURE (0-20 PSIG) 61C-ID-0020</text:p>
          </table:table-cell>
          <table:table-cell table:style-name="ce24"/>
          <table:table-cell table:style-name="ce5"/>
          <table:table-cell table:style-name="ce63" table:number-columns-repeated="2"/>
          <table:table-cell table:style-name="ce58" office:value-type="string" calcext:value-type="string">
            <text:p>1411126</text:p>
          </table:table-cell>
          <table:table-cell table:style-name="ce100" office:value-type="string" calcext:value-type="string">
            <text:p>CMASM-IDM-T48-344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13" calcext:value-type="float">
            <text:p>13</text:p>
          </table:table-cell>
          <table:table-cell table:style-name="ce143" office:value-type="date" office:date-value="2023-08-16" calcext:value-type="date">
            <text:p>16/08/23</text:p>
          </table:table-cell>
          <table:table-cell table:style-name="ce143" office:value-type="date" office:date-value="2024-08-16" calcext:value-type="date">
            <text:p>16/08/24</text:p>
          </table:table-cell>
          <table:table-cell table:style-name="ce209" table:formula="of:=IF([.N307]&lt;TODAY(); &quot;DESCALIBRADO&quot;;&quot;CALIBRADO&quot;)" office:value-type="string" office:string-value="CALIBRADO" calcext:value-type="string">
            <text:p>CALIBRADO</text:p>
          </table:table-cell>
          <table:table-cell table:style-name="ce5" office:value-type="string" calcext:value-type="string">
            <text:p>CANCELAR PS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, ABSOLUTE PRESSURE (0-20 PSIG) 61C-ID-0020</text:p>
          </table:table-cell>
          <table:table-cell table:style-name="ce24"/>
          <table:table-cell table:style-name="ce283"/>
          <table:table-cell table:style-name="ce64" table:number-columns-repeated="2"/>
          <table:table-cell table:style-name="ce90" office:value-type="string" calcext:value-type="string">
            <text:p>AL03112</text:p>
          </table:table-cell>
          <table:table-cell table:style-name="ce101" office:value-type="string" calcext:value-type="string">
            <text:p>CMASM-IDM-T48-192</text:p>
          </table:table-cell>
          <table:table-cell table:style-name="ce6" office:value-type="float" office:value="2" calcext:value-type="float">
            <text:p>2</text:p>
          </table:table-cell>
          <table:table-cell table:style-name="ce110" office:value-type="float" office:value="13" calcext:value-type="float">
            <text:p>13</text:p>
          </table:table-cell>
          <table:table-cell table:style-name="ce135" office:value-type="date" office:date-value="2023-08-16" calcext:value-type="date">
            <text:p>16/08/23</text:p>
          </table:table-cell>
          <table:table-cell table:style-name="ce203" office:value-type="date" office:date-value="2023-08-16" calcext:value-type="date">
            <text:p>16/08/23</text:p>
          </table:table-cell>
          <table:table-cell table:style-name="ce216" office:value-type="string" calcext:value-type="string">
            <text:p>REPROVADO</text:p>
          </table:table-cell>
          <table:table-cell table:style-name="ce5" office:value-type="string" calcext:value-type="string">
            <text:p>LEVAR P <text:s/>BACS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, ABSOLUTE PRESSURE (0-20 PSIG) 61C-ID-0020</text:p>
          </table:table-cell>
          <table:table-cell table:style-name="ce24"/>
          <table:table-cell table:style-name="ce5"/>
          <table:table-cell table:style-name="ce58" office:value-type="string" calcext:value-type="string">
            <text:p>20</text:p>
          </table:table-cell>
          <table:table-cell table:style-name="ce54" office:value-type="string" calcext:value-type="string">
            <text:p>PSI</text:p>
          </table:table-cell>
          <table:table-cell table:style-name="ce58" office:value-type="string" calcext:value-type="string">
            <text:p>AN01609</text:p>
          </table:table-cell>
          <table:table-cell table:style-name="ce100" office:value-type="string" calcext:value-type="string">
            <text:p>CMASM-IDM-T48-346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13" calcext:value-type="float">
            <text:p>13</text:p>
          </table:table-cell>
          <table:table-cell table:style-name="ce180" office:value-type="date" office:date-value="2022-05-19" calcext:value-type="date">
            <text:p>19/05/22</text:p>
          </table:table-cell>
          <table:table-cell table:style-name="ce203" office:value-type="date" office:date-value="2023-06-19" calcext:value-type="date">
            <text:p>19/06/23</text:p>
          </table:table-cell>
          <table:table-cell table:style-name="ce209" table:formula="of:=IF([.N309]&lt;TODAY(); &quot;DESCALIBRADO&quot;;&quot;CALIBRADO&quot;)" office:value-type="string" office:string-value="DESCALIBRADO" calcext:value-type="string">
            <text:p>DESCALIBRADO</text:p>
          </table:table-cell>
          <table:table-cell table:style-name="ce242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, ABSOLUTE PRESSURE (0-20 PSIG) 61C-ID-0020</text:p>
          </table:table-cell>
          <table:table-cell table:style-name="ce24"/>
          <table:table-cell table:style-name="ce5"/>
          <table:table-cell table:style-name="ce63" table:number-columns-repeated="2"/>
          <table:table-cell table:style-name="ce58" office:value-type="string" calcext:value-type="string">
            <text:p>AS-00888</text:p>
          </table:table-cell>
          <table:table-cell table:style-name="ce100" office:value-type="string" calcext:value-type="string">
            <text:p>CMASM-IDM-T48-263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13" calcext:value-type="float">
            <text:p>13</text:p>
          </table:table-cell>
          <table:table-cell table:style-name="ce143" office:value-type="date" office:date-value="2023-08-16" calcext:value-type="date">
            <text:p>16/08/23</text:p>
          </table:table-cell>
          <table:table-cell table:style-name="ce143" office:value-type="date" office:date-value="2024-08-16" calcext:value-type="date">
            <text:p>16/08/24</text:p>
          </table:table-cell>
          <table:table-cell table:style-name="ce209" table:formula="of:=IF([.N310]&lt;TODAY(); &quot;DESCALIBRADO&quot;;&quot;CALIBRADO&quot;)" office:value-type="string" office:string-value="CALIBRADO" calcext:value-type="string">
            <text:p>CALIBRADO</text:p>
          </table:table-cell>
          <table:table-cell table:style-name="ce5" office:value-type="string" calcext:value-type="string">
            <text:p>CMASM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, PRESSURE (0-200 PSI) ECP REQ 6689803</text:p>
          </table:table-cell>
          <table:table-cell table:style-name="ce24"/>
          <table:table-cell table:style-name="ce5"/>
          <table:table-cell table:style-name="ce58" office:value-type="string" calcext:value-type="string">
            <text:p>200 </text:p>
          </table:table-cell>
          <table:table-cell table:style-name="ce54" office:value-type="string" calcext:value-type="string">
            <text:p>PSI</text:p>
          </table:table-cell>
          <table:table-cell table:style-name="ce58" office:value-type="string" calcext:value-type="string">
            <text:p>012810</text:p>
          </table:table-cell>
          <table:table-cell table:style-name="ce100" office:value-type="string" calcext:value-type="string">
            <text:p>CMASM-IDM-T48-189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24" calcext:value-type="float">
            <text:p>24</text:p>
          </table:table-cell>
          <table:table-cell table:style-name="ce180" office:value-type="date" office:date-value="2019-05-29" calcext:value-type="date">
            <text:p>29/05/19</text:p>
          </table:table-cell>
          <table:table-cell table:style-name="ce203" office:value-type="date" office:date-value="2021-05-29" calcext:value-type="date">
            <text:p>29/05/21</text:p>
          </table:table-cell>
          <table:table-cell table:style-name="ce209" table:formula="of:=IF([.N311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LEVAR P <text:s/>BACS</text:p>
          </table:table-cell>
          <table:table-cell table:style-name="ce245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15" office:value-type="string" calcext:value-type="string">
            <text:p>GAUGE, PRESSURE (0-60 PSI) ECP REQ 6748209</text:p>
          </table:table-cell>
          <table:table-cell table:style-name="ce24"/>
          <table:table-cell table:style-name="ce5"/>
          <table:table-cell table:style-name="ce58" office:value-type="string" calcext:value-type="string">
            <text:p>60</text:p>
          </table:table-cell>
          <table:table-cell table:style-name="ce54" office:value-type="string" calcext:value-type="string">
            <text:p>PSI</text:p>
          </table:table-cell>
          <table:table-cell table:style-name="ce58" office:value-type="string" calcext:value-type="string">
            <text:p>012810A</text:p>
          </table:table-cell>
          <table:table-cell table:style-name="ce100" office:value-type="string" calcext:value-type="string">
            <text:p>CMASM-IDM-T48-196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36" calcext:value-type="float">
            <text:p>36</text:p>
          </table:table-cell>
          <table:table-cell table:style-name="ce180" office:value-type="date" office:date-value="2019-11-20" calcext:value-type="date">
            <text:p>20/11/19</text:p>
          </table:table-cell>
          <table:table-cell table:style-name="ce203" office:value-type="date" office:date-value="2022-11-20" calcext:value-type="date">
            <text:p>20/11/22</text:p>
          </table:table-cell>
          <table:table-cell table:style-name="ce209" table:formula="of:=IF([.N312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LEVAR P <text:s/>BACS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Ground Strap Tester 253A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17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72" office:value-type="date" office:date-value="2018-11-12" calcext:value-type="date">
            <text:p>12/11/2018</text:p>
          </table:table-cell>
          <table:table-cell table:style-name="ce193" office:value-type="date" office:date-value="2019-11-12" calcext:value-type="date">
            <text:p>12/11/2019</text:p>
          </table:table-cell>
          <table:table-cell table:style-name="ce283" office:value-type="string" calcext:value-type="string">
            <text:p>NAO CALIBRAR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Ground Strap Tester 253A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177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72" office:value-type="date" office:date-value="2020-08-25" calcext:value-type="date">
            <text:p>25/08/2020</text:p>
          </table:table-cell>
          <table:table-cell table:style-name="ce193" office:value-type="date" office:date-value="2021-08-25" calcext:value-type="date">
            <text:p>25/08/2021</text:p>
          </table:table-cell>
          <table:table-cell table:style-name="ce283" office:value-type="string" calcext:value-type="string">
            <text:p>NAO CALIBRAR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Ground Strap Tester 253A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178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72" office:value-type="date" office:date-value="2017-04-04" calcext:value-type="date">
            <text:p>04/04/2017</text:p>
          </table:table-cell>
          <table:table-cell table:style-name="ce193" office:value-type="date" office:date-value="2018-04-04" calcext:value-type="date">
            <text:p>04/04/2018</text:p>
          </table:table-cell>
          <table:table-cell table:style-name="ce283" office:value-type="string" calcext:value-type="string">
            <text:p>NAO CALIBRAR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Ground Strap tester 253A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179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72" office:value-type="date" office:date-value="2020-08-25" calcext:value-type="date">
            <text:p>25/08/2020</text:p>
          </table:table-cell>
          <table:table-cell table:style-name="ce193" office:value-type="date" office:date-value="2021-08-25" calcext:value-type="date">
            <text:p>25/08/2021</text:p>
          </table:table-cell>
          <table:table-cell table:style-name="ce283" office:value-type="string" calcext:value-type="string">
            <text:p>NAO CALIBRAR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Ground Strap Tester 253A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18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72" office:value-type="date" office:date-value="2020-08-25" calcext:value-type="date">
            <text:p>25/08/2020</text:p>
          </table:table-cell>
          <table:table-cell table:style-name="ce193" office:value-type="date" office:date-value="2021-08-25" calcext:value-type="date">
            <text:p>25/08/2021</text:p>
          </table:table-cell>
          <table:table-cell table:style-name="ce283" office:value-type="string" calcext:value-type="string">
            <text:p>NAO CALIBRAR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Ground Strap Tester 253A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185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 table:style-name="ce172" office:value-type="date" office:date-value="2017-03-01" calcext:value-type="date">
            <text:p>01/03/2017</text:p>
          </table:table-cell>
          <table:table-cell table:style-name="ce193" office:value-type="date" office:date-value="2018-03-01" calcext:value-type="date">
            <text:p>01/03/2018</text:p>
          </table:table-cell>
          <table:table-cell table:style-name="ce283" office:value-type="string" calcext:value-type="string">
            <text:p>NAO CALIBRAR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igniter circuit test <text:s text:c="3"/>Mod. 101-5BFAA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26360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172" office:value-type="date" office:date-value="2017-09-05" calcext:value-type="date">
            <text:p>05/09/2017</text:p>
          </table:table-cell>
          <table:table-cell table:style-name="ce193" office:value-type="date" office:date-value="2020-09-05" calcext:value-type="date">
            <text:p>05/09/2020</text:p>
          </table:table-cell>
          <table:table-cell table:style-name="ce209" table:formula="of:=IF([.N319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igniter circuit test <text:s text:c="3"/>Mod. 101-5BFAA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0017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172" office:value-type="date" office:date-value="2017-08-24" calcext:value-type="date">
            <text:p>24/08/2017</text:p>
          </table:table-cell>
          <table:table-cell table:style-name="ce193" office:value-type="date" office:date-value="2020-08-24" calcext:value-type="date">
            <text:p>24/08/2020</text:p>
          </table:table-cell>
          <table:table-cell table:style-name="ce209" table:formula="of:=IF([.N320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igniter circuit test <text:s text:c="3"/>Mod. 101-5BFAA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00161AA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172" office:value-type="date" office:date-value="2017-08-02" calcext:value-type="date">
            <text:p>02/08/2017</text:p>
          </table:table-cell>
          <table:table-cell table:style-name="ce193" office:value-type="date" office:date-value="2020-08-02" calcext:value-type="date">
            <text:p>02/08/2020</text:p>
          </table:table-cell>
          <table:table-cell table:style-name="ce209" table:formula="of:=IF([.N321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283" office:value-type="float" office:value="20" calcext:value-type="float">
            <text:p>20</text:p>
          </table:table-cell>
          <table:table-cell table:style-name="ce15" office:value-type="string" calcext:value-type="string">
            <text:p>LEVEL, PRECISION 199</text:p>
          </table:table-cell>
          <table:table-cell table:style-name="ce24"/>
          <table:table-cell table:style-name="ce283"/>
          <table:table-cell table:style-name="ce53" table:number-columns-repeated="2"/>
          <table:table-cell table:style-name="ce54"/>
          <table:table-cell table:style-name="ce98" office:value-type="string" calcext:value-type="string">
            <text:p>CMASM-IDM-T48-020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9-18" calcext:value-type="date">
            <text:p>18/09/20</text:p>
          </table:table-cell>
          <table:table-cell table:style-name="ce179" office:value-type="date" office:date-value="2023-09-18" calcext:value-type="date">
            <text:p>18/09/23</text:p>
          </table:table-cell>
          <table:table-cell table:style-name="ce209" table:formula="of:=IF([.N322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VRF PSB CALIBRAÇÃO PELO GAERNAVMAN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MEDIDOR DE FLUXO 0279-02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X1122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172" office:value-type="date" office:date-value="2017-11-22" calcext:value-type="date">
            <text:p>22/11/2017</text:p>
          </table:table-cell>
          <table:table-cell table:style-name="ce193" office:value-type="date" office:date-value="2019-09-22" calcext:value-type="date">
            <text:p>22/09/2019</text:p>
          </table:table-cell>
          <table:table-cell table:style-name="ce88" office:value-type="string" calcext:value-type="string">
            <text:p>Calibrado pela USN</text:p>
          </table:table-cell>
          <table:table-cell table:style-name="ce6"/>
          <table:table-cell table:style-name="ce88" office:value-type="string" calcext:value-type="string">
            <text:p>Calibrado pela USN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MEDIDOR DE FLUXO 0279-02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X1231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172" office:value-type="date" office:date-value="2017-06-22" calcext:value-type="date">
            <text:p>22/06/2017</text:p>
          </table:table-cell>
          <table:table-cell table:style-name="ce193" office:value-type="date" office:date-value="2019-04-22" calcext:value-type="date">
            <text:p>22/04/2019</text:p>
          </table:table-cell>
          <table:table-cell table:style-name="ce88" office:value-type="string" calcext:value-type="string">
            <text:p>Calibrado pela USN</text:p>
          </table:table-cell>
          <table:table-cell table:style-name="ce6"/>
          <table:table-cell table:style-name="ce88" office:value-type="string" calcext:value-type="string">
            <text:p>Calibrado pela USN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MEDIDOR DE FLUXO 0279-02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X1231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172" office:value-type="date" office:date-value="2015-09-16" calcext:value-type="date">
            <text:p>16/09/2015</text:p>
          </table:table-cell>
          <table:table-cell table:style-name="ce193" office:value-type="date" office:date-value="2017-07-16" calcext:value-type="date">
            <text:p>16/07/2017</text:p>
          </table:table-cell>
          <table:table-cell table:style-name="ce88" office:value-type="string" calcext:value-type="string">
            <text:p>Calibrado pela USN</text:p>
          </table:table-cell>
          <table:table-cell table:style-name="ce6"/>
          <table:table-cell table:style-name="ce88" office:value-type="string" calcext:value-type="string">
            <text:p>Calibrado pela USN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17" calcext:value-type="float">
            <text:p>17</text:p>
          </table:table-cell>
          <table:table-cell table:style-name="ce15" office:value-type="string" calcext:value-type="string">
            <text:p>Megômetro MI-2551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 office:value-type="string" calcext:value-type="string">
            <text:p>DD255104248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36" calcext:value-type="float">
            <text:p>36</text:p>
          </table:table-cell>
          <table:table-cell table:style-name="ce179" office:value-type="date" office:date-value="2020-08-14" calcext:value-type="date">
            <text:p>14/08/20</text:p>
          </table:table-cell>
          <table:table-cell table:style-name="ce193" office:value-type="date" office:date-value="2023-08-14" calcext:value-type="date">
            <text:p>14/08/2023</text:p>
          </table:table-cell>
          <table:table-cell table:style-name="ce209" table:formula="of:=IF([.N326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ASM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17" calcext:value-type="float">
            <text:p>17</text:p>
          </table:table-cell>
          <table:table-cell table:style-name="ce15" office:value-type="string" calcext:value-type="string">
            <text:p>Megômetro R1M-A</text:p>
          </table:table-cell>
          <table:table-cell table:style-name="ce24"/>
          <table:table-cell table:style-name="ce283"/>
          <table:table-cell table:style-name="ce3" table:number-columns-repeated="2"/>
          <table:table-cell table:style-name="ce88" office:value-type="string" calcext:value-type="string">
            <text:p>22079</text:p>
          </table:table-cell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2" office:value-type="float" office:value="36" calcext:value-type="float">
            <text:p>36</text:p>
          </table:table-cell>
          <table:table-cell table:style-name="ce135" office:value-type="date" office:date-value="2021-05-07" calcext:value-type="date">
            <text:p>07/05/21</text:p>
          </table:table-cell>
          <table:table-cell table:style-name="ce193" office:value-type="date" office:date-value="2024-05-07" calcext:value-type="date">
            <text:p>07/05/2024</text:p>
          </table:table-cell>
          <table:table-cell table:style-name="ce209" table:formula="of:=IF([.N327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17" calcext:value-type="float">
            <text:p>17</text:p>
          </table:table-cell>
          <table:table-cell table:style-name="ce15" office:value-type="string" calcext:value-type="string">
            <text:p>Megômetro R1M-A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 office:value-type="string" calcext:value-type="string">
            <text:p>202111ORIM-A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36" calcext:value-type="float">
            <text:p>36</text:p>
          </table:table-cell>
          <table:table-cell table:style-name="ce178" office:value-type="date" office:date-value="2023-07-20" calcext:value-type="date">
            <text:p>20/07/23</text:p>
          </table:table-cell>
          <table:table-cell table:style-name="ce203" office:value-type="date" office:date-value="2026-07-20" calcext:value-type="date">
            <text:p>20/07/26</text:p>
          </table:table-cell>
          <table:table-cell table:style-name="ce209" table:formula="of:=IF([.N328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MICROMETER, DEPTH 0-3" STARRETT 440Z-3RL</text:p>
          </table:table-cell>
          <table:table-cell table:style-name="ce24"/>
          <table:table-cell table:style-name="ce5"/>
          <table:table-cell table:style-name="ce53" table:number-columns-repeated="2"/>
          <table:table-cell table:style-name="ce54" office:value-type="string" calcext:value-type="string">
            <text:p>440</text:p>
          </table:table-cell>
          <table:table-cell table:style-name="ce96" office:value-type="string" calcext:value-type="string">
            <text:p>CMASM-IDM-T48-033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7-16" calcext:value-type="date">
            <text:p>16/07/20</text:p>
          </table:table-cell>
          <table:table-cell table:style-name="ce179" office:value-type="date" office:date-value="2023-07-16" calcext:value-type="date">
            <text:p>16/07/23</text:p>
          </table:table-cell>
          <table:table-cell table:style-name="ce209" table:formula="of:=IF([.N329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MICROMETER, DEPTH 0-3" STARRETT 440Z-3RL</text:p>
          </table:table-cell>
          <table:table-cell table:style-name="ce24"/>
          <table:table-cell table:style-name="ce5"/>
          <table:table-cell table:style-name="ce53" table:number-columns-repeated="2"/>
          <table:table-cell table:style-name="ce54"/>
          <table:table-cell table:style-name="ce96" office:value-type="string" calcext:value-type="string">
            <text:p>CMASM-IDM-T48-141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7-16" calcext:value-type="date">
            <text:p>16/07/20</text:p>
          </table:table-cell>
          <table:table-cell table:style-name="ce179" office:value-type="date" office:date-value="2023-07-16" calcext:value-type="date">
            <text:p>16/07/23</text:p>
          </table:table-cell>
          <table:table-cell table:style-name="ce209" table:formula="of:=IF([.N330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MICROMETER, DEPTH 0-3" STARRETT 440Z-3RL</text:p>
          </table:table-cell>
          <table:table-cell table:style-name="ce24"/>
          <table:table-cell table:style-name="ce5"/>
          <table:table-cell table:style-name="ce53" table:number-columns-repeated="2"/>
          <table:table-cell table:style-name="ce54"/>
          <table:table-cell table:style-name="ce96" office:value-type="string" calcext:value-type="string">
            <text:p>CMASM-IDM-T48-227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7-16" calcext:value-type="date">
            <text:p>16/07/20</text:p>
          </table:table-cell>
          <table:table-cell table:style-name="ce179" office:value-type="date" office:date-value="2023-07-16" calcext:value-type="date">
            <text:p>16/07/23</text:p>
          </table:table-cell>
          <table:table-cell table:style-name="ce209" table:formula="of:=IF([.N331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MICROMETER, DEPTH 0-3" STARRETT 440Z-3RL</text:p>
          </table:table-cell>
          <table:table-cell table:style-name="ce24"/>
          <table:table-cell table:style-name="ce5"/>
          <table:table-cell table:style-name="ce53" table:number-columns-repeated="2"/>
          <table:table-cell table:style-name="ce54"/>
          <table:table-cell table:style-name="ce96" office:value-type="string" calcext:value-type="string">
            <text:p>CMASM-IDM-T48-229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7-16" calcext:value-type="date">
            <text:p>16/07/20</text:p>
          </table:table-cell>
          <table:table-cell table:style-name="ce179" office:value-type="date" office:date-value="2023-07-16" calcext:value-type="date">
            <text:p>16/07/23</text:p>
          </table:table-cell>
          <table:table-cell table:style-name="ce209" table:formula="of:=IF([.N332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MICROMETER, DEPTH 0-3" STARRETT 440Z-3RL</text:p>
          </table:table-cell>
          <table:table-cell table:style-name="ce24"/>
          <table:table-cell table:style-name="ce5"/>
          <table:table-cell table:style-name="ce53" table:number-columns-repeated="2"/>
          <table:table-cell table:style-name="ce54"/>
          <table:table-cell table:style-name="ce96" office:value-type="string" calcext:value-type="string">
            <text:p>CMASM-IDM-T48-230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7-16" calcext:value-type="date">
            <text:p>16/07/20</text:p>
          </table:table-cell>
          <table:table-cell table:style-name="ce179" office:value-type="date" office:date-value="2023-07-16" calcext:value-type="date">
            <text:p>16/07/23</text:p>
          </table:table-cell>
          <table:table-cell table:style-name="ce209" table:formula="of:=IF([.N333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MICROMETER, DEPTH 0-3" STARRETT 440Z-3RL</text:p>
          </table:table-cell>
          <table:table-cell table:style-name="ce24"/>
          <table:table-cell table:style-name="ce5"/>
          <table:table-cell table:style-name="ce53" table:number-columns-repeated="2"/>
          <table:table-cell table:style-name="ce54"/>
          <table:table-cell table:style-name="ce96" office:value-type="string" calcext:value-type="string">
            <text:p>CMASM-IDM-T48-231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8-13" calcext:value-type="date">
            <text:p>13/08/20</text:p>
          </table:table-cell>
          <table:table-cell table:style-name="ce179" office:value-type="date" office:date-value="2023-08-13" calcext:value-type="date">
            <text:p>13/08/23</text:p>
          </table:table-cell>
          <table:table-cell table:style-name="ce209" table:formula="of:=IF([.N334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260-6XLPM (Simpson)</text:p>
          </table:table-cell>
          <table:table-cell table:style-name="ce24"/>
          <table:table-cell table:style-name="ce283"/>
          <table:table-cell table:style-name="ce20"/>
          <table:table-cell table:style-name="ce20" office:value-type="string" calcext:value-type="string">
            <text:p><text:s/>CMASM-IDE-T48-003</text:p>
          </table:table-cell>
          <table:table-cell table:style-name="ce83"/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20" calcext:value-type="float">
            <text:p>20</text:p>
          </table:table-cell>
          <table:table-cell table:style-name="ce172" office:value-type="date" office:date-value="2023-07-19" calcext:value-type="date">
            <text:p>19/07/2023</text:p>
          </table:table-cell>
          <table:table-cell table:style-name="ce193" office:value-type="date" office:date-value="2025-03-26" calcext:value-type="date">
            <text:p>26/03/2025</text:p>
          </table:table-cell>
          <table:table-cell table:style-name="ce209" table:formula="of:=IF([.N335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S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260-6XLPM (Simpson)</text:p>
          </table:table-cell>
          <table:table-cell table:style-name="ce24"/>
          <table:table-cell table:style-name="ce283"/>
          <table:table-cell table:style-name="ce20"/>
          <table:table-cell table:style-name="ce20" office:value-type="string" calcext:value-type="string">
            <text:p><text:s/>CMASM-IDE-T48-006</text:p>
          </table:table-cell>
          <table:table-cell table:style-name="ce83"/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20" calcext:value-type="float">
            <text:p>20</text:p>
          </table:table-cell>
          <table:table-cell table:style-name="ce178" office:value-type="date" office:date-value="2020-07-22" calcext:value-type="date">
            <text:p>22/07/20</text:p>
          </table:table-cell>
          <table:table-cell table:style-name="ce203" office:value-type="date" office:date-value="2022-03-22" calcext:value-type="date">
            <text:p>22/03/22</text:p>
          </table:table-cell>
          <table:table-cell table:style-name="ce209" table:formula="of:=IF([.N336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S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260-6XLPM (Simpson)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/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20" calcext:value-type="float">
            <text:p>20</text:p>
          </table:table-cell>
          <table:table-cell table:style-name="ce178" office:value-type="date" office:date-value="2018-04-04" calcext:value-type="date">
            <text:p>04/04/18</text:p>
          </table:table-cell>
          <table:table-cell table:style-name="ce203" office:value-type="date" office:date-value="2019-12-04" calcext:value-type="date">
            <text:p>04/12/19</text:p>
          </table:table-cell>
          <table:table-cell table:style-name="ce209" table:formula="of:=IF([.N337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ASM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260-6XLPM (Simpson)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 office:value-type="float" office:value="1308" calcext:value-type="float">
            <text:p>1308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20" calcext:value-type="float">
            <text:p>20</text:p>
          </table:table-cell>
          <table:table-cell table:style-name="ce178" office:value-type="date" office:date-value="2023-07-19" calcext:value-type="date">
            <text:p>19/07/23</text:p>
          </table:table-cell>
          <table:table-cell table:style-name="ce203" office:value-type="date" office:date-value="2026-03-19" calcext:value-type="date">
            <text:p>19/03/26</text:p>
          </table:table-cell>
          <table:table-cell table:style-name="ce209" table:formula="of:=IF([.N338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260-6XLPM (Simpson)</text:p>
          </table:table-cell>
          <table:table-cell table:style-name="ce24"/>
          <table:table-cell table:style-name="ce283"/>
          <table:table-cell table:style-name="ce65" table:number-columns-repeated="2"/>
          <table:table-cell table:style-name="ce83" office:value-type="string" calcext:value-type="string">
            <text:p>612E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20" calcext:value-type="float">
            <text:p>20</text:p>
          </table:table-cell>
          <table:table-cell table:style-name="ce178" office:value-type="date" office:date-value="2023-10-19" calcext:value-type="date">
            <text:p>19/10/23</text:p>
          </table:table-cell>
          <table:table-cell table:style-name="ce178" office:value-type="date" office:date-value="2026-06-19" calcext:value-type="date">
            <text:p>19/06/26</text:p>
          </table:table-cell>
          <table:table-cell table:style-name="ce209" table:formula="of:=IF([.N339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S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77 (Digital)</text:p>
          </table:table-cell>
          <table:table-cell table:style-name="ce24"/>
          <table:table-cell table:style-name="ce283"/>
          <table:table-cell table:style-name="ce3" table:number-columns-repeated="2"/>
          <table:table-cell table:style-name="ce88" office:value-type="string" calcext:value-type="string">
            <text:p>49050228</text:p>
          </table:table-cell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2" office:value-type="float" office:value="36" calcext:value-type="float">
            <text:p>36</text:p>
          </table:table-cell>
          <table:table-cell table:style-name="ce172" office:value-type="date" office:date-value="2022-03-13" calcext:value-type="date">
            <text:p>13/03/2022</text:p>
          </table:table-cell>
          <table:table-cell table:style-name="ce193" office:value-type="date" office:date-value="2025-03-13" calcext:value-type="date">
            <text:p>13/03/2025</text:p>
          </table:table-cell>
          <table:table-cell table:style-name="ce209" table:formula="of:=IF([.N340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ALTCRED 4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77 (Digital)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 office:value-type="float" office:value="49020911" calcext:value-type="float">
            <text:p>49020911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36" calcext:value-type="float">
            <text:p>36</text:p>
          </table:table-cell>
          <table:table-cell table:style-name="ce178" office:value-type="date" office:date-value="2020-07-17" calcext:value-type="date">
            <text:p>17/07/20</text:p>
          </table:table-cell>
          <table:table-cell table:style-name="ce203" office:value-type="date" office:date-value="2023-07-17" calcext:value-type="date">
            <text:p>17/07/23</text:p>
          </table:table-cell>
          <table:table-cell table:style-name="ce209" table:formula="of:=IF([.N341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83-V (Digital)</text:p>
          </table:table-cell>
          <table:table-cell table:style-name="ce24"/>
          <table:table-cell table:style-name="ce283"/>
          <table:table-cell table:style-name="ce20"/>
          <table:table-cell table:style-name="ce20" office:value-type="string" calcext:value-type="string">
            <text:p>CMASM-IDE-T48-034</text:p>
          </table:table-cell>
          <table:table-cell table:style-name="ce88" office:value-type="float" office:value="97310078" calcext:value-type="float">
            <text:p>97310078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36" calcext:value-type="float">
            <text:p>36</text:p>
          </table:table-cell>
          <table:table-cell table:style-name="ce172" office:value-type="date" office:date-value="2022-08-17" calcext:value-type="date">
            <text:p>17/08/2022</text:p>
          </table:table-cell>
          <table:table-cell table:style-name="ce193" office:value-type="date" office:date-value="2025-08-17" calcext:value-type="date">
            <text:p>17/08/2025</text:p>
          </table:table-cell>
          <table:table-cell table:style-name="ce209" table:formula="of:=IF([.N342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83-V (Digital)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 office:value-type="float" office:value="97800392" calcext:value-type="float">
            <text:p>97800392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36" calcext:value-type="float">
            <text:p>36</text:p>
          </table:table-cell>
          <table:table-cell table:style-name="ce178" office:value-type="date" office:date-value="2020-07-17" calcext:value-type="date">
            <text:p>17/07/20</text:p>
          </table:table-cell>
          <table:table-cell table:style-name="ce203" office:value-type="date" office:date-value="2023-07-17" calcext:value-type="date">
            <text:p>17/07/23</text:p>
          </table:table-cell>
          <table:table-cell table:style-name="ce209" table:formula="of:=IF([.N343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ALTCRED 4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83-V (Digital)</text:p>
          </table:table-cell>
          <table:table-cell table:style-name="ce24"/>
          <table:table-cell table:style-name="ce283"/>
          <table:table-cell table:style-name="ce20"/>
          <table:table-cell table:style-name="ce20" office:value-type="string" calcext:value-type="string">
            <text:p>CMASM-IDE-T48-034</text:p>
          </table:table-cell>
          <table:table-cell table:style-name="ce83" office:value-type="float" office:value="97870322" calcext:value-type="float">
            <text:p>97870322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36" calcext:value-type="float">
            <text:p>36</text:p>
          </table:table-cell>
          <table:table-cell table:style-name="ce178" office:value-type="date" office:date-value="2023-10-05" calcext:value-type="date">
            <text:p>05/10/23</text:p>
          </table:table-cell>
          <table:table-cell table:style-name="ce203" office:value-type="date" office:date-value="2026-10-05" calcext:value-type="date">
            <text:p>05/10/26</text:p>
          </table:table-cell>
          <table:table-cell table:style-name="ce209" table:formula="of:=IF([.N344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85-III (Digital True RMS)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 office:value-type="float" office:value="77033422" calcext:value-type="float">
            <text:p>77033422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36" calcext:value-type="float">
            <text:p>36</text:p>
          </table:table-cell>
          <table:table-cell table:style-name="ce178" office:value-type="date" office:date-value="2023-07-17" calcext:value-type="date">
            <text:p>17/07/23</text:p>
          </table:table-cell>
          <table:table-cell table:style-name="ce193" office:value-type="date" office:date-value="2026-07-26" calcext:value-type="date">
            <text:p>26/07/2026</text:p>
          </table:table-cell>
          <table:table-cell table:style-name="ce209" table:formula="of:=IF([.N345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85-III (Digital True RMS)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 office:value-type="float" office:value="77033433" calcext:value-type="float">
            <text:p>77033433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36" calcext:value-type="float">
            <text:p>36</text:p>
          </table:table-cell>
          <table:table-cell table:style-name="ce178" office:value-type="date" office:date-value="2023-07-14" calcext:value-type="date">
            <text:p>14/07/23</text:p>
          </table:table-cell>
          <table:table-cell table:style-name="ce193" office:value-type="date" office:date-value="2026-07-26" calcext:value-type="date">
            <text:p>26/07/2026</text:p>
          </table:table-cell>
          <table:table-cell table:style-name="ce209" table:formula="of:=IF([.N346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245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Multimetro 85-III (Digital True RMS)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 office:value-type="float" office:value="77050316" calcext:value-type="float">
            <text:p>77050316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36" calcext:value-type="float">
            <text:p>36</text:p>
          </table:table-cell>
          <table:table-cell table:style-name="ce178" office:value-type="date" office:date-value="2023-10-18" calcext:value-type="date">
            <text:p>18/10/23</text:p>
          </table:table-cell>
          <table:table-cell table:style-name="ce203" office:value-type="date" office:date-value="2026-10-18" calcext:value-type="date">
            <text:p>18/10/26</text:p>
          </table:table-cell>
          <table:table-cell table:style-name="ce209" table:formula="of:=IF([.N347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3" calcext:value-type="float">
            <text:p>23</text:p>
          </table:table-cell>
          <table:table-cell table:style-name="ce15" office:value-type="string" calcext:value-type="string">
            <text:p>Osciloscópio TBS 1102B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 office:value-type="string" calcext:value-type="string">
            <text:p>CO32187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12" calcext:value-type="float">
            <text:p>12</text:p>
          </table:table-cell>
          <table:table-cell table:style-name="ce178" office:value-type="date" office:date-value="2022-08-25" calcext:value-type="date">
            <text:p>25/08/22</text:p>
          </table:table-cell>
          <table:table-cell table:style-name="ce203" office:value-type="date" office:date-value="2023-08-25" calcext:value-type="date">
            <text:p>25/08/23</text:p>
          </table:table-cell>
          <table:table-cell table:style-name="ce209" table:formula="of:=IF([.N348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ALTCRED 4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3" calcext:value-type="float">
            <text:p>23</text:p>
          </table:table-cell>
          <table:table-cell table:style-name="ce15" office:value-type="string" calcext:value-type="string">
            <text:p>Osciloscópio THS730A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 office:value-type="string" calcext:value-type="string">
            <text:p>B033690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12" calcext:value-type="float">
            <text:p>12</text:p>
          </table:table-cell>
          <table:table-cell table:style-name="ce178" office:value-type="date" office:date-value="2022-08-18" calcext:value-type="date">
            <text:p>18/08/22</text:p>
          </table:table-cell>
          <table:table-cell table:style-name="ce203" office:value-type="date" office:date-value="2023-08-18" calcext:value-type="date">
            <text:p>18/08/23</text:p>
          </table:table-cell>
          <table:table-cell table:style-name="ce209" table:formula="of:=IF([.N349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ALTCRED 4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Otto Fuel Vapor Detector Mk 15 Mod 0 10001-2838890 Rev G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1198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9" calcext:value-type="float">
            <text:p>29</text:p>
          </table:table-cell>
          <table:table-cell table:style-name="ce172" office:value-type="date" office:date-value="2022-01-11" calcext:value-type="date">
            <text:p>11/01/2022</text:p>
          </table:table-cell>
          <table:table-cell table:style-name="ce193" office:value-type="date" office:date-value="2024-01-11" calcext:value-type="date">
            <text:p>11/01/2024</text:p>
          </table:table-cell>
          <table:table-cell table:style-name="ce88" office:value-type="string" calcext:value-type="string">
            <text:p>Calibrado pela USN</text:p>
          </table:table-cell>
          <table:table-cell table:style-name="ce6"/>
          <table:table-cell table:style-name="ce88" office:value-type="string" calcext:value-type="string">
            <text:p>Calibrado pela USN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Otto Fuel Vapor Detector Mk 15 Mod 0 10001-2838890 Rev G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1219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9" calcext:value-type="float">
            <text:p>29</text:p>
          </table:table-cell>
          <table:table-cell table:style-name="ce172" office:value-type="date" office:date-value="2021-06-12" calcext:value-type="date">
            <text:p>12/06/2021</text:p>
          </table:table-cell>
          <table:table-cell table:style-name="ce193" office:value-type="date" office:date-value="2023-11-22" calcext:value-type="date">
            <text:p>22/11/2023</text:p>
          </table:table-cell>
          <table:table-cell table:style-name="ce88" office:value-type="string" calcext:value-type="string">
            <text:p>Calibrado pela USN</text:p>
          </table:table-cell>
          <table:table-cell table:style-name="ce6"/>
          <table:table-cell table:style-name="ce88" office:value-type="string" calcext:value-type="string">
            <text:p>Calibrado pela USN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Otto Fuel Vapor Detector Mk 15 Mod 0 10001-2838890 Rev G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066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9" calcext:value-type="float">
            <text:p>29</text:p>
          </table:table-cell>
          <table:table-cell table:style-name="ce172" office:value-type="date" office:date-value="2015-10-28" calcext:value-type="date">
            <text:p>28/10/2015</text:p>
          </table:table-cell>
          <table:table-cell table:style-name="ce193" office:value-type="date" office:date-value="2018-03-28" calcext:value-type="date">
            <text:p>28/03/2018</text:p>
          </table:table-cell>
          <table:table-cell table:style-name="ce88" office:value-type="string" calcext:value-type="string">
            <text:p>Calibrado pela USN</text:p>
          </table:table-cell>
          <table:table-cell table:style-name="ce6"/>
          <table:table-cell table:style-name="ce88" office:value-type="string" calcext:value-type="string">
            <text:p>Calibrado pela USN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25" calcext:value-type="float">
            <text:p>25</text:p>
          </table:table-cell>
          <table:table-cell table:style-name="ce15" office:value-type="string" calcext:value-type="string">
            <text:p>PAQUIMETRO <text:s/>6" CM-210</text:p>
          </table:table-cell>
          <table:table-cell table:style-name="ce24"/>
          <table:table-cell table:style-name="ce28"/>
          <table:table-cell table:style-name="ce53" table:number-columns-repeated="2"/>
          <table:table-cell table:style-name="ce89" office:value-type="string" calcext:value-type="string">
            <text:p>8010072</text:p>
          </table:table-cell>
          <table:table-cell table:style-name="ce96" office:value-type="string" calcext:value-type="string">
            <text:p>CMASM-IDM-T48-111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9" office:value-type="date" office:date-value="2020-07-20" calcext:value-type="date">
            <text:p>20/07/20</text:p>
          </table:table-cell>
          <table:table-cell table:style-name="ce193" office:value-type="date" office:date-value="2023-07-20" calcext:value-type="date">
            <text:p>20/07/2023</text:p>
          </table:table-cell>
          <table:table-cell table:style-name="ce209" table:formula="of:=IF([.N353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25" calcext:value-type="float">
            <text:p>25</text:p>
          </table:table-cell>
          <table:table-cell table:style-name="ce15" office:value-type="string" calcext:value-type="string">
            <text:p>PAQUIMETRO <text:s/>6" CM-210</text:p>
          </table:table-cell>
          <table:table-cell table:style-name="ce24"/>
          <table:table-cell table:style-name="ce28"/>
          <table:table-cell table:style-name="ce53" table:number-columns-repeated="2"/>
          <table:table-cell table:style-name="ce89" office:value-type="string" calcext:value-type="string">
            <text:p>803079</text:p>
          </table:table-cell>
          <table:table-cell table:style-name="ce96" office:value-type="string" calcext:value-type="string">
            <text:p>CMASM-IDM-T48-113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9" office:value-type="date" office:date-value="2020-08-13" calcext:value-type="date">
            <text:p>13/08/20</text:p>
          </table:table-cell>
          <table:table-cell table:style-name="ce193" office:value-type="date" office:date-value="2023-08-13" calcext:value-type="date">
            <text:p>13/08/2023</text:p>
          </table:table-cell>
          <table:table-cell table:style-name="ce209" table:formula="of:=IF([.N354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25" calcext:value-type="float">
            <text:p>25</text:p>
          </table:table-cell>
          <table:table-cell table:style-name="ce15" office:value-type="string" calcext:value-type="string">
            <text:p>PAQUIMETRO <text:s/>6" CM-210</text:p>
          </table:table-cell>
          <table:table-cell table:style-name="ce24"/>
          <table:table-cell table:style-name="ce28"/>
          <table:table-cell table:style-name="ce53" table:number-columns-repeated="2"/>
          <table:table-cell table:style-name="ce89" office:value-type="string" calcext:value-type="string">
            <text:p>8L10405</text:p>
          </table:table-cell>
          <table:table-cell table:style-name="ce96" office:value-type="string" calcext:value-type="string">
            <text:p>CMASM-IDM-T48-114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2" office:value-type="date" office:date-value="2020-07-20" calcext:value-type="date">
            <text:p>20/07/2020</text:p>
          </table:table-cell>
          <table:table-cell table:style-name="ce193" office:value-type="date" office:date-value="2023-07-20" calcext:value-type="date">
            <text:p>20/07/2023</text:p>
          </table:table-cell>
          <table:table-cell table:style-name="ce209" table:formula="of:=IF([.N355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25" calcext:value-type="float">
            <text:p>25</text:p>
          </table:table-cell>
          <table:table-cell table:style-name="ce15" office:value-type="string" calcext:value-type="string">
            <text:p>PAQUIMETRO <text:s/>6" CM-210</text:p>
          </table:table-cell>
          <table:table-cell table:style-name="ce24"/>
          <table:table-cell table:style-name="ce28"/>
          <table:table-cell table:style-name="ce53" table:number-columns-repeated="2"/>
          <table:table-cell table:style-name="ce89" office:value-type="string" calcext:value-type="string">
            <text:p>8L20801</text:p>
          </table:table-cell>
          <table:table-cell table:style-name="ce96" office:value-type="string" calcext:value-type="string">
            <text:p>CMASM-IDM-T48-136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9" office:value-type="date" office:date-value="2020-07-20" calcext:value-type="date">
            <text:p>20/07/20</text:p>
          </table:table-cell>
          <table:table-cell table:style-name="ce193" office:value-type="date" office:date-value="2023-07-20" calcext:value-type="date">
            <text:p>20/07/2023</text:p>
          </table:table-cell>
          <table:table-cell table:style-name="ce209" table:formula="of:=IF([.N356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25" calcext:value-type="float">
            <text:p>25</text:p>
          </table:table-cell>
          <table:table-cell table:style-name="ce15" office:value-type="string" calcext:value-type="string">
            <text:p>PAQUIMETRO <text:s/>6" CM-210</text:p>
          </table:table-cell>
          <table:table-cell table:style-name="ce24"/>
          <table:table-cell table:style-name="ce28"/>
          <table:table-cell table:style-name="ce53" table:number-columns-repeated="2"/>
          <table:table-cell table:style-name="ce89" office:value-type="string" calcext:value-type="string">
            <text:p>8S20626</text:p>
          </table:table-cell>
          <table:table-cell table:style-name="ce96" office:value-type="string" calcext:value-type="string">
            <text:p>CMASM-IDM-T48-107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9" office:value-type="date" office:date-value="2020-07-20" calcext:value-type="date">
            <text:p>20/07/20</text:p>
          </table:table-cell>
          <table:table-cell table:style-name="ce193" office:value-type="date" office:date-value="2023-07-20" calcext:value-type="date">
            <text:p>20/07/2023</text:p>
          </table:table-cell>
          <table:table-cell table:style-name="ce209" table:formula="of:=IF([.N357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25" calcext:value-type="float">
            <text:p>25</text:p>
          </table:table-cell>
          <table:table-cell table:style-name="ce15" office:value-type="string" calcext:value-type="string">
            <text:p>PAQUIMETRO <text:s/>6" CM-210</text:p>
          </table:table-cell>
          <table:table-cell table:style-name="ce24"/>
          <table:table-cell table:style-name="ce28"/>
          <table:table-cell table:style-name="ce53" table:number-columns-repeated="2"/>
          <table:table-cell table:style-name="ce89" office:value-type="string" calcext:value-type="string">
            <text:p>8S20972</text:p>
          </table:table-cell>
          <table:table-cell table:style-name="ce96" office:value-type="string" calcext:value-type="string">
            <text:p>CMASM-IDM-T48-139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9" office:value-type="date" office:date-value="2020-08-13" calcext:value-type="date">
            <text:p>13/08/20</text:p>
          </table:table-cell>
          <table:table-cell table:style-name="ce193" office:value-type="date" office:date-value="2023-08-13" calcext:value-type="date">
            <text:p>13/08/2023</text:p>
          </table:table-cell>
          <table:table-cell table:style-name="ce209" table:formula="of:=IF([.N358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25" calcext:value-type="float">
            <text:p>25</text:p>
          </table:table-cell>
          <table:table-cell table:style-name="ce15" office:value-type="string" calcext:value-type="string">
            <text:p>PAQUIMETRO <text:s/>6" CM-210</text:p>
          </table:table-cell>
          <table:table-cell table:style-name="ce24"/>
          <table:table-cell table:style-name="ce28"/>
          <table:table-cell table:style-name="ce53" table:number-columns-repeated="2"/>
          <table:table-cell table:style-name="ce89" office:value-type="string" calcext:value-type="string">
            <text:p>8S30495</text:p>
          </table:table-cell>
          <table:table-cell table:style-name="ce96" office:value-type="string" calcext:value-type="string">
            <text:p>CMASM-IDM-T48-168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9" office:value-type="date" office:date-value="2020-08-13" calcext:value-type="date">
            <text:p>13/08/20</text:p>
          </table:table-cell>
          <table:table-cell table:style-name="ce193" office:value-type="date" office:date-value="2023-08-13" calcext:value-type="date">
            <text:p>13/08/2023</text:p>
          </table:table-cell>
          <table:table-cell table:style-name="ce209" table:formula="of:=IF([.N359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25" calcext:value-type="float">
            <text:p>25</text:p>
          </table:table-cell>
          <table:table-cell table:style-name="ce15" office:value-type="string" calcext:value-type="string">
            <text:p>PAQUIMETRO <text:s/>6" CM-210</text:p>
          </table:table-cell>
          <table:table-cell table:style-name="ce24"/>
          <table:table-cell table:style-name="ce29"/>
          <table:table-cell table:style-name="ce53" table:number-columns-repeated="2"/>
          <table:table-cell table:style-name="ce54"/>
          <table:table-cell table:style-name="ce96" office:value-type="string" calcext:value-type="string">
            <text:p>CMASM-IDM-T48-234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9" office:value-type="date" office:date-value="2020-08-13" calcext:value-type="date">
            <text:p>13/08/20</text:p>
          </table:table-cell>
          <table:table-cell table:style-name="ce193" office:value-type="date" office:date-value="2022-08-13" calcext:value-type="date">
            <text:p>13/08/2022</text:p>
          </table:table-cell>
          <table:table-cell table:style-name="ce209" table:formula="of:=IF([.N360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RELOGIO COMPARADOR .050"-0-.050" </text:p>
          </table:table-cell>
          <table:table-cell table:style-name="ce24"/>
          <table:table-cell table:style-name="ce5"/>
          <table:table-cell table:style-name="ce53" table:number-columns-repeated="2"/>
          <table:table-cell table:style-name="ce54" office:value-type="string" calcext:value-type="string">
            <text:p>1498</text:p>
          </table:table-cell>
          <table:table-cell table:style-name="ce96" office:value-type="string" calcext:value-type="string">
            <text:p>CMASM-IDM-T48-343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2" calcext:value-type="float">
            <text:p>12</text:p>
          </table:table-cell>
          <table:table-cell table:style-name="ce173" office:value-type="date" office:date-value="2022-11-07" calcext:value-type="date">
            <text:p>07/11/22</text:p>
          </table:table-cell>
          <table:table-cell table:style-name="ce179" office:value-type="date" office:date-value="2023-11-07" calcext:value-type="date">
            <text:p>07/11/23</text:p>
          </table:table-cell>
          <table:table-cell table:style-name="ce209" table:formula="of:=IF([.N361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RELOGIO COMPARADOR .050"-0-.050" </text:p>
          </table:table-cell>
          <table:table-cell table:style-name="ce24"/>
          <table:table-cell table:style-name="ce283"/>
          <table:table-cell table:style-name="ce53" table:number-columns-repeated="2"/>
          <table:table-cell table:style-name="ce54" office:value-type="string" calcext:value-type="string">
            <text:p>03</text:p>
          </table:table-cell>
          <table:table-cell table:style-name="ce96" office:value-type="string" calcext:value-type="string">
            <text:p>CMASM-IDM-T48-236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2-07-20" calcext:value-type="date">
            <text:p>20/07/22</text:p>
          </table:table-cell>
          <table:table-cell table:style-name="ce209" table:formula="of:=IF([.N362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RELOGIO COMPARADOR .050"-0-.050" </text:p>
          </table:table-cell>
          <table:table-cell table:style-name="ce24"/>
          <table:table-cell table:style-name="ce283"/>
          <table:table-cell table:style-name="ce53" table:number-columns-repeated="2"/>
          <table:table-cell table:style-name="ce54" office:value-type="string" calcext:value-type="string">
            <text:p>201</text:p>
          </table:table-cell>
          <table:table-cell table:style-name="ce96" office:value-type="string" calcext:value-type="string">
            <text:p>CMASM-IDM-T48-235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20-08-12" calcext:value-type="date">
            <text:p>12/08/20</text:p>
          </table:table-cell>
          <table:table-cell table:style-name="ce179" office:value-type="date" office:date-value="2022-08-12" calcext:value-type="date">
            <text:p>12/08/22</text:p>
          </table:table-cell>
          <table:table-cell table:style-name="ce209" table:formula="of:=IF([.N363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8" calcext:value-type="float">
            <text:p>18</text:p>
          </table:table-cell>
          <table:table-cell table:style-name="ce15" office:value-type="string" calcext:value-type="string">
            <text:p>RELOGIO COMPARADOR .050"-0-.050" </text:p>
          </table:table-cell>
          <table:table-cell table:style-name="ce24"/>
          <table:table-cell table:style-name="ce283"/>
          <table:table-cell table:style-name="ce53" table:number-columns-repeated="2"/>
          <table:table-cell table:style-name="ce54"/>
          <table:table-cell table:style-name="ce96" office:value-type="string" calcext:value-type="string">
            <text:p>CMASM-IDM-T48-237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2-07-20" calcext:value-type="date">
            <text:p>20/07/22</text:p>
          </table:table-cell>
          <table:table-cell table:style-name="ce209" table:formula="of:=IF([.N364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SCALE, DIGITAL READOUT 2500 LB 5545233</text:p>
          </table:table-cell>
          <table:table-cell table:style-name="ce24"/>
          <table:table-cell table:style-name="ce5"/>
          <table:table-cell table:style-name="ce53" table:number-columns-repeated="2"/>
          <table:table-cell table:style-name="ce54" office:value-type="string" calcext:value-type="string">
            <text:p>8115</text:p>
          </table:table-cell>
          <table:table-cell table:style-name="ce96" office:value-type="string" calcext:value-type="string">
            <text:p>CMASM-IDM-T48-269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17-02-24" calcext:value-type="date">
            <text:p>24/02/17</text:p>
          </table:table-cell>
          <table:table-cell table:style-name="ce179" office:value-type="date" office:date-value="2019-02-24" calcext:value-type="date">
            <text:p>24/02/19</text:p>
          </table:table-cell>
          <table:table-cell table:style-name="ce209" table:formula="of:=IF([.N365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0" calcext:value-type="float">
            <text:p>10</text:p>
          </table:table-cell>
          <table:table-cell table:style-name="ce15" office:value-type="string" calcext:value-type="string">
            <text:p>SCALE, DIGITAL READOUT 5000 LB D00568-0003</text:p>
          </table:table-cell>
          <table:table-cell table:style-name="ce24"/>
          <table:table-cell table:style-name="ce5"/>
          <table:table-cell table:style-name="ce53" table:number-columns-repeated="2"/>
          <table:table-cell table:style-name="ce54" office:value-type="string" calcext:value-type="string">
            <text:p>19406/22632</text:p>
          </table:table-cell>
          <table:table-cell table:style-name="ce96" office:value-type="string" calcext:value-type="string">
            <text:p>CMASM-IDM-T48-268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21-08-23" calcext:value-type="date">
            <text:p>23/08/21</text:p>
          </table:table-cell>
          <table:table-cell table:style-name="ce179" office:value-type="date" office:date-value="2023-08-23" calcext:value-type="date">
            <text:p>23/08/23</text:p>
          </table:table-cell>
          <table:table-cell table:style-name="ce209" table:formula="of:=IF([.N366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9" calcext:value-type="float">
            <text:p>9</text:p>
          </table:table-cell>
          <table:table-cell table:style-name="ce15" office:value-type="string" calcext:value-type="string">
            <text:p>SCALE, PUSH/PULL TENSION <text:s/>500 g GPP-5</text:p>
          </table:table-cell>
          <table:table-cell table:style-name="ce24"/>
          <table:table-cell table:style-name="ce5"/>
          <table:table-cell table:style-name="ce53" table:number-columns-repeated="2"/>
          <table:table-cell table:style-name="ce54" office:value-type="string" calcext:value-type="string">
            <text:p>516-500</text:p>
          </table:table-cell>
          <table:table-cell table:style-name="ce96" office:value-type="string" calcext:value-type="string">
            <text:p>CMASM-IDM-T48-053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2" calcext:value-type="float">
            <text:p>12</text:p>
          </table:table-cell>
          <table:table-cell table:style-name="ce173" office:value-type="date" office:date-value="2021-08-23" calcext:value-type="date">
            <text:p>23/08/21</text:p>
          </table:table-cell>
          <table:table-cell table:style-name="ce179" office:value-type="date" office:date-value="2022-08-23" calcext:value-type="date">
            <text:p>23/08/22</text:p>
          </table:table-cell>
          <table:table-cell table:style-name="ce209" table:formula="of:=IF([.N367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SCREWDRIVER, TORQUE 5 IN LB 73139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0,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BA73139</text:p>
          </table:table-cell>
          <table:table-cell table:style-name="ce96" office:value-type="string" calcext:value-type="string">
            <text:p>CMASM-IDM-T48-222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9" calcext:value-type="float">
            <text:p>9</text:p>
          </table:table-cell>
          <table:table-cell table:style-name="ce173" office:value-type="date" office:date-value="2021-08-30" calcext:value-type="date">
            <text:p>30/08/21</text:p>
          </table:table-cell>
          <table:table-cell table:style-name="ce179" office:value-type="date" office:date-value="2022-05-30" calcext:value-type="date">
            <text:p>30/05/22</text:p>
          </table:table-cell>
          <table:table-cell table:style-name="ce209" table:formula="of:=IF([.N368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SCREWDRIVER, TORQUE 5 IN LB BA73139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0,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5BJ008503</text:p>
          </table:table-cell>
          <table:table-cell table:style-name="ce96" office:value-type="string" calcext:value-type="string">
            <text:p>CMASM-IDM-T48-212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9" calcext:value-type="float">
            <text:p>9</text:p>
          </table:table-cell>
          <table:table-cell table:style-name="ce173" office:value-type="date" office:date-value="2021-08-30" calcext:value-type="date">
            <text:p>30/08/21</text:p>
          </table:table-cell>
          <table:table-cell table:style-name="ce179" office:value-type="date" office:date-value="2022-05-30" calcext:value-type="date">
            <text:p>30/05/22</text:p>
          </table:table-cell>
          <table:table-cell table:style-name="ce209" table:formula="of:=IF([.N369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SCREWDRIVER, TORQUE 5 IN LB BA73139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0,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5MN100475</text:p>
          </table:table-cell>
          <table:table-cell table:style-name="ce96" office:value-type="string" calcext:value-type="string">
            <text:p>CMASM-IDM-T48-354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9" calcext:value-type="float">
            <text:p>9</text:p>
          </table:table-cell>
          <table:table-cell table:style-name="ce173" office:value-type="date" office:date-value="2021-08-30" calcext:value-type="date">
            <text:p>30/08/21</text:p>
          </table:table-cell>
          <table:table-cell table:style-name="ce179" office:value-type="date" office:date-value="2022-05-30" calcext:value-type="date">
            <text:p>30/05/22</text:p>
          </table:table-cell>
          <table:table-cell table:style-name="ce209" table:formula="of:=IF([.N370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283" office:value-type="float" office:value="26" calcext:value-type="float">
            <text:p>26</text:p>
          </table:table-cell>
          <table:table-cell table:style-name="ce15" office:value-type="string" calcext:value-type="string">
            <text:p>SENSOR DE VELOCIDADE 6301669</text:p>
          </table:table-cell>
          <table:table-cell table:style-name="ce24"/>
          <table:table-cell table:style-name="ce283"/>
          <table:table-cell table:style-name="ce53" table:number-columns-repeated="2"/>
          <table:table-cell table:style-name="ce89" office:value-type="string" calcext:value-type="string">
            <text:p>203</text:p>
          </table:table-cell>
          <table:table-cell table:style-name="ce96" office:value-type="string" calcext:value-type="string">
            <text:p>CMASM-IDM-T48-040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9" office:value-type="date" office:date-value="2020-02-19" calcext:value-type="date">
            <text:p>19/02/20</text:p>
          </table:table-cell>
          <table:table-cell table:style-name="ce193" office:value-type="date" office:date-value="2023-02-19" calcext:value-type="date">
            <text:p>19/02/2023</text:p>
          </table:table-cell>
          <table:table-cell table:style-name="ce209" table:formula="of:=IF([.N371]&lt;TODAY(); &quot;DESCALIBRADO&quot;;&quot;CALIBRADO&quot;)" office:value-type="string" office:string-value="DESCALIBRADO" calcext:value-type="string">
            <text:p>DESCALIBRADO</text:p>
          </table:table-cell>
          <table:table-cell table:style-name="ce240" office:value-type="string" calcext:value-type="string">
            <text:p>VRF PSB CALIBRAÇÃO PELO GAERNAVMAN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283" office:value-type="float" office:value="26" calcext:value-type="float">
            <text:p>26</text:p>
          </table:table-cell>
          <table:table-cell table:style-name="ce15" office:value-type="string" calcext:value-type="string">
            <text:p>SENSOR DE VELOCIDADE 6301669</text:p>
          </table:table-cell>
          <table:table-cell table:style-name="ce24"/>
          <table:table-cell table:style-name="ce283"/>
          <table:table-cell table:style-name="ce53" table:number-columns-repeated="2"/>
          <table:table-cell table:style-name="ce89" office:value-type="string" calcext:value-type="string">
            <text:p>206</text:p>
          </table:table-cell>
          <table:table-cell table:style-name="ce96" office:value-type="string" calcext:value-type="string">
            <text:p>CMASM-IDM-T48-039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9" office:value-type="date" office:date-value="2020-09-12" calcext:value-type="date">
            <text:p>12/09/20</text:p>
          </table:table-cell>
          <table:table-cell table:style-name="ce193" office:value-type="date" office:date-value="2023-09-12" calcext:value-type="date">
            <text:p>12/09/2023</text:p>
          </table:table-cell>
          <table:table-cell table:style-name="ce209" table:formula="of:=IF([.N372]&lt;TODAY(); &quot;DESCALIBRADO&quot;;&quot;CALIBRADO&quot;)" office:value-type="string" office:string-value="DESCALIBRADO" calcext:value-type="string">
            <text:p>DESCALIBRADO</text:p>
          </table:table-cell>
          <table:table-cell table:style-name="ce240" office:value-type="string" calcext:value-type="string">
            <text:p>VRF PSB CALIBRAÇÃO PELO GAERNAVMAN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283" office:value-type="float" office:value="26" calcext:value-type="float">
            <text:p>26</text:p>
          </table:table-cell>
          <table:table-cell table:style-name="ce15" office:value-type="string" calcext:value-type="string">
            <text:p>SENSOR DE VELOCIDADE 6301669</text:p>
          </table:table-cell>
          <table:table-cell table:style-name="ce24"/>
          <table:table-cell table:style-name="ce283"/>
          <table:table-cell table:style-name="ce53" table:number-columns-repeated="2"/>
          <table:table-cell table:style-name="ce89" office:value-type="string" calcext:value-type="string">
            <text:p>207</text:p>
          </table:table-cell>
          <table:table-cell table:style-name="ce96" office:value-type="string" calcext:value-type="string">
            <text:p>CMASM-IDM-T48-305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9" office:value-type="date" office:date-value="2017-12-12" calcext:value-type="date">
            <text:p>12/12/17</text:p>
          </table:table-cell>
          <table:table-cell table:style-name="ce193" office:value-type="date" office:date-value="2020-12-12" calcext:value-type="date">
            <text:p>12/12/2020</text:p>
          </table:table-cell>
          <table:table-cell table:style-name="ce209" table:formula="of:=IF([.N373]&lt;TODAY(); &quot;DESCALIBRADO&quot;;&quot;CALIBRADO&quot;)" office:value-type="string" office:string-value="DESCALIBRADO" calcext:value-type="string">
            <text:p>DESCALIBRADO</text:p>
          </table:table-cell>
          <table:table-cell table:style-name="ce240" office:value-type="string" calcext:value-type="string">
            <text:p>VRF PSB CALIBRAÇÃO PELO GAERNAVMAN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283" office:value-type="float" office:value="26" calcext:value-type="float">
            <text:p>26</text:p>
          </table:table-cell>
          <table:table-cell table:style-name="ce15" office:value-type="string" calcext:value-type="string">
            <text:p>SENSOR DE VELOCIDADE 6301669</text:p>
          </table:table-cell>
          <table:table-cell table:style-name="ce24"/>
          <table:table-cell table:style-name="ce283"/>
          <table:table-cell table:style-name="ce53" table:number-columns-repeated="2"/>
          <table:table-cell table:style-name="ce89" office:value-type="string" calcext:value-type="string">
            <text:p>303</text:p>
          </table:table-cell>
          <table:table-cell table:style-name="ce96" office:value-type="string" calcext:value-type="string">
            <text:p>CMASM-IDM-T48-302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9" office:value-type="date" office:date-value="2017-11-28" calcext:value-type="date">
            <text:p>28/11/17</text:p>
          </table:table-cell>
          <table:table-cell table:style-name="ce193" office:value-type="date" office:date-value="2020-11-28" calcext:value-type="date">
            <text:p>28/11/2020</text:p>
          </table:table-cell>
          <table:table-cell table:style-name="ce209" table:formula="of:=IF([.N374]&lt;TODAY(); &quot;DESCALIBRADO&quot;;&quot;CALIBRADO&quot;)" office:value-type="string" office:string-value="DESCALIBRADO" calcext:value-type="string">
            <text:p>DESCALIBRADO</text:p>
          </table:table-cell>
          <table:table-cell table:style-name="ce240" office:value-type="string" calcext:value-type="string">
            <text:p>VRF PSB CALIBRAÇÃO PELO GAERNAVMAN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Standard Sensor Ass. (BLUE SHELL) DA81672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1170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179" office:value-type="date" office:date-value="2022-02-03" calcext:value-type="date">
            <text:p>03/02/22</text:p>
          </table:table-cell>
          <table:table-cell table:style-name="ce193" office:value-type="date" office:date-value="2022-08-03" calcext:value-type="date">
            <text:p>03/08/2022</text:p>
          </table:table-cell>
          <table:table-cell table:style-name="ce88" office:value-type="string" calcext:value-type="string">
            <text:p>Calibrado pela USN</text:p>
          </table:table-cell>
          <table:table-cell table:style-name="ce6"/>
          <table:table-cell table:style-name="ce88" office:value-type="string" calcext:value-type="string">
            <text:p>Calibrado pela USN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Standard Sensor Ass. (BLUE SHELL) DA81672</text:p>
          </table:table-cell>
          <table:table-cell table:style-name="ce24"/>
          <table:table-cell table:style-name="ce6" table:number-columns-repeated="3"/>
          <table:table-cell table:style-name="ce88" office:value-type="string" calcext:value-type="string">
            <text:p>1170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179" office:value-type="date" office:date-value="2022-02-03" calcext:value-type="date">
            <text:p>03/02/22</text:p>
          </table:table-cell>
          <table:table-cell table:style-name="ce193" office:value-type="date" office:date-value="2022-08-03" calcext:value-type="date">
            <text:p>03/08/2022</text:p>
          </table:table-cell>
          <table:table-cell table:style-name="ce88" office:value-type="string" calcext:value-type="string">
            <text:p>Calibrado pela USN</text:p>
          </table:table-cell>
          <table:table-cell table:style-name="ce6"/>
          <table:table-cell table:style-name="ce88" office:value-type="string" calcext:value-type="string">
            <text:p>Calibrado pela USN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28" calcext:value-type="float">
            <text:p>28</text:p>
          </table:table-cell>
          <table:table-cell table:style-name="ce15" office:value-type="string" calcext:value-type="string">
            <text:p>Termômetro Digital <text:s/>0 – 750 c HH11B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 office:value-type="float" office:value="110718" calcext:value-type="float">
            <text:p>110718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12" calcext:value-type="float">
            <text:p>12</text:p>
          </table:table-cell>
          <table:table-cell table:style-name="ce178" office:value-type="date" office:date-value="2020-09-12" calcext:value-type="date">
            <text:p>12/09/20</text:p>
          </table:table-cell>
          <table:table-cell table:style-name="ce203" office:value-type="date" office:date-value="2021-09-12" calcext:value-type="date">
            <text:p>12/09/21</text:p>
          </table:table-cell>
          <table:table-cell table:style-name="ce209" table:formula="of:=IF([.N377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A NÃO ORÇOU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283" office:value-type="float" office:value="28" calcext:value-type="float">
            <text:p>28</text:p>
          </table:table-cell>
          <table:table-cell table:style-name="ce15" office:value-type="string" calcext:value-type="string">
            <text:p>TERMÔMETRO, (0-200 F) BA47668</text:p>
          </table:table-cell>
          <table:table-cell table:style-name="ce24"/>
          <table:table-cell table:style-name="ce283"/>
          <table:table-cell table:style-name="ce53" table:number-columns-repeated="2"/>
          <table:table-cell table:style-name="ce54"/>
          <table:table-cell table:style-name="ce96" office:value-type="string" calcext:value-type="string">
            <text:p>CMASM-IDM-T48-182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9" calcext:value-type="float">
            <text:p>9</text:p>
          </table:table-cell>
          <table:table-cell table:style-name="ce173" office:value-type="date" office:date-value="2020-09-22" calcext:value-type="date">
            <text:p>22/09/20</text:p>
          </table:table-cell>
          <table:table-cell table:style-name="ce179" office:value-type="date" office:date-value="2021-06-22" calcext:value-type="date">
            <text:p>22/06/21</text:p>
          </table:table-cell>
          <table:table-cell table:style-name="ce209" table:formula="of:=IF([.N378]&lt;TODAY(); &quot;DESCALIBRADO&quot;;&quot;CALIBRADO&quot;)" office:value-type="string" office:string-value="DESCALIBRADO" calcext:value-type="string">
            <text:p>DESCALIBRADO</text:p>
          </table:table-cell>
          <table:table-cell table:style-name="ce240" office:value-type="string" calcext:value-type="string">
            <text:p>VRF PSB CALIBRAÇÃO PELO GAERNAVMAN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283" office:value-type="float" office:value="28" calcext:value-type="float">
            <text:p>28</text:p>
          </table:table-cell>
          <table:table-cell table:style-name="ce15" office:value-type="string" calcext:value-type="string">
            <text:p>TERMÔMETRO, (32-212 F) BA47668</text:p>
          </table:table-cell>
          <table:table-cell table:style-name="ce24"/>
          <table:table-cell table:style-name="ce283"/>
          <table:table-cell table:style-name="ce53" table:number-columns-repeated="2"/>
          <table:table-cell table:style-name="ce54" office:value-type="string" calcext:value-type="string">
            <text:p>335229</text:p>
          </table:table-cell>
          <table:table-cell table:style-name="ce96" office:value-type="string" calcext:value-type="string">
            <text:p>CMASM-IDM-T48-181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9" calcext:value-type="float">
            <text:p>9</text:p>
          </table:table-cell>
          <table:table-cell table:style-name="ce173" office:value-type="date" office:date-value="2020-09-22" calcext:value-type="date">
            <text:p>22/09/20</text:p>
          </table:table-cell>
          <table:table-cell table:style-name="ce179" office:value-type="date" office:date-value="2021-06-22" calcext:value-type="date">
            <text:p>22/06/21</text:p>
          </table:table-cell>
          <table:table-cell table:style-name="ce209" table:formula="of:=IF([.N379]&lt;TODAY(); &quot;DESCALIBRADO&quot;;&quot;CALIBRADO&quot;)" office:value-type="string" office:string-value="DESCALIBRADO" calcext:value-type="string">
            <text:p>DESCALIBRADO</text:p>
          </table:table-cell>
          <table:table-cell table:style-name="ce240" office:value-type="string" calcext:value-type="string">
            <text:p>VRF PSB CALIBRAÇÃO PELO GAERNAVMAN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TESTER, DEAD WEIGHT DMTQ100</text:p>
          </table:table-cell>
          <table:table-cell table:style-name="ce24"/>
          <table:table-cell table:style-name="ce11"/>
          <table:table-cell table:style-name="ce53" table:number-columns-repeated="2"/>
          <table:table-cell table:style-name="ce54" office:value-type="string" calcext:value-type="string">
            <text:p>100311</text:p>
          </table:table-cell>
          <table:table-cell table:style-name="ce96" office:value-type="string" calcext:value-type="string">
            <text:p>CMASM-IDM-T48-270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17-10-18" calcext:value-type="date">
            <text:p>18/10/17</text:p>
          </table:table-cell>
          <table:table-cell table:style-name="ce179" office:value-type="date" office:date-value="2019-10-18" calcext:value-type="date">
            <text:p>18/10/19</text:p>
          </table:table-cell>
          <table:table-cell table:style-name="ce209" table:formula="of:=IF([.N380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TESTER, DEAD WEIGHT DMTQ100</text:p>
          </table:table-cell>
          <table:table-cell table:style-name="ce24"/>
          <table:table-cell table:style-name="ce11"/>
          <table:table-cell table:style-name="ce53" table:number-columns-repeated="2"/>
          <table:table-cell table:style-name="ce54" office:value-type="string" calcext:value-type="string">
            <text:p>100312</text:p>
          </table:table-cell>
          <table:table-cell table:style-name="ce96" office:value-type="string" calcext:value-type="string">
            <text:p>CMASM-IDM-T48-271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17-04-04" calcext:value-type="date">
            <text:p>04/04/17</text:p>
          </table:table-cell>
          <table:table-cell table:style-name="ce179" office:value-type="date" office:date-value="2019-04-04" calcext:value-type="date">
            <text:p>04/04/19</text:p>
          </table:table-cell>
          <table:table-cell table:style-name="ce209" table:formula="of:=IF([.N381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E DRIVER 24-0-24 IN LB TQS2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3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5411</text:p>
          </table:table-cell>
          <table:table-cell table:style-name="ce98" office:value-type="string" calcext:value-type="string">
            <text:p>CMASM-IDM-T48-008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0" calcext:value-type="float">
            <text:p>30</text:p>
          </table:table-cell>
          <table:table-cell table:style-name="ce173" office:value-type="string" calcext:value-type="string">
            <text:p>31/10/19</text:p>
          </table:table-cell>
          <table:table-cell table:style-name="ce193" office:value-type="date" office:date-value="2022-04-30" calcext:value-type="date">
            <text:p>30/04/2022</text:p>
          </table:table-cell>
          <table:table-cell table:style-name="ce209" table:formula="of:=IF([.N382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E DRIVER 60-0-60 <text:s/>IN LB 1/4 SQ DR TQS050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6301</text:p>
          </table:table-cell>
          <table:table-cell table:style-name="ce96" office:value-type="string" calcext:value-type="string">
            <text:p>CMASM-IDM-T48-072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21-09-21" calcext:value-type="date">
            <text:p>21/09/21</text:p>
          </table:table-cell>
          <table:table-cell table:style-name="ce179" office:value-type="date" office:date-value="2023-09-21" calcext:value-type="date">
            <text:p>21/09/23</text:p>
          </table:table-cell>
          <table:table-cell table:style-name="ce209" table:formula="of:=IF([.N383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283" office:value-type="float" office:value="0" calcext:value-type="float">
            <text:p>0</text:p>
          </table:table-cell>
          <table:table-cell table:style-name="ce15" office:value-type="string" calcext:value-type="string">
            <text:p>Transconductance Amplifier 5855027-1 / 5220A</text:p>
          </table:table-cell>
          <table:table-cell table:style-name="ce24"/>
          <table:table-cell table:style-name="ce283"/>
          <table:table-cell table:style-name="ce20"/>
          <table:table-cell table:style-name="ce66" office:value-type="string" calcext:value-type="string">
            <text:p>CMASM-IDE-T48-044</text:p>
          </table:table-cell>
          <table:table-cell table:style-name="ce83" office:value-type="float" office:value="3315010" calcext:value-type="float">
            <text:p>3315010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32" calcext:value-type="float">
            <text:p>32</text:p>
          </table:table-cell>
          <table:table-cell table:style-name="ce178" office:value-type="date" office:date-value="2023-06-12" calcext:value-type="date">
            <text:p>12/06/23</text:p>
          </table:table-cell>
          <table:table-cell table:style-name="ce193" office:value-type="date" office:date-value="2026-05-26" calcext:value-type="date">
            <text:p>26/05/2026</text:p>
          </table:table-cell>
          <table:table-cell table:style-name="ce209" table:formula="of:=IF([.N384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S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0" calcext:value-type="float">
            <text:p>0</text:p>
          </table:table-cell>
          <table:table-cell table:style-name="ce15" office:value-type="string" calcext:value-type="string">
            <text:p>Transconductance Amplifier 5855027-1 / 5220A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 office:value-type="float" office:value="5530012" calcext:value-type="float">
            <text:p>5530012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32" calcext:value-type="float">
            <text:p>32</text:p>
          </table:table-cell>
          <table:table-cell table:style-name="ce178" office:value-type="date" office:date-value="2021-01-12" calcext:value-type="date">
            <text:p>12/01/21</text:p>
          </table:table-cell>
          <table:table-cell table:style-name="ce203" office:value-type="date" office:date-value="2023-09-12" calcext:value-type="date">
            <text:p>12/09/23</text:p>
          </table:table-cell>
          <table:table-cell table:style-name="ce209" table:formula="of:=IF([.N385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ASM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7" calcext:value-type="float">
            <text:p>7</text:p>
          </table:table-cell>
          <table:table-cell table:style-name="ce15" office:value-type="string" calcext:value-type="string">
            <text:p>Universal Counter 5855012-1 / 5335A</text:p>
          </table:table-cell>
          <table:table-cell table:style-name="ce24"/>
          <table:table-cell table:style-name="ce283"/>
          <table:table-cell table:style-name="ce3" table:number-columns-repeated="2"/>
          <table:table-cell table:style-name="ce88" office:value-type="string" calcext:value-type="string">
            <text:p>2934A14344</text:p>
          </table:table-cell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172" office:value-type="date" office:date-value="2022-08-15" calcext:value-type="date">
            <text:p>15/08/2022</text:p>
          </table:table-cell>
          <table:table-cell table:style-name="ce193" office:value-type="date" office:date-value="2025-08-15" calcext:value-type="date">
            <text:p>15/08/2025</text:p>
          </table:table-cell>
          <table:table-cell table:style-name="ce209" table:formula="of:=IF([.N386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S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7" calcext:value-type="float">
            <text:p>7</text:p>
          </table:table-cell>
          <table:table-cell table:style-name="ce15" office:value-type="string" calcext:value-type="string">
            <text:p>Universal Counter 5855012-1 / 5335A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 office:value-type="string" calcext:value-type="string">
            <text:p>2838A12773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36" calcext:value-type="float">
            <text:p>36</text:p>
          </table:table-cell>
          <table:table-cell table:style-name="ce178" office:value-type="date" office:date-value="2020-12-22" calcext:value-type="date">
            <text:p>22/12/20</text:p>
          </table:table-cell>
          <table:table-cell table:style-name="ce203" office:value-type="date" office:date-value="2023-12-22" calcext:value-type="date">
            <text:p>22/12/23</text:p>
          </table:table-cell>
          <table:table-cell table:style-name="ce209" table:formula="of:=IF([.N387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VÁLVULA DE ALÍVIO DO RESERVATÓRIO DE ALTA 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074 / 09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2" office:value-type="date" office:date-value="2017-02-17" calcext:value-type="date">
            <text:p>17/02/2017</text:p>
          </table:table-cell>
          <table:table-cell table:style-name="ce193" office:value-type="date" office:date-value="2019-02-17" calcext:value-type="date">
            <text:p>17/02/2019</text:p>
          </table:table-cell>
          <table:table-cell table:style-name="ce209" table:formula="of:=IF([.N388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4" calcext:value-type="float">
            <text:p>24</text:p>
          </table:table-cell>
          <table:table-cell table:style-name="ce15" office:value-type="string" calcext:value-type="string">
            <text:p>VÁLVULA DE ALÍVIO DO RESERVATÓRIO DE BAIXA </text:p>
          </table:table-cell>
          <table:table-cell table:style-name="ce24"/>
          <table:table-cell table:style-name="ce6" table:number-columns-repeated="5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2" office:value-type="date" office:date-value="2017-02-17" calcext:value-type="date">
            <text:p>17/02/2017</text:p>
          </table:table-cell>
          <table:table-cell table:style-name="ce193" office:value-type="date" office:date-value="2019-02-17" calcext:value-type="date">
            <text:p>17/02/2019</text:p>
          </table:table-cell>
          <table:table-cell table:style-name="ce209" table:formula="of:=IF([.N389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5" calcext:value-type="float">
            <text:p>5</text:p>
          </table:table-cell>
          <table:table-cell table:style-name="ce15" office:value-type="string" calcext:value-type="string">
            <text:p>Voltage Calibrator DVL 8500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 office:value-type="float" office:value="23360381" calcext:value-type="float">
            <text:p>23360381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36" calcext:value-type="float">
            <text:p>36</text:p>
          </table:table-cell>
          <table:table-cell table:style-name="ce172" office:value-type="date" office:date-value="2023-07-20" calcext:value-type="date">
            <text:p>20/07/2023</text:p>
          </table:table-cell>
          <table:table-cell table:style-name="ce193" office:value-type="date" office:date-value="2026-07-26" calcext:value-type="date">
            <text:p>26/07/2026</text:p>
          </table:table-cell>
          <table:table-cell table:style-name="ce209" table:formula="of:=IF([.N390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ALTCRED 4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ROTARY TORQUE DRIVER 12-0-12 IN LB TQS1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2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8756</text:p>
          </table:table-cell>
          <table:table-cell table:style-name="ce96" office:value-type="string" calcext:value-type="string">
            <text:p>CMASM-IDM-T48-046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string" calcext:value-type="string">
            <text:p>31/10/19</text:p>
          </table:table-cell>
          <table:table-cell table:style-name="ce179" office:value-type="date" office:date-value="2022-10-31" calcext:value-type="date">
            <text:p>31/10/22</text:p>
          </table:table-cell>
          <table:table-cell table:style-name="ce209" table:formula="of:=IF([.N391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ROTARY TORQUE DRIVER 12-0-12 IN LB TQS1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2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8757</text:p>
          </table:table-cell>
          <table:table-cell table:style-name="ce96" office:value-type="string" calcext:value-type="string">
            <text:p>CMASM-IDM-T48-071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string" calcext:value-type="string">
            <text:p>31/10/19</text:p>
          </table:table-cell>
          <table:table-cell table:style-name="ce179" office:value-type="date" office:date-value="2022-10-31" calcext:value-type="date">
            <text:p>31/10/22</text:p>
          </table:table-cell>
          <table:table-cell table:style-name="ce209" table:formula="of:=IF([.N392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9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0-150 IN LB 3/8 SQ DR TE12FUA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13810C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82" office:value-type="string" calcext:value-type="string">
            <text:p>03/11/22</text:p>
          </table:table-cell>
          <table:table-cell table:style-name="ce193" office:value-type="date" office:date-value="2024-11-03" calcext:value-type="date">
            <text:p>03/11/2024</text:p>
          </table:table-cell>
          <table:table-cell table:style-name="ce209" table:formula="of:=IF([.N393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00-0-100 FT LB 1/2 SQ DR TE100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7888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179" office:value-type="date" office:date-value="2022-11-08" calcext:value-type="date">
            <text:p>08/11/22</text:p>
          </table:table-cell>
          <table:table-cell table:style-name="ce193" office:value-type="date" office:date-value="2024-02-08" calcext:value-type="date">
            <text:p>08/02/2024</text:p>
          </table:table-cell>
          <table:table-cell table:style-name="ce209" table:formula="of:=IF([.N394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00-0-100 FT LB 1/2 SQ DR TE100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7938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179" office:value-type="date" office:date-value="2022-11-08" calcext:value-type="date">
            <text:p>08/11/22</text:p>
          </table:table-cell>
          <table:table-cell table:style-name="ce193" office:value-type="date" office:date-value="2024-02-08" calcext:value-type="date">
            <text:p>08/02/2024</text:p>
          </table:table-cell>
          <table:table-cell table:style-name="ce209" table:formula="of:=IF([.N395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00-0-100 FT LB 1/2 SQ DR TE100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794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179" office:value-type="date" office:date-value="2022-11-08" calcext:value-type="date">
            <text:p>08/11/22</text:p>
          </table:table-cell>
          <table:table-cell table:style-name="ce193" office:value-type="date" office:date-value="2024-02-08" calcext:value-type="date">
            <text:p>08/02/2024</text:p>
          </table:table-cell>
          <table:table-cell table:style-name="ce209" table:formula="of:=IF([.N396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00-0-100 FT LB 1/2 SQ DR TE100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4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7715</text:p>
          </table:table-cell>
          <table:table-cell table:style-name="ce96" office:value-type="string" calcext:value-type="string">
            <text:p>CMASM-IDM-T48-094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5" calcext:value-type="float">
            <text:p>15</text:p>
          </table:table-cell>
          <table:table-cell table:style-name="ce173" office:value-type="date" office:date-value="2019-07-12" calcext:value-type="date">
            <text:p>12/07/19</text:p>
          </table:table-cell>
          <table:table-cell table:style-name="ce193" office:value-type="date" office:date-value="2021-10-12" calcext:value-type="date">
            <text:p>12/10/2021</text:p>
          </table:table-cell>
          <table:table-cell table:style-name="ce209" table:formula="of:=IF([.N397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00-0-100 FT LB 1/2 SQ DR TE100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5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7944</text:p>
          </table:table-cell>
          <table:table-cell table:style-name="ce96" office:value-type="string" calcext:value-type="string">
            <text:p>CMASM-IDM-T48-030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5" calcext:value-type="float">
            <text:p>15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1-10-20" calcext:value-type="date">
            <text:p>20/10/21</text:p>
          </table:table-cell>
          <table:table-cell table:style-name="ce209" table:formula="of:=IF([.N398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5-0-15 IN LB 1/4 SQ DR TE1A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626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179" office:value-type="date" office:date-value="2021-08-30" calcext:value-type="date">
            <text:p>30/08/21</text:p>
          </table:table-cell>
          <table:table-cell table:style-name="ce193" office:value-type="date" office:date-value="2024-08-30" calcext:value-type="date">
            <text:p>30/08/2024</text:p>
          </table:table-cell>
          <table:table-cell table:style-name="ce209" table:formula="of:=IF([.N399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5-0-15 IN LB 1/4 SQ DR TE1A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677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179" office:value-type="date" office:date-value="2021-08-30" calcext:value-type="date">
            <text:p>30/08/21</text:p>
          </table:table-cell>
          <table:table-cell table:style-name="ce193" office:value-type="date" office:date-value="2024-08-30" calcext:value-type="date">
            <text:p>30/08/2024</text:p>
          </table:table-cell>
          <table:table-cell table:style-name="ce209" table:formula="of:=IF([.N400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5-0-15 IN LB 1/4 SQ DR TE1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2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6263</text:p>
          </table:table-cell>
          <table:table-cell table:style-name="ce98" office:value-type="string" calcext:value-type="string">
            <text:p>CMASM-IDM-T48-010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3-07-20" calcext:value-type="date">
            <text:p>20/07/23</text:p>
          </table:table-cell>
          <table:table-cell table:style-name="ce209" table:formula="of:=IF([.N401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5-0-15 IN LB 1/4 SQ DR TE1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2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6265</text:p>
          </table:table-cell>
          <table:table-cell table:style-name="ce96" office:value-type="string" calcext:value-type="string">
            <text:p>CMASM-IDM-T48-109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1-08-30" calcext:value-type="date">
            <text:p>30/08/21</text:p>
          </table:table-cell>
          <table:table-cell table:style-name="ce179" office:value-type="date" office:date-value="2022-08-30" calcext:value-type="date">
            <text:p>30/08/22</text:p>
          </table:table-cell>
          <table:table-cell table:style-name="ce209" table:formula="of:=IF([.N402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5-0-15 IN LB 1/4 SQ DR TE1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2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6266</text:p>
          </table:table-cell>
          <table:table-cell table:style-name="ce98" office:value-type="string" calcext:value-type="string">
            <text:p>CMASM-IDM-T48-012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3-07-20" calcext:value-type="date">
            <text:p>20/07/23</text:p>
          </table:table-cell>
          <table:table-cell table:style-name="ce209" table:formula="of:=IF([.N403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5-0-15 IN LB 1/4 SQ DR TE1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2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6267</text:p>
          </table:table-cell>
          <table:table-cell table:style-name="ce96" office:value-type="string" calcext:value-type="string">
            <text:p>CMASM-IDM-T48-103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3-07-20" calcext:value-type="date">
            <text:p>20/07/23</text:p>
          </table:table-cell>
          <table:table-cell table:style-name="ce209" table:formula="of:=IF([.N404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50-0-150 IN LB 3/8 SQ DR MD1501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2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101704294</text:p>
          </table:table-cell>
          <table:table-cell table:style-name="ce96" office:value-type="string" calcext:value-type="string">
            <text:p>CMASM-IDM-T48-075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string" calcext:value-type="string">
            <text:p>31/10/19</text:p>
          </table:table-cell>
          <table:table-cell table:style-name="ce179" office:value-type="date" office:date-value="2021-10-31" calcext:value-type="date">
            <text:p>31/10/21</text:p>
          </table:table-cell>
          <table:table-cell table:style-name="ce209" table:formula="of:=IF([.N405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50-0-150 IN LB 3/8 SQ DR TE12FUA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3972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179" office:value-type="date" office:date-value="2022-11-08" calcext:value-type="date">
            <text:p>08/11/22</text:p>
          </table:table-cell>
          <table:table-cell table:style-name="ce193" office:value-type="date" office:date-value="2024-02-08" calcext:value-type="date">
            <text:p>08/02/2024</text:p>
          </table:table-cell>
          <table:table-cell table:style-name="ce209" table:formula="of:=IF([.N406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50-0-150 IN LB 3/8 SQ DR TE12FUA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3988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179" office:value-type="date" office:date-value="2022-11-08" calcext:value-type="date">
            <text:p>08/11/22</text:p>
          </table:table-cell>
          <table:table-cell table:style-name="ce193" office:value-type="date" office:date-value="2024-03-08" calcext:value-type="date">
            <text:p>08/03/2024</text:p>
          </table:table-cell>
          <table:table-cell table:style-name="ce209" table:formula="of:=IF([.N407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50-0-150 IN LB 3/8 SQ DR TE12FUA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39887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179" office:value-type="date" office:date-value="2022-11-08" calcext:value-type="date">
            <text:p>08/11/22</text:p>
          </table:table-cell>
          <table:table-cell table:style-name="ce193" office:value-type="date" office:date-value="2024-03-08" calcext:value-type="date">
            <text:p>08/03/2024</text:p>
          </table:table-cell>
          <table:table-cell table:style-name="ce209" table:formula="of:=IF([.N408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50-0-150 IN LB 3/8 SQ DR TE12FUA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39889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172" office:value-type="date" office:date-value="2022-11-08" calcext:value-type="date">
            <text:p>08/11/2022</text:p>
          </table:table-cell>
          <table:table-cell table:style-name="ce193" office:value-type="date" office:date-value="2024-03-08" calcext:value-type="date">
            <text:p>08/03/2024</text:p>
          </table:table-cell>
          <table:table-cell table:style-name="ce209" table:formula="of:=IF([.N409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50-0-150 IN LB 3/8 SQ DR TE12FUA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3989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179" office:value-type="date" office:date-value="2022-11-08" calcext:value-type="date">
            <text:p>08/11/22</text:p>
          </table:table-cell>
          <table:table-cell table:style-name="ce193" office:value-type="date" office:date-value="2024-02-08" calcext:value-type="date">
            <text:p>08/02/2024</text:p>
          </table:table-cell>
          <table:table-cell table:style-name="ce209" table:formula="of:=IF([.N410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50-0-150 IN LB 3/8 SQ DR TE12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2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39720</text:p>
          </table:table-cell>
          <table:table-cell table:style-name="ce96" office:value-type="string" calcext:value-type="string">
            <text:p>CMASM-IDM-T48-027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5" calcext:value-type="float">
            <text:p>15</text:p>
          </table:table-cell>
          <table:table-cell table:style-name="ce173" office:value-type="date" office:date-value="2021-09-21" calcext:value-type="date">
            <text:p>21/09/21</text:p>
          </table:table-cell>
          <table:table-cell table:style-name="ce205" office:value-type="date" office:date-value="2022-12-21" calcext:value-type="date">
            <text:p>21/12/22</text:p>
          </table:table-cell>
          <table:table-cell table:style-name="ce209" table:formula="of:=IF([.N411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50-0-150 IN LB 3/8 SQ DR TE12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2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39722</text:p>
          </table:table-cell>
          <table:table-cell table:style-name="ce98" office:value-type="string" calcext:value-type="string">
            <text:p>CMASM-IDM-T48-013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5" calcext:value-type="float">
            <text:p>15</text:p>
          </table:table-cell>
          <table:table-cell table:style-name="ce173" office:value-type="date" office:date-value="2020-07-21" calcext:value-type="date">
            <text:p>21/07/20</text:p>
          </table:table-cell>
          <table:table-cell table:style-name="ce205" office:value-type="date" office:date-value="2021-10-21" calcext:value-type="date">
            <text:p>21/10/21</text:p>
          </table:table-cell>
          <table:table-cell table:style-name="ce209" table:formula="of:=IF([.N412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50-0-150 IN LB 3/8 SQ DR TE12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39864</text:p>
          </table:table-cell>
          <table:table-cell table:style-name="ce96" office:value-type="string" calcext:value-type="string">
            <text:p>CMASM-IDM-T48-029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5" calcext:value-type="float">
            <text:p>15</text:p>
          </table:table-cell>
          <table:table-cell table:style-name="ce173" office:value-type="date" office:date-value="2019-10-30" calcext:value-type="date">
            <text:p>30/10/19</text:p>
          </table:table-cell>
          <table:table-cell table:style-name="ce179" office:value-type="date" office:date-value="2021-01-30" calcext:value-type="date">
            <text:p>30/01/21</text:p>
          </table:table-cell>
          <table:table-cell table:style-name="ce209" table:formula="of:=IF([.N413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50-0-150 IN LB 3/8 SQ DR TE12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39880</text:p>
          </table:table-cell>
          <table:table-cell table:style-name="ce96" office:value-type="string" calcext:value-type="string">
            <text:p>CMASM-IDM-T48-106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5" calcext:value-type="float">
            <text:p>15</text:p>
          </table:table-cell>
          <table:table-cell table:style-name="ce173" office:value-type="date" office:date-value="2019-10-30" calcext:value-type="date">
            <text:p>30/10/19</text:p>
          </table:table-cell>
          <table:table-cell table:style-name="ce179" office:value-type="date" office:date-value="2021-01-30" calcext:value-type="date">
            <text:p>30/01/21</text:p>
          </table:table-cell>
          <table:table-cell table:style-name="ce209" table:formula="of:=IF([.N414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50-0-150 IN LB 3/8 SQ DR TE12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39881</text:p>
          </table:table-cell>
          <table:table-cell table:style-name="ce96" office:value-type="string" calcext:value-type="string">
            <text:p>CMASM-IDM-T48-152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5" calcext:value-type="float">
            <text:p>15</text:p>
          </table:table-cell>
          <table:table-cell table:style-name="ce173" office:value-type="date" office:date-value="2019-10-30" calcext:value-type="date">
            <text:p>30/10/19</text:p>
          </table:table-cell>
          <table:table-cell table:style-name="ce179" office:value-type="date" office:date-value="2021-01-30" calcext:value-type="date">
            <text:p>30/01/21</text:p>
          </table:table-cell>
          <table:table-cell table:style-name="ce209" table:formula="of:=IF([.N415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50-0-150 IN LB 3/8 SQ DR TE12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39890</text:p>
          </table:table-cell>
          <table:table-cell table:style-name="ce96" office:value-type="string" calcext:value-type="string">
            <text:p>CMASM-IDM-T48-045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5" calcext:value-type="float">
            <text:p>15</text:p>
          </table:table-cell>
          <table:table-cell table:style-name="ce173" office:value-type="date" office:date-value="2019-10-28" calcext:value-type="date">
            <text:p>28/10/19</text:p>
          </table:table-cell>
          <table:table-cell table:style-name="ce179" office:value-type="date" office:date-value="2021-01-28" calcext:value-type="date">
            <text:p>28/01/21</text:p>
          </table:table-cell>
          <table:table-cell table:style-name="ce209" table:formula="of:=IF([.N416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50-0-150 IN LB 3/8 SQ DR TE12FUA (C.C.W.)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3988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179" office:value-type="date" office:date-value="2022-11-08" calcext:value-type="date">
            <text:p>08/11/22</text:p>
          </table:table-cell>
          <table:table-cell table:style-name="ce193" office:value-type="date" office:date-value="2024-03-08" calcext:value-type="date">
            <text:p>08/03/2024</text:p>
          </table:table-cell>
          <table:table-cell table:style-name="ce209" table:formula="of:=IF([.N417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175-0-175 FT LB 1/2 SQ DR TE175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5530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179" office:value-type="date" office:date-value="2022-11-07" calcext:value-type="date">
            <text:p>07/11/22</text:p>
          </table:table-cell>
          <table:table-cell table:style-name="ce193" office:value-type="date" office:date-value="2025-05-07" calcext:value-type="date">
            <text:p>07/05/2025</text:p>
          </table:table-cell>
          <table:table-cell table:style-name="ce209" table:formula="of:=IF([.N418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200-600 FT LB TQR600C</text:p>
          </table:table-cell>
          <table:table-cell table:style-name="ce24"/>
          <table:table-cell table:style-name="ce5"/>
          <table:table-cell table:style-name="ce58" office:value-type="string" calcext:value-type="string">
            <text:p>250 – 82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3802</text:p>
          </table:table-cell>
          <table:table-cell table:style-name="ce96" office:value-type="string" calcext:value-type="string">
            <text:p>CMASM-IDM-T48-216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19-07-18" calcext:value-type="date">
            <text:p>18/07/19</text:p>
          </table:table-cell>
          <table:table-cell table:style-name="ce179" office:value-type="date" office:date-value="2021-07-18" calcext:value-type="date">
            <text:p>18/07/21</text:p>
          </table:table-cell>
          <table:table-cell table:style-name="ce209" table:formula="of:=IF([.N419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200-600 FT LB TQR600E</text:p>
          </table:table-cell>
          <table:table-cell table:style-name="ce24"/>
          <table:table-cell table:style-name="ce5"/>
          <table:table-cell table:style-name="ce58" office:value-type="string" calcext:value-type="string">
            <text:p>250 – 82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1108101176</text:p>
          </table:table-cell>
          <table:table-cell table:style-name="ce96" office:value-type="string" calcext:value-type="string">
            <text:p>CMASM-IDM-T48-083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20-07-21" calcext:value-type="date">
            <text:p>21/07/20</text:p>
          </table:table-cell>
          <table:table-cell table:style-name="ce193" office:value-type="date" office:date-value="2022-07-22" calcext:value-type="date">
            <text:p>22/07/2022</text:p>
          </table:table-cell>
          <table:table-cell table:style-name="ce209" table:formula="of:=IF([.N420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250-0-250 FT LB 1/2 SQ DR TE250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08112398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9" office:value-type="date" office:date-value="2022-11-08" calcext:value-type="date">
            <text:p>08/11/22</text:p>
          </table:table-cell>
          <table:table-cell table:style-name="ce193" office:value-type="date" office:date-value="2024-11-08" calcext:value-type="date">
            <text:p>08/11/2024</text:p>
          </table:table-cell>
          <table:table-cell table:style-name="ce209" table:formula="of:=IF([.N421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250-0-250 FT LB 1/2 SQ DR TE250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1916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179" office:value-type="date" office:date-value="2022-11-07" calcext:value-type="date">
            <text:p>07/11/22</text:p>
          </table:table-cell>
          <table:table-cell table:style-name="ce193" office:value-type="date" office:date-value="2025-05-07" calcext:value-type="date">
            <text:p>07/05/2025</text:p>
          </table:table-cell>
          <table:table-cell table:style-name="ce209" table:formula="of:=IF([.N422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-0-30 IN LB 1/4 SQ DR TE3FUA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13550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179" office:value-type="date" office:date-value="2021-08-30" calcext:value-type="date">
            <text:p>30/08/21</text:p>
          </table:table-cell>
          <table:table-cell table:style-name="ce193" office:value-type="date" office:date-value="2024-08-30" calcext:value-type="date">
            <text:p>30/08/2024</text:p>
          </table:table-cell>
          <table:table-cell table:style-name="ce209" table:formula="of:=IF([.N423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-0-30 IN LB 1/4 SQ DR TE3FUA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1355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179" office:value-type="date" office:date-value="2021-08-30" calcext:value-type="date">
            <text:p>30/08/21</text:p>
          </table:table-cell>
          <table:table-cell table:style-name="ce193" office:value-type="date" office:date-value="2024-08-30" calcext:value-type="date">
            <text:p>30/08/2024</text:p>
          </table:table-cell>
          <table:table-cell table:style-name="ce209" table:formula="of:=IF([.N424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-0-30 IN LB 1/4 SQ DR TE3FUA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1355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179" office:value-type="date" office:date-value="2021-08-30" calcext:value-type="date">
            <text:p>30/08/21</text:p>
          </table:table-cell>
          <table:table-cell table:style-name="ce193" office:value-type="date" office:date-value="2024-08-30" calcext:value-type="date">
            <text:p>30/08/2024</text:p>
          </table:table-cell>
          <table:table-cell table:style-name="ce209" table:formula="of:=IF([.N425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-0-30 IN LB 1/4 SQ DR TE3FUA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13558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6" calcext:value-type="float">
            <text:p>36</text:p>
          </table:table-cell>
          <table:table-cell table:style-name="ce179" office:value-type="date" office:date-value="2021-08-30" calcext:value-type="date">
            <text:p>30/08/21</text:p>
          </table:table-cell>
          <table:table-cell table:style-name="ce193" office:value-type="date" office:date-value="2024-08-30" calcext:value-type="date">
            <text:p>30/08/2024</text:p>
          </table:table-cell>
          <table:table-cell table:style-name="ce209" table:formula="of:=IF([.N426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-0-30 IN LB 1/4 SQ DR TE3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4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13547</text:p>
          </table:table-cell>
          <table:table-cell table:style-name="ce96" office:value-type="string" calcext:value-type="string">
            <text:p>CMASM-IDM-T48-066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19-11-06" calcext:value-type="date">
            <text:p>06/11/19</text:p>
          </table:table-cell>
          <table:table-cell table:style-name="ce179" office:value-type="date" office:date-value="2022-11-06" calcext:value-type="date">
            <text:p>06/11/22</text:p>
          </table:table-cell>
          <table:table-cell table:style-name="ce209" table:formula="of:=IF([.N427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-0-30 IN LB 1/4 SQ DR TE3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4</text:p>
          </table:table-cell>
          <table:table-cell table:style-name="ce33" office:value-type="string" calcext:value-type="string">
            <text:p>Nm</text:p>
          </table:table-cell>
          <table:table-cell table:style-name="ce89" office:value-type="float" office:value="13551" calcext:value-type="float">
            <text:p>13551</text:p>
          </table:table-cell>
          <table:table-cell table:style-name="ce96" office:value-type="string" calcext:value-type="string">
            <text:p>CMASM-IDM-T48-125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3-07-20" calcext:value-type="date">
            <text:p>20/07/23</text:p>
          </table:table-cell>
          <table:table-cell table:style-name="ce209" table:formula="of:=IF([.N428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-0-30 IN LB 1/4 SQ DR TE3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4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13552</text:p>
          </table:table-cell>
          <table:table-cell table:style-name="ce96" office:value-type="string" calcext:value-type="string">
            <text:p>CMASM-IDM-T48-089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3-07-20" calcext:value-type="date">
            <text:p>20/07/23</text:p>
          </table:table-cell>
          <table:table-cell table:style-name="ce209" table:formula="of:=IF([.N429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-0-30 IN LB 1/4 SQ DR TE3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4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13555</text:p>
          </table:table-cell>
          <table:table-cell table:style-name="ce96" office:value-type="string" calcext:value-type="string">
            <text:p>CMASM-IDM-T48-067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3-07-20" calcext:value-type="date">
            <text:p>20/07/23</text:p>
          </table:table-cell>
          <table:table-cell table:style-name="ce209" table:formula="of:=IF([.N430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-0-30 IN LB 1/4 SQ DR TE3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4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13557</text:p>
          </table:table-cell>
          <table:table-cell table:style-name="ce96" office:value-type="string" calcext:value-type="string">
            <text:p>CMASM-IDM-T48-074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3-07-20" calcext:value-type="date">
            <text:p>20/07/23</text:p>
          </table:table-cell>
          <table:table-cell table:style-name="ce209" table:formula="of:=IF([.N431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-0-30 IN LB 1/4 SQ DR TE3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4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13559</text:p>
          </table:table-cell>
          <table:table-cell table:style-name="ce96" office:value-type="string" calcext:value-type="string">
            <text:p>CMASM-IDM-T48-097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3-07-20" calcext:value-type="date">
            <text:p>20/07/23</text:p>
          </table:table-cell>
          <table:table-cell table:style-name="ce209" table:formula="of:=IF([.N432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-0-30 IN LB 1/4 SQ DR TE3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4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13560</text:p>
          </table:table-cell>
          <table:table-cell table:style-name="ce96" office:value-type="string" calcext:value-type="string">
            <text:p>CMASM-IDM-T48-137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3-07-20" calcext:value-type="date">
            <text:p>20/07/23</text:p>
          </table:table-cell>
          <table:table-cell table:style-name="ce209" table:formula="of:=IF([.N433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-0-30 IN LB 1/4 SQ DR TE3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4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13562</text:p>
          </table:table-cell>
          <table:table-cell table:style-name="ce96" office:value-type="string" calcext:value-type="string">
            <text:p>CMASM-IDM-T48-126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3-07-20" calcext:value-type="date">
            <text:p>20/07/23</text:p>
          </table:table-cell>
          <table:table-cell table:style-name="ce209" table:formula="of:=IF([.N434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0-0-300 IN LB 3/8 SQ DR TE25A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81006120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9" office:value-type="date" office:date-value="2022-11-07" calcext:value-type="date">
            <text:p>07/11/22</text:p>
          </table:table-cell>
          <table:table-cell table:style-name="ce186" office:value-type="date" office:date-value="2024-11-07" calcext:value-type="date">
            <text:p>07/11/2024</text:p>
          </table:table-cell>
          <table:table-cell table:style-name="ce209" table:formula="of:=IF([.N435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0-0-300 IN LB 3/8 SQ DR TE25A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8100615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82" office:value-type="string" calcext:value-type="string">
            <text:p>07/11/22</text:p>
          </table:table-cell>
          <table:table-cell table:style-name="ce186" office:value-type="date" office:date-value="2024-11-07" calcext:value-type="date">
            <text:p>07/11/2024</text:p>
          </table:table-cell>
          <table:table-cell table:style-name="ce209" table:formula="of:=IF([.N436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0-0-300 IN LB 3/8 SQ DR TE25A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8100615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2" office:value-type="date" office:date-value="2022-11-07" calcext:value-type="date">
            <text:p>07/11/2022</text:p>
          </table:table-cell>
          <table:table-cell table:style-name="ce186" office:value-type="date" office:date-value="2024-11-07" calcext:value-type="date">
            <text:p>07/11/2024</text:p>
          </table:table-cell>
          <table:table-cell table:style-name="ce209" table:formula="of:=IF([.N437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0-0-300 IN LB 3/8 SQ DR TE25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3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81013485</text:p>
          </table:table-cell>
          <table:table-cell table:style-name="ce98" office:value-type="string" calcext:value-type="string">
            <text:p>CMASM-IDM-T48-001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82" office:value-type="string" calcext:value-type="string">
            <text:p>31/10/19</text:p>
          </table:table-cell>
          <table:table-cell table:style-name="ce186" office:value-type="date" office:date-value="2021-10-31" calcext:value-type="date">
            <text:p>31/10/2021</text:p>
          </table:table-cell>
          <table:table-cell table:style-name="ce209" table:formula="of:=IF([.N438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0-0-300 IN LB 3/8 SQ DR TE25A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81013488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82" office:value-type="string" calcext:value-type="string">
            <text:p>07/11/22</text:p>
          </table:table-cell>
          <table:table-cell table:style-name="ce186" office:value-type="date" office:date-value="2024-11-07" calcext:value-type="date">
            <text:p>07/11/2024</text:p>
          </table:table-cell>
          <table:table-cell table:style-name="ce209" table:formula="of:=IF([.N439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0-0-300 IN LB 3/8 SQ DR TE25A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8101349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9" office:value-type="date" office:date-value="2022-11-07" calcext:value-type="date">
            <text:p>07/11/22</text:p>
          </table:table-cell>
          <table:table-cell table:style-name="ce186" office:value-type="date" office:date-value="2024-11-07" calcext:value-type="date">
            <text:p>07/11/2024</text:p>
          </table:table-cell>
          <table:table-cell table:style-name="ce209" table:formula="of:=IF([.N440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0-0-300 IN LB 3/8 SQ DR TE25A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81013497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9" office:value-type="date" office:date-value="2022-11-07" calcext:value-type="date">
            <text:p>07/11/22</text:p>
          </table:table-cell>
          <table:table-cell table:style-name="ce186" office:value-type="date" office:date-value="2024-11-07" calcext:value-type="date">
            <text:p>07/11/2024</text:p>
          </table:table-cell>
          <table:table-cell table:style-name="ce209" table:formula="of:=IF([.N441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0-0-300 IN LB 3/8 SQ DR TE25A</text:p>
          </table:table-cell>
          <table:table-cell table:style-name="ce24"/>
          <table:table-cell table:style-name="ce3" table:number-columns-repeated="3"/>
          <table:table-cell table:style-name="ce89" office:value-type="string" calcext:value-type="string">
            <text:p>81013499</text:p>
          </table:table-cell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179" office:value-type="date" office:date-value="2022-11-07" calcext:value-type="date">
            <text:p>07/11/22</text:p>
          </table:table-cell>
          <table:table-cell table:style-name="ce186" office:value-type="date" office:date-value="2024-11-07" calcext:value-type="date">
            <text:p>07/11/2024</text:p>
          </table:table-cell>
          <table:table-cell table:style-name="ce209" table:formula="of:=IF([.N442]&lt;TODAY(); &quot;DESCALIBRADO&quot;;&quot;CALIBRADO&quot;)" office:value-type="string" office:string-value="CALIBRADO" calcext:value-type="string">
            <text:p>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0-0-300 IN LB 3/8 SQ DR TE25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3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3447</text:p>
          </table:table-cell>
          <table:table-cell table:style-name="ce98" office:value-type="string" calcext:value-type="string">
            <text:p>CMASM-IDM-T48-011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0" calcext:value-type="float">
            <text:p>30</text:p>
          </table:table-cell>
          <table:table-cell table:style-name="ce173" office:value-type="date" office:date-value="2019-10-28" calcext:value-type="date">
            <text:p>28/10/19</text:p>
          </table:table-cell>
          <table:table-cell table:style-name="ce179" office:value-type="date" office:date-value="2022-04-28" calcext:value-type="date">
            <text:p>28/04/22</text:p>
          </table:table-cell>
          <table:table-cell table:style-name="ce209" table:formula="of:=IF([.N443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0-0-300 IN LB 3/8 SQ DR TE25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3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81006147</text:p>
          </table:table-cell>
          <table:table-cell table:style-name="ce98" office:value-type="string" calcext:value-type="string">
            <text:p>CMASM-IDM-T48-006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21-09-21" calcext:value-type="date">
            <text:p>21/09/21</text:p>
          </table:table-cell>
          <table:table-cell table:style-name="ce179" office:value-type="date" office:date-value="2023-09-21" calcext:value-type="date">
            <text:p>21/09/23</text:p>
          </table:table-cell>
          <table:table-cell table:style-name="ce209" table:formula="of:=IF([.N444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0-0-300 IN LB 3/8 SQ DR TE25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3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81006156</text:p>
          </table:table-cell>
          <table:table-cell table:style-name="ce96" office:value-type="string" calcext:value-type="string">
            <text:p>CMASM-IDM-T48-090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19-11-06" calcext:value-type="date">
            <text:p>06/11/19</text:p>
          </table:table-cell>
          <table:table-cell table:style-name="ce179" office:value-type="date" office:date-value="2021-11-06" calcext:value-type="date">
            <text:p>06/11/21</text:p>
          </table:table-cell>
          <table:table-cell table:style-name="ce209" table:formula="of:=IF([.N445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0-0-300 IN LB 3/8 SQ DR TE25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3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81013486</text:p>
          </table:table-cell>
          <table:table-cell table:style-name="ce96" office:value-type="string" calcext:value-type="string">
            <text:p>CMASM-IDM-T48-132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19-11-06" calcext:value-type="date">
            <text:p>06/11/19</text:p>
          </table:table-cell>
          <table:table-cell table:style-name="ce179" office:value-type="date" office:date-value="2021-11-06" calcext:value-type="date">
            <text:p>06/11/21</text:p>
          </table:table-cell>
          <table:table-cell table:style-name="ce209" table:formula="of:=IF([.N446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0-0-300 IN LB 3/8 SQ DR TE25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3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81013495</text:p>
          </table:table-cell>
          <table:table-cell table:style-name="ce96" office:value-type="string" calcext:value-type="string">
            <text:p>CMASM-IDM-T48-160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19-11-06" calcext:value-type="date">
            <text:p>06/11/19</text:p>
          </table:table-cell>
          <table:table-cell table:style-name="ce179" office:value-type="date" office:date-value="2021-11-06" calcext:value-type="date">
            <text:p>06/11/21</text:p>
          </table:table-cell>
          <table:table-cell table:style-name="ce209" table:formula="of:=IF([.N447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0-0-300 IN LB 3/8 SQ DR TE25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3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81013496</text:p>
          </table:table-cell>
          <table:table-cell table:style-name="ce96" office:value-type="string" calcext:value-type="string">
            <text:p>CMASM-IDM-T48-091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19-11-06" calcext:value-type="date">
            <text:p>06/11/19</text:p>
          </table:table-cell>
          <table:table-cell table:style-name="ce179" office:value-type="date" office:date-value="2021-11-06" calcext:value-type="date">
            <text:p>06/11/21</text:p>
          </table:table-cell>
          <table:table-cell table:style-name="ce209" table:formula="of:=IF([.N448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0-0-300 IN LB 3/8 SQ DR TE25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3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81013498</text:p>
          </table:table-cell>
          <table:table-cell table:style-name="ce96" office:value-type="string" calcext:value-type="string">
            <text:p>CMASM-IDM-T48-153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19-11-06" calcext:value-type="date">
            <text:p>06/11/19</text:p>
          </table:table-cell>
          <table:table-cell table:style-name="ce179" office:value-type="date" office:date-value="2021-11-06" calcext:value-type="date">
            <text:p>06/11/21</text:p>
          </table:table-cell>
          <table:table-cell table:style-name="ce209" table:formula="of:=IF([.N449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0-0-300 IN LB 3/8 SQ DR TE25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3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81013501</text:p>
          </table:table-cell>
          <table:table-cell table:style-name="ce96" office:value-type="string" calcext:value-type="string">
            <text:p>CMASM-IDM-T48-051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21-09-21" calcext:value-type="date">
            <text:p>21/09/21</text:p>
          </table:table-cell>
          <table:table-cell table:style-name="ce179" office:value-type="date" office:date-value="2023-09-21" calcext:value-type="date">
            <text:p>21/09/23</text:p>
          </table:table-cell>
          <table:table-cell table:style-name="ce209" table:formula="of:=IF([.N450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300-0-300 IN LB 3/8 SQ DR TE25A (C.C.W.)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3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81006178</text:p>
          </table:table-cell>
          <table:table-cell table:style-name="ce96" office:value-type="string" calcext:value-type="string">
            <text:p>CMASM-IDM-T48-084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19-07-11" calcext:value-type="date">
            <text:p>11/07/19</text:p>
          </table:table-cell>
          <table:table-cell table:style-name="ce179" office:value-type="date" office:date-value="2021-07-11" calcext:value-type="date">
            <text:p>11/07/21</text:p>
          </table:table-cell>
          <table:table-cell table:style-name="ce209" table:formula="of:=IF([.N451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50-0-50 FT LB 1/2 SQ DR TE51FFU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412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172" office:value-type="date" office:date-value="2022-11-07" calcext:value-type="date">
            <text:p>07/11/2022</text:p>
          </table:table-cell>
          <table:table-cell table:style-name="ce186" office:value-type="date" office:date-value="2024-02-07" calcext:value-type="date">
            <text:p>07/02/2024</text:p>
          </table:table-cell>
          <table:table-cell table:style-name="ce209" table:formula="of:=IF([.N452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50-0-50 FT LB 1/2 SQ DR TE51FFU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4127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182" office:value-type="string" calcext:value-type="string">
            <text:p>07/11/22</text:p>
          </table:table-cell>
          <table:table-cell table:style-name="ce186" office:value-type="date" office:date-value="2024-02-07" calcext:value-type="date">
            <text:p>07/02/2024</text:p>
          </table:table-cell>
          <table:table-cell table:style-name="ce209" table:formula="of:=IF([.N453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50-0-50 FT LB 1/2 SQ DR TE51FFU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4129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182" office:value-type="string" calcext:value-type="string">
            <text:p>07/11/22</text:p>
          </table:table-cell>
          <table:table-cell table:style-name="ce186" office:value-type="date" office:date-value="2024-02-07" calcext:value-type="date">
            <text:p>07/02/2024</text:p>
          </table:table-cell>
          <table:table-cell table:style-name="ce209" table:formula="of:=IF([.N454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50-0-50 FT LB 1/2 SQ DR TE51FFU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7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4128</text:p>
          </table:table-cell>
          <table:table-cell table:style-name="ce98" office:value-type="string" calcext:value-type="string">
            <text:p>CMASM-IDM-T48-022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5" calcext:value-type="float">
            <text:p>15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1-10-20" calcext:value-type="date">
            <text:p>20/10/21</text:p>
          </table:table-cell>
          <table:table-cell table:style-name="ce209" table:formula="of:=IF([.N455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50-0-50 FT LB 3/8 SQ DR TE50F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70</text:p>
          </table:table-cell>
          <table:table-cell table:style-name="ce33" office:value-type="string" calcext:value-type="string">
            <text:p>Nm</text:p>
          </table:table-cell>
          <table:table-cell table:style-name="ce89" office:value-type="string" calcext:value-type="string">
            <text:p>11895</text:p>
          </table:table-cell>
          <table:table-cell table:style-name="ce98" office:value-type="string" calcext:value-type="string">
            <text:p>CMASM-IDM-T48-005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82" office:value-type="string" calcext:value-type="string">
            <text:p>31/10/19</text:p>
          </table:table-cell>
          <table:table-cell table:style-name="ce186" office:value-type="date" office:date-value="2021-10-31" calcext:value-type="date">
            <text:p>31/10/2021</text:p>
          </table:table-cell>
          <table:table-cell table:style-name="ce209" table:formula="of:=IF([.N456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50-0-50 FT LB 3/8 SQ DR TE50F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70</text:p>
          </table:table-cell>
          <table:table-cell table:style-name="ce33" office:value-type="string" calcext:value-type="string">
            <text:p>Nm</text:p>
          </table:table-cell>
          <table:table-cell table:style-name="ce89" office:value-type="string" calcext:value-type="string">
            <text:p>11896</text:p>
          </table:table-cell>
          <table:table-cell table:style-name="ce96" office:value-type="string" calcext:value-type="string">
            <text:p>CMASM-IDM-T48-063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9" office:value-type="date" office:date-value="2020-07-20" calcext:value-type="date">
            <text:p>20/07/20</text:p>
          </table:table-cell>
          <table:table-cell table:style-name="ce186" office:value-type="date" office:date-value="2022-07-20" calcext:value-type="date">
            <text:p>20/07/2022</text:p>
          </table:table-cell>
          <table:table-cell table:style-name="ce209" table:formula="of:=IF([.N457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50-0-50 FT LB 3/8 SQ DR TE50F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70</text:p>
          </table:table-cell>
          <table:table-cell table:style-name="ce33" office:value-type="string" calcext:value-type="string">
            <text:p>Nm</text:p>
          </table:table-cell>
          <table:table-cell table:style-name="ce89" office:value-type="string" calcext:value-type="string">
            <text:p>11897</text:p>
          </table:table-cell>
          <table:table-cell table:style-name="ce96" office:value-type="string" calcext:value-type="string">
            <text:p>CMASM-IDM-T48-068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2" office:value-type="date" office:date-value="2021-09-21" calcext:value-type="date">
            <text:p>21/09/2021</text:p>
          </table:table-cell>
          <table:table-cell table:style-name="ce186" office:value-type="date" office:date-value="2023-09-21" calcext:value-type="date">
            <text:p>21/09/2023</text:p>
          </table:table-cell>
          <table:table-cell table:style-name="ce209" table:formula="of:=IF([.N458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50-0-50 IN LB 1/4 SQ DR TQS-4-FUA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7167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9" office:value-type="date" office:date-value="2022-11-08" calcext:value-type="date">
            <text:p>08/11/22</text:p>
          </table:table-cell>
          <table:table-cell table:style-name="ce186" office:value-type="date" office:date-value="2024-11-08" calcext:value-type="date">
            <text:p>08/11/2024</text:p>
          </table:table-cell>
          <table:table-cell table:style-name="ce209" table:formula="of:=IF([.N459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50-0-50 IN LB 1/4 SQ DR TQS-4-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6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7157</text:p>
          </table:table-cell>
          <table:table-cell table:style-name="ce96" office:value-type="string" calcext:value-type="string">
            <text:p>CMASM-IDM-T48-047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3-07-20" calcext:value-type="date">
            <text:p>20/07/23</text:p>
          </table:table-cell>
          <table:table-cell table:style-name="ce209" table:formula="of:=IF([.N460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50-0-50 IN LB 1/4 SQ DR TQS-4-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6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7168</text:p>
          </table:table-cell>
          <table:table-cell table:style-name="ce98" office:value-type="string" calcext:value-type="string">
            <text:p>CMASM-IDM-T48-002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3-07-20" calcext:value-type="date">
            <text:p>20/07/23</text:p>
          </table:table-cell>
          <table:table-cell table:style-name="ce209" table:formula="of:=IF([.N461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60-0-60 IN LB 1/4 SQ DR TQS050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6302</text:p>
          </table:table-cell>
          <table:table-cell table:style-name="ce98" office:value-type="string" calcext:value-type="string">
            <text:p>CMASM-IDM-T48-007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21-09-22" calcext:value-type="date">
            <text:p>22/09/21</text:p>
          </table:table-cell>
          <table:table-cell table:style-name="ce179" office:value-type="date" office:date-value="2023-09-22" calcext:value-type="date">
            <text:p>22/09/23</text:p>
          </table:table-cell>
          <table:table-cell table:style-name="ce209" table:formula="of:=IF([.N462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600-0-600 IN LB 1/2 SQ DR TE51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490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179" office:value-type="date" office:date-value="2022-11-07" calcext:value-type="date">
            <text:p>07/11/22</text:p>
          </table:table-cell>
          <table:table-cell table:style-name="ce186" office:value-type="date" office:date-value="2025-05-07" calcext:value-type="date">
            <text:p>07/05/2025</text:p>
          </table:table-cell>
          <table:table-cell table:style-name="ce209" table:formula="of:=IF([.N463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600-0-600 IN LB 1/2 SQ DR TE51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710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179" office:value-type="date" office:date-value="2022-11-07" calcext:value-type="date">
            <text:p>07/11/22</text:p>
          </table:table-cell>
          <table:table-cell table:style-name="ce186" office:value-type="date" office:date-value="2025-05-07" calcext:value-type="date">
            <text:p>07/05/2025</text:p>
          </table:table-cell>
          <table:table-cell table:style-name="ce209" table:formula="of:=IF([.N464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600-0-600 IN LB 1/2 SQ DR TE51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710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179" office:value-type="date" office:date-value="2022-11-07" calcext:value-type="date">
            <text:p>07/11/22</text:p>
          </table:table-cell>
          <table:table-cell table:style-name="ce186" office:value-type="date" office:date-value="2025-05-07" calcext:value-type="date">
            <text:p>07/05/2025</text:p>
          </table:table-cell>
          <table:table-cell table:style-name="ce209" table:formula="of:=IF([.N465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600-0-600 IN LB 1/2 SQ DR TE51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714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179" office:value-type="date" office:date-value="2022-11-07" calcext:value-type="date">
            <text:p>07/11/22</text:p>
          </table:table-cell>
          <table:table-cell table:style-name="ce186" office:value-type="date" office:date-value="2025-05-07" calcext:value-type="date">
            <text:p>07/05/2025</text:p>
          </table:table-cell>
          <table:table-cell table:style-name="ce209" table:formula="of:=IF([.N466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600-0-600 IN LB 1/2 SQ DR TE51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7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7100</text:p>
          </table:table-cell>
          <table:table-cell table:style-name="ce96" office:value-type="string" calcext:value-type="string">
            <text:p>CMASM-IDM-T48-098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0" calcext:value-type="float">
            <text:p>30</text:p>
          </table:table-cell>
          <table:table-cell table:style-name="ce173" office:value-type="date" office:date-value="2019-11-06" calcext:value-type="date">
            <text:p>06/11/19</text:p>
          </table:table-cell>
          <table:table-cell table:style-name="ce179" office:value-type="date" office:date-value="2022-05-06" calcext:value-type="date">
            <text:p>06/05/22</text:p>
          </table:table-cell>
          <table:table-cell table:style-name="ce209" table:formula="of:=IF([.N467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600-0-600 IN LB 1/2 SQ DR TE51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7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7104</text:p>
          </table:table-cell>
          <table:table-cell table:style-name="ce96" office:value-type="string" calcext:value-type="string">
            <text:p>CMASM-IDM-T48-076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0" calcext:value-type="float">
            <text:p>30</text:p>
          </table:table-cell>
          <table:table-cell table:style-name="ce173" office:value-type="date" office:date-value="2019-11-06" calcext:value-type="date">
            <text:p>06/11/19</text:p>
          </table:table-cell>
          <table:table-cell table:style-name="ce179" office:value-type="date" office:date-value="2022-05-06" calcext:value-type="date">
            <text:p>06/05/22</text:p>
          </table:table-cell>
          <table:table-cell table:style-name="ce209" table:formula="of:=IF([.N468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600-0-600 IN LB 1/2 SQ DR TE51 (C.C.W.)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710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30" calcext:value-type="float">
            <text:p>30</text:p>
          </table:table-cell>
          <table:table-cell table:style-name="ce179" office:value-type="date" office:date-value="2022-11-07" calcext:value-type="date">
            <text:p>07/11/22</text:p>
          </table:table-cell>
          <table:table-cell table:style-name="ce186" office:value-type="date" office:date-value="2025-05-07" calcext:value-type="date">
            <text:p>07/05/2025</text:p>
          </table:table-cell>
          <table:table-cell table:style-name="ce209" table:formula="of:=IF([.N469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600-0-600 IN LB 3/8 SQ DR TE50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7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17162</text:p>
          </table:table-cell>
          <table:table-cell table:style-name="ce98" office:value-type="string" calcext:value-type="string">
            <text:p>CMASM-IDM-T48-014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5" calcext:value-type="float">
            <text:p>15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1-10-20" calcext:value-type="date">
            <text:p>20/10/21</text:p>
          </table:table-cell>
          <table:table-cell table:style-name="ce209" table:formula="of:=IF([.N470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600-0-600 IN LB 3/8 SQ DR TE50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7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17165</text:p>
          </table:table-cell>
          <table:table-cell table:style-name="ce98" office:value-type="string" calcext:value-type="string">
            <text:p>CMASM-IDM-T48-015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0" calcext:value-type="float">
            <text:p>30</text:p>
          </table:table-cell>
          <table:table-cell table:style-name="ce173" office:value-type="date" office:date-value="2019-11-06" calcext:value-type="date">
            <text:p>06/11/19</text:p>
          </table:table-cell>
          <table:table-cell table:style-name="ce179" office:value-type="date" office:date-value="2022-05-06" calcext:value-type="date">
            <text:p>06/05/22</text:p>
          </table:table-cell>
          <table:table-cell table:style-name="ce209" table:formula="of:=IF([.N471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600-0-600 IN LB 3/8 SQ DR TE50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7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17185</text:p>
          </table:table-cell>
          <table:table-cell table:style-name="ce96" office:value-type="string" calcext:value-type="string">
            <text:p>CMASM-IDM-T48-082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21-09-21" calcext:value-type="date">
            <text:p>21/09/21</text:p>
          </table:table-cell>
          <table:table-cell table:style-name="ce179" office:value-type="date" office:date-value="2023-09-21" calcext:value-type="date">
            <text:p>21/09/23</text:p>
          </table:table-cell>
          <table:table-cell table:style-name="ce209" table:formula="of:=IF([.N472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600-0-600 IN LB 3/8 SQ DR TE50FU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7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17186</text:p>
          </table:table-cell>
          <table:table-cell table:style-name="ce98" office:value-type="string" calcext:value-type="string">
            <text:p>CMASM-IDM-T48-016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0" calcext:value-type="float">
            <text:p>30</text:p>
          </table:table-cell>
          <table:table-cell table:style-name="ce173" office:value-type="date" office:date-value="2019-11-06" calcext:value-type="date">
            <text:p>06/11/19</text:p>
          </table:table-cell>
          <table:table-cell table:style-name="ce179" office:value-type="date" office:date-value="2022-05-06" calcext:value-type="date">
            <text:p>06/05/22</text:p>
          </table:table-cell>
          <table:table-cell table:style-name="ce209" table:formula="of:=IF([.N473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10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600-0-600 IN LB 3/8 SQ DR TE50FUA (C.C.W.)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1717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179" office:value-type="date" office:date-value="2022-11-08" calcext:value-type="date">
            <text:p>08/11/22</text:p>
          </table:table-cell>
          <table:table-cell table:style-name="ce186" office:value-type="date" office:date-value="2024-03-08" calcext:value-type="date">
            <text:p>08/03/2024</text:p>
          </table:table-cell>
          <table:table-cell table:style-name="ce209" table:formula="of:=IF([.N474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75-0-75 IN LB 1/4 SQ DR TE6A</text:p>
          </table:table-cell>
          <table:table-cell table:style-name="ce24"/>
          <table:table-cell table:style-name="ce5"/>
          <table:table-cell table:style-name="ce3" table:number-columns-repeated="2"/>
          <table:table-cell table:style-name="ce89" office:value-type="string" calcext:value-type="string">
            <text:p>24476</text:p>
          </table:table-cell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179" office:value-type="date" office:date-value="2022-11-08" calcext:value-type="date">
            <text:p>08/11/22</text:p>
          </table:table-cell>
          <table:table-cell table:style-name="ce186" office:value-type="date" office:date-value="2025-05-08" calcext:value-type="date">
            <text:p>08/05/2025</text:p>
          </table:table-cell>
          <table:table-cell table:style-name="ce209" table:formula="of:=IF([.N475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75-0-75 IN LB 1/4 SQ DR TE6A</text:p>
          </table:table-cell>
          <table:table-cell table:style-name="ce24"/>
          <table:table-cell table:style-name="ce5"/>
          <table:table-cell table:style-name="ce3" table:number-columns-repeated="2"/>
          <table:table-cell table:style-name="ce89" office:value-type="string" calcext:value-type="string">
            <text:p>24484</text:p>
          </table:table-cell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179" office:value-type="date" office:date-value="2022-11-08" calcext:value-type="date">
            <text:p>08/11/22</text:p>
          </table:table-cell>
          <table:table-cell table:style-name="ce186" office:value-type="date" office:date-value="2025-05-08" calcext:value-type="date">
            <text:p>08/05/2025</text:p>
          </table:table-cell>
          <table:table-cell table:style-name="ce209" table:formula="of:=IF([.N476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75-0-75 IN LB 1/4 SQ DR TE6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24456</text:p>
          </table:table-cell>
          <table:table-cell table:style-name="ce96" office:value-type="string" calcext:value-type="string">
            <text:p>CMASM-IDM-T48-043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0" calcext:value-type="float">
            <text:p>30</text:p>
          </table:table-cell>
          <table:table-cell table:style-name="ce173" office:value-type="date" office:date-value="2019-10-29" calcext:value-type="date">
            <text:p>29/10/19</text:p>
          </table:table-cell>
          <table:table-cell table:style-name="ce179" office:value-type="date" office:date-value="2022-04-29" calcext:value-type="date">
            <text:p>29/04/22</text:p>
          </table:table-cell>
          <table:table-cell table:style-name="ce209" table:formula="of:=IF([.N477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75-0-75 IN LB 1/4 SQ DR TE6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24468</text:p>
          </table:table-cell>
          <table:table-cell table:style-name="ce96" office:value-type="string" calcext:value-type="string">
            <text:p>CMASM-IDM-T48-124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0" calcext:value-type="float">
            <text:p>30</text:p>
          </table:table-cell>
          <table:table-cell table:style-name="ce173" office:value-type="date" office:date-value="2019-10-29" calcext:value-type="date">
            <text:p>29/10/19</text:p>
          </table:table-cell>
          <table:table-cell table:style-name="ce179" office:value-type="date" office:date-value="2022-04-29" calcext:value-type="date">
            <text:p>29/04/22</text:p>
          </table:table-cell>
          <table:table-cell table:style-name="ce209" table:formula="of:=IF([.N478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75-0-75 IN LB 1/4 SQ DR TE6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24477</text:p>
          </table:table-cell>
          <table:table-cell table:style-name="ce96" office:value-type="string" calcext:value-type="string">
            <text:p>CMASM-IDM-T48-105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0" calcext:value-type="float">
            <text:p>30</text:p>
          </table:table-cell>
          <table:table-cell table:style-name="ce173" office:value-type="date" office:date-value="2019-10-28" calcext:value-type="date">
            <text:p>28/10/19</text:p>
          </table:table-cell>
          <table:table-cell table:style-name="ce179" office:value-type="date" office:date-value="2022-04-28" calcext:value-type="date">
            <text:p>28/04/22</text:p>
          </table:table-cell>
          <table:table-cell table:style-name="ce209" table:formula="of:=IF([.N479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75-0-75 IN LB 1/4 SQ DR TE6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24486</text:p>
          </table:table-cell>
          <table:table-cell table:style-name="ce96" office:value-type="string" calcext:value-type="string">
            <text:p>CMASM-IDM-T48-062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0" calcext:value-type="float">
            <text:p>30</text:p>
          </table:table-cell>
          <table:table-cell table:style-name="ce173" office:value-type="date" office:date-value="2019-10-29" calcext:value-type="date">
            <text:p>29/10/19</text:p>
          </table:table-cell>
          <table:table-cell table:style-name="ce179" office:value-type="date" office:date-value="2022-04-29" calcext:value-type="date">
            <text:p>29/04/22</text:p>
          </table:table-cell>
          <table:table-cell table:style-name="ce209" table:formula="of:=IF([.N480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75-0-75 IN LB 1/4 SQ DR TE6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24488</text:p>
          </table:table-cell>
          <table:table-cell table:style-name="ce96" office:value-type="string" calcext:value-type="string">
            <text:p>CMASM-IDM-T48-133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0" calcext:value-type="float">
            <text:p>30</text:p>
          </table:table-cell>
          <table:table-cell table:style-name="ce173" office:value-type="date" office:date-value="2019-10-29" calcext:value-type="date">
            <text:p>29/10/19</text:p>
          </table:table-cell>
          <table:table-cell table:style-name="ce179" office:value-type="date" office:date-value="2022-04-29" calcext:value-type="date">
            <text:p>29/04/22</text:p>
          </table:table-cell>
          <table:table-cell table:style-name="ce209" table:formula="of:=IF([.N481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75-0-75 IN LB 1/4 SQ DR TE6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24491</text:p>
          </table:table-cell>
          <table:table-cell table:style-name="ce96" office:value-type="string" calcext:value-type="string">
            <text:p>CMASM-IDM-T48-085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0" calcext:value-type="float">
            <text:p>30</text:p>
          </table:table-cell>
          <table:table-cell table:style-name="ce173" office:value-type="date" office:date-value="2020-07-20" calcext:value-type="date">
            <text:p>20/07/20</text:p>
          </table:table-cell>
          <table:table-cell table:style-name="ce179" office:value-type="date" office:date-value="2023-01-20" calcext:value-type="date">
            <text:p>20/01/23</text:p>
          </table:table-cell>
          <table:table-cell table:style-name="ce209" table:formula="of:=IF([.N482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75-0-75 IN LB 1/4 SQ DR TE6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24492</text:p>
          </table:table-cell>
          <table:table-cell table:style-name="ce96" office:value-type="string" calcext:value-type="string">
            <text:p>CMASM-IDM-T48-143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0" calcext:value-type="float">
            <text:p>30</text:p>
          </table:table-cell>
          <table:table-cell table:style-name="ce173" office:value-type="date" office:date-value="2019-10-29" calcext:value-type="date">
            <text:p>29/10/19</text:p>
          </table:table-cell>
          <table:table-cell table:style-name="ce179" office:value-type="date" office:date-value="2022-04-29" calcext:value-type="date">
            <text:p>29/04/22</text:p>
          </table:table-cell>
          <table:table-cell table:style-name="ce209" table:formula="of:=IF([.N483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75-0-75 IN LB 1/4 SQ DR TE6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24496</text:p>
          </table:table-cell>
          <table:table-cell table:style-name="ce96" office:value-type="string" calcext:value-type="string">
            <text:p>CMASM-IDM-T48-044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0" calcext:value-type="float">
            <text:p>30</text:p>
          </table:table-cell>
          <table:table-cell table:style-name="ce173" office:value-type="date" office:date-value="2019-10-29" calcext:value-type="date">
            <text:p>29/10/19</text:p>
          </table:table-cell>
          <table:table-cell table:style-name="ce179" office:value-type="date" office:date-value="2022-04-29" calcext:value-type="date">
            <text:p>29/04/22</text:p>
          </table:table-cell>
          <table:table-cell table:style-name="ce209" table:formula="of:=IF([.N484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75-0-75 IN LB 1/4 SQ DR TE6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24498</text:p>
          </table:table-cell>
          <table:table-cell table:style-name="ce96" office:value-type="string" calcext:value-type="string">
            <text:p>CMASM-IDM-T48-149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0" calcext:value-type="float">
            <text:p>30</text:p>
          </table:table-cell>
          <table:table-cell table:style-name="ce173" office:value-type="date" office:date-value="2019-10-29" calcext:value-type="date">
            <text:p>29/10/19</text:p>
          </table:table-cell>
          <table:table-cell table:style-name="ce179" office:value-type="date" office:date-value="2022-04-29" calcext:value-type="date">
            <text:p>29/04/22</text:p>
          </table:table-cell>
          <table:table-cell table:style-name="ce209" table:formula="of:=IF([.N485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75-0-75 IN LB 1/4 SQ DR TE6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25072</text:p>
          </table:table-cell>
          <table:table-cell table:style-name="ce96" office:value-type="string" calcext:value-type="string">
            <text:p>CMASM-IDM-T48-167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0" calcext:value-type="float">
            <text:p>30</text:p>
          </table:table-cell>
          <table:table-cell table:style-name="ce173" office:value-type="date" office:date-value="2019-10-29" calcext:value-type="date">
            <text:p>29/10/19</text:p>
          </table:table-cell>
          <table:table-cell table:style-name="ce179" office:value-type="date" office:date-value="2022-04-29" calcext:value-type="date">
            <text:p>29/04/22</text:p>
          </table:table-cell>
          <table:table-cell table:style-name="ce209" table:formula="of:=IF([.N486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75-0-75 IN LB 1/4 SQ DR TEP6A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1302</text:p>
          </table:table-cell>
          <table:table-cell table:style-name="ce96" office:value-type="string" calcext:value-type="string">
            <text:p>CMASM-IDM-T48-352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36" calcext:value-type="float">
            <text:p>36</text:p>
          </table:table-cell>
          <table:table-cell table:style-name="ce173" office:value-type="date" office:date-value="2019-10-29" calcext:value-type="date">
            <text:p>29/10/19</text:p>
          </table:table-cell>
          <table:table-cell table:style-name="ce179" office:value-type="date" office:date-value="2022-10-29" calcext:value-type="date">
            <text:p>29/10/22</text:p>
          </table:table-cell>
          <table:table-cell table:style-name="ce209" table:formula="of:=IF([.N487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0 IN LB (2T-1) 6700458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VB 2T-1</text:p>
          </table:table-cell>
          <table:table-cell table:style-name="ce96" office:value-type="string" calcext:value-type="string">
            <text:p>CMASM-IDM-T48-073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8" calcext:value-type="float">
            <text:p>18</text:p>
          </table:table-cell>
          <table:table-cell table:style-name="ce173" office:value-type="date" office:date-value="2021-08-30" calcext:value-type="date">
            <text:p>30/08/21</text:p>
          </table:table-cell>
          <table:table-cell table:style-name="ce186" office:value-type="string" calcext:value-type="string">
            <text:p>30/02/2023</text:p>
          </table:table-cell>
          <table:table-cell table:style-name="ce209" table:formula="of:=IF([.N488]&lt;TODAY(); &quot;DESCALIBRADO&quot;;&quot;CALIBRADO&quot;)" office:value-type="string" office:string-value="CALIBRADO" calcext:value-type="string">
            <text:p>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00 IN LB 3/8 SQ DR B71099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04111369</text:p>
          </table:table-cell>
          <table:table-cell table:style-name="ce96" office:value-type="string" calcext:value-type="string">
            <text:p>CMASM-IDM-T48-200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8" calcext:value-type="float">
            <text:p>18</text:p>
          </table:table-cell>
          <table:table-cell table:style-name="ce173" office:value-type="date" office:date-value="2019-07-18" calcext:value-type="date">
            <text:p>18/07/19</text:p>
          </table:table-cell>
          <table:table-cell table:style-name="ce179" office:value-type="date" office:date-value="2021-01-18" calcext:value-type="date">
            <text:p>18/01/21</text:p>
          </table:table-cell>
          <table:table-cell table:style-name="ce209" table:formula="of:=IF([.N489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00 IN LB 3/8 SQ DR B71099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04111372</text:p>
          </table:table-cell>
          <table:table-cell table:style-name="ce96" office:value-type="string" calcext:value-type="string">
            <text:p>CMASM-IDM-T48-210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8" calcext:value-type="float">
            <text:p>18</text:p>
          </table:table-cell>
          <table:table-cell table:style-name="ce173" office:value-type="date" office:date-value="2019-07-18" calcext:value-type="date">
            <text:p>18/07/19</text:p>
          </table:table-cell>
          <table:table-cell table:style-name="ce179" office:value-type="date" office:date-value="2021-01-18" calcext:value-type="date">
            <text:p>18/01/21</text:p>
          </table:table-cell>
          <table:table-cell table:style-name="ce209" table:formula="of:=IF([.N490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00 IN LB 3/8 SQ DR B71099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04111384</text:p>
          </table:table-cell>
          <table:table-cell table:style-name="ce96" office:value-type="string" calcext:value-type="string">
            <text:p>CMASM-IDM-T48-206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8" calcext:value-type="float">
            <text:p>18</text:p>
          </table:table-cell>
          <table:table-cell table:style-name="ce173" office:value-type="date" office:date-value="2021-09-23" calcext:value-type="date">
            <text:p>23/09/21</text:p>
          </table:table-cell>
          <table:table-cell table:style-name="ce179" office:value-type="date" office:date-value="2023-03-23" calcext:value-type="date">
            <text:p>23/03/23</text:p>
          </table:table-cell>
          <table:table-cell table:style-name="ce209" table:formula="of:=IF([.N491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40 IN LB 74360</text:p>
          </table:table-cell>
          <table:table-cell table:style-name="ce24"/>
          <table:table-cell table:style-name="ce3" table:number-columns-repeated="3"/>
          <table:table-cell table:style-name="ce89" office:value-type="string" calcext:value-type="string">
            <text:p>02109461</text:p>
          </table:table-cell>
          <table:table-cell table:style-name="ce3"/>
          <table:table-cell table:style-name="ce6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172" office:value-type="date" office:date-value="2022-11-10" calcext:value-type="date">
            <text:p>10/11/2022</text:p>
          </table:table-cell>
          <table:table-cell table:style-name="ce186" office:value-type="date" office:date-value="2024-11-10" calcext:value-type="date">
            <text:p>10/11/2024</text:p>
          </table:table-cell>
          <table:table-cell table:style-name="ce209" table:formula="of:=IF([.N492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40 IN LB 74360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6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1024</text:p>
          </table:table-cell>
          <table:table-cell table:style-name="ce96" office:value-type="string" calcext:value-type="string">
            <text:p>CMASM-IDM-T48-099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21-09-28" calcext:value-type="date">
            <text:p>28/09/21</text:p>
          </table:table-cell>
          <table:table-cell table:style-name="ce179" office:value-type="date" office:date-value="2023-09-28" calcext:value-type="date">
            <text:p>28/09/23</text:p>
          </table:table-cell>
          <table:table-cell table:style-name="ce209" table:formula="of:=IF([.N493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40 IN LB 74558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6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1509</text:p>
          </table:table-cell>
          <table:table-cell table:style-name="ce96" office:value-type="string" calcext:value-type="string">
            <text:p>CMASM-IDM-T48-065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21-08-23" calcext:value-type="date">
            <text:p>23/08/21</text:p>
          </table:table-cell>
          <table:table-cell table:style-name="ce179" office:value-type="date" office:date-value="2023-08-23" calcext:value-type="date">
            <text:p>23/08/23</text:p>
          </table:table-cell>
          <table:table-cell table:style-name="ce209" table:formula="of:=IF([.N494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40 IN LB 74558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6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1510</text:p>
          </table:table-cell>
          <table:table-cell table:style-name="ce96" office:value-type="string" calcext:value-type="string">
            <text:p>CMASM-IDM-T48-144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21-09-28" calcext:value-type="date">
            <text:p>28/09/21</text:p>
          </table:table-cell>
          <table:table-cell table:style-name="ce179" office:value-type="date" office:date-value="2023-09-28" calcext:value-type="date">
            <text:p>28/09/23</text:p>
          </table:table-cell>
          <table:table-cell table:style-name="ce209" table:formula="of:=IF([.N495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50 IN LB 49266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0728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2" calcext:value-type="float">
            <text:p>22</text:p>
          </table:table-cell>
          <table:table-cell table:style-name="ce172" office:value-type="date" office:date-value="2022-11-22" calcext:value-type="date">
            <text:p>22/11/2022</text:p>
          </table:table-cell>
          <table:table-cell table:style-name="ce186" office:value-type="date" office:date-value="2024-09-22" calcext:value-type="date">
            <text:p>22/09/2024</text:p>
          </table:table-cell>
          <table:table-cell table:style-name="ce209" table:formula="of:=IF([.N496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50 IN LB 49266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2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430</text:p>
          </table:table-cell>
          <table:table-cell table:style-name="ce96" office:value-type="string" calcext:value-type="string">
            <text:p>CMASM-IDM-T48-100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2" calcext:value-type="float">
            <text:p>22</text:p>
          </table:table-cell>
          <table:table-cell table:style-name="ce173" office:value-type="date" office:date-value="2019-12-03" calcext:value-type="date">
            <text:p>03/12/19</text:p>
          </table:table-cell>
          <table:table-cell table:style-name="ce179" office:value-type="date" office:date-value="2021-10-03" calcext:value-type="date">
            <text:p>03/10/21</text:p>
          </table:table-cell>
          <table:table-cell table:style-name="ce209" table:formula="of:=IF([.N497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7 IN LB BA-70611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2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48-A1-01</text:p>
          </table:table-cell>
          <table:table-cell table:style-name="ce96" office:value-type="string" calcext:value-type="string">
            <text:p>CMASM-IDM-T48-166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0" calcext:value-type="float">
            <text:p>10</text:p>
          </table:table-cell>
          <table:table-cell table:style-name="ce173" office:value-type="date" office:date-value="2021-09-28" calcext:value-type="date">
            <text:p>28/09/21</text:p>
          </table:table-cell>
          <table:table-cell table:style-name="ce205" office:value-type="date" office:date-value="2022-07-28" calcext:value-type="date">
            <text:p>28/07/22</text:p>
          </table:table-cell>
          <table:table-cell table:style-name="ce209" table:formula="of:=IF([.N498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8 IN LB 1/4 SQ DR 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5168333-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9" office:value-type="date" office:date-value="2019-11-07" calcext:value-type="date">
            <text:p>07/11/19</text:p>
          </table:table-cell>
          <table:table-cell table:style-name="ce186" office:value-type="date" office:date-value="2021-11-07" calcext:value-type="date">
            <text:p>07/11/2021</text:p>
          </table:table-cell>
          <table:table-cell table:style-name="ce209" table:formula="of:=IF([.N499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8 IN LB 1/4 SQ DR 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53711-5168333-1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2" office:value-type="date" office:date-value="2017-02-21" calcext:value-type="date">
            <text:p>21/02/2017</text:p>
          </table:table-cell>
          <table:table-cell table:style-name="ce186" office:value-type="date" office:date-value="2019-02-21" calcext:value-type="date">
            <text:p>21/02/2019</text:p>
          </table:table-cell>
          <table:table-cell table:style-name="ce209" table:formula="of:=IF([.N500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8 IN LB 1/4 SQ DR 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53711-5168333-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2" office:value-type="date" office:date-value="2017-02-21" calcext:value-type="date">
            <text:p>21/02/2017</text:p>
          </table:table-cell>
          <table:table-cell table:style-name="ce186" office:value-type="date" office:date-value="2019-02-21" calcext:value-type="date">
            <text:p>21/02/2019</text:p>
          </table:table-cell>
          <table:table-cell table:style-name="ce209" table:formula="of:=IF([.N501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8 IN LB 1/4 SQ DR 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53711-5168333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2" office:value-type="date" office:date-value="2017-02-21" calcext:value-type="date">
            <text:p>21/02/2017</text:p>
          </table:table-cell>
          <table:table-cell table:style-name="ce186" office:value-type="date" office:date-value="2019-02-21" calcext:value-type="date">
            <text:p>21/02/2019</text:p>
          </table:table-cell>
          <table:table-cell table:style-name="ce209" table:formula="of:=IF([.N502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8 IN LB 1/4 SQ DR 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53711-5168333K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2" office:value-type="date" office:date-value="2017-02-21" calcext:value-type="date">
            <text:p>21/02/2017</text:p>
          </table:table-cell>
          <table:table-cell table:style-name="ce186" office:value-type="date" office:date-value="2019-02-21" calcext:value-type="date">
            <text:p>21/02/2019</text:p>
          </table:table-cell>
          <table:table-cell table:style-name="ce209" table:formula="of:=IF([.N503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8 IN LB 1/4 SQ DR 5168333-4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BT-1B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9" office:value-type="date" office:date-value="2022-11-16" calcext:value-type="date">
            <text:p>16/11/22</text:p>
          </table:table-cell>
          <table:table-cell table:style-name="ce186" office:value-type="date" office:date-value="2024-11-16" calcext:value-type="date">
            <text:p>16/11/2024</text:p>
          </table:table-cell>
          <table:table-cell table:style-name="ce209" table:formula="of:=IF([.N504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8 IN LB 1/4 SQ DR 5168333-4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BT-1B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9" office:value-type="date" office:date-value="2022-11-18" calcext:value-type="date">
            <text:p>18/11/22</text:p>
          </table:table-cell>
          <table:table-cell table:style-name="ce186" office:value-type="date" office:date-value="2024-11-18" calcext:value-type="date">
            <text:p>18/11/2024</text:p>
          </table:table-cell>
          <table:table-cell table:style-name="ce209" table:formula="of:=IF([.N505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8 IN LB 1/4 SQ DR 5168333-4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BT-1B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9" office:value-type="date" office:date-value="2022-11-18" calcext:value-type="date">
            <text:p>18/11/22</text:p>
          </table:table-cell>
          <table:table-cell table:style-name="ce186" office:value-type="date" office:date-value="2024-11-18" calcext:value-type="date">
            <text:p>18/11/2024</text:p>
          </table:table-cell>
          <table:table-cell table:style-name="ce209" table:formula="of:=IF([.N506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8 IN LB 1/4 SQ DR 5168333-4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BT-1B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9" office:value-type="date" office:date-value="2022-11-18" calcext:value-type="date">
            <text:p>18/11/22</text:p>
          </table:table-cell>
          <table:table-cell table:style-name="ce186" office:value-type="date" office:date-value="2024-11-18" calcext:value-type="date">
            <text:p>18/11/2024</text:p>
          </table:table-cell>
          <table:table-cell table:style-name="ce209" table:formula="of:=IF([.N507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8 IN LB 1/4 SQ DR 5168333-4</text:p>
          </table:table-cell>
          <table:table-cell table:style-name="ce24"/>
          <table:table-cell table:style-name="ce6" table:number-columns-repeated="3"/>
          <table:table-cell table:style-name="ce89"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9" office:value-type="date" office:date-value="2022-11-18" calcext:value-type="date">
            <text:p>18/11/22</text:p>
          </table:table-cell>
          <table:table-cell table:style-name="ce186" office:value-type="date" office:date-value="2024-11-18" calcext:value-type="date">
            <text:p>18/11/2024</text:p>
          </table:table-cell>
          <table:table-cell table:style-name="ce209" table:formula="of:=IF([.N508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8 IN LB 1/4 SQ DR 5168333-4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2,5</text:p>
          </table:table-cell>
          <table:table-cell table:style-name="ce33" office:value-type="string" calcext:value-type="string">
            <text:p>Nm</text:p>
          </table:table-cell>
          <table:table-cell table:style-name="ce89" office:value-type="string" calcext:value-type="string">
            <text:p>186</text:p>
          </table:table-cell>
          <table:table-cell table:style-name="ce96" office:value-type="string" calcext:value-type="string">
            <text:p>CMASM-IDM-T48-115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2" office:value-type="date" office:date-value="2021-09-23" calcext:value-type="date">
            <text:p>23/09/2021</text:p>
          </table:table-cell>
          <table:table-cell table:style-name="ce186" office:value-type="date" office:date-value="2023-09-23" calcext:value-type="date">
            <text:p>23/09/2023</text:p>
          </table:table-cell>
          <table:table-cell table:style-name="ce209" table:formula="of:=IF([.N509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8 IN LB 1/4 SQ DR 5168333-4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2,5</text:p>
          </table:table-cell>
          <table:table-cell table:style-name="ce33" office:value-type="string" calcext:value-type="string">
            <text:p>Nm</text:p>
          </table:table-cell>
          <table:table-cell table:style-name="ce89" office:value-type="string" calcext:value-type="string">
            <text:p>BT-1B</text:p>
          </table:table-cell>
          <table:table-cell table:style-name="ce96" office:value-type="string" calcext:value-type="string">
            <text:p>CMASM-IDM-T48-080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2" calcext:value-type="float">
            <text:p>12</text:p>
          </table:table-cell>
          <table:table-cell table:style-name="ce179" office:value-type="date" office:date-value="2021-08-30" calcext:value-type="date">
            <text:p>30/08/21</text:p>
          </table:table-cell>
          <table:table-cell table:style-name="ce186" office:value-type="date" office:date-value="2022-08-30" calcext:value-type="date">
            <text:p>30/08/2022</text:p>
          </table:table-cell>
          <table:table-cell table:style-name="ce209" table:formula="of:=IF([.N510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18 IN LB 1/4 SQ DR 5168333-4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2,5</text:p>
          </table:table-cell>
          <table:table-cell table:style-name="ce33" office:value-type="string" calcext:value-type="string">
            <text:p>Nm</text:p>
          </table:table-cell>
          <table:table-cell table:style-name="ce89" office:value-type="string" calcext:value-type="string">
            <text:p>BT-1B</text:p>
          </table:table-cell>
          <table:table-cell table:style-name="ce96" office:value-type="string" calcext:value-type="string">
            <text:p>CMASM-IDM-T48-282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9" office:value-type="date" office:date-value="2019-11-07" calcext:value-type="date">
            <text:p>07/11/19</text:p>
          </table:table-cell>
          <table:table-cell table:style-name="ce186" office:value-type="date" office:date-value="2021-11-07" calcext:value-type="date">
            <text:p>07/11/2021</text:p>
          </table:table-cell>
          <table:table-cell table:style-name="ce209" table:formula="of:=IF([.N511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200 IN LB 3/8 SQ DR BA49312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04111022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9" office:value-type="date" office:date-value="2022-11-17" calcext:value-type="date">
            <text:p>17/11/22</text:p>
          </table:table-cell>
          <table:table-cell table:style-name="ce186" office:value-type="date" office:date-value="2024-11-17" calcext:value-type="date">
            <text:p>17/11/2024</text:p>
          </table:table-cell>
          <table:table-cell table:style-name="ce209" table:formula="of:=IF([.N512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200 IN LB 3/8 SQ DR BA49312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20</text:p>
          </table:table-cell>
          <table:table-cell table:style-name="ce33" office:value-type="string" calcext:value-type="string">
            <text:p>Nm</text:p>
          </table:table-cell>
          <table:table-cell table:style-name="ce89" office:value-type="string" calcext:value-type="string">
            <text:p>02109457</text:p>
          </table:table-cell>
          <table:table-cell table:style-name="ce96" office:value-type="string" calcext:value-type="string">
            <text:p>CMASM-IDM-T48-207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2" office:value-type="date" office:date-value="2019-11-11" calcext:value-type="date">
            <text:p>11/11/2019</text:p>
          </table:table-cell>
          <table:table-cell table:style-name="ce186" office:value-type="date" office:date-value="2021-11-11" calcext:value-type="date">
            <text:p>11/11/2021</text:p>
          </table:table-cell>
          <table:table-cell table:style-name="ce209" table:formula="of:=IF([.N513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200 IN LB 3/8 SQ DR BA49312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20</text:p>
          </table:table-cell>
          <table:table-cell table:style-name="ce33" office:value-type="string" calcext:value-type="string">
            <text:p>Nm</text:p>
          </table:table-cell>
          <table:table-cell table:style-name="ce89" office:value-type="string" calcext:value-type="string">
            <text:p>02109509</text:p>
          </table:table-cell>
          <table:table-cell table:style-name="ce96" office:value-type="string" calcext:value-type="string">
            <text:p>CMASM-IDM-T48-223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9" office:value-type="date" office:date-value="2021-09-23" calcext:value-type="date">
            <text:p>23/09/21</text:p>
          </table:table-cell>
          <table:table-cell table:style-name="ce186" office:value-type="date" office:date-value="2023-09-23" calcext:value-type="date">
            <text:p>23/09/2023</text:p>
          </table:table-cell>
          <table:table-cell table:style-name="ce209" table:formula="of:=IF([.N514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250 IN LB 74556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20</text:p>
          </table:table-cell>
          <table:table-cell table:style-name="ce33" office:value-type="string" calcext:value-type="string">
            <text:p>Nm</text:p>
          </table:table-cell>
          <table:table-cell table:style-name="ce89" office:value-type="string" calcext:value-type="string">
            <text:p>RJE-11</text:p>
          </table:table-cell>
          <table:table-cell table:style-name="ce96" office:value-type="string" calcext:value-type="string">
            <text:p>CMASM-IDM-T48-209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9" office:value-type="date" office:date-value="2021-09-28" calcext:value-type="date">
            <text:p>28/09/21</text:p>
          </table:table-cell>
          <table:table-cell table:style-name="ce186" office:value-type="date" office:date-value="2023-09-28" calcext:value-type="date">
            <text:p>28/09/2023</text:p>
          </table:table-cell>
          <table:table-cell table:style-name="ce209" table:formula="of:=IF([.N515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250 IN LB CA74556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30</text:p>
          </table:table-cell>
          <table:table-cell table:style-name="ce33" office:value-type="string" calcext:value-type="string">
            <text:p>Nm</text:p>
          </table:table-cell>
          <table:table-cell table:style-name="ce89" office:value-type="string" calcext:value-type="string">
            <text:p>04111019</text:p>
          </table:table-cell>
          <table:table-cell table:style-name="ce96" office:value-type="string" calcext:value-type="string">
            <text:p>CMASM-IDM-T48-050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2" office:value-type="date" office:date-value="2019-11-11" calcext:value-type="date">
            <text:p>11/11/2019</text:p>
          </table:table-cell>
          <table:table-cell table:style-name="ce186" office:value-type="date" office:date-value="2021-11-11" calcext:value-type="date">
            <text:p>11/11/2021</text:p>
          </table:table-cell>
          <table:table-cell table:style-name="ce209" table:formula="of:=IF([.N516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26 IN LB 9/64 HEX 3245489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3</text:p>
          </table:table-cell>
          <table:table-cell table:style-name="ce33" office:value-type="string" calcext:value-type="string">
            <text:p>Nm</text:p>
          </table:table-cell>
          <table:table-cell table:style-name="ce54"/>
          <table:table-cell table:style-name="ce96" office:value-type="string" calcext:value-type="string">
            <text:p>CMASM-IDM-T48-226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0" calcext:value-type="float">
            <text:p>10</text:p>
          </table:table-cell>
          <table:table-cell table:style-name="ce179" office:value-type="date" office:date-value="2021-09-28" calcext:value-type="date">
            <text:p>28/09/21</text:p>
          </table:table-cell>
          <table:table-cell table:style-name="ce186" office:value-type="date" office:date-value="2022-07-28" calcext:value-type="date">
            <text:p>28/07/2022</text:p>
          </table:table-cell>
          <table:table-cell table:style-name="ce209" table:formula="of:=IF([.N517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26 IN LB 9/64 HEX 3245489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3</text:p>
          </table:table-cell>
          <table:table-cell table:style-name="ce33" office:value-type="string" calcext:value-type="string">
            <text:p>Nm</text:p>
          </table:table-cell>
          <table:table-cell table:style-name="ce54"/>
          <table:table-cell table:style-name="ce96" office:value-type="string" calcext:value-type="string">
            <text:p>CMASM-IDM-T48-225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0" calcext:value-type="float">
            <text:p>10</text:p>
          </table:table-cell>
          <table:table-cell table:style-name="ce179" office:value-type="date" office:date-value="2021-08-30" calcext:value-type="date">
            <text:p>30/08/21</text:p>
          </table:table-cell>
          <table:table-cell table:style-name="ce186" office:value-type="date" office:date-value="2022-06-30" calcext:value-type="date">
            <text:p>30/06/2022</text:p>
          </table:table-cell>
          <table:table-cell table:style-name="ce209" table:formula="of:=IF([.N518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3-9 <text:s/>FT LB 3/8 SQ DR VB-10T-1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010900406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8" calcext:value-type="float">
            <text:p>18</text:p>
          </table:table-cell>
          <table:table-cell table:style-name="ce179" office:value-type="date" office:date-value="2022-11-07" calcext:value-type="date">
            <text:p>07/11/22</text:p>
          </table:table-cell>
          <table:table-cell table:style-name="ce186" office:value-type="date" office:date-value="2024-05-07" calcext:value-type="date">
            <text:p>07/05/2024</text:p>
          </table:table-cell>
          <table:table-cell table:style-name="ce209" table:formula="of:=IF([.N519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30 IN LB 1/4 SQ DR 5168333-2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3</text:p>
          </table:table-cell>
          <table:table-cell table:style-name="ce33" office:value-type="string" calcext:value-type="string">
            <text:p>Nm</text:p>
          </table:table-cell>
          <table:table-cell table:style-name="ce89" office:value-type="string" calcext:value-type="string">
            <text:p>BT-1</text:p>
          </table:table-cell>
          <table:table-cell table:style-name="ce96" office:value-type="string" calcext:value-type="string">
            <text:p>CMASM-IDM-T48-129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9" office:value-type="date" office:date-value="2021-09-23" calcext:value-type="date">
            <text:p>23/09/21</text:p>
          </table:table-cell>
          <table:table-cell table:style-name="ce186" office:value-type="date" office:date-value="2023-09-23" calcext:value-type="date">
            <text:p>23/09/2023</text:p>
          </table:table-cell>
          <table:table-cell table:style-name="ce209" table:formula="of:=IF([.N520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30 IN LB 1/4 SQ DR 5168333-2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4</text:p>
          </table:table-cell>
          <table:table-cell table:style-name="ce33" office:value-type="string" calcext:value-type="string">
            <text:p>Nm</text:p>
          </table:table-cell>
          <table:table-cell table:style-name="ce89" office:value-type="string" calcext:value-type="string">
            <text:p>BT-1 </text:p>
          </table:table-cell>
          <table:table-cell table:style-name="ce96" office:value-type="string" calcext:value-type="string">
            <text:p>CMASM-IDM-T48-077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9" office:value-type="date" office:date-value="2020-07-21" calcext:value-type="date">
            <text:p>21/07/20</text:p>
          </table:table-cell>
          <table:table-cell table:style-name="ce186" office:value-type="date" office:date-value="2022-07-21" calcext:value-type="date">
            <text:p>21/07/2022</text:p>
          </table:table-cell>
          <table:table-cell table:style-name="ce209" table:formula="of:=IF([.N521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30 IN LB 1/4 SQ DR 5168333-2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3</text:p>
          </table:table-cell>
          <table:table-cell table:style-name="ce33" office:value-type="string" calcext:value-type="string">
            <text:p>Nm</text:p>
          </table:table-cell>
          <table:table-cell table:style-name="ce89"/>
          <table:table-cell table:style-name="ce96" office:value-type="string" calcext:value-type="string">
            <text:p>CMASM-IDM-T48-052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2" office:value-type="date" office:date-value="2018-11-12" calcext:value-type="date">
            <text:p>12/11/2018</text:p>
          </table:table-cell>
          <table:table-cell table:style-name="ce186" office:value-type="date" office:date-value="2020-11-12" calcext:value-type="date">
            <text:p>12/11/2020</text:p>
          </table:table-cell>
          <table:table-cell table:style-name="ce209" table:formula="of:=IF([.N522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50 IN LB 1/4 SQ DR 49305 / 305-13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6</text:p>
          </table:table-cell>
          <table:table-cell table:style-name="ce33" office:value-type="string" calcext:value-type="string">
            <text:p>Nm</text:p>
          </table:table-cell>
          <table:table-cell table:style-name="ce89" office:value-type="string" calcext:value-type="string">
            <text:p>10T</text:p>
          </table:table-cell>
          <table:table-cell table:style-name="ce96" office:value-type="string" calcext:value-type="string">
            <text:p>CMASM-IDM-T48-169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8" calcext:value-type="float">
            <text:p>18</text:p>
          </table:table-cell>
          <table:table-cell table:style-name="ce172" office:value-type="date" office:date-value="2021-09-23" calcext:value-type="date">
            <text:p>23/09/2021</text:p>
          </table:table-cell>
          <table:table-cell table:style-name="ce186" office:value-type="date" office:date-value="2023-03-23" calcext:value-type="date">
            <text:p>23/03/2023</text:p>
          </table:table-cell>
          <table:table-cell table:style-name="ce209" table:formula="of:=IF([.N523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50 IN LB 3/8 SQ DR 49305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6</text:p>
          </table:table-cell>
          <table:table-cell table:style-name="ce33" office:value-type="string" calcext:value-type="string">
            <text:p>Nm</text:p>
          </table:table-cell>
          <table:table-cell table:style-name="ce89"/>
          <table:table-cell table:style-name="ce96" office:value-type="string" calcext:value-type="string">
            <text:p>CMASM-IDM-T48-096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8" calcext:value-type="float">
            <text:p>18</text:p>
          </table:table-cell>
          <table:table-cell table:style-name="ce179" office:value-type="date" office:date-value="2021-08-30" calcext:value-type="date">
            <text:p>30/08/21</text:p>
          </table:table-cell>
          <table:table-cell table:style-name="ce186" office:value-type="string" calcext:value-type="string">
            <text:p>30/02/2023</text:p>
          </table:table-cell>
          <table:table-cell table:style-name="ce209" table:formula="of:=IF([.N524]&lt;TODAY(); &quot;DESCALIBRADO&quot;;&quot;CALIBRADO&quot;)" office:value-type="string" office:string-value="CALIBRADO" calcext:value-type="string">
            <text:p>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50 IN LB 3/8 SQ DR 49305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6</text:p>
          </table:table-cell>
          <table:table-cell table:style-name="ce33" office:value-type="string" calcext:value-type="string">
            <text:p>Nm</text:p>
          </table:table-cell>
          <table:table-cell table:style-name="ce89" office:value-type="string" calcext:value-type="string">
            <text:p>713</text:p>
          </table:table-cell>
          <table:table-cell table:style-name="ce96" office:value-type="string" calcext:value-type="string">
            <text:p>CMASM-IDM-T48-112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8" calcext:value-type="float">
            <text:p>18</text:p>
          </table:table-cell>
          <table:table-cell table:style-name="ce179" office:value-type="date" office:date-value="2020-07-21" calcext:value-type="date">
            <text:p>21/07/20</text:p>
          </table:table-cell>
          <table:table-cell table:style-name="ce186" office:value-type="date" office:date-value="2022-01-21" calcext:value-type="date">
            <text:p>21/01/2022</text:p>
          </table:table-cell>
          <table:table-cell table:style-name="ce209" table:formula="of:=IF([.N525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50 IN LB 73659</text:p>
          </table:table-cell>
          <table:table-cell table:style-name="ce24"/>
          <table:table-cell table:style-name="ce6" table:number-columns-repeated="3"/>
          <table:table-cell table:style-name="ce6" office:value-type="string" calcext:value-type="string">
            <text:p>04111388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2" office:value-type="date" office:date-value="2022-11-07" calcext:value-type="date">
            <text:p>07/11/2022</text:p>
          </table:table-cell>
          <table:table-cell table:style-name="ce186" office:value-type="date" office:date-value="2024-11-07" calcext:value-type="date">
            <text:p>07/11/2024</text:p>
          </table:table-cell>
          <table:table-cell table:style-name="ce209" table:formula="of:=IF([.N526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50 IN LB 73659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6</text:p>
          </table:table-cell>
          <table:table-cell table:style-name="ce33" office:value-type="string" calcext:value-type="string">
            <text:p>Nm</text:p>
          </table:table-cell>
          <table:table-cell table:style-name="ce89" office:value-type="string" calcext:value-type="string">
            <text:p>04111375</text:p>
          </table:table-cell>
          <table:table-cell table:style-name="ce96" office:value-type="string" calcext:value-type="string">
            <text:p>CMASM-IDM-T48-172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2" office:value-type="date" office:date-value="2019-11-11" calcext:value-type="date">
            <text:p>11/11/2019</text:p>
          </table:table-cell>
          <table:table-cell table:style-name="ce186" office:value-type="date" office:date-value="2021-11-11" calcext:value-type="date">
            <text:p>11/11/2021</text:p>
          </table:table-cell>
          <table:table-cell table:style-name="ce209" table:formula="of:=IF([.N527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50 IN LB 73659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6</text:p>
          </table:table-cell>
          <table:table-cell table:style-name="ce33" office:value-type="string" calcext:value-type="string">
            <text:p>Nm</text:p>
          </table:table-cell>
          <table:table-cell table:style-name="ce89" office:value-type="string" calcext:value-type="string">
            <text:p>9IE0043B</text:p>
          </table:table-cell>
          <table:table-cell table:style-name="ce96" office:value-type="string" calcext:value-type="string">
            <text:p>CMASM-IDM-T48-146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8" calcext:value-type="float">
            <text:p>18</text:p>
          </table:table-cell>
          <table:table-cell table:style-name="ce179" office:value-type="date" office:date-value="2020-07-21" calcext:value-type="date">
            <text:p>21/07/20</text:p>
          </table:table-cell>
          <table:table-cell table:style-name="ce186" office:value-type="date" office:date-value="2022-01-22" calcext:value-type="date">
            <text:p>22/01/2022</text:p>
          </table:table-cell>
          <table:table-cell table:style-name="ce209" table:formula="of:=IF([.N528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7-25 <text:s/>FT LB 3/16 SQ DR 01-407-9425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3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6934601</text:p>
          </table:table-cell>
          <table:table-cell table:style-name="ce96" office:value-type="string" calcext:value-type="string">
            <text:p>CMASM-IDM-T48-221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21-09-28" calcext:value-type="date">
            <text:p>28/09/21</text:p>
          </table:table-cell>
          <table:table-cell table:style-name="ce179" office:value-type="date" office:date-value="2023-09-28" calcext:value-type="date">
            <text:p>28/09/23</text:p>
          </table:table-cell>
          <table:table-cell table:style-name="ce209" table:formula="of:=IF([.N529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7-25 FT LB 3/16 HEX 6934601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35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0608506720</text:p>
          </table:table-cell>
          <table:table-cell table:style-name="ce96" office:value-type="string" calcext:value-type="string">
            <text:p>CMASM-IDM-T48-057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21-09-28" calcext:value-type="date">
            <text:p>28/09/21</text:p>
          </table:table-cell>
          <table:table-cell table:style-name="ce179" office:value-type="date" office:date-value="2023-09-28" calcext:value-type="date">
            <text:p>28/09/23</text:p>
          </table:table-cell>
          <table:table-cell table:style-name="ce209" table:formula="of:=IF([.N530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75 IN LB 1/4 HEX C-48902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/>
          <table:table-cell table:style-name="ce96" office:value-type="string" calcext:value-type="string">
            <text:p>CMASM-IDM-T48-048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21-09-24" calcext:value-type="date">
            <text:p>24/09/21</text:p>
          </table:table-cell>
          <table:table-cell table:style-name="ce179" office:value-type="date" office:date-value="2023-09-24" calcext:value-type="date">
            <text:p>24/09/23</text:p>
          </table:table-cell>
          <table:table-cell table:style-name="ce209" table:formula="of:=IF([.N531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75 IN LB 1/4 HEXBIT 48902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702A</text:p>
          </table:table-cell>
          <table:table-cell table:style-name="ce96" office:value-type="string" calcext:value-type="string">
            <text:p>CMASM-IDM-T48-061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19-12-03" calcext:value-type="date">
            <text:p>03/12/19</text:p>
          </table:table-cell>
          <table:table-cell table:style-name="ce179" office:value-type="date" office:date-value="2021-12-03" calcext:value-type="date">
            <text:p>03/12/21</text:p>
          </table:table-cell>
          <table:table-cell table:style-name="ce209" table:formula="of:=IF([.N532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75 IN LB 1/4 HEXBIT 48902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J-4</text:p>
          </table:table-cell>
          <table:table-cell table:style-name="ce96" office:value-type="string" calcext:value-type="string">
            <text:p>CMASM-IDM-T48-176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19-12-03" calcext:value-type="date">
            <text:p>03/12/19</text:p>
          </table:table-cell>
          <table:table-cell table:style-name="ce179" office:value-type="date" office:date-value="2021-12-03" calcext:value-type="date">
            <text:p>03/12/21</text:p>
          </table:table-cell>
          <table:table-cell table:style-name="ce209" table:formula="of:=IF([.N533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75 IN LB 1/4 HEXBIT C48902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7549</text:p>
          </table:table-cell>
          <table:table-cell table:style-name="ce96" office:value-type="string" calcext:value-type="string">
            <text:p>CMASM-IDM-T48-215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3" office:value-type="date" office:date-value="2021-09-24" calcext:value-type="date">
            <text:p>24/09/21</text:p>
          </table:table-cell>
          <table:table-cell table:style-name="ce179" office:value-type="date" office:date-value="2023-09-24" calcext:value-type="date">
            <text:p>24/09/23</text:p>
          </table:table-cell>
          <table:table-cell table:style-name="ce209" table:formula="of:=IF([.N534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Nao Calibrado pois NEC adapatador</text:p>
          </table:table-cell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75 IN LB 1/4 HEXBIT CA48902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/>
          <table:table-cell table:style-name="ce96" office:value-type="string" calcext:value-type="string">
            <text:p>CMASM-IDM-T48-130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9" office:value-type="date" office:date-value="2020-07-21" calcext:value-type="date">
            <text:p>21/07/20</text:p>
          </table:table-cell>
          <table:table-cell table:style-name="ce186" office:value-type="date" office:date-value="2022-07-21" calcext:value-type="date">
            <text:p>21/07/2022</text:p>
          </table:table-cell>
          <table:table-cell table:style-name="ce209" table:formula="of:=IF([.N535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75 IN LB 3/8 SQ DR 74557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0411139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8" calcext:value-type="float">
            <text:p>18</text:p>
          </table:table-cell>
          <table:table-cell table:style-name="ce172" office:value-type="date" office:date-value="2022-11-17" calcext:value-type="date">
            <text:p>17/11/2022</text:p>
          </table:table-cell>
          <table:table-cell table:style-name="ce186" office:value-type="date" office:date-value="2024-05-17" calcext:value-type="date">
            <text:p>17/05/2024</text:p>
          </table:table-cell>
          <table:table-cell table:style-name="ce209" table:formula="of:=IF([.N536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75 IN LB 3/8 SQ DR 74557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758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18" calcext:value-type="float">
            <text:p>18</text:p>
          </table:table-cell>
          <table:table-cell table:style-name="ce179" office:value-type="date" office:date-value="2022-11-18" calcext:value-type="date">
            <text:p>18/11/22</text:p>
          </table:table-cell>
          <table:table-cell table:style-name="ce186" office:value-type="date" office:date-value="2024-05-18" calcext:value-type="date">
            <text:p>18/05/2024</text:p>
          </table:table-cell>
          <table:table-cell table:style-name="ce209" table:formula="of:=IF([.N537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75 IN LB 3/8 SQ DR 74557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557-2</text:p>
          </table:table-cell>
          <table:table-cell table:style-name="ce96" office:value-type="string" calcext:value-type="string">
            <text:p>CMASM-IDM-T48-069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8" calcext:value-type="float">
            <text:p>18</text:p>
          </table:table-cell>
          <table:table-cell table:style-name="ce173" office:value-type="date" office:date-value="2019-07-17" calcext:value-type="date">
            <text:p>17/07/19</text:p>
          </table:table-cell>
          <table:table-cell table:style-name="ce179" office:value-type="date" office:date-value="2021-01-17" calcext:value-type="date">
            <text:p>17/01/21</text:p>
          </table:table-cell>
          <table:table-cell table:style-name="ce209" table:formula="of:=IF([.N538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75 IN LB 3/8 SQ DR 74557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04111342</text:p>
          </table:table-cell>
          <table:table-cell table:style-name="ce96" office:value-type="string" calcext:value-type="string">
            <text:p>CMASM-IDM-T48-205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8" calcext:value-type="float">
            <text:p>18</text:p>
          </table:table-cell>
          <table:table-cell table:style-name="ce173" office:value-type="date" office:date-value="2020-07-21" calcext:value-type="date">
            <text:p>21/07/20</text:p>
          </table:table-cell>
          <table:table-cell table:style-name="ce186" office:value-type="date" office:date-value="2022-01-22" calcext:value-type="date">
            <text:p>22/01/2022</text:p>
          </table:table-cell>
          <table:table-cell table:style-name="ce209" table:formula="of:=IF([.N539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75 IN LB 3/8 SQ DR CCW 74557 (C.C.W.)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702C</text:p>
          </table:table-cell>
          <table:table-cell table:style-name="ce96" office:value-type="string" calcext:value-type="string">
            <text:p>CMASM-IDM-T48-060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8" calcext:value-type="float">
            <text:p>18</text:p>
          </table:table-cell>
          <table:table-cell table:style-name="ce173" office:value-type="date" office:date-value="2021-09-23" calcext:value-type="date">
            <text:p>23/09/21</text:p>
          </table:table-cell>
          <table:table-cell table:style-name="ce179" office:value-type="date" office:date-value="2023-03-23" calcext:value-type="date">
            <text:p>23/03/23</text:p>
          </table:table-cell>
          <table:table-cell table:style-name="ce209" table:formula="of:=IF([.N540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8 IN LB 5168333-3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ADCAP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9" office:value-type="date" office:date-value="2022-11-16" calcext:value-type="date">
            <text:p>16/11/22</text:p>
          </table:table-cell>
          <table:table-cell table:style-name="ce186" office:value-type="date" office:date-value="2024-11-16" calcext:value-type="date">
            <text:p>16/11/2024</text:p>
          </table:table-cell>
          <table:table-cell table:style-name="ce209" table:formula="of:=IF([.N541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8 IN LB 5168333-3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1</text:p>
          </table:table-cell>
          <table:table-cell table:style-name="ce33" office:value-type="string" calcext:value-type="string">
            <text:p>Nm</text:p>
          </table:table-cell>
          <table:table-cell table:style-name="ce89" office:value-type="string" calcext:value-type="string">
            <text:p>BT-1</text:p>
          </table:table-cell>
          <table:table-cell table:style-name="ce96" office:value-type="string" calcext:value-type="string">
            <text:p>CMASM-IDM-T48-035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9" office:value-type="date" office:date-value="2020-07-21" calcext:value-type="date">
            <text:p>21/07/20</text:p>
          </table:table-cell>
          <table:table-cell table:style-name="ce186" office:value-type="date" office:date-value="2022-07-21" calcext:value-type="date">
            <text:p>21/07/2022</text:p>
          </table:table-cell>
          <table:table-cell table:style-name="ce209" table:formula="of:=IF([.N542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PRESET 85 IN LB 70638</text:p>
          </table:table-cell>
          <table:table-cell table:style-name="ce24"/>
          <table:table-cell table:style-name="ce5"/>
          <table:table-cell table:style-name="ce58" office:value-type="string" calcext:value-type="string">
            <text:p>0 -10</text:p>
          </table:table-cell>
          <table:table-cell table:style-name="ce33" office:value-type="string" calcext:value-type="string">
            <text:p>Nm</text:p>
          </table:table-cell>
          <table:table-cell table:style-name="ce54" office:value-type="string" calcext:value-type="string">
            <text:p>VB100T</text:p>
          </table:table-cell>
          <table:table-cell table:style-name="ce96" office:value-type="string" calcext:value-type="string">
            <text:p>CMASM-IDM-T48-070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10" calcext:value-type="float">
            <text:p>10</text:p>
          </table:table-cell>
          <table:table-cell table:style-name="ce173" office:value-type="date" office:date-value="2021-08-30" calcext:value-type="date">
            <text:p>30/08/21</text:p>
          </table:table-cell>
          <table:table-cell table:style-name="ce179" office:value-type="date" office:date-value="2022-06-30" calcext:value-type="date">
            <text:p>30/06/22</text:p>
          </table:table-cell>
          <table:table-cell table:style-name="ce209" table:formula="of:=IF([.N543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SPECIAL 200 IN LB 3/8 SQ DR 49312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0210949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9" office:value-type="date" office:date-value="2022-11-10" calcext:value-type="date">
            <text:p>10/11/22</text:p>
          </table:table-cell>
          <table:table-cell table:style-name="ce186" office:value-type="date" office:date-value="2024-11-10" calcext:value-type="date">
            <text:p>10/11/2024</text:p>
          </table:table-cell>
          <table:table-cell table:style-name="ce209" table:formula="of:=IF([.N544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SPECIAL 200 IN LB 3/8 SQ DR 49312</text:p>
          </table:table-cell>
          <table:table-cell table:style-name="ce24"/>
          <table:table-cell table:style-name="ce6" table:number-columns-repeated="3"/>
          <table:table-cell table:style-name="ce89" office:value-type="string" calcext:value-type="string">
            <text:p>04111016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24" calcext:value-type="float">
            <text:p>24</text:p>
          </table:table-cell>
          <table:table-cell table:style-name="ce172" office:value-type="date" office:date-value="2022-11-07" calcext:value-type="date">
            <text:p>07/11/2022</text:p>
          </table:table-cell>
          <table:table-cell table:style-name="ce186" office:value-type="date" office:date-value="2024-11-07" calcext:value-type="date">
            <text:p>07/11/2024</text:p>
          </table:table-cell>
          <table:table-cell table:style-name="ce209" table:formula="of:=IF([.N545]&lt;TODAY(); &quot;DESCALIBRADO&quot;;&quot;CALIBRADO&quot;)" office:value-type="string" office:string-value="CALIBRADO" calcext:value-type="string">
            <text:p>CALIBRADO</text:p>
          </table:table-cell>
          <table:table-cell table:style-name="ce6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WRENCH, TORQUE SPECIAL 200 IN LB 3/8 SQ DR 49312</text:p>
          </table:table-cell>
          <table:table-cell table:style-name="ce24"/>
          <table:table-cell table:style-name="ce5"/>
          <table:table-cell table:style-name="ce58" office:value-type="string" calcext:value-type="string">
            <text:p>0 – 20</text:p>
          </table:table-cell>
          <table:table-cell table:style-name="ce33" office:value-type="string" calcext:value-type="string">
            <text:p>Nm</text:p>
          </table:table-cell>
          <table:table-cell table:style-name="ce89"/>
          <table:table-cell table:style-name="ce96" office:value-type="string" calcext:value-type="string">
            <text:p>CMASM-IDM-T48-145</text:p>
          </table:table-cell>
          <table:table-cell table:style-name="ce6" office:value-type="float" office:value="2" calcext:value-type="float">
            <text:p>2</text:p>
          </table:table-cell>
          <table:table-cell table:style-name="ce116" office:value-type="float" office:value="24" calcext:value-type="float">
            <text:p>24</text:p>
          </table:table-cell>
          <table:table-cell table:style-name="ce179" office:value-type="date" office:date-value="2020-07-21" calcext:value-type="date">
            <text:p>21/07/20</text:p>
          </table:table-cell>
          <table:table-cell table:style-name="ce186" office:value-type="date" office:date-value="2022-07-21" calcext:value-type="date">
            <text:p>21/07/2022</text:p>
          </table:table-cell>
          <table:table-cell table:style-name="ce209" table:formula="of:=IF([.N546]&lt;TODAY(); &quot;DESCALIBRADO&quot;;&quot;CALIBRADO&quot;)" office:value-type="string" office:string-value="DESCALIBRADO" calcext:value-type="string">
            <text:p>DESCALIBRADO</text:p>
          </table:table-cell>
          <table:table-cell table:style-name="ce5"/>
          <table:table-cell table:style-name="ce88"/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</text:p>
          </table:table-cell>
          <table:table-cell table:style-name="ce24"/>
          <table:table-cell table:style-name="ce6" table:number-columns-repeated="3"/>
          <table:table-cell table:style-name="ce6" office:value-type="string" calcext:value-type="string">
            <text:p>130815888(CADBEM)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547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6" office:value-type="string" calcext:value-type="string">
            <text:p>Penguin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0,3-1,2 NM</text:p>
          </table:table-cell>
          <table:table-cell table:style-name="ce24"/>
          <table:table-cell table:style-name="ce6" table:number-columns-repeated="3"/>
          <table:table-cell table:style-name="ce6" office:value-type="float" office:value="7440074700" calcext:value-type="float">
            <text:p>7440074700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548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6" office:value-type="string" calcext:value-type="string">
            <text:p>Penguin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1,2-3 NM</text:p>
          </table:table-cell>
          <table:table-cell table:style-name="ce24"/>
          <table:table-cell table:style-name="ce6" table:number-columns-repeated="3"/>
          <table:table-cell table:style-name="ce6" office:value-type="float" office:value="7441074701" calcext:value-type="float">
            <text:p>7441074701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549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6" office:value-type="string" calcext:value-type="string">
            <text:p>Penguin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10-60 NM</text:p>
          </table:table-cell>
          <table:table-cell table:style-name="ce24"/>
          <table:table-cell table:style-name="ce6" table:number-columns-repeated="3"/>
          <table:table-cell table:style-name="ce6" office:value-type="string" calcext:value-type="string">
            <text:p>19-0616228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550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6" office:value-type="string" calcext:value-type="string">
            <text:p>Penguin</text:p>
          </table:table-cell>
          <table:table-cell table:style-name="ce6" table:number-columns-repeated="4"/>
          <table:table-cell table:number-columns-repeated="1002"/>
        </table:table-row>
        <table:table-row table:style-name="ro3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8-60 NM 7000B</text:p>
          </table:table-cell>
          <table:table-cell table:style-name="ce24"/>
          <table:table-cell table:style-name="ce6" table:number-columns-repeated="3"/>
          <table:table-cell table:style-name="ce6" office:value-type="float" office:value="79108366887" calcext:value-type="float">
            <text:p>79108366887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551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6" office:value-type="string" calcext:value-type="string">
            <text:p>Penguin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BEK-94</text:p>
          </table:table-cell>
          <table:table-cell table:style-name="ce24"/>
          <table:table-cell table:style-name="ce6" table:number-columns-repeated="3"/>
          <table:table-cell table:style-name="ce6" office:value-type="string" calcext:value-type="string">
            <text:p>130815586(CADBEM)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552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6" office:value-type="string" calcext:value-type="string">
            <text:p>Penguin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Não identificado</text:p>
          </table:table-cell>
          <table:table-cell table:style-name="ce24"/>
          <table:table-cell table:style-name="ce6" table:number-columns-repeated="3"/>
          <table:table-cell table:style-name="ce6" office:value-type="string" calcext:value-type="string">
            <text:p>130813826(CADBEM)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553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6" office:value-type="string" calcext:value-type="string">
            <text:p>Penguin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Não identificado</text:p>
          </table:table-cell>
          <table:table-cell table:style-name="ce24"/>
          <table:table-cell table:style-name="ce6" table:number-columns-repeated="3"/>
          <table:table-cell table:style-name="ce6" office:value-type="string" calcext:value-type="string">
            <text:p>130815179(CADBEM)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554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6" office:value-type="string" calcext:value-type="string">
            <text:p>Penguin</text:p>
          </table:table-cell>
          <table:table-cell table:style-name="ce6" table:number-columns-repeated="4"/>
          <table:table-cell table:number-columns-repeated="1002"/>
        </table:table-row>
        <table:table-row table:style-name="ro2">
          <table:table-cell table:style-name="ce3" table:number-columns-repeated="2"/>
          <table:table-cell table:style-name="ce8" office:value-type="float" office:value="29" calcext:value-type="float">
            <text:p>29</text:p>
          </table:table-cell>
          <table:table-cell table:style-name="ce15" office:value-type="string" calcext:value-type="string">
            <text:p>TORQUÍMETRO <text:s/>Não identificado</text:p>
          </table:table-cell>
          <table:table-cell table:style-name="ce24"/>
          <table:table-cell table:style-name="ce6" table:number-columns-repeated="3"/>
          <table:table-cell table:style-name="ce6" office:value-type="string" calcext:value-type="string">
            <text:p>130815713(CADBEM)</text:p>
          </table:table-cell>
          <table:table-cell table:style-name="ce6"/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2"/>
          <table:table-cell table:style-name="ce209" table:formula="of:=IF([.N555]&lt;TODAY(); &quot;DESCALIBRADO&quot;;&quot;CALIBRADO&quot;)" office:value-type="string" office:string-value="DESCALIBRADO" calcext:value-type="string">
            <text:p>DESCALIBRADO</text:p>
          </table:table-cell>
          <table:table-cell table:style-name="ce6"/>
          <table:table-cell table:style-name="ce6" office:value-type="string" calcext:value-type="string">
            <text:p>Penguin</text:p>
          </table:table-cell>
          <table:table-cell table:style-name="ce6" table:number-columns-repeated="4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6" office:value-type="string" calcext:value-type="string">
            <text:p>HP 3325B SYNTHESIZER/FUNCTION GENERATOR</text:p>
          </table:table-cell>
          <table:table-cell table:style-name="ce24"/>
          <table:table-cell table:style-name="ce283"/>
          <table:table-cell table:style-name="ce16" table:number-columns-repeated="2"/>
          <table:table-cell table:style-name="ce65" office:value-type="string" calcext:value-type="string">
            <text:p>2847A03170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556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S</text:p>
          </table:table-cell>
          <table:table-cell table:style-name="ce6" table:number-columns-repeated="5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6" office:value-type="string" calcext:value-type="string">
            <text:p>HP 3325B SYNTHESIZER/FUNCTION GENERATOR</text:p>
          </table:table-cell>
          <table:table-cell table:style-name="ce24"/>
          <table:table-cell table:style-name="ce283"/>
          <table:table-cell table:style-name="ce16" table:number-columns-repeated="2"/>
          <table:table-cell table:style-name="ce65" office:value-type="string" calcext:value-type="string">
            <text:p>2847A07888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136" office:value-type="date" office:date-value="2023-09-11" calcext:value-type="date">
            <text:p>11/09/23</text:p>
          </table:table-cell>
          <table:table-cell table:style-name="ce192" office:value-type="date" office:date-value="2024-09-11" calcext:value-type="date">
            <text:p>11/09/24</text:p>
          </table:table-cell>
          <table:table-cell table:style-name="ce209" table:formula="of:=IF([.N557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6" table:number-columns-repeated="5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6" office:value-type="string" calcext:value-type="string">
            <text:p>HP 3325B SYNTHESIZER/FUNCTION GENERATOR</text:p>
          </table:table-cell>
          <table:table-cell table:style-name="ce24"/>
          <table:table-cell table:style-name="ce283"/>
          <table:table-cell table:style-name="ce16" table:number-columns-repeated="2"/>
          <table:table-cell table:style-name="ce91" office:value-type="string" calcext:value-type="string">
            <text:p>2847A10Z34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153" office:value-type="date" office:date-value="2022-07-21" calcext:value-type="date">
            <text:p>21/07/22</text:p>
          </table:table-cell>
          <table:table-cell table:style-name="ce146" office:value-type="date" office:date-value="2023-07-21" calcext:value-type="date">
            <text:p>21/07/23</text:p>
          </table:table-cell>
          <table:table-cell table:style-name="ce209" table:formula="of:=IF([.N558]&lt;TODAY(); &quot;DESCALIBRADO&quot;;&quot;CALIBRADO&quot;)" office:value-type="string" office:string-value="DESCALIBRADO" calcext:value-type="string">
            <text:p>DESCALIBRADO</text:p>
          </table:table-cell>
          <table:table-cell table:style-name="ce91" office:value-type="string" calcext:value-type="string">
            <text:p>CMS</text:p>
          </table:table-cell>
          <table:table-cell table:style-name="ce6" table:number-columns-repeated="5"/>
          <table:table-cell table:number-columns-repeated="1002"/>
        </table:table-row>
        <table:table-row table:style-name="ro7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6" office:value-type="string" calcext:value-type="string">
            <text:p>HP 3325B SYNTHESIZER/FUNCTION GENERATOR</text:p>
          </table:table-cell>
          <table:table-cell table:style-name="ce24"/>
          <table:table-cell table:style-name="ce283"/>
          <table:table-cell table:style-name="ce16" table:number-columns-repeated="2"/>
          <table:table-cell table:style-name="ce5" office:value-type="string" calcext:value-type="string">
            <text:p>2847A03289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19" office:value-type="string" calcext:value-type="string">
            <text:p>REPARO E CALIBRAÇÃO</text:p>
          </table:table-cell>
          <table:table-cell table:style-name="ce65"/>
          <table:table-cell table:style-name="ce6" table:number-columns-repeated="5"/>
          <table:table-cell table:number-columns-repeated="1002"/>
        </table:table-row>
        <table:table-row table:style-name="ro7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6" office:value-type="string" calcext:value-type="string">
            <text:p>HP 3325B SYNTHESIZER/FUNCTION GENERATOR</text:p>
          </table:table-cell>
          <table:table-cell table:style-name="ce24"/>
          <table:table-cell table:style-name="ce283"/>
          <table:table-cell table:style-name="ce16" table:number-columns-repeated="2"/>
          <table:table-cell table:style-name="ce5" office:value-type="string" calcext:value-type="string">
            <text:p>2847A03332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19" office:value-type="string" calcext:value-type="string">
            <text:p>REPARO E CALIBRAÇÃO</text:p>
          </table:table-cell>
          <table:table-cell table:style-name="ce65"/>
          <table:table-cell table:style-name="ce6" table:number-columns-repeated="5"/>
          <table:table-cell table:number-columns-repeated="1002"/>
        </table:table-row>
        <table:table-row table:style-name="ro7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6" office:value-type="string" calcext:value-type="string">
            <text:p>HP 3325B SYNTHESIZER/FUNCTION GENERATOR</text:p>
          </table:table-cell>
          <table:table-cell table:style-name="ce24"/>
          <table:table-cell table:style-name="ce283"/>
          <table:table-cell table:style-name="ce16" table:number-columns-repeated="2"/>
          <table:table-cell table:style-name="ce5" office:value-type="string" calcext:value-type="string">
            <text:p>2847A06181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19" office:value-type="string" calcext:value-type="string">
            <text:p>REPARO E CALIBRAÇÃO</text:p>
          </table:table-cell>
          <table:table-cell table:style-name="ce65"/>
          <table:table-cell table:style-name="ce6" table:number-columns-repeated="5"/>
          <table:table-cell table:number-columns-repeated="1002"/>
        </table:table-row>
        <table:table-row table:style-name="ro7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6" office:value-type="string" calcext:value-type="string">
            <text:p>HP 3325B SYNTHESIZER/FUNCTION GENERATOR</text:p>
          </table:table-cell>
          <table:table-cell table:style-name="ce24"/>
          <table:table-cell table:style-name="ce283"/>
          <table:table-cell table:style-name="ce16" table:number-columns-repeated="2"/>
          <table:table-cell table:style-name="ce5" office:value-type="string" calcext:value-type="string">
            <text:p>2847A05017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19" office:value-type="string" calcext:value-type="string">
            <text:p>REPARO E CALIBRAÇÃO</text:p>
          </table:table-cell>
          <table:table-cell table:style-name="ce65"/>
          <table:table-cell table:style-name="ce6" table:number-columns-repeated="5"/>
          <table:table-cell table:number-columns-repeated="1002"/>
        </table:table-row>
        <table:table-row table:style-name="ro7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6" office:value-type="string" calcext:value-type="string">
            <text:p>HP 3325B SYNTHESIZER/FUNCTION GENERATOR</text:p>
          </table:table-cell>
          <table:table-cell table:style-name="ce24"/>
          <table:table-cell table:style-name="ce283"/>
          <table:table-cell table:style-name="ce16" table:number-columns-repeated="2"/>
          <table:table-cell table:style-name="ce5" office:value-type="string" calcext:value-type="string">
            <text:p>2847A07001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19" office:value-type="string" calcext:value-type="string">
            <text:p>REPARO E CALIBRAÇÃO</text:p>
          </table:table-cell>
          <table:table-cell table:style-name="ce65"/>
          <table:table-cell table:style-name="ce6" table:number-columns-repeated="5"/>
          <table:table-cell table:number-columns-repeated="1002"/>
        </table:table-row>
        <table:table-row table:style-name="ro11">
          <table:table-cell table:style-name="ce3" table:number-columns-repeated="2"/>
          <table:table-cell table:style-name="ce6" office:value-type="float" office:value="12" calcext:value-type="float">
            <text:p>12</text:p>
          </table:table-cell>
          <table:table-cell table:style-name="ce16" office:value-type="string" calcext:value-type="string">
            <text:p>HP 3325B SYNTHESIZER/FUNCTION GENERATOR</text:p>
          </table:table-cell>
          <table:table-cell table:style-name="ce24"/>
          <table:table-cell table:style-name="ce283"/>
          <table:table-cell table:style-name="ce16" table:number-columns-repeated="2"/>
          <table:table-cell table:style-name="ce87" office:value-type="string" calcext:value-type="string">
            <text:p>2847A03299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115" office:value-type="string" calcext:value-type="string">
            <text:p>EQUIPAMENTO NAO ENCONTRADO</text:p>
          </table:table-cell>
          <table:table-cell table:style-name="ce65" office:value-type="string" calcext:value-type="string">
            <text:p>EQUIPAMENTO NAO ENCONTRADO</text:p>
          </table:table-cell>
          <table:table-cell table:style-name="ce6" table:number-columns-repeated="5"/>
          <table:table-cell table:number-columns-repeated="1002"/>
        </table:table-row>
        <table:table-row table:style-name="ro7">
          <table:table-cell table:style-name="ce3" table:number-columns-repeated="2"/>
          <table:table-cell table:style-name="ce283" office:value-type="float" office:value="7" calcext:value-type="float">
            <text:p>7</text:p>
          </table:table-cell>
          <table:table-cell table:style-name="ce17" office:value-type="string" calcext:value-type="string">
            <text:p>UNIVERSAL COUNTER HP 5328B</text:p>
          </table:table-cell>
          <table:table-cell table:style-name="ce24"/>
          <table:table-cell table:style-name="ce283"/>
          <table:table-cell table:style-name="ce17" table:number-columns-repeated="2"/>
          <table:table-cell table:style-name="ce87" office:value-type="string" calcext:value-type="string">
            <text:p>2510A01575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19" office:value-type="string" calcext:value-type="string">
            <text:p>REPARO E CALIBRAÇÃO</text:p>
          </table:table-cell>
          <table:table-cell table:style-name="ce65"/>
          <table:table-cell table:style-name="ce6" table:number-columns-repeated="5"/>
          <table:table-cell table:number-columns-repeated="1002"/>
        </table:table-row>
        <table:table-row table:style-name="ro7">
          <table:table-cell table:style-name="ce3" table:number-columns-repeated="2"/>
          <table:table-cell table:style-name="ce283" office:value-type="float" office:value="7" calcext:value-type="float">
            <text:p>7</text:p>
          </table:table-cell>
          <table:table-cell table:style-name="ce17" office:value-type="string" calcext:value-type="string">
            <text:p>UNIVERSAL COUNTER HP 5328B</text:p>
          </table:table-cell>
          <table:table-cell table:style-name="ce24"/>
          <table:table-cell table:style-name="ce283"/>
          <table:table-cell table:style-name="ce17" table:number-columns-repeated="2"/>
          <table:table-cell table:style-name="ce87" office:value-type="string" calcext:value-type="string">
            <text:p>2716A03286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19" office:value-type="string" calcext:value-type="string">
            <text:p>REPARO E CALIBRAÇÃO</text:p>
          </table:table-cell>
          <table:table-cell table:style-name="ce65"/>
          <table:table-cell table:style-name="ce6" table:number-columns-repeated="5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8" office:value-type="string" calcext:value-type="string">
            <text:p><text:span text:style-name="T1">DIGITAL VOLTIMETER HP 3456A     </text:span></text:p>
          </table:table-cell>
          <table:table-cell table:style-name="ce24"/>
          <table:table-cell table:style-name="ce283"/>
          <table:table-cell table:style-name="ce18" table:number-columns-repeated="2"/>
          <table:table-cell table:style-name="ce85" office:value-type="string" calcext:value-type="string">
            <text:p>2201A05409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165" office:value-type="date" office:date-value="2022-01-12" calcext:value-type="date">
            <text:p>12/01/22</text:p>
          </table:table-cell>
          <table:table-cell table:style-name="ce206" office:value-type="date" office:date-value="2023-01-12" calcext:value-type="date">
            <text:p>12/01/23</text:p>
          </table:table-cell>
          <table:table-cell table:style-name="ce143" office:value-type="string" calcext:value-type="string">
            <text:p>DESCALIBRADO2</text:p>
          </table:table-cell>
          <table:table-cell table:style-name="ce65"/>
          <table:table-cell table:style-name="ce6" table:number-columns-repeated="5"/>
          <table:table-cell table:number-columns-repeated="1002"/>
        </table:table-row>
        <table:table-row table:style-name="ro7">
          <table:table-cell table:style-name="ce3" table:number-columns-repeated="2"/>
          <table:table-cell table:style-name="ce6" office:value-type="float" office:value="19" calcext:value-type="float">
            <text:p>19</text:p>
          </table:table-cell>
          <table:table-cell table:style-name="ce18" office:value-type="string" calcext:value-type="string">
            <text:p><text:span text:style-name="T1">DIGITAL VOLTIMETER HP 3456A     </text:span></text:p>
          </table:table-cell>
          <table:table-cell table:style-name="ce24"/>
          <table:table-cell table:style-name="ce283"/>
          <table:table-cell table:style-name="ce18" table:number-columns-repeated="2"/>
          <table:table-cell table:style-name="ce85" office:value-type="string" calcext:value-type="string">
            <text:p>2825A20269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number-columns-repeated="2" table:style-name="ce65" office:value-type="string" calcext:value-type="string">
            <text:p>EQUIPAMENTO NAO ENCONTRADO</text:p>
          </table:table-cell>
          <table:table-cell table:style-name="ce6" table:number-columns-repeated="5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6" office:value-type="float" office:value="23" calcext:value-type="float">
            <text:p>23</text:p>
          </table:table-cell>
          <table:table-cell table:style-name="ce19" office:value-type="string" calcext:value-type="string">
            <text:p><text:span text:style-name="T2">OSCILLOSCOPE TEKTRONIX 5110</text:span></text:p>
          </table:table-cell>
          <table:table-cell table:style-name="ce24"/>
          <table:table-cell table:style-name="ce283"/>
          <table:table-cell table:style-name="ce19" table:number-columns-repeated="2"/>
          <table:table-cell table:style-name="ce283" office:value-type="string" calcext:value-type="string">
            <text:p>B130108</text:p>
          </table:table-cell>
          <table:table-cell table:style-name="ce27"/>
          <table:table-cell table:style-name="ce110" office:value-type="float" office:value="1" calcext:value-type="float">
            <text:p>1</text:p>
          </table:table-cell>
          <table:table-cell table:style-name="ce65" office:value-type="float" office:value="12" calcext:value-type="float">
            <text:p>12</text:p>
          </table:table-cell>
          <table:table-cell table:style-name="ce65"/>
          <table:table-cell table:style-name="ce191"/>
          <table:table-cell table:style-name="ce209" table:formula="of:=IF([.N569]&lt;TODAY(); &quot;DESCALIBRADO&quot;;&quot;CALIBRADO&quot;)" office:value-type="string" office:string-value="DESCALIBRADO" calcext:value-type="string">
            <text:p>DESCALIBRADO</text:p>
          </table:table-cell>
          <table:table-cell table:style-name="ce65"/>
          <table:table-cell table:style-name="ce6" table:number-columns-repeated="5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283" office:value-type="float" office:value="5" calcext:value-type="float">
            <text:p>5</text:p>
          </table:table-cell>
          <table:table-cell table:style-name="ce20" office:value-type="string" calcext:value-type="string">
            <text:p>VOLTAGE CALIBRATOR DVC 8500</text:p>
          </table:table-cell>
          <table:table-cell table:style-name="ce24"/>
          <table:table-cell table:style-name="ce283"/>
          <table:table-cell table:style-name="ce20" table:number-columns-repeated="2"/>
          <table:table-cell table:style-name="ce83" office:value-type="float" office:value="703328" calcext:value-type="float">
            <text:p>703328</text:p>
          </table:table-cell>
          <table:table-cell table:style-name="ce27"/>
          <table:table-cell table:style-name="ce6" office:value-type="float" office:value="2" calcext:value-type="float">
            <text:p>2</text:p>
          </table:table-cell>
          <table:table-cell table:style-name="ce118" office:value-type="float" office:value="36" calcext:value-type="float">
            <text:p>36</text:p>
          </table:table-cell>
          <table:table-cell table:style-name="ce178" office:value-type="date" office:date-value="2023-07-20" calcext:value-type="date">
            <text:p>20/07/23</text:p>
          </table:table-cell>
          <table:table-cell table:style-name="ce203" office:value-type="date" office:date-value="2024-07-20" calcext:value-type="date">
            <text:p>20/07/24</text:p>
          </table:table-cell>
          <table:table-cell table:style-name="ce209" table:formula="of:=IF([.N570]&lt;TODAY(); &quot;DESCALIBRADO&quot;;&quot;CALIBRADO&quot;)" office:value-type="string" office:string-value="CALIBRADO" calcext:value-type="string">
            <text:p>CALIBRADO</text:p>
          </table:table-cell>
          <table:table-cell table:style-name="ce91" office:value-type="string" calcext:value-type="string">
            <text:p>CMASM</text:p>
          </table:table-cell>
          <table:table-cell table:style-name="ce6" table:number-columns-repeated="5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20" office:value-type="string" calcext:value-type="string">
            <text:p>MENSOR 2780 (0-800 PSI)</text:p>
          </table:table-cell>
          <table:table-cell table:style-name="ce24"/>
          <table:table-cell table:style-name="ce5"/>
          <table:table-cell table:style-name="ce5" office:value-type="float" office:value="800" calcext:value-type="float">
            <text:p>800</text:p>
          </table:table-cell>
          <table:table-cell table:style-name="ce54" office:value-type="string" calcext:value-type="string">
            <text:p>PSI</text:p>
          </table:table-cell>
          <table:table-cell table:style-name="ce5" office:value-type="float" office:value="14841" calcext:value-type="float">
            <text:p>14841</text:p>
          </table:table-cell>
          <table:table-cell table:style-name="ce5" office:value-type="float" office:value="100012482217" calcext:value-type="float">
            <text:p>100012482217</text:p>
          </table:table-cell>
          <table:table-cell table:style-name="ce110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146" office:value-type="date" office:date-value="2023-05-12" calcext:value-type="date">
            <text:p>12/05/23</text:p>
          </table:table-cell>
          <table:table-cell table:style-name="ce209" table:formula="of:=IF([.N571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LEVAR P <text:s/>BACS</text:p>
          </table:table-cell>
          <table:table-cell table:style-name="ce6" table:number-columns-repeated="5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20" office:value-type="string" calcext:value-type="string">
            <text:p>AMERICAN GAUGE CORPORATION (0-800 PSI)</text:p>
          </table:table-cell>
          <table:table-cell table:style-name="ce24"/>
          <table:table-cell table:style-name="ce5"/>
          <table:table-cell table:style-name="ce5" office:value-type="float" office:value="800" calcext:value-type="float">
            <text:p>800</text:p>
          </table:table-cell>
          <table:table-cell table:style-name="ce54" office:value-type="string" calcext:value-type="string">
            <text:p>PSI</text:p>
          </table:table-cell>
          <table:table-cell table:style-name="ce5" office:value-type="float" office:value="389" calcext:value-type="float">
            <text:p>389</text:p>
          </table:table-cell>
          <table:table-cell table:style-name="ce5"/>
          <table:table-cell table:style-name="ce110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572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CANCELAR PS</text:p>
          </table:table-cell>
          <table:table-cell table:style-name="ce6" table:number-columns-repeated="5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21" office:value-type="string" calcext:value-type="string">
            <text:p>GAUGE, ABSOLUTE PRESSURE (0-20 PSIG)</text:p>
          </table:table-cell>
          <table:table-cell table:style-name="ce24"/>
          <table:table-cell table:style-name="ce5"/>
          <table:table-cell table:style-name="ce58" office:value-type="string" calcext:value-type="string">
            <text:p>20</text:p>
          </table:table-cell>
          <table:table-cell table:style-name="ce54" office:value-type="string" calcext:value-type="string">
            <text:p>PSI</text:p>
          </table:table-cell>
          <table:table-cell table:style-name="ce58" office:value-type="string" calcext:value-type="string">
            <text:p>1411099</text:p>
          </table:table-cell>
          <table:table-cell table:style-name="ce100" office:value-type="string" calcext:value-type="string">
            <text:p>CMASM-IDM-T48-347</text:p>
          </table:table-cell>
          <table:table-cell table:style-name="ce6" office:value-type="float" office:value="2" calcext:value-type="float">
            <text:p>2</text:p>
          </table:table-cell>
          <table:table-cell table:style-name="ce118" office:value-type="float" office:value="13" calcext:value-type="float">
            <text:p>13</text:p>
          </table:table-cell>
          <table:table-cell table:style-name="ce180" office:value-type="date" office:date-value="2022-05-19" calcext:value-type="date">
            <text:p>19/05/22</text:p>
          </table:table-cell>
          <table:table-cell table:style-name="ce203" office:value-type="date" office:date-value="2023-06-19" calcext:value-type="date">
            <text:p>19/06/23</text:p>
          </table:table-cell>
          <table:table-cell table:style-name="ce209" table:formula="of:=IF([.N573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CMASM</text:p>
          </table:table-cell>
          <table:table-cell table:style-name="ce6" table:number-columns-repeated="5"/>
          <table:table-cell table:number-columns-repeated="1002"/>
        </table:table-row>
        <table:table-row table:style-name="ro4">
          <table:table-cell table:style-name="ce3" table:number-columns-repeated="2"/>
          <table:table-cell table:style-name="ce5" office:value-type="float" office:value="13" calcext:value-type="float">
            <text:p>13</text:p>
          </table:table-cell>
          <table:table-cell table:style-name="ce21" office:value-type="string" calcext:value-type="string">
            <text:p>GAUGE, ABSOLUTE PRESSURE (0-20 PSIG)</text:p>
          </table:table-cell>
          <table:table-cell table:style-name="ce24"/>
          <table:table-cell table:style-name="ce5" table:number-columns-repeated="4"/>
          <table:table-cell table:style-name="ce105" office:value-type="string" calcext:value-type="string">
            <text:p>CMASM-IDM-T48-157</text:p>
          </table:table-cell>
          <table:table-cell table:style-name="ce6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283"/>
          <table:table-cell table:style-name="ce209" table:formula="of:=IF([.N574]&lt;TODAY(); &quot;DESCALIBRADO&quot;;&quot;CALIBRADO&quot;)" office:value-type="string" office:string-value="DESCALIBRADO" calcext:value-type="string">
            <text:p>DESCALIBRADO</text:p>
          </table:table-cell>
          <table:table-cell table:style-name="ce5" office:value-type="string" calcext:value-type="string">
            <text:p>LEVAR P <text:s/>BACS</text:p>
          </table:table-cell>
          <table:table-cell table:style-name="ce6" table:number-columns-repeated="5"/>
          <table:table-cell table:number-columns-repeated="1002"/>
        </table:table-row>
        <table:table-row table:style-name="ro3" table:number-rows-repeated="9">
          <table:table-cell table:number-columns-repeated="1023"/>
        </table:table-row>
        <table:table-row table:style-name="ro3">
          <table:table-cell table:number-columns-repeated="2"/>
          <table:table-cell table:style-name="ce4"/>
          <table:table-cell table:number-columns-repeated="2"/>
          <table:table-cell table:style-name="ce4" table:number-columns-repeated="9"/>
          <table:table-cell table:style-name="ce411"/>
          <table:table-cell table:style-name="ce4"/>
          <table:table-cell table:number-columns-repeated="1007"/>
        </table:table-row>
        <table:table-row table:style-name="ro3" table:number-rows-repeated="1047991">
          <table:table-cell table:number-columns-repeated="1023"/>
        </table:table-row>
        <table:table-row table:style-name="ro3">
          <table:table-cell table:number-columns-repeated="1023"/>
        </table:table-row>
        <calcext:conditional-formats>
          <calcext:conditional-format calcext:target-range-address="Controle.D2:Controle.D555">
            <calcext:condition calcext:apply-style-name="Excel_CondFormat_1_1_1" calcext:value="formula-is(IF(#REF!=1;1;0))" calcext:base-cell-address="Controle.D2"/>
          </calcext:conditional-format>
          <calcext:conditional-format calcext:target-range-address="Controle.D2:Controle.D555">
            <calcext:condition calcext:apply-style-name="Good" calcext:value="formula-is([.C2]=1)" calcext:base-cell-address="Controle.D2"/>
            <calcext:condition calcext:apply-style-name="Error" calcext:value="formula-is([.C2]=0)" calcext:base-cell-address="Controle.D2"/>
          </calcext:conditional-format>
          <calcext:conditional-format calcext:target-range-address="Controle.O77:Controle.O77 Controle.O96:Controle.O98 Controle.O100:Controle.O101 Controle.O116:Controle.O117 Controle.O559:Controle.O566 Controle.O79:Controle.O79 Controle.O84:Controle.O84 Controle.O91:Controle.O93 Controle.O148:Controle.O148 Controle.L244:Controle.L247 Controle.L241:Controle.L242 Controle.L250:Controle.L252 Controle.L565:Controle.L565">
            <calcext:condition calcext:apply-style-name="Sem título1" calcext:value="&lt;TODAY()" calcext:base-cell-address="Controle.L77"/>
          </calcext:conditional-format>
          <calcext:conditional-format calcext:target-range-address="Controle.O2:Controle.O76 Controle.O569:Controle.O574 Controle.O85:Controle.O90 Controle.O102:Controle.O115 Controle.O118:Controle.O147 Controle.O264:Controle.O312 Controle.O326:Controle.O349 Controle.O319:Controle.O322 Controle.O353:Controle.O374 Controle.O377:Controle.O558 Controle.O257:Controle.O257 Controle.O261:Controle.O262 Controle.O149:Controle.O252 Controle.O78:Controle.O78 Controle.O80:Controle.O83 Controle.O94:Controle.O95">
            <calcext:condition calcext:apply-style-name="Bad" calcext:value="=&quot;DESCALIBRADO&quot;" calcext:base-cell-address="Controle.O2"/>
            <calcext:condition calcext:apply-style-name="Good" calcext:value="=&quot;CALIBRADO&quot;" calcext:base-cell-address="Controle.O2"/>
            <calcext:condition calcext:apply-style-name="REPROVADO" calcext:value="=&quot;REPROVADO&quot;" calcext:base-cell-address="Controle.O2"/>
            <calcext:condition calcext:apply-style-name="Warning" calcext:value="=&quot;ferramenta nao utilizada&quot;" calcext:base-cell-address="Controle.O2"/>
          </calcext:conditional-format>
          <calcext:conditional-format calcext:target-range-address="Controle.N2:Controle.N40 Controle.N79:Controle.N79 Controle.N81:Controle.N81 Controle.N84:Controle.N84 Controle.N116:Controle.N116 Controle.N91:Controle.N91 Controle.N105:Controle.N105 Controle.N130:Controle.N130 Controle.M132:Controle.M132 Controle.N146:Controle.N146 Controle.N150:Controle.N151 Controle.N156:Controle.N156 Controle.N206:Controle.N209 Controle.N235:Controle.N235 Controle.N253:Controle.N260 Controle.N262:Controle.N263 Controle.N266:Controle.N266 Controle.N268:Controle.N268 Controle.N272:Controle.N273 Controle.N275:Controle.N275 Controle.N278:Controle.N282 Controle.N284:Controle.N288 Controle.N290:Controle.N290 Controle.N293:Controle.N296 Controle.N298:Controle.N298 Controle.N301:Controle.N301 Controle.N304:Controle.N304 Controle.N313:Controle.N321 Controle.N323:Controle.N327 Controle.N335:Controle.N335 Controle.N340:Controle.N340 Controle.N342:Controle.N342 Controle.N345:Controle.N346 Controle.N350:Controle.N360 Controle.N371:Controle.N376 Controle.N382:Controle.N382 Controle.N384:Controle.N384 Controle.N386:Controle.N386 Controle.N388:Controle.N390 Controle.N393:Controle.N397 Controle.N399:Controle.N400 Controle.N406:Controle.N410 Controle.N417:Controle.N418 Controle.N420:Controle.N426 Controle.N435:Controle.N442 Controle.N452:Controle.N454 Controle.N456:Controle.N459 Controle.N463:Controle.N466 Controle.N469:Controle.N469 Controle.N474:Controle.N476 Controle.N488:Controle.N488 Controle.N492:Controle.N492 Controle.N496:Controle.N496 Controle.N499:Controle.N528 Controle.N535:Controle.N537 Controle.N539:Controle.N539 Controle.N541:Controle.N542 Controle.N544:Controle.N546 Controle.Q91:Controle.Q91">
            <calcext:condition calcext:apply-style-name="Good" calcext:value="&gt;=TODAY()" calcext:base-cell-address="Controle.M2"/>
          </calcext:conditional-format>
          <calcext:conditional-format calcext:target-range-address="Controle.N2:Controle.N40 Controle.N79:Controle.N79 Controle.N81:Controle.N81 Controle.N84:Controle.N84 Controle.N116:Controle.N116 Controle.N435:Controle.N442 Controle.N452:Controle.N454 Controle.N456:Controle.N459 Controle.N463:Controle.N466 Controle.N469:Controle.N469 Controle.N474:Controle.N476 Controle.N488:Controle.N488 Controle.N492:Controle.N492 Controle.N496:Controle.N496 Controle.N499:Controle.N528 Controle.N535:Controle.N537 Controle.N539:Controle.N539 Controle.N541:Controle.N542 Controle.N544:Controle.N546">
            <calcext:condition calcext:apply-style-name="Good" calcext:value="formula-is([.P2]=1)" calcext:base-cell-address="Controle.N2"/>
          </calcext:conditional-format>
          <calcext:conditional-format calcext:target-range-address="Controle.N91:Controle.N91 Controle.N105:Controle.N105 Controle.N130:Controle.N130 Controle.N146:Controle.N146 Controle.N150:Controle.N151 Controle.N156:Controle.N156 Controle.N206:Controle.N209 Controle.N235:Controle.N235 Controle.N253:Controle.N260 Controle.N262:Controle.N263 Controle.N266:Controle.N266 Controle.N268:Controle.N268 Controle.N272:Controle.N273 Controle.N275:Controle.N275 Controle.N278:Controle.N282 Controle.N284:Controle.N288 Controle.N290:Controle.N290 Controle.N293:Controle.N296 Controle.N298:Controle.N298 Controle.N301:Controle.N301 Controle.N304:Controle.N304 Controle.N313:Controle.N321 Controle.N323:Controle.N327 Controle.N335:Controle.N335 Controle.N340:Controle.N340 Controle.N342:Controle.N342 Controle.N345:Controle.N346 Controle.N350:Controle.N360 Controle.N371:Controle.N376 Controle.N382:Controle.N382 Controle.N384:Controle.N384 Controle.N386:Controle.N386 Controle.N388:Controle.N390 Controle.N393:Controle.N397 Controle.N399:Controle.N400 Controle.N406:Controle.N410 Controle.N417:Controle.N418 Controle.N420:Controle.N426 Controle.Q91:Controle.Q91">
            <calcext:condition calcext:apply-style-name="Good" calcext:value="formula-is([.N91]=1)" calcext:base-cell-address="Controle.N91"/>
          </calcext:conditional-format>
          <calcext:conditional-format calcext:target-range-address="Controle.M18:Controle.M18">
            <calcext:condition calcext:apply-style-name="Excel_CondFormat_1_350_1" calcext:value="formula-is(IF(#REF!=1;1;0))" calcext:base-cell-address="Controle.M18"/>
          </calcext:conditional-format>
          <calcext:conditional-format calcext:target-range-address="Controle.M18:Controle.M18">
            <calcext:condition calcext:apply-style-name="Excel_CondFormat_1_351_1" calcext:value="formula-is(IF(#REF!=1;1;0))" calcext:base-cell-address="Controle.M18"/>
          </calcext:conditional-format>
          <calcext:conditional-format calcext:target-range-address="Controle.M11:Controle.M11">
            <calcext:condition calcext:apply-style-name="Excel_CondFormat_1_1104_1" calcext:value="formula-is(IF(#REF!=1;1;0))" calcext:base-cell-address="Controle.M11"/>
          </calcext:conditional-format>
          <calcext:conditional-format calcext:target-range-address="Controle.M28:Controle.M28">
            <calcext:condition calcext:apply-style-name="Excel_CondFormat_1_1777_1" calcext:value="formula-is(IF(#REF!=1;1;0))" calcext:base-cell-address="Controle.M28"/>
          </calcext:conditional-format>
          <calcext:conditional-format calcext:target-range-address="Controle.M16:Controle.M16">
            <calcext:condition calcext:apply-style-name="Excel_CondFormat_1_1706_1" calcext:value="formula-is(IF(#REF!=1;1;0))" calcext:base-cell-address="Controle.M16"/>
          </calcext:conditional-format>
          <calcext:conditional-format calcext:target-range-address="Controle.M25:Controle.M25">
            <calcext:condition calcext:apply-style-name="Excel_CondFormat_1_86_1" calcext:value="formula-is(IF(#REF!=1;1;0))" calcext:base-cell-address="Controle.M25"/>
          </calcext:conditional-format>
          <calcext:conditional-format calcext:target-range-address="Controle.M31:Controle.M31">
            <calcext:condition calcext:apply-style-name="Excel_CondFormat_1_1415_1" calcext:value="formula-is(IF(#REF!=1;1;0))" calcext:base-cell-address="Controle.M31"/>
          </calcext:conditional-format>
          <calcext:conditional-format calcext:target-range-address="Controle.M12:Controle.M12">
            <calcext:condition calcext:apply-style-name="Excel_CondFormat_1_1396_1" calcext:value="formula-is(IF(#REF!=1;1;0))" calcext:base-cell-address="Controle.M12"/>
          </calcext:conditional-format>
          <calcext:conditional-format calcext:target-range-address="Controle.I18:Controle.I18">
            <calcext:condition calcext:apply-style-name="Excel_CondFormat_1_352_1" calcext:value="formula-is(IF(#REF!=1;1;0))" calcext:base-cell-address="Controle.I18"/>
          </calcext:conditional-format>
          <calcext:conditional-format calcext:target-range-address="Controle.I18:Controle.I18">
            <calcext:condition calcext:apply-style-name="Excel_CondFormat_1_353_1" calcext:value="formula-is(IF(#REF!=1;1;0))" calcext:base-cell-address="Controle.I18"/>
          </calcext:conditional-format>
          <calcext:conditional-format calcext:target-range-address="Controle.I11:Controle.I11">
            <calcext:condition calcext:apply-style-name="Excel_CondFormat_1_1105_1" calcext:value="formula-is(IF(#REF!=1;1;0))" calcext:base-cell-address="Controle.I11"/>
          </calcext:conditional-format>
          <calcext:conditional-format calcext:target-range-address="Controle.I28:Controle.I28">
            <calcext:condition calcext:apply-style-name="Excel_CondFormat_1_1778_1" calcext:value="formula-is(IF(#REF!=1;1;0))" calcext:base-cell-address="Controle.I28"/>
          </calcext:conditional-format>
          <calcext:conditional-format calcext:target-range-address="Controle.I25:Controle.I25">
            <calcext:condition calcext:apply-style-name="Excel_CondFormat_1_87_1" calcext:value="formula-is(IF(#REF!=1;1;0))" calcext:base-cell-address="Controle.I25"/>
          </calcext:conditional-format>
          <calcext:conditional-format calcext:target-range-address="Controle.I31:Controle.I31">
            <calcext:condition calcext:apply-style-name="Excel_CondFormat_1_1416_1" calcext:value="formula-is(IF(#REF!=1;1;0))" calcext:base-cell-address="Controle.I31"/>
          </calcext:conditional-format>
        </calcext:conditional-formats>
      </table:table>
      <table:table table:name="Tabela dinâmica_Controle_2" table:style-name="ta1">
        <table:table-column table:style-name="co15" table:default-cell-style-name="Default"/>
        <table:table-column table:style-name="co7" table:default-cell-style-name="Default"/>
        <table:table-column table:style-name="co16" table:default-cell-style-name="ce448"/>
        <table:table-column table:style-name="co7" table:number-columns-repeated="15" table:default-cell-style-name="Default"/>
        <table:table-column table:style-name="co17" table:default-cell-style-name="Default"/>
        <table:table-row table:style-name="ro12">
          <table:table-cell table:style-name="Pivot_20_Table_20_Field" office:value-type="string" calcext:value-type="string">
            <text:p>VALIDADE CALIBRAÇÃO</text:p>
          </table:table-cell>
          <table:table-cell table:style-name="ce272" office:value-type="string" calcext:value-type="string">
            <text:p>- todas -</text:p>
          </table:table-cell>
          <table:table-cell table:style-name="Default"/>
          <table:table-cell table:number-columns-repeated="16"/>
        </table:table-row>
        <table:table-row table:style-name="ro12">
          <table:table-cell table:style-name="Pivot_20_Table_20_Field" office:value-type="string" calcext:value-type="string">
            <text:p>ELE/MEC</text:p>
          </table:table-cell>
          <table:table-cell table:style-name="ce272" office:value-type="string" calcext:value-type="string">
            <text:p>- todas -</text:p>
          </table:table-cell>
          <table:table-cell table:style-name="Default"/>
          <table:table-cell table:number-columns-repeated="16"/>
        </table:table-row>
        <table:table-row table:style-name="ro12">
          <table:table-cell table:number-columns-repeated="2"/>
          <table:table-cell table:style-name="Default"/>
          <table:table-cell table:number-columns-repeated="16"/>
        </table:table-row>
        <table:table-row table:style-name="ro12">
          <table:table-cell table:style-name="ce251" office:value-type="string" calcext:value-type="string">
            <text:p>Cont.Núm - EQUIPAMENTO</text:p>
          </table:table-cell>
          <table:table-cell table:style-name="ce273" office:value-type="string" calcext:value-type="string">
            <text:p>Dados</text:p>
          </table:table-cell>
          <table:table-cell table:style-name="ce296" table:number-columns-repeated="7"/>
          <table:table-cell table:style-name="ce348"/>
          <table:table-cell table:number-columns-repeated="9"/>
        </table:table-row>
        <table:table-row table:style-name="ro12">
          <table:table-cell table:style-name="ce253" office:value-type="string" calcext:value-type="string">
            <text:p>EQUIPAMENTO</text:p>
          </table:table-cell>
          <table:table-cell table:style-name="ce274" office:value-type="string" calcext:value-type="string">
            <text:p>ASPIDE</text:p>
          </table:table-cell>
          <table:table-cell table:style-name="ce297" office:value-type="string" calcext:value-type="string">
            <text:p>EXOCET (27)</text:p>
          </table:table-cell>
          <table:table-cell table:style-name="ce297" office:value-type="string" calcext:value-type="string">
            <text:p>F-21 (246)</text:p>
          </table:table-cell>
          <table:table-cell table:style-name="ce297" office:value-type="string" calcext:value-type="string">
            <text:p>MINAS E BOMBAS (25)</text:p>
          </table:table-cell>
          <table:table-cell table:style-name="ce297" office:value-type="string" calcext:value-type="string">
            <text:p>MISTRAL (262)</text:p>
          </table:table-cell>
          <table:table-cell table:style-name="ce297" office:value-type="string" calcext:value-type="string">
            <text:p>MK-46 (23)</text:p>
          </table:table-cell>
          <table:table-cell table:style-name="ce297" office:value-type="string" calcext:value-type="string">
            <text:p>MK-48 (24)</text:p>
          </table:table-cell>
          <table:table-cell table:style-name="ce297" office:value-type="string" calcext:value-type="string">
            <text:p>PENGUIN</text:p>
          </table:table-cell>
          <table:table-cell table:style-name="ce349" office:value-type="string" calcext:value-type="string">
            <text:p>Total Resultado</text:p>
          </table:table-cell>
          <table:table-cell table:number-columns-repeated="9"/>
        </table:table-row>
        <table:table-row table:style-name="ro12">
          <table:table-cell table:style-name="ce255" office:value-type="string" calcext:value-type="string">
            <text:p>AMPLIFICADOR TRANSCONDUTANCIA</text:p>
          </table:table-cell>
          <table:table-cell table:style-name="ce275"/>
          <table:table-cell table:style-name="ce300" table:number-columns-repeated="5"/>
          <table:table-cell table:style-name="ce321" office:value-type="float" office:value="2" calcext:value-type="float">
            <text:p>2</text:p>
          </table:table-cell>
          <table:table-cell table:style-name="ce322"/>
          <table:table-cell table:style-name="ce350" office:value-type="float" office:value="2" calcext:value-type="float">
            <text:p>2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ANALIZADOR DE ESPECTRO</text:p>
          </table:table-cell>
          <table:table-cell table:style-name="ce276" office:value-type="float" office:value="1" calcext:value-type="float">
            <text:p>1</text:p>
          </table:table-cell>
          <table:table-cell table:style-name="ce307" office:value-type="float" office:value="1" calcext:value-type="float">
            <text:p>1</text:p>
          </table:table-cell>
          <table:table-cell table:style-name="Pivot_20_Table_20_Value" table:number-columns-repeated="5"/>
          <table:table-cell table:style-name="ce323"/>
          <table:table-cell table:style-name="ce351" office:value-type="float" office:value="2" calcext:value-type="float">
            <text:p>2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ANALIZADOR DE SEGURANCA</text:p>
          </table:table-cell>
          <table:table-cell table:style-name="ce277"/>
          <table:table-cell table:style-name="Pivot_20_Table_20_Value"/>
          <table:table-cell table:style-name="ce307" office:value-type="float" office:value="1" calcext:value-type="float">
            <text:p>1</text:p>
          </table:table-cell>
          <table:table-cell table:style-name="Pivot_20_Table_20_Value" table:number-columns-repeated="4"/>
          <table:table-cell table:style-name="ce323"/>
          <table:table-cell table:style-name="ce351" office:value-type="float" office:value="1" calcext:value-type="float">
            <text:p>1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BALANÇA DE PRESSÃO</text:p>
          </table:table-cell>
          <table:table-cell table:style-name="ce277"/>
          <table:table-cell table:style-name="Pivot_20_Table_20_Value" table:number-columns-repeated="5"/>
          <table:table-cell table:style-name="ce307" office:value-type="float" office:value="2" calcext:value-type="float">
            <text:p>2</text:p>
          </table:table-cell>
          <table:table-cell table:style-name="ce323"/>
          <table:table-cell table:style-name="ce351" office:value-type="float" office:value="2" calcext:value-type="float">
            <text:p>2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BALANÇA DIGITAL</text:p>
          </table:table-cell>
          <table:table-cell table:style-name="ce277"/>
          <table:table-cell table:style-name="Pivot_20_Table_20_Value" table:number-columns-repeated="5"/>
          <table:table-cell table:style-name="ce307" office:value-type="float" office:value="1" calcext:value-type="float">
            <text:p>1</text:p>
          </table:table-cell>
          <table:table-cell table:style-name="ce323"/>
          <table:table-cell table:style-name="ce351" office:value-type="float" office:value="1" calcext:value-type="float">
            <text:p>1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CALIBRADOR</text:p>
          </table:table-cell>
          <table:table-cell table:style-name="ce277"/>
          <table:table-cell table:style-name="Pivot_20_Table_20_Value" table:number-columns-repeated="5"/>
          <table:table-cell table:style-name="ce307" office:value-type="float" office:value="5" calcext:value-type="float">
            <text:p>5</text:p>
          </table:table-cell>
          <table:table-cell table:style-name="ce323"/>
          <table:table-cell table:style-name="ce351" office:value-type="float" office:value="5" calcext:value-type="float">
            <text:p>5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CAPACÍMETRO</text:p>
          </table:table-cell>
          <table:table-cell table:style-name="ce276" office:value-type="float" office:value="1" calcext:value-type="float">
            <text:p>1</text:p>
          </table:table-cell>
          <table:table-cell table:style-name="Pivot_20_Table_20_Value" table:number-columns-repeated="6"/>
          <table:table-cell table:style-name="ce323"/>
          <table:table-cell table:style-name="ce351" office:value-type="float" office:value="1" calcext:value-type="float">
            <text:p>1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CONTADOR</text:p>
          </table:table-cell>
          <table:table-cell table:style-name="ce276" office:value-type="float" office:value="2" calcext:value-type="float">
            <text:p>2</text:p>
          </table:table-cell>
          <table:table-cell table:style-name="Pivot_20_Table_20_Value" table:number-columns-repeated="4"/>
          <table:table-cell table:style-name="ce307" office:value-type="float" office:value="11" calcext:value-type="float">
            <text:p>11</text:p>
          </table:table-cell>
          <table:table-cell table:style-name="ce307" office:value-type="float" office:value="2" calcext:value-type="float">
            <text:p>2</text:p>
          </table:table-cell>
          <table:table-cell table:style-name="ce323"/>
          <table:table-cell table:style-name="ce351" office:value-type="float" office:value="15" calcext:value-type="float">
            <text:p>15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CONTROLADOR DE PRESSAO</text:p>
          </table:table-cell>
          <table:table-cell table:style-name="ce277"/>
          <table:table-cell table:style-name="Pivot_20_Table_20_Value"/>
          <table:table-cell table:style-name="ce307" office:value-type="float" office:value="1" calcext:value-type="float">
            <text:p>1</text:p>
          </table:table-cell>
          <table:table-cell table:style-name="Pivot_20_Table_20_Value" table:number-columns-repeated="2"/>
          <table:table-cell table:style-name="ce307" office:value-type="float" office:value="4" calcext:value-type="float">
            <text:p>4</text:p>
          </table:table-cell>
          <table:table-cell table:style-name="Pivot_20_Table_20_Value"/>
          <table:table-cell table:style-name="ce323"/>
          <table:table-cell table:style-name="ce351" office:value-type="float" office:value="5" calcext:value-type="float">
            <text:p>5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DINAMOMETRO </text:p>
          </table:table-cell>
          <table:table-cell table:style-name="ce277"/>
          <table:table-cell table:style-name="Pivot_20_Table_20_Value" table:number-columns-repeated="5"/>
          <table:table-cell table:style-name="ce307" office:value-type="float" office:value="1" calcext:value-type="float">
            <text:p>1</text:p>
          </table:table-cell>
          <table:table-cell table:style-name="ce323"/>
          <table:table-cell table:style-name="ce351" office:value-type="float" office:value="1" calcext:value-type="float">
            <text:p>1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DINAMOMETRO DIGITAL</text:p>
          </table:table-cell>
          <table:table-cell table:style-name="ce277"/>
          <table:table-cell table:style-name="Pivot_20_Table_20_Value"/>
          <table:table-cell table:style-name="ce307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307" office:value-type="float" office:value="2" calcext:value-type="float">
            <text:p>2</text:p>
          </table:table-cell>
          <table:table-cell table:style-name="ce323"/>
          <table:table-cell table:style-name="ce351" office:value-type="float" office:value="3" calcext:value-type="float">
            <text:p>3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FONTE DC</text:p>
          </table:table-cell>
          <table:table-cell table:style-name="ce276" office:value-type="float" office:value="5" calcext:value-type="float">
            <text:p>5</text:p>
          </table:table-cell>
          <table:table-cell table:style-name="Pivot_20_Table_20_Value"/>
          <table:table-cell table:style-name="ce307" office:value-type="float" office:value="6" calcext:value-type="float">
            <text:p>6</text:p>
          </table:table-cell>
          <table:table-cell table:style-name="Pivot_20_Table_20_Value"/>
          <table:table-cell table:style-name="ce307" office:value-type="float" office:value="1" calcext:value-type="float">
            <text:p>1</text:p>
          </table:table-cell>
          <table:table-cell table:style-name="Pivot_20_Table_20_Value"/>
          <table:table-cell table:style-name="ce307" office:value-type="float" office:value="1" calcext:value-type="float">
            <text:p>1</text:p>
          </table:table-cell>
          <table:table-cell table:style-name="ce323"/>
          <table:table-cell table:style-name="ce351" office:value-type="float" office:value="13" calcext:value-type="float">
            <text:p>13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GERADOR DE FUNCOES</text:p>
          </table:table-cell>
          <table:table-cell table:style-name="ce276" office:value-type="float" office:value="11" calcext:value-type="float">
            <text:p>11</text:p>
          </table:table-cell>
          <table:table-cell table:style-name="ce307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307" office:value-type="float" office:value="11" calcext:value-type="float">
            <text:p>11</text:p>
          </table:table-cell>
          <table:table-cell table:style-name="Pivot_20_Table_20_Value"/>
          <table:table-cell table:style-name="ce323"/>
          <table:table-cell table:style-name="ce351" office:value-type="float" office:value="23" calcext:value-type="float">
            <text:p>23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MANOMETRO ANALOGICO</text:p>
          </table:table-cell>
          <table:table-cell table:style-name="ce277"/>
          <table:table-cell table:style-name="Pivot_20_Table_20_Value"/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2" calcext:value-type="float">
            <text:p>2</text:p>
          </table:table-cell>
          <table:table-cell table:style-name="Pivot_20_Table_20_Value"/>
          <table:table-cell table:style-name="ce307" office:value-type="float" office:value="7" calcext:value-type="float">
            <text:p>7</text:p>
          </table:table-cell>
          <table:table-cell table:style-name="ce307" office:value-type="float" office:value="36" calcext:value-type="float">
            <text:p>36</text:p>
          </table:table-cell>
          <table:table-cell table:style-name="ce323"/>
          <table:table-cell table:style-name="ce351" office:value-type="float" office:value="46" calcext:value-type="float">
            <text:p>46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MANOMETRO ANALOGICO BACS</text:p>
          </table:table-cell>
          <table:table-cell table:style-name="ce277"/>
          <table:table-cell table:style-name="Pivot_20_Table_20_Value" table:number-columns-repeated="5"/>
          <table:table-cell table:style-name="ce307" office:value-type="float" office:value="1" calcext:value-type="float">
            <text:p>1</text:p>
          </table:table-cell>
          <table:table-cell table:style-name="ce323"/>
          <table:table-cell table:style-name="ce351" office:value-type="float" office:value="1" calcext:value-type="float">
            <text:p>1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MANOMETRO DIGITAL IN LOCO</text:p>
          </table:table-cell>
          <table:table-cell table:style-name="ce277"/>
          <table:table-cell table:style-name="Pivot_20_Table_20_Value"/>
          <table:table-cell table:style-name="ce307" office:value-type="float" office:value="4" calcext:value-type="float">
            <text:p>4</text:p>
          </table:table-cell>
          <table:table-cell table:style-name="Pivot_20_Table_20_Value" table:number-columns-repeated="4"/>
          <table:table-cell table:style-name="ce323"/>
          <table:table-cell table:style-name="ce351" office:value-type="float" office:value="4" calcext:value-type="float">
            <text:p>4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MANOMETRO DIGITAL </text:p>
          </table:table-cell>
          <table:table-cell table:style-name="ce277"/>
          <table:table-cell table:style-name="Pivot_20_Table_20_Value" table:number-columns-repeated="5"/>
          <table:table-cell table:style-name="ce307" office:value-type="float" office:value="2" calcext:value-type="float">
            <text:p>2</text:p>
          </table:table-cell>
          <table:table-cell table:style-name="ce323"/>
          <table:table-cell table:style-name="ce351" office:value-type="float" office:value="2" calcext:value-type="float">
            <text:p>2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MANOVACUÔMETRO</text:p>
          </table:table-cell>
          <table:table-cell table:style-name="ce277"/>
          <table:table-cell table:style-name="Pivot_20_Table_20_Value" table:number-columns-repeated="4"/>
          <table:table-cell table:style-name="ce307" office:value-type="float" office:value="4" calcext:value-type="float">
            <text:p>4</text:p>
          </table:table-cell>
          <table:table-cell table:style-name="Pivot_20_Table_20_Value"/>
          <table:table-cell table:style-name="ce323"/>
          <table:table-cell table:style-name="ce351" office:value-type="float" office:value="4" calcext:value-type="float">
            <text:p>4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MEGOMETRO</text:p>
          </table:table-cell>
          <table:table-cell table:style-name="ce277"/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3" calcext:value-type="float">
            <text:p>3</text:p>
          </table:table-cell>
          <table:table-cell table:style-name="Pivot_20_Table_20_Value" table:number-columns-repeated="3"/>
          <table:table-cell table:style-name="ce307" office:value-type="float" office:value="3" calcext:value-type="float">
            <text:p>3</text:p>
          </table:table-cell>
          <table:table-cell table:style-name="ce323"/>
          <table:table-cell table:style-name="ce351" office:value-type="float" office:value="7" calcext:value-type="float">
            <text:p>7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MICROMETRO DE PROFUNDIDADE</text:p>
          </table:table-cell>
          <table:table-cell table:style-name="ce277"/>
          <table:table-cell table:style-name="Pivot_20_Table_20_Value"/>
          <table:table-cell table:style-name="ce307" office:value-type="float" office:value="4" calcext:value-type="float">
            <text:p>4</text:p>
          </table:table-cell>
          <table:table-cell table:style-name="Pivot_20_Table_20_Value" table:number-columns-repeated="3"/>
          <table:table-cell table:style-name="ce307" office:value-type="float" office:value="18" calcext:value-type="float">
            <text:p>18</text:p>
          </table:table-cell>
          <table:table-cell table:style-name="ce323"/>
          <table:table-cell table:style-name="ce351" office:value-type="float" office:value="22" calcext:value-type="float">
            <text:p>22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MULTIMETRO</text:p>
          </table:table-cell>
          <table:table-cell table:style-name="ce276" office:value-type="float" office:value="9" calcext:value-type="float">
            <text:p>9</text:p>
          </table:table-cell>
          <table:table-cell table:style-name="ce307" office:value-type="float" office:value="4" calcext:value-type="float">
            <text:p>4</text:p>
          </table:table-cell>
          <table:table-cell table:style-name="ce307" office:value-type="float" office:value="10" calcext:value-type="float">
            <text:p>10</text:p>
          </table:table-cell>
          <table:table-cell table:number-columns-repeated="2" table:style-name="ce307" office:value-type="float" office:value="1" calcext:value-type="float">
            <text:p>1</text:p>
          </table:table-cell>
          <table:table-cell table:style-name="ce307" office:value-type="float" office:value="18" calcext:value-type="float">
            <text:p>18</text:p>
          </table:table-cell>
          <table:table-cell table:style-name="ce307" office:value-type="float" office:value="13" calcext:value-type="float">
            <text:p>13</text:p>
          </table:table-cell>
          <table:table-cell table:style-name="ce323"/>
          <table:table-cell table:style-name="ce351" office:value-type="float" office:value="56" calcext:value-type="float">
            <text:p>56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NIVEL LINEAR DE PRECISAO</text:p>
          </table:table-cell>
          <table:table-cell table:style-name="ce277"/>
          <table:table-cell table:style-name="Pivot_20_Table_20_Value" table:number-columns-repeated="5"/>
          <table:table-cell table:style-name="ce307" office:value-type="float" office:value="1" calcext:value-type="float">
            <text:p>1</text:p>
          </table:table-cell>
          <table:table-cell table:style-name="ce323"/>
          <table:table-cell table:style-name="ce351" office:value-type="float" office:value="1" calcext:value-type="float">
            <text:p>1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OHMIMETRO</text:p>
          </table:table-cell>
          <table:table-cell table:style-name="ce277"/>
          <table:table-cell table:style-name="ce307" office:value-type="float" office:value="3" calcext:value-type="float">
            <text:p>3</text:p>
          </table:table-cell>
          <table:table-cell table:style-name="ce307" office:value-type="float" office:value="4" calcext:value-type="float">
            <text:p>4</text:p>
          </table:table-cell>
          <table:table-cell table:style-name="Pivot_20_Table_20_Value" table:number-columns-repeated="4"/>
          <table:table-cell table:style-name="ce323"/>
          <table:table-cell table:style-name="ce351" office:value-type="float" office:value="7" calcext:value-type="float">
            <text:p>7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OPTICAL POWER METER</text:p>
          </table:table-cell>
          <table:table-cell table:style-name="ce277"/>
          <table:table-cell table:style-name="Pivot_20_Table_20_Value"/>
          <table:table-cell table:style-name="ce307" office:value-type="float" office:value="1" calcext:value-type="float">
            <text:p>1</text:p>
          </table:table-cell>
          <table:table-cell table:style-name="Pivot_20_Table_20_Value" table:number-columns-repeated="4"/>
          <table:table-cell table:style-name="ce323"/>
          <table:table-cell table:style-name="ce351" office:value-type="float" office:value="1" calcext:value-type="float">
            <text:p>1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OSCILOSCOPIO</text:p>
          </table:table-cell>
          <table:table-cell table:style-name="ce276" office:value-type="float" office:value="2" calcext:value-type="float">
            <text:p>2</text:p>
          </table:table-cell>
          <table:table-cell table:style-name="ce307" office:value-type="float" office:value="2" calcext:value-type="float">
            <text:p>2</text:p>
          </table:table-cell>
          <table:table-cell table:style-name="Pivot_20_Table_20_Value" table:number-columns-repeated="3"/>
          <table:table-cell table:style-name="ce307" office:value-type="float" office:value="4" calcext:value-type="float">
            <text:p>4</text:p>
          </table:table-cell>
          <table:table-cell table:style-name="ce307" office:value-type="float" office:value="2" calcext:value-type="float">
            <text:p>2</text:p>
          </table:table-cell>
          <table:table-cell table:style-name="ce323"/>
          <table:table-cell table:style-name="ce351" office:value-type="float" office:value="10" calcext:value-type="float">
            <text:p>10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OUTROS</text:p>
          </table:table-cell>
          <table:table-cell table:style-name="ce276" office:value-type="float" office:value="8" calcext:value-type="float">
            <text:p>8</text:p>
          </table:table-cell>
          <table:table-cell table:style-name="Pivot_20_Table_20_Value"/>
          <table:table-cell table:style-name="ce307" office:value-type="float" office:value="6" calcext:value-type="float">
            <text:p>6</text:p>
          </table:table-cell>
          <table:table-cell table:style-name="Pivot_20_Table_20_Value" table:number-columns-repeated="3"/>
          <table:table-cell table:style-name="ce307" office:value-type="float" office:value="29" calcext:value-type="float">
            <text:p>29</text:p>
          </table:table-cell>
          <table:table-cell table:style-name="ce323"/>
          <table:table-cell table:style-name="ce351" office:value-type="float" office:value="43" calcext:value-type="float">
            <text:p>43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PAQUIMETRO </text:p>
          </table:table-cell>
          <table:table-cell table:style-name="ce277"/>
          <table:table-cell table:style-name="Pivot_20_Table_20_Value"/>
          <table:table-cell table:style-name="ce307" office:value-type="float" office:value="4" calcext:value-type="float">
            <text:p>4</text:p>
          </table:table-cell>
          <table:table-cell table:style-name="Pivot_20_Table_20_Value" table:number-columns-repeated="3"/>
          <table:table-cell table:style-name="ce307" office:value-type="float" office:value="8" calcext:value-type="float">
            <text:p>8</text:p>
          </table:table-cell>
          <table:table-cell table:style-name="ce323"/>
          <table:table-cell table:style-name="ce351" office:value-type="float" office:value="12" calcext:value-type="float">
            <text:p>12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SENSOR DE VELOCIDADE</text:p>
          </table:table-cell>
          <table:table-cell table:style-name="ce277"/>
          <table:table-cell table:style-name="Pivot_20_Table_20_Value" table:number-columns-repeated="5"/>
          <table:table-cell table:style-name="ce307" office:value-type="float" office:value="4" calcext:value-type="float">
            <text:p>4</text:p>
          </table:table-cell>
          <table:table-cell table:style-name="ce323"/>
          <table:table-cell table:style-name="ce351" office:value-type="float" office:value="4" calcext:value-type="float">
            <text:p>4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TERMOHIGROMETRO</text:p>
          </table:table-cell>
          <table:table-cell table:style-name="ce277"/>
          <table:table-cell table:style-name="Pivot_20_Table_20_Value"/>
          <table:table-cell table:style-name="ce307" office:value-type="float" office:value="1" calcext:value-type="float">
            <text:p>1</text:p>
          </table:table-cell>
          <table:table-cell table:style-name="Pivot_20_Table_20_Value" table:number-columns-repeated="4"/>
          <table:table-cell table:style-name="ce323"/>
          <table:table-cell table:style-name="ce351" office:value-type="float" office:value="1" calcext:value-type="float">
            <text:p>1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TERMOMETRO</text:p>
          </table:table-cell>
          <table:table-cell table:style-name="ce277"/>
          <table:table-cell table:style-name="Pivot_20_Table_20_Value" table:number-columns-repeated="5"/>
          <table:table-cell table:style-name="ce307" office:value-type="float" office:value="3" calcext:value-type="float">
            <text:p>3</text:p>
          </table:table-cell>
          <table:table-cell table:style-name="ce323"/>
          <table:table-cell table:style-name="ce351" office:value-type="float" office:value="3" calcext:value-type="float">
            <text:p>3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TORQUIMETRO </text:p>
          </table:table-cell>
          <table:table-cell table:style-name="ce277"/>
          <table:table-cell table:style-name="ce307" office:value-type="float" office:value="19" calcext:value-type="float">
            <text:p>19</text:p>
          </table:table-cell>
          <table:table-cell table:style-name="ce307" office:value-type="float" office:value="29" calcext:value-type="float">
            <text:p>29</text:p>
          </table:table-cell>
          <table:table-cell table:style-name="ce307" office:value-type="float" office:value="1" calcext:value-type="float">
            <text:p>1</text:p>
          </table:table-cell>
          <table:table-cell table:style-name="ce307" office:value-type="float" office:value="3" calcext:value-type="float">
            <text:p>3</text:p>
          </table:table-cell>
          <table:table-cell table:style-name="ce307" office:value-type="float" office:value="47" calcext:value-type="float">
            <text:p>47</text:p>
          </table:table-cell>
          <table:table-cell table:style-name="ce307" office:value-type="float" office:value="161" calcext:value-type="float">
            <text:p>161</text:p>
          </table:table-cell>
          <table:table-cell table:style-name="ce339" office:value-type="float" office:value="9" calcext:value-type="float">
            <text:p>9</text:p>
          </table:table-cell>
          <table:table-cell table:style-name="ce351" office:value-type="float" office:value="269" calcext:value-type="float">
            <text:p>269</text:p>
          </table:table-cell>
          <table:table-cell table:number-columns-repeated="9"/>
        </table:table-row>
        <table:table-row table:style-name="ro12">
          <table:table-cell table:style-name="ce262" office:value-type="string" calcext:value-type="string">
            <text:p>TRANSDUTOR DE PRESSAO</text:p>
          </table:table-cell>
          <table:table-cell table:style-name="ce278"/>
          <table:table-cell table:style-name="ce308" table:number-columns-repeated="4"/>
          <table:table-cell table:style-name="ce320" office:value-type="float" office:value="6" calcext:value-type="float">
            <text:p>6</text:p>
          </table:table-cell>
          <table:table-cell table:style-name="ce308"/>
          <table:table-cell table:style-name="ce346"/>
          <table:table-cell table:style-name="ce353" office:value-type="float" office:value="6" calcext:value-type="float">
            <text:p>6</text:p>
          </table:table-cell>
          <table:table-cell table:number-columns-repeated="9"/>
        </table:table-row>
        <table:table-row table:style-name="ro12">
          <table:table-cell table:style-name="ce263" office:value-type="string" calcext:value-type="string">
            <text:p>Total Resultado</text:p>
          </table:table-cell>
          <table:table-cell table:style-name="ce279" office:value-type="float" office:value="39" calcext:value-type="float">
            <text:p>39</text:p>
          </table:table-cell>
          <table:table-cell table:style-name="ce309" office:value-type="float" office:value="31" calcext:value-type="float">
            <text:p>31</text:p>
          </table:table-cell>
          <table:table-cell table:style-name="ce309" office:value-type="float" office:value="76" calcext:value-type="float">
            <text:p>76</text:p>
          </table:table-cell>
          <table:table-cell table:style-name="ce309" office:value-type="float" office:value="4" calcext:value-type="float">
            <text:p>4</text:p>
          </table:table-cell>
          <table:table-cell table:style-name="ce309" office:value-type="float" office:value="5" calcext:value-type="float">
            <text:p>5</text:p>
          </table:table-cell>
          <table:table-cell table:style-name="ce309" office:value-type="float" office:value="112" calcext:value-type="float">
            <text:p>112</text:p>
          </table:table-cell>
          <table:table-cell table:style-name="ce309" office:value-type="float" office:value="297" calcext:value-type="float">
            <text:p>297</text:p>
          </table:table-cell>
          <table:table-cell table:style-name="ce347" office:value-type="float" office:value="9" calcext:value-type="float">
            <text:p>9</text:p>
          </table:table-cell>
          <table:table-cell table:style-name="ce354" office:value-type="float" office:value="573" calcext:value-type="float">
            <text:p>573</text:p>
          </table:table-cell>
          <table:table-cell table:number-columns-repeated="9"/>
        </table:table-row>
        <table:table-row table:style-name="ro12" table:number-rows-repeated="23">
          <table:table-cell table:number-columns-repeated="2"/>
          <table:table-cell table:style-name="Default"/>
          <table:table-cell table:number-columns-repeated="16"/>
        </table:table-row>
        <table:table-row table:style-name="ro12">
          <table:table-cell table:style-name="ce402" office:value-type="string" calcext:value-type="string">
            <text:p>EQUIPAMENTO</text:p>
          </table:table-cell>
          <table:table-cell table:style-name="ce402" office:value-type="string" calcext:value-type="string">
            <text:p>QTD</text:p>
          </table:table-cell>
          <table:table-cell table:style-name="ce402" office:value-type="string" calcext:value-type="string">
            <text:p>CUSTO EST R$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AMPLIFICADOR TRANSCONDUTANCIA</text:p>
          </table:table-cell>
          <table:table-cell table:style-name="ce430" office:value-type="float" office:value="2" calcext:value-type="float">
            <text:p>2</text:p>
          </table:table-cell>
          <table:table-cell office:value-type="currency" office:currency="BRL" office:value="1150.09" calcext:value-type="currency">
            <text:p>R$ 1.150,09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ANALIZADOR DE ESPECTRO</text:p>
          </table:table-cell>
          <table:table-cell table:style-name="ce430" office:value-type="float" office:value="2" calcext:value-type="float">
            <text:p>2</text:p>
          </table:table-cell>
          <table:table-cell office:value-type="currency" office:currency="BRL" office:value="6209.9" calcext:value-type="currency">
            <text:p>R$ 6.209,90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ANALIZADOR DE SEGURANCA</text:p>
          </table:table-cell>
          <table:table-cell table:style-name="ce430" office:value-type="float" office:value="1" calcext:value-type="float">
            <text:p>1</text:p>
          </table:table-cell>
          <table:table-cell office:value-type="currency" office:currency="BRL" office:value="3104.95" calcext:value-type="currency">
            <text:p>R$ 3.104,95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CALIBRADOR</text:p>
          </table:table-cell>
          <table:table-cell table:style-name="ce430" office:value-type="float" office:value="5" calcext:value-type="float">
            <text:p>5</text:p>
          </table:table-cell>
          <table:table-cell office:value-type="currency" office:currency="BRL" office:value="10464.94" calcext:value-type="currency">
            <text:p>R$ 10.464,94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CAPACÍMETRO</text:p>
          </table:table-cell>
          <table:table-cell table:style-name="ce430" office:value-type="float" office:value="1" calcext:value-type="float">
            <text:p>1</text:p>
          </table:table-cell>
          <table:table-cell office:value-type="currency" office:currency="BRL" office:value="373.86" calcext:value-type="currency">
            <text:p>R$ 373,86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CONTADOR</text:p>
          </table:table-cell>
          <table:table-cell table:style-name="ce430" office:value-type="float" office:value="13" calcext:value-type="float">
            <text:p>13</text:p>
          </table:table-cell>
          <table:table-cell office:value-type="currency" office:currency="BRL" office:value="18572.49" calcext:value-type="currency">
            <text:p>R$ 18.572,49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CONTROLADOR DE PRESSAO</text:p>
          </table:table-cell>
          <table:table-cell table:style-name="ce430" office:value-type="float" office:value="1" calcext:value-type="float">
            <text:p>1</text:p>
          </table:table-cell>
          <table:table-cell office:value-type="currency" office:currency="BRL" office:value="193" calcext:value-type="currency">
            <text:p>R$ 193,00</text:p>
          </table:table-cell>
          <table:table-cell table:number-columns-repeated="16"/>
        </table:table-row>
        <table:table-row table:style-name="ro12">
          <table:table-cell table:style-name="ce405" office:value-type="string" calcext:value-type="string">
            <text:p>FONTE DC</text:p>
          </table:table-cell>
          <table:table-cell table:style-name="ce431" office:value-type="float" office:value="13" calcext:value-type="float">
            <text:p>13</text:p>
          </table:table-cell>
          <table:table-cell table:style-name="ce449" office:value-type="currency" office:currency="BRL" office:value="11851.64" calcext:value-type="currency">
            <text:p>R$ 11.851,64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GERADOR DE FUNCOES</text:p>
          </table:table-cell>
          <table:table-cell table:style-name="ce430" office:value-type="float" office:value="17" calcext:value-type="float">
            <text:p>17</text:p>
          </table:table-cell>
          <table:table-cell office:value-type="currency" office:currency="BRL" office:value="31366.1" calcext:value-type="currency">
            <text:p>R$ 31.366,10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MEGOMETRO</text:p>
          </table:table-cell>
          <table:table-cell table:style-name="ce430" office:value-type="float" office:value="6" calcext:value-type="float">
            <text:p>6</text:p>
          </table:table-cell>
          <table:table-cell office:value-type="currency" office:currency="BRL" office:value="2216.24" calcext:value-type="currency">
            <text:p>R$ 2.216,24</text:p>
          </table:table-cell>
          <table:table-cell table:number-columns-repeated="16"/>
        </table:table-row>
        <table:table-row table:style-name="ro12">
          <table:table-cell table:style-name="ce405" office:value-type="string" calcext:value-type="string">
            <text:p>MULTIMETRO</text:p>
          </table:table-cell>
          <table:table-cell table:style-name="ce431" office:value-type="float" office:value="49" calcext:value-type="float">
            <text:p>49</text:p>
          </table:table-cell>
          <table:table-cell table:style-name="ce449" office:value-type="currency" office:currency="BRL" office:value="39391.26" calcext:value-type="currency">
            <text:p>R$ 39.391,26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OHMIMETRO</text:p>
          </table:table-cell>
          <table:table-cell table:style-name="ce430" office:value-type="float" office:value="5" calcext:value-type="float">
            <text:p>5</text:p>
          </table:table-cell>
          <table:table-cell office:value-type="currency" office:currency="BRL" office:value="3254.92" calcext:value-type="currency">
            <text:p>R$ 3.254,92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OPTICAL POWER METER</text:p>
          </table:table-cell>
          <table:table-cell table:style-name="ce430" office:value-type="float" office:value="1" calcext:value-type="float">
            <text:p>1</text:p>
          </table:table-cell>
          <table:table-cell office:value-type="currency" office:currency="BRL" office:value="747.66" calcext:value-type="currency">
            <text:p>R$ 747,66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OSCILOSCOPIO</text:p>
          </table:table-cell>
          <table:table-cell table:style-name="ce430" office:value-type="float" office:value="10" calcext:value-type="float">
            <text:p>10</text:p>
          </table:table-cell>
          <table:table-cell office:value-type="currency" office:currency="BRL" office:value="9086.22" calcext:value-type="currency">
            <text:p>R$ 9.086,22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OUTROS</text:p>
          </table:table-cell>
          <table:table-cell table:style-name="ce430" office:value-type="float" office:value="13" calcext:value-type="float">
            <text:p>13</text:p>
          </table:table-cell>
          <table:table-cell office:value-type="currency" office:currency="BRL" office:value="9688.59" calcext:value-type="currency">
            <text:p>R$ 9.688,59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TERMOHIGROMETRO</text:p>
          </table:table-cell>
          <table:table-cell table:style-name="ce430" office:value-type="float" office:value="1" calcext:value-type="float">
            <text:p>1</text:p>
          </table:table-cell>
          <table:table-cell office:value-type="currency" office:currency="BRL" office:value="80" calcext:value-type="currency">
            <text:p>R$ 80,00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TERMOMETRO</text:p>
          </table:table-cell>
          <table:table-cell table:style-name="ce430" office:value-type="float" office:value="1" calcext:value-type="float">
            <text:p>1</text:p>
          </table:table-cell>
          <table:table-cell office:value-type="currency" office:currency="BRL" office:value="84.33" calcext:value-type="currency">
            <text:p>R$ 84,33</text:p>
          </table:table-cell>
          <table:table-cell table:number-columns-repeated="16"/>
        </table:table-row>
        <table:table-row table:style-name="ro12">
          <table:table-cell table:style-name="ce408" office:value-type="string" calcext:value-type="string">
            <text:p>TOTAL</text:p>
          </table:table-cell>
          <table:table-cell table:style-name="ce432" office:value-type="float" office:value="141" calcext:value-type="float">
            <text:p>141</text:p>
          </table:table-cell>
          <table:table-cell table:style-name="ce450" office:value-type="currency" office:currency="BRL" office:value="147836.19" calcext:value-type="currency">
            <text:p>R$ 147.836,19</text:p>
          </table:table-cell>
          <table:table-cell table:number-columns-repeated="16"/>
        </table:table-row>
        <table:table-row table:style-name="ro12" table:number-rows-repeated="5">
          <table:table-cell table:number-columns-repeated="2"/>
          <table:table-cell table:style-name="Default"/>
          <table:table-cell table:number-columns-repeated="16"/>
        </table:table-row>
        <table:table-row table:style-name="ro12">
          <table:table-cell table:style-name="ce402" office:value-type="string" calcext:value-type="string">
            <text:p>EQUIPAMENTO</text:p>
          </table:table-cell>
          <table:table-cell table:style-name="ce433" office:value-type="string" calcext:value-type="string">
            <text:p>QTD</text:p>
          </table:table-cell>
          <table:table-cell table:style-name="ce433" office:value-type="string" calcext:value-type="string">
            <text:p>CUSTO EST R$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BALANÇA DE PRESSÃO</text:p>
          </table:table-cell>
          <table:table-cell table:style-name="ce434" office:value-type="float" office:value="2" calcext:value-type="float">
            <text:p>2</text:p>
          </table:table-cell>
          <table:table-cell office:value-type="currency" office:currency="BRL" office:value="168.66" calcext:value-type="currency">
            <text:p>R$ 168,66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BALANÇA DIGITAL</text:p>
          </table:table-cell>
          <table:table-cell table:style-name="ce434" office:value-type="float" office:value="1" calcext:value-type="float">
            <text:p>1</text:p>
          </table:table-cell>
          <table:table-cell office:value-type="currency" office:currency="BRL" office:value="70" calcext:value-type="currency">
            <text:p>R$ 70,00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CONTROLADOR DE PRESSAO</text:p>
          </table:table-cell>
          <table:table-cell table:style-name="ce434" office:value-type="float" office:value="4" calcext:value-type="float">
            <text:p>4</text:p>
          </table:table-cell>
          <table:table-cell office:value-type="currency" office:currency="BRL" office:value="772" calcext:value-type="currency">
            <text:p>R$ 772,00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DINAMOMETRO </text:p>
          </table:table-cell>
          <table:table-cell table:style-name="ce434" office:value-type="float" office:value="1" calcext:value-type="float">
            <text:p>1</text:p>
          </table:table-cell>
          <table:table-cell office:value-type="currency" office:currency="BRL" office:value="84.33" calcext:value-type="currency">
            <text:p>R$ 84,33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DINAMOMETRO DIGITAL</text:p>
          </table:table-cell>
          <table:table-cell table:style-name="ce434" office:value-type="float" office:value="3" calcext:value-type="float">
            <text:p>3</text:p>
          </table:table-cell>
          <table:table-cell office:value-type="currency" office:currency="BRL" office:value="507.35" calcext:value-type="currency">
            <text:p>R$ 507,35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MANOMETRO ANALOGICO</text:p>
          </table:table-cell>
          <table:table-cell table:style-name="ce434" office:value-type="float" office:value="45" calcext:value-type="float">
            <text:p>45</text:p>
          </table:table-cell>
          <table:table-cell office:value-type="currency" office:currency="BRL" office:value="15241.05" calcext:value-type="currency">
            <text:p>R$ 15.241,05</text:p>
          </table:table-cell>
          <table:table-cell table:number-columns-repeated="16"/>
        </table:table-row>
        <table:table-row table:style-name="ro13">
          <table:table-cell table:style-name="ce404" office:value-type="string" calcext:value-type="string">
            <text:p>MANOMETRO ANALOGICO BACS</text:p>
          </table:table-cell>
          <table:table-cell table:style-name="ce434" office:value-type="float" office:value="1" calcext:value-type="float">
            <text:p>1</text:p>
          </table:table-cell>
          <table:table-cell office:value-type="currency" office:currency="BRL" office:value="338.69" calcext:value-type="currency">
            <text:p>R$ 338,69</text:p>
          </table:table-cell>
          <table:table-cell table:number-columns-repeated="16"/>
        </table:table-row>
        <table:table-row table:style-name="ro14">
          <table:table-cell table:style-name="ce404" office:value-type="string" calcext:value-type="string">
            <text:p>MANOMETRO DIGITAL IN LOCO</text:p>
          </table:table-cell>
          <table:table-cell table:style-name="ce434" office:value-type="float" office:value="4" calcext:value-type="float">
            <text:p>4</text:p>
          </table:table-cell>
          <table:table-cell office:value-type="currency" office:currency="BRL" office:value="3514.02" calcext:value-type="currency">
            <text:p>R$ 3.514,02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MANOMETRO DIGITAL </text:p>
          </table:table-cell>
          <table:table-cell table:style-name="ce434" office:value-type="float" office:value="2" calcext:value-type="float">
            <text:p>2</text:p>
          </table:table-cell>
          <table:table-cell office:value-type="currency" office:currency="BRL" office:value="677.38" calcext:value-type="currency">
            <text:p>R$ 677,38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MANOVACUÔMETRO</text:p>
          </table:table-cell>
          <table:table-cell table:style-name="ce434" office:value-type="float" office:value="4" calcext:value-type="float">
            <text:p>4</text:p>
          </table:table-cell>
          <table:table-cell office:value-type="currency" office:currency="BRL" office:value="1354.76" calcext:value-type="currency">
            <text:p>R$ 1.354,76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MICROMETRO DE PROFUNDIDADE</text:p>
          </table:table-cell>
          <table:table-cell table:style-name="ce434" office:value-type="float" office:value="18" calcext:value-type="float">
            <text:p>18</text:p>
          </table:table-cell>
          <table:table-cell office:value-type="currency" office:currency="BRL" office:value="1517.94" calcext:value-type="currency">
            <text:p>R$ 1.517,94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NIVEL LINEAR DE PRECISAO</text:p>
          </table:table-cell>
          <table:table-cell table:style-name="ce434" office:value-type="float" office:value="1" calcext:value-type="float">
            <text:p>1</text:p>
          </table:table-cell>
          <table:table-cell office:value-type="currency" office:currency="BRL" office:value="84.33" calcext:value-type="currency">
            <text:p>R$ 84,33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OUTROS</text:p>
          </table:table-cell>
          <table:table-cell table:style-name="ce434" office:value-type="float" office:value="3" calcext:value-type="float">
            <text:p>3</text:p>
          </table:table-cell>
          <table:table-cell office:value-type="currency" office:currency="BRL" office:value="1552.46" calcext:value-type="currency">
            <text:p>R$ 1.552,46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PAQUIMETRO </text:p>
          </table:table-cell>
          <table:table-cell table:style-name="ce434" office:value-type="float" office:value="9" calcext:value-type="float">
            <text:p>9</text:p>
          </table:table-cell>
          <table:table-cell office:value-type="currency" office:currency="BRL" office:value="758.97" calcext:value-type="currency">
            <text:p>R$ 758,97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SENSOR DE VELOCIDADE</text:p>
          </table:table-cell>
          <table:table-cell table:style-name="ce434" office:value-type="float" office:value="4" calcext:value-type="float">
            <text:p>4</text:p>
          </table:table-cell>
          <table:table-cell office:value-type="currency" office:currency="BRL" office:value="337.32" calcext:value-type="currency">
            <text:p>R$ 337,32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TERMOMETRO</text:p>
          </table:table-cell>
          <table:table-cell table:style-name="ce434" office:value-type="float" office:value="2" calcext:value-type="float">
            <text:p>2</text:p>
          </table:table-cell>
          <table:table-cell office:value-type="currency" office:currency="BRL" office:value="168.66" calcext:value-type="currency">
            <text:p>R$ 168,66</text:p>
          </table:table-cell>
          <table:table-cell table:number-columns-repeated="16"/>
        </table:table-row>
        <table:table-row table:style-name="ro12">
          <table:table-cell table:style-name="ce405" office:value-type="string" calcext:value-type="string">
            <text:p>TORQUIMETRO </text:p>
          </table:table-cell>
          <table:table-cell table:style-name="ce435" office:value-type="float" office:value="255" calcext:value-type="float">
            <text:p>255</text:p>
          </table:table-cell>
          <table:table-cell table:style-name="ce449" office:value-type="currency" office:currency="BRL" office:value="25500" calcext:value-type="currency">
            <text:p>R$ 25.500,00</text:p>
          </table:table-cell>
          <table:table-cell table:number-columns-repeated="16"/>
        </table:table-row>
        <table:table-row table:style-name="ro12">
          <table:table-cell table:style-name="ce404" office:value-type="string" calcext:value-type="string">
            <text:p>TRANSDUTOR DE PRESSAO</text:p>
          </table:table-cell>
          <table:table-cell table:style-name="ce434" office:value-type="float" office:value="6" calcext:value-type="float">
            <text:p>6</text:p>
          </table:table-cell>
          <table:table-cell office:value-type="currency" office:currency="BRL" office:value="2032.14" calcext:value-type="currency">
            <text:p>R$ 2.032,14</text:p>
          </table:table-cell>
          <table:table-cell table:number-columns-repeated="16"/>
        </table:table-row>
        <table:table-row table:style-name="ro12">
          <table:table-cell table:style-name="ce408" office:value-type="string" calcext:value-type="string">
            <text:p>TOTAL</text:p>
          </table:table-cell>
          <table:table-cell table:style-name="ce436" office:value-type="float" office:value="365" calcext:value-type="float">
            <text:p>365</text:p>
          </table:table-cell>
          <table:table-cell table:style-name="ce450" office:value-type="currency" office:currency="BRL" office:value="54680.06" calcext:value-type="currency">
            <text:p>R$ 54.680,06</text:p>
          </table:table-cell>
          <table:table-cell table:number-columns-repeated="16"/>
        </table:table-row>
        <table:table-row table:style-name="ro12" table:number-rows-repeated="6">
          <table:table-cell table:number-columns-repeated="2"/>
          <table:table-cell table:style-name="Default"/>
          <table:table-cell table:number-columns-repeated="16"/>
        </table:table-row>
        <table:table-row table:style-name="ro12">
          <table:table-cell table:style-name="ce402" office:value-type="string" calcext:value-type="string">
            <text:p>EQUIPAMENTO</text:p>
          </table:table-cell>
          <table:table-cell table:style-name="ce433" office:value-type="string" calcext:value-type="string">
            <text:p>QTD</text:p>
          </table:table-cell>
          <table:table-cell table:style-name="ce433" office:value-type="string" calcext:value-type="string">
            <text:p>CUSTO EST R$</text:p>
          </table:table-cell>
          <table:table-cell table:number-columns-repeated="16"/>
        </table:table-row>
        <table:table-row table:style-name="ro12">
          <table:table-cell table:style-name="ce409" office:value-type="string" calcext:value-type="string">
            <text:p>FONTE DC</text:p>
          </table:table-cell>
          <table:table-cell table:style-name="ce434" office:value-type="float" office:value="13" calcext:value-type="float">
            <text:p>13</text:p>
          </table:table-cell>
          <table:table-cell office:value-type="currency" office:currency="BRL" office:value="11851.64" calcext:value-type="currency">
            <text:p>R$ 11.851,64</text:p>
          </table:table-cell>
          <table:table-cell table:number-columns-repeated="16"/>
        </table:table-row>
        <table:table-row table:style-name="ro12">
          <table:table-cell table:style-name="ce409" office:value-type="string" calcext:value-type="string">
            <text:p>MULTIMETRO</text:p>
          </table:table-cell>
          <table:table-cell table:style-name="ce434" office:value-type="float" office:value="49" calcext:value-type="float">
            <text:p>49</text:p>
          </table:table-cell>
          <table:table-cell office:value-type="currency" office:currency="BRL" office:value="39391.26" calcext:value-type="currency">
            <text:p>R$ 39.391,26</text:p>
          </table:table-cell>
          <table:table-cell table:number-columns-repeated="16"/>
        </table:table-row>
        <table:table-row table:style-name="ro12">
          <table:table-cell table:style-name="ce409" office:value-type="string" calcext:value-type="string">
            <text:p>TORQUIMETRO </text:p>
          </table:table-cell>
          <table:table-cell table:style-name="ce434" office:value-type="float" office:value="255" calcext:value-type="float">
            <text:p>255</text:p>
          </table:table-cell>
          <table:table-cell office:value-type="currency" office:currency="BRL" office:value="25500" calcext:value-type="currency">
            <text:p>R$ 25.500,00</text:p>
          </table:table-cell>
          <table:table-cell table:number-columns-repeated="16"/>
        </table:table-row>
        <table:table-row table:style-name="ro12">
          <table:table-cell table:style-name="ce402" office:value-type="string" calcext:value-type="string">
            <text:p>TOTAL</text:p>
          </table:table-cell>
          <table:table-cell table:style-name="ce433" table:formula="of:=SUM([.B113:.B115])" office:value-type="float" office:value="317" calcext:value-type="float">
            <text:p>317</text:p>
          </table:table-cell>
          <table:table-cell table:style-name="ce451" table:formula="of:=SUM([.C113:.C115])" office:value-type="currency" office:currency="BRL" office:value="76742.9" calcext:value-type="currency">
            <text:p>R$ 76.742,90</text:p>
          </table:table-cell>
          <table:table-cell table:number-columns-repeated="16"/>
        </table:table-row>
      </table:table>
      <table:table table:name="Tabela dinâmica_Controle_1" table:style-name="ta1">
        <table:table-column table:style-name="co18" table:default-cell-style-name="Default"/>
        <table:table-column table:style-name="co19" table:default-cell-style-name="ce490"/>
        <table:table-column table:style-name="co20" table:default-cell-style-name="Default"/>
        <table:table-column table:style-name="co7" table:number-columns-repeated="63" table:default-cell-style-name="Default"/>
        <table:table-column table:style-name="co21" table:default-cell-style-name="Default"/>
        <table:table-row table:style-name="ro12">
          <table:table-cell/>
          <table:table-cell table:style-name="Default"/>
          <table:table-cell table:number-columns-repeated="65"/>
        </table:table-row>
        <table:table-row table:style-name="ro12">
          <table:table-cell table:style-name="Pivot_20_Table_20_Field" office:value-type="string" calcext:value-type="string">
            <text:p>Próxima Calibração</text:p>
          </table:table-cell>
          <table:table-cell table:style-name="ce272" office:value-type="string" calcext:value-type="string">
            <text:p>- todas -</text:p>
          </table:table-cell>
          <table:table-cell table:number-columns-repeated="65"/>
        </table:table-row>
        <table:table-row table:style-name="ro12">
          <table:table-cell table:style-name="Pivot_20_Table_20_Field" office:value-type="string" calcext:value-type="string">
            <text:p>VALIDADE CALIBRAÇÃO</text:p>
          </table:table-cell>
          <table:table-cell table:style-name="ce272" office:value-type="string" calcext:value-type="string">
            <text:p>- múltiplo -</text:p>
          </table:table-cell>
          <table:table-cell table:number-columns-repeated="65"/>
        </table:table-row>
        <table:table-row table:style-name="ro12">
          <table:table-cell table:style-name="Pivot_20_Table_20_Field" office:value-type="string" calcext:value-type="string">
            <text:p>PROXIMA CALIBRAÇÃO</text:p>
          </table:table-cell>
          <table:table-cell table:style-name="ce272" office:value-type="string" calcext:value-type="string">
            <text:p>- múltiplo -</text:p>
          </table:table-cell>
          <table:table-cell table:number-columns-repeated="65"/>
        </table:table-row>
        <table:table-row table:style-name="ro12">
          <table:table-cell/>
          <table:table-cell table:style-name="Default"/>
          <table:table-cell table:number-columns-repeated="65"/>
        </table:table-row>
        <table:table-row table:style-name="ro12">
          <table:table-cell table:style-name="ce251"/>
          <table:table-cell table:style-name="ce273" office:value-type="string" calcext:value-type="string">
            <text:p>Dados</text:p>
          </table:table-cell>
          <table:table-cell table:style-name="ce348"/>
          <table:table-cell table:number-columns-repeated="64"/>
        </table:table-row>
        <table:table-row table:style-name="ro12">
          <table:table-cell table:style-name="ce253" office:value-type="string" calcext:value-type="string">
            <text:p>Oficina</text:p>
          </table:table-cell>
          <table:table-cell table:style-name="ce274" office:value-type="string" calcext:value-type="string">
            <text:p>Cont.Núm - Oficina</text:p>
          </table:table-cell>
          <table:table-cell table:style-name="ce362" office:value-type="string" calcext:value-type="string">
            <text:p>Soma - CUSTO ESTIMADO</text:p>
          </table:table-cell>
          <table:table-cell table:number-columns-repeated="64"/>
        </table:table-row>
        <table:table-row table:style-name="ro12">
          <table:table-cell table:style-name="ce255" office:value-type="string" calcext:value-type="string">
            <text:p>Aspide</text:p>
          </table:table-cell>
          <table:table-cell table:style-name="ce355" office:value-type="float" office:value="39" calcext:value-type="float">
            <text:p>39</text:p>
          </table:table-cell>
          <table:table-cell table:style-name="ce363" office:value-type="currency" office:currency="BRL" office:value="43354.95" calcext:value-type="currency">
            <text:p>R$ 43.354,95</text:p>
          </table:table-cell>
          <table:table-cell table:number-columns-repeated="64"/>
        </table:table-row>
        <table:table-row table:style-name="ro12">
          <table:table-cell table:style-name="ce262" office:value-type="string" calcext:value-type="string">
            <text:p>Exocet</text:p>
          </table:table-cell>
          <table:table-cell table:style-name="ce276" office:value-type="float" office:value="30" calcext:value-type="float">
            <text:p>30</text:p>
          </table:table-cell>
          <table:table-cell table:style-name="ce364" office:value-type="currency" office:currency="BRL" office:value="13613.51" calcext:value-type="currency">
            <text:p>R$ 13.613,51</text:p>
          </table:table-cell>
          <table:table-cell table:number-columns-repeated="64"/>
        </table:table-row>
        <table:table-row table:style-name="ro12">
          <table:table-cell table:style-name="ce262" office:value-type="string" calcext:value-type="string">
            <text:p>F21</text:p>
          </table:table-cell>
          <table:table-cell table:style-name="ce276" office:value-type="float" office:value="44" calcext:value-type="float">
            <text:p>44</text:p>
          </table:table-cell>
          <table:table-cell table:style-name="ce364" office:value-type="currency" office:currency="BRL" office:value="21666.9" calcext:value-type="currency">
            <text:p>R$ 21.666,90</text:p>
          </table:table-cell>
          <table:table-cell table:number-columns-repeated="64"/>
        </table:table-row>
        <table:table-row table:style-name="ro12">
          <table:table-cell table:style-name="ce262" office:value-type="string" calcext:value-type="string">
            <text:p>Minas e Bombas</text:p>
          </table:table-cell>
          <table:table-cell table:style-name="ce276" office:value-type="float" office:value="4" calcext:value-type="float">
            <text:p>4</text:p>
          </table:table-cell>
          <table:table-cell table:style-name="ce364" office:value-type="currency" office:currency="BRL" office:value="1553.61" calcext:value-type="currency">
            <text:p>R$ 1.553,61</text:p>
          </table:table-cell>
          <table:table-cell table:number-columns-repeated="64"/>
        </table:table-row>
        <table:table-row table:style-name="ro12">
          <table:table-cell table:style-name="ce262" office:value-type="string" calcext:value-type="string">
            <text:p>Mistral</text:p>
          </table:table-cell>
          <table:table-cell table:style-name="ce276" office:value-type="float" office:value="5" calcext:value-type="float">
            <text:p>5</text:p>
          </table:table-cell>
          <table:table-cell table:style-name="ce364" office:value-type="currency" office:currency="BRL" office:value="1636.98" calcext:value-type="currency">
            <text:p>R$ 1.636,98</text:p>
          </table:table-cell>
          <table:table-cell table:number-columns-repeated="64"/>
        </table:table-row>
        <table:table-row table:style-name="ro12">
          <table:table-cell table:style-name="ce262" office:value-type="string" calcext:value-type="string">
            <text:p>MK-46</text:p>
          </table:table-cell>
          <table:table-cell table:style-name="ce276" office:value-type="float" office:value="103" calcext:value-type="float">
            <text:p>103</text:p>
          </table:table-cell>
          <table:table-cell table:style-name="ce364" office:value-type="currency" office:currency="BRL" office:value="57158.55" calcext:value-type="currency">
            <text:p>R$ 57.158,55</text:p>
          </table:table-cell>
          <table:table-cell table:number-columns-repeated="64"/>
        </table:table-row>
        <table:table-row table:style-name="ro12">
          <table:table-cell table:style-name="ce262" office:value-type="string" calcext:value-type="string">
            <text:p>MK-48</text:p>
          </table:table-cell>
          <table:table-cell table:style-name="ce276" office:value-type="float" office:value="259" calcext:value-type="float">
            <text:p>259</text:p>
          </table:table-cell>
          <table:table-cell table:style-name="ce364" office:value-type="currency" office:currency="BRL" office:value="52411.9500000001" calcext:value-type="currency">
            <text:p>R$ 52.411,95</text:p>
          </table:table-cell>
          <table:table-cell table:number-columns-repeated="64"/>
        </table:table-row>
        <table:table-row table:style-name="ro12">
          <table:table-cell table:style-name="ce262" office:value-type="string" calcext:value-type="string">
            <text:p>Penguin</text:p>
          </table:table-cell>
          <table:table-cell table:style-name="ce356" office:value-type="float" office:value="9" calcext:value-type="float">
            <text:p>9</text:p>
          </table:table-cell>
          <table:table-cell table:style-name="ce365" office:value-type="currency" office:currency="BRL" office:value="900" calcext:value-type="currency">
            <text:p>R$ 900,00</text:p>
          </table:table-cell>
          <table:table-cell table:number-columns-repeated="64"/>
        </table:table-row>
        <table:table-row table:style-name="ro12">
          <table:table-cell table:style-name="ce263" office:value-type="string" calcext:value-type="string">
            <text:p>Total Resultado</text:p>
          </table:table-cell>
          <table:table-cell table:style-name="ce279" office:value-type="float" office:value="493" calcext:value-type="float">
            <text:p>493</text:p>
          </table:table-cell>
          <table:table-cell table:style-name="ce366" office:value-type="currency" office:currency="BRL" office:value="192296.45" calcext:value-type="currency">
            <text:p>R$ 192.296,45</text:p>
          </table:table-cell>
          <table:table-cell table:number-columns-repeated="64"/>
        </table:table-row>
        <table:table-row table:style-name="ro12" table:number-rows-repeated="260">
          <table:table-cell/>
          <table:table-cell table:style-name="Default"/>
          <table:table-cell table:number-columns-repeated="65"/>
        </table:table-row>
        <table:table-row table:style-name="ro12" table:number-rows-repeated="1048299">
          <table:table-cell table:number-columns-repeated="67"/>
        </table:table-row>
        <table:table-row table:style-name="ro12">
          <table:table-cell table:number-columns-repeated="67"/>
        </table:table-row>
      </table:table>
      <table:table table:name="Resumo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ce372"/>
        <table:table-row table:style-name="ro12">
          <table:table-cell table:style-name="ce498" office:value-type="string" calcext:value-type="string" table:number-columns-spanned="3" table:number-rows-spanned="1">
            <text:p>TOTAL</text:p>
          </table:table-cell>
          <table:covered-table-cell table:number-columns-repeated="2" table:style-name="ce499"/>
        </table:table-row>
        <table:table-row table:style-name="ro12">
          <table:table-cell table:style-name="ce499" office:value-type="string" calcext:value-type="string">
            <text:p>Nº de instrumentos</text:p>
          </table:table-cell>
          <table:table-cell table:style-name="ce499" table:formula="of:=SUM(#REF!)" office:value-type="string" office:string-value="" calcext:value-type="error">
            <text:p>#REF!</text:p>
          </table:table-cell>
          <table:table-cell table:style-name="ce503" table:formula="of:=[.B2]/[.B2]" office:value-type="string" office:string-value="" calcext:value-type="error">
            <text:p>#REF!</text:p>
          </table:table-cell>
        </table:table-row>
        <table:table-row table:style-name="ro12">
          <table:table-cell table:style-name="ce499" office:value-type="string" calcext:value-type="string">
            <text:p>Instrumentos com Calibração Válida</text:p>
          </table:table-cell>
          <table:table-cell table:style-name="ce499" table:formula="of:=SUM(#REF!)" office:value-type="string" office:string-value="" calcext:value-type="error">
            <text:p>#REF!</text:p>
          </table:table-cell>
          <table:table-cell table:style-name="ce503" table:formula="of:=[.B3]/[.B2]" office:value-type="string" office:string-value="" calcext:value-type="error">
            <text:p>#REF!</text:p>
          </table:table-cell>
        </table:table-row>
        <table:table-row table:style-name="ro12">
          <table:table-cell table:style-name="ce499" office:value-type="string" calcext:value-type="string">
            <text:p>Instrumentos com Sobressalente Válido</text:p>
          </table:table-cell>
          <table:table-cell table:style-name="ce499" table:formula="of:=SUM(#REF!)" office:value-type="string" office:string-value="" calcext:value-type="error">
            <text:p>#REF!</text:p>
          </table:table-cell>
          <table:table-cell table:style-name="ce503" table:formula="of:=[.B4]/[.B2]" office:value-type="string" office:string-value="" calcext:value-type="error">
            <text:p>#REF!</text:p>
          </table:table-cell>
        </table:table-row>
        <table:table-row table:style-name="ro12" table:visibility="collapse">
          <table:table-cell table:number-columns-repeated="3"/>
        </table:table-row>
        <table:table-row table:style-name="ro12" table:visibility="collapse">
          <table:table-cell table:style-name="ce501" office:value-type="string" calcext:value-type="string" table:number-columns-spanned="3" table:number-rows-spanned="1">
            <text:p>MÍSSEIS</text:p>
          </table:table-cell>
          <table:covered-table-cell table:number-columns-repeated="2"/>
        </table:table-row>
        <table:table-row table:style-name="ro12" table:visibility="collapse">
          <table:table-cell office:value-type="string" calcext:value-type="string">
            <text:p>Nº de instrumentos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[.B7]/[.B7]" office:value-type="string" office:string-value="" calcext:value-type="error">
            <text:p>#REF!</text:p>
          </table:table-cell>
        </table:table-row>
        <table:table-row table:style-name="ro12" table:visibility="collapse">
          <table:table-cell office:value-type="string" calcext:value-type="string">
            <text:p>Instrumentos com Calibração Válida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[.B8]/[.B7]" office:value-type="string" office:string-value="" calcext:value-type="error">
            <text:p>#REF!</text:p>
          </table:table-cell>
        </table:table-row>
        <table:table-row table:style-name="ro12" table:visibility="collapse">
          <table:table-cell office:value-type="string" calcext:value-type="string">
            <text:p>Instrumentos com Sobressalente Válido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[.B9]/[.B7]" office:value-type="string" office:string-value="" calcext:value-type="error">
            <text:p>#REF!</text:p>
          </table:table-cell>
        </table:table-row>
        <table:table-row table:style-name="ro12" table:visibility="collapse">
          <table:table-cell table:number-columns-repeated="3"/>
        </table:table-row>
        <table:table-row table:style-name="ro12" table:visibility="collapse">
          <table:table-cell table:style-name="ce501" office:value-type="string" calcext:value-type="string" table:number-columns-spanned="3" table:number-rows-spanned="1">
            <text:p>ARMAS SUBMARINAS</text:p>
          </table:table-cell>
          <table:covered-table-cell table:number-columns-repeated="2"/>
        </table:table-row>
        <table:table-row table:style-name="ro12" table:visibility="collapse">
          <table:table-cell office:value-type="string" calcext:value-type="string">
            <text:p>Nº de instrumentos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[.B12]/[.B12]" office:value-type="string" office:string-value="" calcext:value-type="error">
            <text:p>#REF!</text:p>
          </table:table-cell>
        </table:table-row>
        <table:table-row table:style-name="ro12" table:visibility="collapse">
          <table:table-cell office:value-type="string" calcext:value-type="string">
            <text:p>Instrumentos com Calibração Válida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[.B13]/[.B12]" office:value-type="string" office:string-value="" calcext:value-type="error">
            <text:p>#REF!</text:p>
          </table:table-cell>
        </table:table-row>
        <table:table-row table:style-name="ro12" table:visibility="collapse">
          <table:table-cell office:value-type="string" calcext:value-type="string">
            <text:p>Instrumentos com Sobressalente Válido</text:p>
          </table:table-cell>
          <table:table-cell table:formula="of:=SUM(#REF!)" office:value-type="string" office:string-value="" calcext:value-type="error">
            <text:p>#REF!</text:p>
          </table:table-cell>
          <table:table-cell table:formula="of:=[.B14]/[.B12]" office:value-type="string" office:string-value="" calcext:value-type="error">
            <text:p>#REF!</text:p>
          </table:table-cell>
        </table:table-row>
        <table:table-row table:style-name="ro12" table:visibility="collapse" table:number-rows-repeated="2">
          <table:table-cell table:number-columns-repeated="2"/>
          <table:table-cell table:style-name="Default"/>
        </table:table-row>
        <table:table-row table:style-name="ro12" table:number-rows-repeated="2">
          <table:table-cell table:number-columns-repeated="2"/>
          <table:table-cell table:style-name="Default"/>
        </table:table-row>
        <table:table-row table:style-name="ro15">
          <table:table-cell table:style-name="ce502" office:value-type="string" calcext:value-type="string" table:number-columns-spanned="3" table:number-rows-spanned="1">
            <text:p>Após calibração de eletrônicos, torquímetros e manômetros</text:p>
          </table:table-cell>
          <table:covered-table-cell table:number-columns-repeated="2" table:style-name="ce499"/>
        </table:table-row>
        <table:table-row table:style-name="ro12">
          <table:table-cell table:style-name="ce499" office:value-type="string" calcext:value-type="string">
            <text:p>Instrumentos com Sobressalente Válido</text:p>
          </table:table-cell>
          <table:table-cell table:style-name="ce499" office:value-type="float" office:value="512" calcext:value-type="float">
            <text:p>512</text:p>
          </table:table-cell>
          <table:table-cell table:style-name="ce503" office:value-type="percentage" office:value="0.9394" calcext:value-type="percentage">
            <text:p>93,94%</text:p>
          </table:table-cell>
        </table:table-row>
        <table:table-row table:style-name="ro12">
          <table:table-cell office:value-type="string" calcext:value-type="string">
            <text:p>* Excluindo instrumentos do Aspide</text:p>
          </table:table-cell>
          <table:table-cell/>
          <table:table-cell table:style-name="Default"/>
        </table:table-row>
      </table:table>
      <table:table table:name="Tabela dinâmica_Controle_3" table:style-name="ta1">
        <table:table-column table:style-name="co25" table:default-cell-style-name="ce262"/>
        <table:table-column table:style-name="co26" table:default-cell-style-name="ce522"/>
        <table:table-column table:style-name="co27" table:default-cell-style-name="Default"/>
        <table:table-row table:style-name="ro12">
          <table:table-cell table:style-name="Pivot_20_Table_20_Field" office:value-type="string" calcext:value-type="string">
            <text:p>VALIDADE CALIBRAÇÃO</text:p>
          </table:table-cell>
          <table:table-cell table:style-name="ce272" office:value-type="string" calcext:value-type="string">
            <text:p>- múltiplo -</text:p>
          </table:table-cell>
          <table:table-cell/>
        </table:table-row>
        <table:table-row table:style-name="ro12">
          <table:table-cell table:style-name="Default" table:number-columns-repeated="2"/>
          <table:table-cell/>
        </table:table-row>
        <table:table-row table:style-name="ro12">
          <table:table-cell table:style-name="ce373" office:value-type="string" calcext:value-type="string">
            <text:p>CICLO CALIBRAÇÃO</text:p>
          </table:table-cell>
          <table:table-cell table:style-name="ce380" office:value-type="string" calcext:value-type="string">
            <text:p>Cont.Núm - CICLO CALIBRAÇÃO</text:p>
          </table:table-cell>
          <table:table-cell/>
        </table:table-row>
        <table:table-row table:style-name="ro12">
          <table:table-cell table:style-name="ce255" office:value-type="float" office:value="6" calcext:value-type="float">
            <text:p>6</text:p>
          </table:table-cell>
          <table:table-cell table:style-name="ce383" office:value-type="float" office:value="1" calcext:value-type="float">
            <text:p>1</text:p>
          </table:table-cell>
          <table:table-cell office:value-type="float" office:value="244" calcext:value-type="float" table:number-columns-spanned="1" table:number-rows-spanned="5">
            <text:p>244</text:p>
          </table:table-cell>
        </table:table-row>
        <table:table-row table:style-name="ro12">
          <table:table-cell office:value-type="float" office:value="7" calcext:value-type="float">
            <text:p>7</text:p>
          </table:table-cell>
          <table:table-cell table:style-name="ce384" office:value-type="float" office:value="3" calcext:value-type="float">
            <text:p>3</text:p>
          </table:table-cell>
          <table:covered-table-cell/>
        </table:table-row>
        <table:table-row table:style-name="ro12">
          <table:table-cell office:value-type="float" office:value="9" calcext:value-type="float">
            <text:p>9</text:p>
          </table:table-cell>
          <table:table-cell table:style-name="ce384" office:value-type="float" office:value="5" calcext:value-type="float">
            <text:p>5</text:p>
          </table:table-cell>
          <table:covered-table-cell/>
        </table:table-row>
        <table:table-row table:style-name="ro12">
          <table:table-cell office:value-type="float" office:value="10" calcext:value-type="float">
            <text:p>10</text:p>
          </table:table-cell>
          <table:table-cell table:style-name="ce384" office:value-type="float" office:value="4" calcext:value-type="float">
            <text:p>4</text:p>
          </table:table-cell>
          <table:covered-table-cell/>
        </table:table-row>
        <table:table-row table:style-name="ro12">
          <table:table-cell office:value-type="float" office:value="12" calcext:value-type="float">
            <text:p>12</text:p>
          </table:table-cell>
          <table:table-cell table:style-name="ce384" office:value-type="float" office:value="231" calcext:value-type="float">
            <text:p>231</text:p>
          </table:table-cell>
          <table:covered-table-cell/>
        </table:table-row>
        <table:table-row table:style-name="ro12">
          <table:table-cell office:value-type="float" office:value="13" calcext:value-type="float">
            <text:p>13</text:p>
          </table:table-cell>
          <table:table-cell table:style-name="ce384" office:value-type="float" office:value="5" calcext:value-type="float">
            <text:p>5</text:p>
          </table:table-cell>
          <table:table-cell office:value-type="float" office:value="164" calcext:value-type="float" table:number-columns-spanned="1" table:number-rows-spanned="6">
            <text:p>164</text:p>
          </table:table-cell>
        </table:table-row>
        <table:table-row table:style-name="ro12">
          <table:table-cell office:value-type="float" office:value="15" calcext:value-type="float">
            <text:p>15</text:p>
          </table:table-cell>
          <table:table-cell table:style-name="ce384" office:value-type="float" office:value="23" calcext:value-type="float">
            <text:p>23</text:p>
          </table:table-cell>
          <table:covered-table-cell/>
        </table:table-row>
        <table:table-row table:style-name="ro12">
          <table:table-cell office:value-type="float" office:value="18" calcext:value-type="float">
            <text:p>18</text:p>
          </table:table-cell>
          <table:table-cell table:style-name="ce384" office:value-type="float" office:value="14" calcext:value-type="float">
            <text:p>14</text:p>
          </table:table-cell>
          <table:covered-table-cell/>
        </table:table-row>
        <table:table-row table:style-name="ro12">
          <table:table-cell office:value-type="float" office:value="20" calcext:value-type="float">
            <text:p>20</text:p>
          </table:table-cell>
          <table:table-cell table:style-name="ce384" office:value-type="float" office:value="5" calcext:value-type="float">
            <text:p>5</text:p>
          </table:table-cell>
          <table:covered-table-cell/>
        </table:table-row>
        <table:table-row table:style-name="ro12">
          <table:table-cell office:value-type="float" office:value="22" calcext:value-type="float">
            <text:p>22</text:p>
          </table:table-cell>
          <table:table-cell table:style-name="ce384" office:value-type="float" office:value="2" calcext:value-type="float">
            <text:p>2</text:p>
          </table:table-cell>
          <table:covered-table-cell/>
        </table:table-row>
        <table:table-row table:style-name="ro12">
          <table:table-cell office:value-type="float" office:value="24" calcext:value-type="float">
            <text:p>24</text:p>
          </table:table-cell>
          <table:table-cell table:style-name="ce384" office:value-type="float" office:value="115" calcext:value-type="float">
            <text:p>115</text:p>
          </table:table-cell>
          <table:covered-table-cell/>
        </table:table-row>
        <table:table-row table:style-name="ro12">
          <table:table-cell office:value-type="float" office:value="30" calcext:value-type="float">
            <text:p>30</text:p>
          </table:table-cell>
          <table:table-cell table:style-name="ce384" office:value-type="float" office:value="25" calcext:value-type="float">
            <text:p>25</text:p>
          </table:table-cell>
          <table:table-cell office:value-type="float" office:value="98" calcext:value-type="float" table:number-columns-spanned="1" table:number-rows-spanned="3">
            <text:p>98</text:p>
          </table:table-cell>
        </table:table-row>
        <table:table-row table:style-name="ro12">
          <table:table-cell office:value-type="float" office:value="32" calcext:value-type="float">
            <text:p>32</text:p>
          </table:table-cell>
          <table:table-cell table:style-name="ce384" office:value-type="float" office:value="2" calcext:value-type="float">
            <text:p>2</text:p>
          </table:table-cell>
          <table:covered-table-cell/>
        </table:table-row>
        <table:table-row table:style-name="ro12">
          <table:table-cell office:value-type="float" office:value="36" calcext:value-type="float">
            <text:p>36</text:p>
          </table:table-cell>
          <table:table-cell table:style-name="ce386" office:value-type="float" office:value="71" calcext:value-type="float">
            <text:p>71</text:p>
          </table:table-cell>
          <table:covered-table-cell/>
        </table:table-row>
        <table:table-row table:style-name="ro12">
          <table:table-cell table:style-name="ce263" office:value-type="string" calcext:value-type="string">
            <text:p>Total Resultado</text:p>
          </table:table-cell>
          <table:table-cell table:style-name="ce354" office:value-type="float" office:value="506" calcext:value-type="float">
            <text:p>506</text:p>
          </table:table-cell>
          <table:table-cell/>
        </table:table-row>
        <table:table-row table:style-name="ro12" table:number-rows-repeated="6">
          <table:table-cell table:style-name="Default" table:number-columns-repeated="2"/>
          <table:table-cell/>
        </table:table-row>
        <table:table-row table:style-name="ro2">
          <table:table-cell table:style-name="ce510" office:value-type="string" calcext:value-type="string">
            <text:p>Periodicidade de Calibração (Meses)</text:p>
          </table:table-cell>
          <table:table-cell table:style-name="ce510" office:value-type="string" calcext:value-type="string">
            <text:p>QTD</text:p>
          </table:table-cell>
          <table:table-cell table:style-name="ce510" office:value-type="string" calcext:value-type="string">
            <text:p>QTD resumida</text:p>
          </table:table-cell>
        </table:table-row>
        <table:table-row table:style-name="ro12">
          <table:table-cell table:style-name="ce51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89" office:value-type="float" office:value="244" calcext:value-type="float" table:number-columns-spanned="1" table:number-rows-spanned="5">
            <text:p>244</text:p>
          </table:table-cell>
        </table:table-row>
        <table:table-row table:style-name="ro12">
          <table:table-cell table:style-name="ce511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covered-table-cell table:style-name="ce524"/>
        </table:table-row>
        <table:table-row table:style-name="ro12">
          <table:table-cell table:style-name="ce511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covered-table-cell table:style-name="ce524"/>
        </table:table-row>
        <table:table-row table:style-name="ro12">
          <table:table-cell table:style-name="ce511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covered-table-cell table:style-name="ce524"/>
        </table:table-row>
        <table:table-row table:style-name="ro12">
          <table:table-cell table:style-name="ce512"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covered-table-cell table:style-name="ce524"/>
        </table:table-row>
        <table:table-row table:style-name="ro12">
          <table:table-cell table:style-name="ce511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389" office:value-type="float" office:value="164" calcext:value-type="float" table:number-columns-spanned="1" table:number-rows-spanned="6">
            <text:p>164</text:p>
          </table:table-cell>
        </table:table-row>
        <table:table-row table:style-name="ro12">
          <table:table-cell table:style-name="ce511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covered-table-cell table:style-name="ce524"/>
        </table:table-row>
        <table:table-row table:style-name="ro12">
          <table:table-cell table:style-name="ce511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covered-table-cell table:style-name="ce524"/>
        </table:table-row>
        <table:table-row table:style-name="ro12">
          <table:table-cell table:style-name="ce511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covered-table-cell table:style-name="ce524"/>
        </table:table-row>
        <table:table-row table:style-name="ro12">
          <table:table-cell table:style-name="ce511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covered-table-cell table:style-name="ce524"/>
        </table:table-row>
        <table:table-row table:style-name="ro12">
          <table:table-cell table:style-name="ce512" office:value-type="float" office:value="24" calcext:value-type="float">
            <text:p>24</text:p>
          </table:table-cell>
          <table:table-cell office:value-type="float" office:value="115" calcext:value-type="float">
            <text:p>115</text:p>
          </table:table-cell>
          <table:covered-table-cell table:style-name="ce524"/>
        </table:table-row>
        <table:table-row table:style-name="ro12">
          <table:table-cell table:style-name="ce511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389" office:value-type="float" office:value="98" calcext:value-type="float" table:number-columns-spanned="1" table:number-rows-spanned="3">
            <text:p>98</text:p>
          </table:table-cell>
        </table:table-row>
        <table:table-row table:style-name="ro12">
          <table:table-cell table:style-name="ce511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covered-table-cell table:style-name="ce524"/>
        </table:table-row>
        <table:table-row table:style-name="ro12">
          <table:table-cell table:style-name="ce512"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covered-table-cell table:style-name="ce524"/>
        </table:table-row>
        <table:table-row table:style-name="ro12">
          <table:table-cell table:style-name="ce513" office:value-type="string" calcext:value-type="string">
            <text:p>Total Resultado</text:p>
          </table:table-cell>
          <table:table-cell table:style-name="ce523" office:value-type="float" office:value="506" calcext:value-type="float">
            <text:p>506</text:p>
          </table:table-cell>
          <table:table-cell table:style-name="ce525" table:formula="of:=SUM([.C26:.C39])" office:value-type="float" office:value="506" calcext:value-type="float">
            <text:p>506</text:p>
          </table:table-cell>
        </table:table-row>
      </table:table>
      <table:table table:name="Planilha6" table:style-name="ta1">
        <table:table-column table:style-name="co7" table:default-cell-style-name="Default"/>
        <table:table-column table:style-name="co28" table:default-cell-style-name="ce291"/>
        <table:table-column table:style-name="co7" table:default-cell-style-name="Default"/>
        <table:table-row table:style-name="ro12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tipo</text:p>
          </table:table-cell>
          <table:table-cell office:value-type="string" calcext:value-type="string">
            <text:p>id natureza</text:p>
          </table:table-cell>
        </table:table-row>
        <table:table-row table:style-name="ro12">
          <table:table-cell/>
          <table:table-cell table:style-name="ce289" office:value-type="string" calcext:value-type="string">
            <text:p>AMPLIFICADOR TRANSCONDUTÂNCIA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/>
          <table:table-cell office:value-type="string" calcext:value-type="string">
            <text:p>ANALISADOR DE ESPECTRO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/>
          <table:table-cell office:value-type="string" calcext:value-type="string">
            <text:p>ANALISADOR DE SEGURANÇA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/>
          <table:table-cell office:value-type="string" calcext:value-type="string">
            <text:p>BALANÇA DE PRESSÃO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/>
          <table:table-cell office:value-type="string" calcext:value-type="string">
            <text:p>BALANÇA DIGITAL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/>
          <table:table-cell office:value-type="string" calcext:value-type="string">
            <text:p>CALIBRADOR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/>
          <table:table-cell office:value-type="string" calcext:value-type="string">
            <text:p>CAPACÍMETRO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/>
          <table:table-cell office:value-type="string" calcext:value-type="string">
            <text:p>CONTADOR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/>
          <table:table-cell office:value-type="string" calcext:value-type="string">
            <text:p>CONTROLADOR DE PRESSÃO</text:p>
          </table:table-cell>
          <table:table-cell office:value-type="float" office:value="2" calcext:value-type="float">
            <text:p>2</text:p>
          </table:table-cell>
        </table:table-row>
        <table:table-row table:style-name="ro12">
          <table:table-cell/>
          <table:table-cell office:value-type="string" calcext:value-type="string">
            <text:p>DINAMÔMETRO 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/>
          <table:table-cell office:value-type="string" calcext:value-type="string">
            <text:p>DINAMÔMETRO DIGITAL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/>
          <table:table-cell office:value-type="string" calcext:value-type="string">
            <text:p>FONTE DC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/>
          <table:table-cell office:value-type="string" calcext:value-type="string">
            <text:p>GERADOR DE FUNÇÕES</text:p>
          </table:table-cell>
          <table:table-cell office:value-type="float" office:value="0" calcext:value-type="float">
            <text:p>0</text:p>
          </table:table-cell>
        </table:table-row>
        <table:table-row table:style-name="ro16">
          <table:table-cell/>
          <table:table-cell office:value-type="string" calcext:value-type="string">
            <text:p>MANÔMETRO ANALÓGICO</text:p>
          </table:table-cell>
          <table:table-cell office:value-type="float" office:value="2" calcext:value-type="float">
            <text:p>2</text:p>
          </table:table-cell>
        </table:table-row>
        <table:table-row table:style-name="ro17">
          <table:table-cell/>
          <table:table-cell office:value-type="string" calcext:value-type="string">
            <text:p>MANÔMETRO DIGITAL IN LOCO</text:p>
          </table:table-cell>
          <table:table-cell office:value-type="float" office:value="2" calcext:value-type="float">
            <text:p>2</text:p>
          </table:table-cell>
        </table:table-row>
        <table:table-row table:style-name="ro12">
          <table:table-cell/>
          <table:table-cell office:value-type="string" calcext:value-type="string">
            <text:p>MANÔMETRO DIGITAL </text:p>
          </table:table-cell>
          <table:table-cell office:value-type="float" office:value="2" calcext:value-type="float">
            <text:p>2</text:p>
          </table:table-cell>
        </table:table-row>
        <table:table-row table:style-name="ro12">
          <table:table-cell/>
          <table:table-cell office:value-type="string" calcext:value-type="string">
            <text:p>MANOVACUÔMETRO</text:p>
          </table:table-cell>
          <table:table-cell office:value-type="float" office:value="2" calcext:value-type="float">
            <text:p>2</text:p>
          </table:table-cell>
        </table:table-row>
        <table:table-row table:style-name="ro12">
          <table:table-cell/>
          <table:table-cell office:value-type="string" calcext:value-type="string">
            <text:p>MEGÔHMETRO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/>
          <table:table-cell office:value-type="string" calcext:value-type="string">
            <text:p>MICROMETRO DE PROFUNDIDADE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/>
          <table:table-cell office:value-type="string" calcext:value-type="string">
            <text:p>MULTÍMETRO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/>
          <table:table-cell office:value-type="string" calcext:value-type="string">
            <text:p>NÍVEL LINEAR DE PRECISÃO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/>
          <table:table-cell office:value-type="string" calcext:value-type="string">
            <text:p>OHMÍMETRO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/>
          <table:table-cell office:value-type="string" calcext:value-type="string">
            <text:p>OPTICAL POWER METER</text:p>
          </table:table-cell>
          <table:table-cell office:value-type="float" office:value="3" calcext:value-type="float">
            <text:p>3</text:p>
          </table:table-cell>
        </table:table-row>
        <table:table-row table:style-name="ro12">
          <table:table-cell/>
          <table:table-cell office:value-type="string" calcext:value-type="string">
            <text:p>OSCILOSCÓPIO</text:p>
          </table:table-cell>
          <table:table-cell office:value-type="float" office:value="0" calcext:value-type="float">
            <text:p>0</text:p>
          </table:table-cell>
        </table:table-row>
        <table:table-row table:style-name="ro12">
          <table:table-cell/>
          <table:table-cell office:value-type="string" calcext:value-type="string">
            <text:p>OUTROS</text:p>
          </table:table-cell>
          <table:table-cell office:value-type="float" office:value="5" calcext:value-type="float">
            <text:p>5</text:p>
          </table:table-cell>
        </table:table-row>
        <table:table-row table:style-name="ro12">
          <table:table-cell/>
          <table:table-cell office:value-type="string" calcext:value-type="string">
            <text:p>PAQUÍMETRO 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/>
          <table:table-cell office:value-type="string" calcext:value-type="string">
            <text:p>SENSOR DE VELOCIDADE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/>
          <table:table-cell office:value-type="string" calcext:value-type="string">
            <text:p>TERMOHIGROMETRO</text:p>
          </table:table-cell>
          <table:table-cell office:value-type="float" office:value="5" calcext:value-type="float">
            <text:p>5</text:p>
          </table:table-cell>
        </table:table-row>
        <table:table-row table:style-name="ro12">
          <table:table-cell/>
          <table:table-cell office:value-type="string" calcext:value-type="string">
            <text:p>TERMÔMETRO</text:p>
          </table:table-cell>
          <table:table-cell office:value-type="float" office:value="5" calcext:value-type="float">
            <text:p>5</text:p>
          </table:table-cell>
        </table:table-row>
        <table:table-row table:style-name="ro12">
          <table:table-cell/>
          <table:table-cell office:value-type="string" calcext:value-type="string">
            <text:p>TORQUÍMETRO </text:p>
          </table:table-cell>
          <table:table-cell office:value-type="float" office:value="1" calcext:value-type="float">
            <text:p>1</text:p>
          </table:table-cell>
        </table:table-row>
        <table:table-row table:style-name="ro12">
          <table:table-cell/>
          <table:table-cell office:value-type="string" calcext:value-type="string">
            <text:p>TRANSDUTOR DE PRESSÃO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  <table:database-ranges>
        <table:database-range table:name="__Anonymous_Sheet_DB__0" table:target-range-address="Controle.D1:Controle.U574" table:display-filter-buttons="true"/>
      </table:database-ranges>
      <table:data-pilot-tables>
        <table:data-pilot-table table:name="DataPilot1" table:application-data="" table:target-range-address="'Tabela dinâmica_Controle_1'.A2:'Tabela dinâmica_Controle_1'.C16" table:buttons="'Tabela dinâmica_Controle_1'.A2 'Tabela dinâmica_Controle_1'.A3 'Tabela dinâmica_Controle_1'.A4 'Tabela dinâmica_Controle_1'.A7 'Tabela dinâmica_Controle_1'.B6" table:show-filter-button="false" table:drill-down-on-double-click="false">
          <table:source-cell-range table:cell-range-address="Controle.D1:Controle.P574"/>
          <table:data-pilot-field table:source-field-name="Próxima Calibração" table:orientation="page" table:used-hierarchy="0" table:function="auto" loext:ignore-selected-page="true" table:selected-page="28/02/2012">
            <table:data-pilot-level table:show-empty="false" calcext:repeat-item-labels="false">
              <table:data-pilot-members>
                <table:data-pilot-member table:name="28/02/2012" table:display="true" table:show-details="true"/>
                <table:data-pilot-member table:name="13/12/2012" table:display="true" table:show-details="true"/>
                <table:data-pilot-member table:name="11/04/2013" table:display="true" table:show-details="true"/>
                <table:data-pilot-member table:name="21/04/2013" table:display="true" table:show-details="true"/>
                <table:data-pilot-member table:name="17/06/2016" table:display="true" table:show-details="true"/>
                <table:data-pilot-member table:name="13/06/2017" table:display="true" table:show-details="true"/>
                <table:data-pilot-member table:name="16/07/2017" table:display="true" table:show-details="true"/>
                <table:data-pilot-member table:name="01/01/2018" table:display="true" table:show-details="true"/>
                <table:data-pilot-member table:name="01/03/2018" table:display="true" table:show-details="true"/>
                <table:data-pilot-member table:name="28/03/2018" table:display="true" table:show-details="true"/>
                <table:data-pilot-member table:name="04/04/2018" table:display="true" table:show-details="true"/>
                <table:data-pilot-member table:name="21/06/2018" table:display="true" table:show-details="true"/>
                <table:data-pilot-member table:name="01/10/2018" table:display="true" table:show-details="true"/>
                <table:data-pilot-member table:name="05/10/2018" table:display="true" table:show-details="true"/>
                <table:data-pilot-member table:name="07/10/2018" table:display="true" table:show-details="true"/>
                <table:data-pilot-member table:name="13/10/2018" table:display="true" table:show-details="true"/>
                <table:data-pilot-member table:name="03/11/2018" table:display="true" table:show-details="true"/>
                <table:data-pilot-member table:name="08/11/2018" table:display="true" table:show-details="true"/>
                <table:data-pilot-member table:name="09/11/2018" table:display="true" table:show-details="true"/>
                <table:data-pilot-member table:name="17/02/2019" table:display="true" table:show-details="true"/>
                <table:data-pilot-member table:name="21/02/2019" table:display="true" table:show-details="true"/>
                <table:data-pilot-member table:name="24/02/2019" table:display="true" table:show-details="true"/>
                <table:data-pilot-member table:name="04/04/2019" table:display="true" table:show-details="true"/>
                <table:data-pilot-member table:name="22/04/2019" table:display="true" table:show-details="true"/>
                <table:data-pilot-member table:name="22/09/2019" table:display="true" table:show-details="true"/>
                <table:data-pilot-member table:name="18/10/2019" table:display="true" table:show-details="true"/>
                <table:data-pilot-member table:name="12/11/2019" table:display="true" table:show-details="true"/>
                <table:data-pilot-member table:name="04/12/2019" table:display="true" table:show-details="true"/>
                <table:data-pilot-member table:name="02/08/2020" table:display="true" table:show-details="true"/>
                <table:data-pilot-member table:name="24/08/2020" table:display="true" table:show-details="true"/>
                <table:data-pilot-member table:name="05/09/2020" table:display="true" table:show-details="true"/>
                <table:data-pilot-member table:name="12/11/2020" table:display="true" table:show-details="true"/>
                <table:data-pilot-member table:name="19/11/2020" table:display="true" table:show-details="true"/>
                <table:data-pilot-member table:name="28/11/2020" table:display="true" table:show-details="true"/>
                <table:data-pilot-member table:name="12/12/2020" table:display="true" table:show-details="true"/>
                <table:data-pilot-member table:name="17/01/2021" table:display="true" table:show-details="true"/>
                <table:data-pilot-member table:name="18/01/2021" table:display="true" table:show-details="true"/>
                <table:data-pilot-member table:name="27/01/2021" table:display="true" table:show-details="true"/>
                <table:data-pilot-member table:name="28/01/2021" table:display="true" table:show-details="true"/>
                <table:data-pilot-member table:name="30/01/2021" table:display="true" table:show-details="true"/>
                <table:data-pilot-member table:name="29/05/2021" table:display="true" table:show-details="true"/>
                <table:data-pilot-member table:name="22/06/2021" table:display="true" table:show-details="true"/>
                <table:data-pilot-member table:name="11/07/2021" table:display="true" table:show-details="true"/>
                <table:data-pilot-member table:name="18/07/2021" table:display="true" table:show-details="true"/>
                <table:data-pilot-member table:name="25/08/2021" table:display="true" table:show-details="true"/>
                <table:data-pilot-member table:name="26/08/2021" table:display="true" table:show-details="true"/>
                <table:data-pilot-member table:name="12/09/2021" table:display="true" table:show-details="true"/>
                <table:data-pilot-member table:name="03/10/2021" table:display="true" table:show-details="true"/>
                <table:data-pilot-member table:name="12/10/2021" table:display="true" table:show-details="true"/>
                <table:data-pilot-member table:name="20/10/2021" table:display="true" table:show-details="true"/>
                <table:data-pilot-member table:name="21/10/2021" table:display="true" table:show-details="true"/>
                <table:data-pilot-member table:name="31/10/2021" table:display="true" table:show-details="true"/>
                <table:data-pilot-member table:name="06/11/2021" table:display="true" table:show-details="true"/>
                <table:data-pilot-member table:name="07/11/2021" table:display="true" table:show-details="true"/>
                <table:data-pilot-member table:name="11/11/2021" table:display="true" table:show-details="true"/>
                <table:data-pilot-member table:name="20/11/2021" table:display="true" table:show-details="true"/>
                <table:data-pilot-member table:name="03/12/2021" table:display="true" table:show-details="true"/>
                <table:data-pilot-member table:name="21/01/2022" table:display="true" table:show-details="true"/>
                <table:data-pilot-member table:name="22/01/2022" table:display="true" table:show-details="true"/>
                <table:data-pilot-member table:name="19/02/2022" table:display="true" table:show-details="true"/>
                <table:data-pilot-member table:name="03/03/2022" table:display="true" table:show-details="true"/>
                <table:data-pilot-member table:name="22/03/2022" table:display="true" table:show-details="true"/>
                <table:data-pilot-member table:name="05/04/2022" table:display="true" table:show-details="true"/>
                <table:data-pilot-member table:name="19/04/2022" table:display="true" table:show-details="true"/>
                <table:data-pilot-member table:name="28/04/2022" table:display="true" table:show-details="true"/>
                <table:data-pilot-member table:name="29/04/2022" table:display="true" table:show-details="true"/>
                <table:data-pilot-member table:name="30/04/2022" table:display="true" table:show-details="true"/>
                <table:data-pilot-member table:name="06/05/2022" table:display="true" table:show-details="true"/>
                <table:data-pilot-member table:name="30/05/2022" table:display="true" table:show-details="true"/>
                <table:data-pilot-member table:name="24/06/2022" table:display="true" table:show-details="true"/>
                <table:data-pilot-member table:name="30/06/2022" table:display="true" table:show-details="true"/>
                <table:data-pilot-member table:name="15/07/2022" table:display="true" table:show-details="true"/>
                <table:data-pilot-member table:name="16/07/2022" table:display="true" table:show-details="true"/>
                <table:data-pilot-member table:name="20/07/2022" table:display="true" table:show-details="true"/>
                <table:data-pilot-member table:name="21/07/2022" table:display="true" table:show-details="true"/>
                <table:data-pilot-member table:name="22/07/2022" table:display="true" table:show-details="true"/>
                <table:data-pilot-member table:name="28/07/2022" table:display="true" table:show-details="true"/>
                <table:data-pilot-member table:name="03/08/2022" table:display="true" table:show-details="true"/>
                <table:data-pilot-member table:name="12/08/2022" table:display="true" table:show-details="true"/>
                <table:data-pilot-member table:name="13/08/2022" table:display="true" table:show-details="true"/>
                <table:data-pilot-member table:name="19/08/2022" table:display="true" table:show-details="true"/>
                <table:data-pilot-member table:name="23/08/2022" table:display="true" table:show-details="true"/>
                <table:data-pilot-member table:name="30/08/2022" table:display="true" table:show-details="true"/>
                <table:data-pilot-member table:name="13/09/2022" table:display="true" table:show-details="true"/>
                <table:data-pilot-member table:name="29/10/2022" table:display="true" table:show-details="true"/>
                <table:data-pilot-member table:name="31/10/2022" table:display="true" table:show-details="true"/>
                <table:data-pilot-member table:name="06/11/2022" table:display="true" table:show-details="true"/>
                <table:data-pilot-member table:name="20/11/2022" table:display="true" table:show-details="true"/>
                <table:data-pilot-member table:name="21/12/2022" table:display="true" table:show-details="true"/>
                <table:data-pilot-member table:name="01/01/2023" table:display="true" table:show-details="true"/>
                <table:data-pilot-member table:name="20/01/2023" table:display="true" table:show-details="true"/>
                <table:data-pilot-member table:name="01/02/2023" table:display="true" table:show-details="true"/>
                <table:data-pilot-member table:name="02/02/2023" table:display="true" table:show-details="true"/>
                <table:data-pilot-member table:name="04/02/2023" table:display="true" table:show-details="true"/>
                <table:data-pilot-member table:name="08/02/2023" table:display="true" table:show-details="true"/>
                <table:data-pilot-member table:name="10/02/2023" table:display="true" table:show-details="true"/>
                <table:data-pilot-member table:name="11/02/2023" table:display="true" table:show-details="true"/>
                <table:data-pilot-member table:name="19/02/2023" table:display="true" table:show-details="true"/>
                <table:data-pilot-member table:name="24/02/2023" table:display="true" table:show-details="true"/>
                <table:data-pilot-member table:name="23/03/2023" table:display="true" table:show-details="true"/>
                <table:data-pilot-member table:name="27/04/2023" table:display="true" table:show-details="true"/>
                <table:data-pilot-member table:name="03/05/2023" table:display="true" table:show-details="true"/>
                <table:data-pilot-member table:name="12/05/2023" table:display="true" table:show-details="true"/>
                <table:data-pilot-member table:name="14/05/2023" table:display="true" table:show-details="true"/>
                <table:data-pilot-member table:name="16/05/2023" table:display="true" table:show-details="true"/>
                <table:data-pilot-member table:name="17/05/2023" table:display="true" table:show-details="true"/>
                <table:data-pilot-member table:name="18/05/2023" table:display="true" table:show-details="true"/>
                <table:data-pilot-member table:name="25/05/2023" table:display="true" table:show-details="true"/>
                <table:data-pilot-member table:name="03/06/2023" table:display="true" table:show-details="true"/>
                <table:data-pilot-member table:name="09/06/2023" table:display="true" table:show-details="true"/>
                <table:data-pilot-member table:name="12/06/2023" table:display="true" table:show-details="true"/>
                <table:data-pilot-member table:name="14/06/2023" table:display="true" table:show-details="true"/>
                <table:data-pilot-member table:name="19/06/2023" table:display="true" table:show-details="true"/>
                <table:data-pilot-member table:name="20/06/2023" table:display="true" table:show-details="true"/>
                <table:data-pilot-member table:name="22/06/2023" table:display="true" table:show-details="true"/>
                <table:data-pilot-member table:name="23/06/2023" table:display="true" table:show-details="true"/>
                <table:data-pilot-member table:name="28/06/2023" table:display="true" table:show-details="true"/>
                <table:data-pilot-member table:name="16/07/2023" table:display="true" table:show-details="true"/>
                <table:data-pilot-member table:name="17/07/2023" table:display="true" table:show-details="true"/>
                <table:data-pilot-member table:name="20/07/2023" table:display="true" table:show-details="true"/>
                <table:data-pilot-member table:name="22/07/2023" table:display="true" table:show-details="true"/>
                <table:data-pilot-member table:name="26/07/2023" table:display="true" table:show-details="true"/>
                <table:data-pilot-member table:name="12/08/2023" table:display="true" table:show-details="true"/>
                <table:data-pilot-member table:name="13/08/2023" table:display="true" table:show-details="true"/>
                <table:data-pilot-member table:name="14/08/2023" table:display="true" table:show-details="true"/>
                <table:data-pilot-member table:name="16/08/2023" table:display="true" table:show-details="true"/>
                <table:data-pilot-member table:name="18/08/2023" table:display="true" table:show-details="true"/>
                <table:data-pilot-member table:name="19/08/2023" table:display="true" table:show-details="true"/>
                <table:data-pilot-member table:name="23/08/2023" table:display="true" table:show-details="true"/>
                <table:data-pilot-member table:name="25/08/2023" table:display="true" table:show-details="true"/>
                <table:data-pilot-member table:name="12/09/2023" table:display="true" table:show-details="true"/>
                <table:data-pilot-member table:name="15/09/2023" table:display="true" table:show-details="true"/>
                <table:data-pilot-member table:name="18/09/2023" table:display="true" table:show-details="true"/>
                <table:data-pilot-member table:name="21/09/2023" table:display="true" table:show-details="true"/>
                <table:data-pilot-member table:name="22/09/2023" table:display="true" table:show-details="true"/>
                <table:data-pilot-member table:name="23/09/2023" table:display="true" table:show-details="true"/>
                <table:data-pilot-member table:name="24/09/2023" table:display="true" table:show-details="true"/>
                <table:data-pilot-member table:name="28/09/2023" table:display="true" table:show-details="true"/>
                <table:data-pilot-member table:name="03/10/2023" table:display="true" table:show-details="true"/>
                <table:data-pilot-member table:name="24/10/2023" table:display="true" table:show-details="true"/>
                <table:data-pilot-member table:name="07/11/2023" table:display="true" table:show-details="true"/>
                <table:data-pilot-member table:name="08/11/2023" table:display="true" table:show-details="true"/>
                <table:data-pilot-member table:name="22/11/2023" table:display="true" table:show-details="true"/>
                <table:data-pilot-member table:name="30/11/2023" table:display="true" table:show-details="true"/>
                <table:data-pilot-member table:name="14/12/2023" table:display="true" table:show-details="true"/>
                <table:data-pilot-member table:name="22/12/2023" table:display="true" table:show-details="true"/>
                <table:data-pilot-member table:name="11/01/2024" table:display="true" table:show-details="true"/>
                <table:data-pilot-member table:name="07/02/2024" table:display="true" table:show-details="true"/>
                <table:data-pilot-member table:name="08/02/2024" table:display="true" table:show-details="true"/>
                <table:data-pilot-member table:name="10/02/2024" table:display="true" table:show-details="true"/>
                <table:data-pilot-member table:name="25/02/2024" table:display="true" table:show-details="true"/>
                <table:data-pilot-member table:name="26/02/2024" table:display="true" table:show-details="true"/>
                <table:data-pilot-member table:name="08/03/2024" table:display="true" table:show-details="true"/>
                <table:data-pilot-member table:name="07/05/2024" table:display="true" table:show-details="true"/>
                <table:data-pilot-member table:name="09/05/2024" table:display="true" table:show-details="true"/>
                <table:data-pilot-member table:name="10/05/2024" table:display="true" table:show-details="true"/>
                <table:data-pilot-member table:name="12/05/2024" table:display="true" table:show-details="true"/>
                <table:data-pilot-member table:name="15/05/2024" table:display="true" table:show-details="true"/>
                <table:data-pilot-member table:name="17/05/2024" table:display="true" table:show-details="true"/>
                <table:data-pilot-member table:name="18/05/2024" table:display="true" table:show-details="true"/>
                <table:data-pilot-member table:name="24/05/2024" table:display="true" table:show-details="true"/>
                <table:data-pilot-member table:name="25/05/2024" table:display="true" table:show-details="true"/>
                <table:data-pilot-member table:name="31/05/2024" table:display="true" table:show-details="true"/>
                <table:data-pilot-member table:name="14/06/2024" table:display="true" table:show-details="true"/>
                <table:data-pilot-member table:name="22/06/2024" table:display="true" table:show-details="true"/>
                <table:data-pilot-member table:name="26/06/2024" table:display="true" table:show-details="true"/>
                <table:data-pilot-member table:name="27/06/2024" table:display="true" table:show-details="true"/>
                <table:data-pilot-member table:name="28/06/2024" table:display="true" table:show-details="true"/>
                <table:data-pilot-member table:name="29/06/2024" table:display="true" table:show-details="true"/>
                <table:data-pilot-member table:name="06/07/2024" table:display="true" table:show-details="true"/>
                <table:data-pilot-member table:name="31/07/2024" table:display="true" table:show-details="true"/>
                <table:data-pilot-member table:name="08/08/2024" table:display="true" table:show-details="true"/>
                <table:data-pilot-member table:name="10/08/2024" table:display="true" table:show-details="true"/>
                <table:data-pilot-member table:name="11/08/2024" table:display="true" table:show-details="true"/>
                <table:data-pilot-member table:name="15/08/2024" table:display="true" table:show-details="true"/>
                <table:data-pilot-member table:name="16/08/2024" table:display="true" table:show-details="true"/>
                <table:data-pilot-member table:name="30/08/2024" table:display="true" table:show-details="true"/>
                <table:data-pilot-member table:name="14/09/2024" table:display="true" table:show-details="true"/>
                <table:data-pilot-member table:name="18/09/2024" table:display="true" table:show-details="true"/>
                <table:data-pilot-member table:name="22/09/2024" table:display="true" table:show-details="true"/>
                <table:data-pilot-member table:name="27/09/2024" table:display="true" table:show-details="true"/>
                <table:data-pilot-member table:name="28/09/2024" table:display="true" table:show-details="true"/>
                <table:data-pilot-member table:name="17/10/2024" table:display="true" table:show-details="true"/>
                <table:data-pilot-member table:name="20/10/2024" table:display="true" table:show-details="true"/>
                <table:data-pilot-member table:name="01/11/2024" table:display="true" table:show-details="true"/>
                <table:data-pilot-member table:name="03/11/2024" table:display="true" table:show-details="true"/>
                <table:data-pilot-member table:name="07/11/2024" table:display="true" table:show-details="true"/>
                <table:data-pilot-member table:name="08/11/2024" table:display="true" table:show-details="true"/>
                <table:data-pilot-member table:name="10/11/2024" table:display="true" table:show-details="true"/>
                <table:data-pilot-member table:name="16/11/2024" table:display="true" table:show-details="true"/>
                <table:data-pilot-member table:name="17/11/2024" table:display="true" table:show-details="true"/>
                <table:data-pilot-member table:name="18/11/2024" table:display="true" table:show-details="true"/>
                <table:data-pilot-member table:name="30/11/2024" table:display="true" table:show-details="true"/>
                <table:data-pilot-member table:name="14/12/2024" table:display="true" table:show-details="true"/>
                <table:data-pilot-member table:name="13/03/2025" table:display="true" table:show-details="true"/>
                <table:data-pilot-member table:name="26/03/2025" table:display="true" table:show-details="true"/>
                <table:data-pilot-member table:name="07/05/2025" table:display="true" table:show-details="true"/>
                <table:data-pilot-member table:name="08/05/2025" table:display="true" table:show-details="true"/>
                <table:data-pilot-member table:name="13/07/2025" table:display="true" table:show-details="true"/>
                <table:data-pilot-member table:name="15/08/2025" table:display="true" table:show-details="true"/>
                <table:data-pilot-member table:name="17/08/2025" table:display="true" table:show-details="true"/>
                <table:data-pilot-member table:name="07/11/2025" table:display="true" table:show-details="true"/>
                <table:data-pilot-member table:name="19/03/2026" table:display="true" table:show-details="true"/>
                <table:data-pilot-member table:name="26/05/2026" table:display="true" table:show-details="true"/>
                <table:data-pilot-member table:name="19/06/2026" table:display="true" table:show-details="true"/>
                <table:data-pilot-member table:name="20/07/2026" table:display="true" table:show-details="true"/>
                <table:data-pilot-member table:name="26/07/2026" table:display="true" table:show-details="true"/>
                <table:data-pilot-member table:name="28/08/2026" table:display="true" table:show-details="true"/>
                <table:data-pilot-member table:name="05/10/2026" table:display="true" table:show-details="true"/>
                <table:data-pilot-member table:name="18/10/2026" table:display="true" table:show-details="true"/>
                <table:data-pilot-member table:name="13/07/2027" table:display="true" table:show-details="true"/>
                <table:data-pilot-member table:name="30/02/202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VALIDADE CALIBRAÇÃO" table:orientation="page" table:used-hierarchy="0" table:function="auto" loext:ignore-selected-page="true" table:selected-page="CALIBRADO">
            <table:data-pilot-level table:show-empty="false" calcext:repeat-item-labels="false">
              <table:data-pilot-members>
                <table:data-pilot-member table:name="CALIBRADO" table:display="true" table:show-details="true"/>
                <table:data-pilot-member table:name="CALIBRADO F21" table:display="false" table:show-details="true"/>
                <table:data-pilot-member table:name="Calibrado pela USN" table:display="false" table:show-details="true"/>
                <table:data-pilot-member table:name="DESCALIBRADO" table:display="true" table:show-details="true"/>
                <table:data-pilot-member table:name="DESCALIBRADO2" table:display="true" table:show-details="true"/>
                <table:data-pilot-member table:name="EQUIPAMENTO NAO ENCONTRADO" table:display="false" table:show-details="true"/>
                <table:data-pilot-member table:name="FERRAMENTA NAO UTILIZADA" table:display="false" table:show-details="true"/>
                <table:data-pilot-member table:name="NAO CALIBRAR" table:display="false" table:show-details="true"/>
                <table:data-pilot-member table:name="NAO UTILIZADO" table:display="false" table:show-details="true"/>
                <table:data-pilot-member table:name="REPARO E CALIBRAÇÃO" table:display="false" table:show-details="true"/>
                <table:data-pilot-member table:name="REPROVADO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XIMA CALIBRAÇÃO" table:orientation="page" table:used-hierarchy="0" table:function="auto" loext:ignore-selected-page="true" table:selected-page="28/02/12">
            <table:data-pilot-level table:show-empty="false" calcext:repeat-item-labels="false">
              <table:data-pilot-members>
                <table:data-pilot-member table:name="28/02/12" table:display="true" table:show-details="true"/>
                <table:data-pilot-member table:name="13/12/12" table:display="true" table:show-details="true"/>
                <table:data-pilot-member table:name="11/04/13" table:display="true" table:show-details="true"/>
                <table:data-pilot-member table:name="21/04/13" table:display="true" table:show-details="true"/>
                <table:data-pilot-member table:name="17/06/16" table:display="true" table:show-details="true"/>
                <table:data-pilot-member table:name="13/06/17" table:display="true" table:show-details="true"/>
                <table:data-pilot-member table:name="16/07/17" table:display="true" table:show-details="true"/>
                <table:data-pilot-member table:name="01/01/18" table:display="true" table:show-details="true"/>
                <table:data-pilot-member table:name="01/03/18" table:display="true" table:show-details="true"/>
                <table:data-pilot-member table:name="28/03/18" table:display="true" table:show-details="true"/>
                <table:data-pilot-member table:name="04/04/18" table:display="true" table:show-details="true"/>
                <table:data-pilot-member table:name="21/06/18" table:display="true" table:show-details="true"/>
                <table:data-pilot-member table:name="01/10/18" table:display="true" table:show-details="true"/>
                <table:data-pilot-member table:name="05/10/18" table:display="true" table:show-details="true"/>
                <table:data-pilot-member table:name="07/10/18" table:display="true" table:show-details="true"/>
                <table:data-pilot-member table:name="13/10/18" table:display="true" table:show-details="true"/>
                <table:data-pilot-member table:name="03/11/18" table:display="true" table:show-details="true"/>
                <table:data-pilot-member table:name="08/11/18" table:display="true" table:show-details="true"/>
                <table:data-pilot-member table:name="09/11/18" table:display="true" table:show-details="true"/>
                <table:data-pilot-member table:name="17/02/19" table:display="true" table:show-details="true"/>
                <table:data-pilot-member table:name="21/02/19" table:display="true" table:show-details="true"/>
                <table:data-pilot-member table:name="24/02/19" table:display="true" table:show-details="true"/>
                <table:data-pilot-member table:name="04/04/19" table:display="true" table:show-details="true"/>
                <table:data-pilot-member table:name="22/04/19" table:display="true" table:show-details="true"/>
                <table:data-pilot-member table:name="22/09/19" table:display="true" table:show-details="true"/>
                <table:data-pilot-member table:name="18/10/19" table:display="true" table:show-details="true"/>
                <table:data-pilot-member table:name="12/11/19" table:display="true" table:show-details="true"/>
                <table:data-pilot-member table:name="04/12/19" table:display="true" table:show-details="true"/>
                <table:data-pilot-member table:name="02/08/20" table:display="true" table:show-details="true"/>
                <table:data-pilot-member table:name="24/08/20" table:display="true" table:show-details="true"/>
                <table:data-pilot-member table:name="05/09/20" table:display="true" table:show-details="true"/>
                <table:data-pilot-member table:name="12/11/20" table:display="true" table:show-details="true"/>
                <table:data-pilot-member table:name="19/11/20" table:display="true" table:show-details="true"/>
                <table:data-pilot-member table:name="28/11/20" table:display="true" table:show-details="true"/>
                <table:data-pilot-member table:name="12/12/20" table:display="true" table:show-details="true"/>
                <table:data-pilot-member table:name="17/01/21" table:display="true" table:show-details="true"/>
                <table:data-pilot-member table:name="18/01/21" table:display="true" table:show-details="true"/>
                <table:data-pilot-member table:name="27/01/21" table:display="true" table:show-details="true"/>
                <table:data-pilot-member table:name="28/01/21" table:display="true" table:show-details="true"/>
                <table:data-pilot-member table:name="30/01/21" table:display="true" table:show-details="true"/>
                <table:data-pilot-member table:name="29/05/21" table:display="true" table:show-details="true"/>
                <table:data-pilot-member table:name="22/06/21" table:display="true" table:show-details="true"/>
                <table:data-pilot-member table:name="11/07/21" table:display="true" table:show-details="true"/>
                <table:data-pilot-member table:name="18/07/21" table:display="true" table:show-details="true"/>
                <table:data-pilot-member table:name="25/08/21" table:display="true" table:show-details="true"/>
                <table:data-pilot-member table:name="26/08/21" table:display="true" table:show-details="true"/>
                <table:data-pilot-member table:name="12/09/21" table:display="true" table:show-details="true"/>
                <table:data-pilot-member table:name="03/10/21" table:display="true" table:show-details="true"/>
                <table:data-pilot-member table:name="12/10/21" table:display="true" table:show-details="true"/>
                <table:data-pilot-member table:name="20/10/21" table:display="true" table:show-details="true"/>
                <table:data-pilot-member table:name="21/10/21" table:display="true" table:show-details="true"/>
                <table:data-pilot-member table:name="31/10/21" table:display="true" table:show-details="true"/>
                <table:data-pilot-member table:name="06/11/21" table:display="true" table:show-details="true"/>
                <table:data-pilot-member table:name="07/11/21" table:display="true" table:show-details="true"/>
                <table:data-pilot-member table:name="11/11/21" table:display="true" table:show-details="true"/>
                <table:data-pilot-member table:name="20/11/21" table:display="true" table:show-details="true"/>
                <table:data-pilot-member table:name="03/12/21" table:display="true" table:show-details="true"/>
                <table:data-pilot-member table:name="21/01/22" table:display="true" table:show-details="true"/>
                <table:data-pilot-member table:name="22/01/22" table:display="true" table:show-details="true"/>
                <table:data-pilot-member table:name="19/02/22" table:display="true" table:show-details="true"/>
                <table:data-pilot-member table:name="03/03/22" table:display="true" table:show-details="true"/>
                <table:data-pilot-member table:name="22/03/22" table:display="true" table:show-details="true"/>
                <table:data-pilot-member table:name="05/04/22" table:display="true" table:show-details="true"/>
                <table:data-pilot-member table:name="19/04/22" table:display="true" table:show-details="true"/>
                <table:data-pilot-member table:name="28/04/22" table:display="true" table:show-details="true"/>
                <table:data-pilot-member table:name="29/04/22" table:display="true" table:show-details="true"/>
                <table:data-pilot-member table:name="30/04/22" table:display="true" table:show-details="true"/>
                <table:data-pilot-member table:name="06/05/22" table:display="true" table:show-details="true"/>
                <table:data-pilot-member table:name="30/05/22" table:display="true" table:show-details="true"/>
                <table:data-pilot-member table:name="24/06/22" table:display="true" table:show-details="true"/>
                <table:data-pilot-member table:name="30/06/22" table:display="true" table:show-details="true"/>
                <table:data-pilot-member table:name="15/07/22" table:display="true" table:show-details="true"/>
                <table:data-pilot-member table:name="16/07/22" table:display="true" table:show-details="true"/>
                <table:data-pilot-member table:name="20/07/22" table:display="true" table:show-details="true"/>
                <table:data-pilot-member table:name="21/07/22" table:display="true" table:show-details="true"/>
                <table:data-pilot-member table:name="22/07/22" table:display="true" table:show-details="true"/>
                <table:data-pilot-member table:name="28/07/22" table:display="true" table:show-details="true"/>
                <table:data-pilot-member table:name="03/08/22" table:display="true" table:show-details="true"/>
                <table:data-pilot-member table:name="12/08/22" table:display="true" table:show-details="true"/>
                <table:data-pilot-member table:name="13/08/22" table:display="true" table:show-details="true"/>
                <table:data-pilot-member table:name="19/08/22" table:display="true" table:show-details="true"/>
                <table:data-pilot-member table:name="23/08/22" table:display="true" table:show-details="true"/>
                <table:data-pilot-member table:name="30/08/22" table:display="true" table:show-details="true"/>
                <table:data-pilot-member table:name="13/09/22" table:display="true" table:show-details="true"/>
                <table:data-pilot-member table:name="29/10/22" table:display="true" table:show-details="true"/>
                <table:data-pilot-member table:name="31/10/22" table:display="true" table:show-details="true"/>
                <table:data-pilot-member table:name="06/11/22" table:display="true" table:show-details="true"/>
                <table:data-pilot-member table:name="20/11/22" table:display="true" table:show-details="true"/>
                <table:data-pilot-member table:name="21/12/22" table:display="true" table:show-details="true"/>
                <table:data-pilot-member table:name="01/01/23" table:display="true" table:show-details="true"/>
                <table:data-pilot-member table:name="12/01/23" table:display="true" table:show-details="true"/>
                <table:data-pilot-member table:name="20/01/23" table:display="true" table:show-details="true"/>
                <table:data-pilot-member table:name="01/02/23" table:display="true" table:show-details="true"/>
                <table:data-pilot-member table:name="02/02/23" table:display="true" table:show-details="true"/>
                <table:data-pilot-member table:name="04/02/23" table:display="true" table:show-details="true"/>
                <table:data-pilot-member table:name="08/02/23" table:display="true" table:show-details="true"/>
                <table:data-pilot-member table:name="10/02/23" table:display="true" table:show-details="true"/>
                <table:data-pilot-member table:name="11/02/23" table:display="true" table:show-details="true"/>
                <table:data-pilot-member table:name="19/02/23" table:display="true" table:show-details="true"/>
                <table:data-pilot-member table:name="24/02/23" table:display="true" table:show-details="true"/>
                <table:data-pilot-member table:name="23/03/23" table:display="true" table:show-details="true"/>
                <table:data-pilot-member table:name="27/04/23" table:display="true" table:show-details="true"/>
                <table:data-pilot-member table:name="03/05/23" table:display="true" table:show-details="true"/>
                <table:data-pilot-member table:name="11/05/23" table:display="true" table:show-details="true"/>
                <table:data-pilot-member table:name="12/05/23" table:display="true" table:show-details="true"/>
                <table:data-pilot-member table:name="14/05/23" table:display="true" table:show-details="true"/>
                <table:data-pilot-member table:name="16/05/23" table:display="true" table:show-details="true"/>
                <table:data-pilot-member table:name="17/05/23" table:display="true" table:show-details="true"/>
                <table:data-pilot-member table:name="18/05/23" table:display="true" table:show-details="true"/>
                <table:data-pilot-member table:name="25/05/23" table:display="true" table:show-details="true"/>
                <table:data-pilot-member table:name="03/06/23" table:display="true" table:show-details="true"/>
                <table:data-pilot-member table:name="09/06/23" table:display="true" table:show-details="true"/>
                <table:data-pilot-member table:name="12/06/23" table:display="true" table:show-details="true"/>
                <table:data-pilot-member table:name="14/06/23" table:display="true" table:show-details="true"/>
                <table:data-pilot-member table:name="19/06/23" table:display="true" table:show-details="true"/>
                <table:data-pilot-member table:name="20/06/23" table:display="true" table:show-details="true"/>
                <table:data-pilot-member table:name="22/06/23" table:display="true" table:show-details="true"/>
                <table:data-pilot-member table:name="23/06/23" table:display="true" table:show-details="true"/>
                <table:data-pilot-member table:name="28/06/23" table:display="true" table:show-details="true"/>
                <table:data-pilot-member table:name="16/07/23" table:display="true" table:show-details="true"/>
                <table:data-pilot-member table:name="17/07/23" table:display="true" table:show-details="true"/>
                <table:data-pilot-member table:name="20/07/23" table:display="true" table:show-details="true"/>
                <table:data-pilot-member table:name="21/07/23" table:display="true" table:show-details="true"/>
                <table:data-pilot-member table:name="22/07/23" table:display="true" table:show-details="true"/>
                <table:data-pilot-member table:name="26/07/23" table:display="true" table:show-details="true"/>
                <table:data-pilot-member table:name="12/08/23" table:display="true" table:show-details="true"/>
                <table:data-pilot-member table:name="13/08/23" table:display="true" table:show-details="true"/>
                <table:data-pilot-member table:name="14/08/23" table:display="true" table:show-details="true"/>
                <table:data-pilot-member table:name="16/08/23" table:display="true" table:show-details="true"/>
                <table:data-pilot-member table:name="18/08/23" table:display="true" table:show-details="true"/>
                <table:data-pilot-member table:name="19/08/23" table:display="true" table:show-details="true"/>
                <table:data-pilot-member table:name="23/08/23" table:display="true" table:show-details="true"/>
                <table:data-pilot-member table:name="25/08/23" table:display="true" table:show-details="true"/>
                <table:data-pilot-member table:name="12/09/23" table:display="true" table:show-details="true"/>
                <table:data-pilot-member table:name="15/09/23" table:display="true" table:show-details="true"/>
                <table:data-pilot-member table:name="18/09/23" table:display="true" table:show-details="true"/>
                <table:data-pilot-member table:name="21/09/23" table:display="true" table:show-details="true"/>
                <table:data-pilot-member table:name="22/09/23" table:display="true" table:show-details="true"/>
                <table:data-pilot-member table:name="23/09/23" table:display="true" table:show-details="true"/>
                <table:data-pilot-member table:name="24/09/23" table:display="true" table:show-details="true"/>
                <table:data-pilot-member table:name="28/09/23" table:display="true" table:show-details="true"/>
                <table:data-pilot-member table:name="03/10/23" table:display="true" table:show-details="true"/>
                <table:data-pilot-member table:name="24/10/23" table:display="true" table:show-details="true"/>
                <table:data-pilot-member table:name="07/11/23" table:display="true" table:show-details="true"/>
                <table:data-pilot-member table:name="08/11/23" table:display="true" table:show-details="true"/>
                <table:data-pilot-member table:name="22/11/23" table:display="true" table:show-details="true"/>
                <table:data-pilot-member table:name="30/11/23" table:display="true" table:show-details="true"/>
                <table:data-pilot-member table:name="14/12/23" table:display="true" table:show-details="true"/>
                <table:data-pilot-member table:name="22/12/23" table:display="true" table:show-details="true"/>
                <table:data-pilot-member table:name="11/01/24" table:display="true" table:show-details="true"/>
                <table:data-pilot-member table:name="07/02/24" table:display="true" table:show-details="true"/>
                <table:data-pilot-member table:name="08/02/24" table:display="true" table:show-details="true"/>
                <table:data-pilot-member table:name="10/02/24" table:display="true" table:show-details="true"/>
                <table:data-pilot-member table:name="25/02/24" table:display="true" table:show-details="true"/>
                <table:data-pilot-member table:name="26/02/24" table:display="true" table:show-details="true"/>
                <table:data-pilot-member table:name="08/03/24" table:display="true" table:show-details="true"/>
                <table:data-pilot-member table:name="07/05/24" table:display="true" table:show-details="true"/>
                <table:data-pilot-member table:name="09/05/24" table:display="true" table:show-details="true"/>
                <table:data-pilot-member table:name="10/05/24" table:display="true" table:show-details="true"/>
                <table:data-pilot-member table:name="12/05/24" table:display="true" table:show-details="true"/>
                <table:data-pilot-member table:name="15/05/24" table:display="true" table:show-details="true"/>
                <table:data-pilot-member table:name="17/05/24" table:display="true" table:show-details="true"/>
                <table:data-pilot-member table:name="18/05/24" table:display="true" table:show-details="true"/>
                <table:data-pilot-member table:name="24/05/24" table:display="true" table:show-details="true"/>
                <table:data-pilot-member table:name="25/05/24" table:display="true" table:show-details="true"/>
                <table:data-pilot-member table:name="31/05/24" table:display="true" table:show-details="true"/>
                <table:data-pilot-member table:name="14/06/24" table:display="true" table:show-details="true"/>
                <table:data-pilot-member table:name="22/06/24" table:display="true" table:show-details="true"/>
                <table:data-pilot-member table:name="26/06/24" table:display="true" table:show-details="true"/>
                <table:data-pilot-member table:name="27/06/24" table:display="true" table:show-details="true"/>
                <table:data-pilot-member table:name="28/06/24" table:display="true" table:show-details="true"/>
                <table:data-pilot-member table:name="29/06/24" table:display="true" table:show-details="true"/>
                <table:data-pilot-member table:name="06/07/24" table:display="true" table:show-details="true"/>
                <table:data-pilot-member table:name="20/07/24" table:display="true" table:show-details="true"/>
                <table:data-pilot-member table:name="31/07/24" table:display="true" table:show-details="true"/>
                <table:data-pilot-member table:name="08/08/24" table:display="true" table:show-details="true"/>
                <table:data-pilot-member table:name="10/08/24" table:display="true" table:show-details="true"/>
                <table:data-pilot-member table:name="11/08/24" table:display="true" table:show-details="true"/>
                <table:data-pilot-member table:name="15/08/24" table:display="true" table:show-details="true"/>
                <table:data-pilot-member table:name="16/08/24" table:display="true" table:show-details="true"/>
                <table:data-pilot-member table:name="30/08/24" table:display="true" table:show-details="true"/>
                <table:data-pilot-member table:name="11/09/24" table:display="true" table:show-details="true"/>
                <table:data-pilot-member table:name="14/09/24" table:display="true" table:show-details="true"/>
                <table:data-pilot-member table:name="18/09/24" table:display="true" table:show-details="true"/>
                <table:data-pilot-member table:name="22/09/24" table:display="true" table:show-details="true"/>
                <table:data-pilot-member table:name="27/09/24" table:display="true" table:show-details="true"/>
                <table:data-pilot-member table:name="28/09/24" table:display="true" table:show-details="true"/>
                <table:data-pilot-member table:name="17/10/24" table:display="true" table:show-details="true"/>
                <table:data-pilot-member table:name="20/10/24" table:display="true" table:show-details="true"/>
                <table:data-pilot-member table:name="01/11/24" table:display="true" table:show-details="true"/>
                <table:data-pilot-member table:name="03/11/24" table:display="true" table:show-details="true"/>
                <table:data-pilot-member table:name="07/11/24" table:display="true" table:show-details="true"/>
                <table:data-pilot-member table:name="08/11/24" table:display="true" table:show-details="true"/>
                <table:data-pilot-member table:name="10/11/24" table:display="true" table:show-details="true"/>
                <table:data-pilot-member table:name="16/11/24" table:display="true" table:show-details="true"/>
                <table:data-pilot-member table:name="17/11/24" table:display="true" table:show-details="true"/>
                <table:data-pilot-member table:name="18/11/24" table:display="true" table:show-details="true"/>
                <table:data-pilot-member table:name="30/11/24" table:display="true" table:show-details="true"/>
                <table:data-pilot-member table:name="14/12/24" table:display="false" table:show-details="true"/>
                <table:data-pilot-member table:name="13/03/25" table:display="false" table:show-details="true"/>
                <table:data-pilot-member table:name="26/03/25" table:display="false" table:show-details="true"/>
                <table:data-pilot-member table:name="07/05/25" table:display="false" table:show-details="true"/>
                <table:data-pilot-member table:name="08/05/25" table:display="false" table:show-details="true"/>
                <table:data-pilot-member table:name="13/07/25" table:display="false" table:show-details="true"/>
                <table:data-pilot-member table:name="15/08/25" table:display="false" table:show-details="true"/>
                <table:data-pilot-member table:name="17/08/25" table:display="false" table:show-details="true"/>
                <table:data-pilot-member table:name="07/11/25" table:display="false" table:show-details="true"/>
                <table:data-pilot-member table:name="19/03/26" table:display="false" table:show-details="true"/>
                <table:data-pilot-member table:name="26/05/26" table:display="false" table:show-details="true"/>
                <table:data-pilot-member table:name="19/06/26" table:display="false" table:show-details="true"/>
                <table:data-pilot-member table:name="20/07/26" table:display="false" table:show-details="true"/>
                <table:data-pilot-member table:name="26/07/26" table:display="false" table:show-details="true"/>
                <table:data-pilot-member table:name="28/08/26" table:display="false" table:show-details="true"/>
                <table:data-pilot-member table:name="05/10/26" table:display="false" table:show-details="true"/>
                <table:data-pilot-member table:name="18/10/26" table:display="false" table:show-details="true"/>
                <table:data-pilot-member table:name="13/07/27" table:display="false" table:show-details="true"/>
                <table:data-pilot-member table:name="30/02/202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ficina" table:orientation="row" table:used-hierarchy="0" table:function="auto">
            <table:data-pilot-level table:show-empty="false" calcext:repeat-item-labels="false">
              <table:data-pilot-members>
                <table:data-pilot-member table:name="Aspide" table:display="true" table:show-details="true"/>
                <table:data-pilot-member table:name="Exocet" table:display="true" table:show-details="true"/>
                <table:data-pilot-member table:name="F21" table:display="true" table:show-details="true"/>
                <table:data-pilot-member table:name="Minas e Bombas" table:display="true" table:show-details="true"/>
                <table:data-pilot-member table:name="Mistral" table:display="true" table:show-details="true"/>
                <table:data-pilot-member table:name="MK-46" table:display="true" table:show-details="true"/>
                <table:data-pilot-member table:name="MK-48" table:display="true" table:show-details="true"/>
                <table:data-pilot-member table:name="Pengui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ficina" table:orientation="data" table:used-hierarchy="-1" table:function="count">
            <table:data-pilot-level calcext:repeat-item-labels="false"/>
          </table:data-pilot-field>
          <table:data-pilot-field table:source-field-name="CUSTO ESTIMADO" table:orientation="data" table:used-hierarchy="0" table:function="sum">
            <table:data-pilot-level table:show-empty="false" calcext:repeat-item-labels="false">
              <table:data-pilot-members>
                <table:data-pilot-member table:name="R$ 0,00" table:display="true" table:show-details="true"/>
                <table:data-pilot-member table:name="R$ 70,00" table:display="true" table:show-details="true"/>
                <table:data-pilot-member table:name="R$ 80,00" table:display="true" table:show-details="true"/>
                <table:data-pilot-member table:name="R$ 84,33" table:display="true" table:show-details="true"/>
                <table:data-pilot-member table:name="R$ 100,00" table:display="true" table:show-details="true"/>
                <table:data-pilot-member table:name="R$ 150,00" table:display="true" table:show-details="true"/>
                <table:data-pilot-member table:name="R$ 193,00" table:display="true" table:show-details="true"/>
                <table:data-pilot-member table:name="R$ 270,00" table:display="true" table:show-details="true"/>
                <table:data-pilot-member table:name="R$ 338,69" table:display="true" table:show-details="true"/>
                <table:data-pilot-member table:name="R$ 373,83" table:display="true" table:show-details="true"/>
                <table:data-pilot-member table:name="R$ 373,86" table:display="true" table:show-details="true"/>
                <table:data-pilot-member table:name="R$ 560,75" table:display="true" table:show-details="true"/>
                <table:data-pilot-member table:name="R$ 667,04" table:display="true" table:show-details="true"/>
                <table:data-pilot-member table:name="R$ 674,72" table:display="true" table:show-details="true"/>
                <table:data-pilot-member table:name="R$ 747,66" table:display="true" table:show-details="true"/>
                <table:data-pilot-member table:name="R$ 776,23" table:display="true" table:show-details="true"/>
                <table:data-pilot-member table:name="R$ 1.000,56" table:display="true" table:show-details="true"/>
                <table:data-pilot-member table:name="R$ 1.058,44" table:display="true" table:show-details="true"/>
                <table:data-pilot-member table:name="R$ 1.164,35" table:display="true" table:show-details="true"/>
                <table:data-pilot-member table:name="R$ 1.552,47" table:display="true" table:show-details="true"/>
                <table:data-pilot-member table:name="R$ 1.869,16" table:display="true" table:show-details="true"/>
                <table:data-pilot-member table:name="R$ 3.104,95" table:display="true" table:show-details="true"/>
                <table:data-pilot-member table:name="R$ 3.881,18" table:display="true" table:show-details="true"/>
                <table:data-pilot-member table:name="R$ 4.269,30" table:display="true" table:show-details="true"/>
                <table:data-pilot-member table:name="R$ 5.433,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dinâmica_Controle_2'.A1:'Tabela dinâmica_Controle_2'.J38" table:buttons="'Tabela dinâmica_Controle_2'.A1 'Tabela dinâmica_Controle_2'.A2 'Tabela dinâmica_Controle_2'.A5 'Tabela dinâmica_Controle_2'.B4" table:show-filter-button="false" table:drill-down-on-double-click="false">
          <table:source-cell-range table:cell-range-address="Controle.D1:Controle.P574"/>
          <table:data-pilot-field table:source-field-name="VALIDADE CALIBRAÇÃO" table:orientation="page" table:used-hierarchy="0" table:function="auto" loext:ignore-selected-page="true" table:selected-page="CALIBRADO">
            <table:data-pilot-level table:show-empty="false" calcext:repeat-item-labels="false">
              <table:data-pilot-members>
                <table:data-pilot-member table:name="CALIBRADO" table:display="true" table:show-details="true"/>
                <table:data-pilot-member table:name="CALIBRADO F21" table:display="true" table:show-details="true"/>
                <table:data-pilot-member table:name="Calibrado pela USN" table:display="true" table:show-details="true"/>
                <table:data-pilot-member table:name="DESCALIBRADO" table:display="true" table:show-details="true"/>
                <table:data-pilot-member table:name="DESCALIBRADO2" table:display="true" table:show-details="true"/>
                <table:data-pilot-member table:name="EQUIPAMENTO NAO ENCONTRADO" table:display="true" table:show-details="true"/>
                <table:data-pilot-member table:name="FERRAMENTA NAO UTILIZADA" table:display="true" table:show-details="true"/>
                <table:data-pilot-member table:name="NAO CALIBRAR" table:display="true" table:show-details="true"/>
                <table:data-pilot-member table:name="NAO UTILIZADO" table:display="true" table:show-details="true"/>
                <table:data-pilot-member table:name="REPARO E CALIBRAÇÃO" table:display="true" table:show-details="true"/>
                <table:data-pilot-member table:name="REPROVAD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iodicidade" table:orientation="page" table:used-hierarchy="0" table:function="auto" loext:ignore-selected-page="true" table:selected-page="6">
            <table:data-pilot-level table:show-empty="false" calcext:repeat-item-labels="false"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6" table:display="true" table:show-details="true"/>
                <table:data-pilot-member table:name="48" table:display="true" table:show-details="true"/>
                <table:data-pilot-member table:name="Não Infor.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óxima Calibração" table:orientation="page" table:used-hierarchy="0" table:function="auto" loext:ignore-selected-page="true" table:selected-page="28/02/2012">
            <table:data-pilot-level table:show-empty="false" calcext:repeat-item-labels="false">
              <table:data-pilot-members>
                <table:data-pilot-member table:name="28/02/2012" table:display="true" table:show-details="true"/>
                <table:data-pilot-member table:name="13/12/2012" table:display="true" table:show-details="true"/>
                <table:data-pilot-member table:name="11/04/2013" table:display="true" table:show-details="true"/>
                <table:data-pilot-member table:name="21/04/2013" table:display="true" table:show-details="true"/>
                <table:data-pilot-member table:name="17/06/2016" table:display="true" table:show-details="true"/>
                <table:data-pilot-member table:name="13/06/2017" table:display="true" table:show-details="true"/>
                <table:data-pilot-member table:name="16/07/2017" table:display="true" table:show-details="true"/>
                <table:data-pilot-member table:name="01/01/2018" table:display="true" table:show-details="true"/>
                <table:data-pilot-member table:name="01/03/2018" table:display="true" table:show-details="true"/>
                <table:data-pilot-member table:name="28/03/2018" table:display="true" table:show-details="true"/>
                <table:data-pilot-member table:name="04/04/2018" table:display="true" table:show-details="true"/>
                <table:data-pilot-member table:name="21/06/2018" table:display="true" table:show-details="true"/>
                <table:data-pilot-member table:name="01/10/2018" table:display="true" table:show-details="true"/>
                <table:data-pilot-member table:name="05/10/2018" table:display="true" table:show-details="true"/>
                <table:data-pilot-member table:name="07/10/2018" table:display="true" table:show-details="true"/>
                <table:data-pilot-member table:name="13/10/2018" table:display="true" table:show-details="true"/>
                <table:data-pilot-member table:name="03/11/2018" table:display="true" table:show-details="true"/>
                <table:data-pilot-member table:name="08/11/2018" table:display="true" table:show-details="true"/>
                <table:data-pilot-member table:name="09/11/2018" table:display="true" table:show-details="true"/>
                <table:data-pilot-member table:name="17/02/2019" table:display="true" table:show-details="true"/>
                <table:data-pilot-member table:name="21/02/2019" table:display="true" table:show-details="true"/>
                <table:data-pilot-member table:name="24/02/2019" table:display="true" table:show-details="true"/>
                <table:data-pilot-member table:name="04/04/2019" table:display="true" table:show-details="true"/>
                <table:data-pilot-member table:name="22/04/2019" table:display="true" table:show-details="true"/>
                <table:data-pilot-member table:name="22/09/2019" table:display="true" table:show-details="true"/>
                <table:data-pilot-member table:name="18/10/2019" table:display="true" table:show-details="true"/>
                <table:data-pilot-member table:name="12/11/2019" table:display="true" table:show-details="true"/>
                <table:data-pilot-member table:name="04/12/2019" table:display="true" table:show-details="true"/>
                <table:data-pilot-member table:name="02/08/2020" table:display="true" table:show-details="true"/>
                <table:data-pilot-member table:name="24/08/2020" table:display="true" table:show-details="true"/>
                <table:data-pilot-member table:name="05/09/2020" table:display="true" table:show-details="true"/>
                <table:data-pilot-member table:name="12/11/2020" table:display="true" table:show-details="true"/>
                <table:data-pilot-member table:name="19/11/2020" table:display="true" table:show-details="true"/>
                <table:data-pilot-member table:name="28/11/2020" table:display="true" table:show-details="true"/>
                <table:data-pilot-member table:name="12/12/2020" table:display="true" table:show-details="true"/>
                <table:data-pilot-member table:name="17/01/2021" table:display="true" table:show-details="true"/>
                <table:data-pilot-member table:name="18/01/2021" table:display="true" table:show-details="true"/>
                <table:data-pilot-member table:name="27/01/2021" table:display="true" table:show-details="true"/>
                <table:data-pilot-member table:name="28/01/2021" table:display="true" table:show-details="true"/>
                <table:data-pilot-member table:name="30/01/2021" table:display="true" table:show-details="true"/>
                <table:data-pilot-member table:name="29/05/2021" table:display="true" table:show-details="true"/>
                <table:data-pilot-member table:name="22/06/2021" table:display="true" table:show-details="true"/>
                <table:data-pilot-member table:name="11/07/2021" table:display="true" table:show-details="true"/>
                <table:data-pilot-member table:name="18/07/2021" table:display="true" table:show-details="true"/>
                <table:data-pilot-member table:name="25/08/2021" table:display="true" table:show-details="true"/>
                <table:data-pilot-member table:name="26/08/2021" table:display="true" table:show-details="true"/>
                <table:data-pilot-member table:name="12/09/2021" table:display="true" table:show-details="true"/>
                <table:data-pilot-member table:name="03/10/2021" table:display="true" table:show-details="true"/>
                <table:data-pilot-member table:name="12/10/2021" table:display="true" table:show-details="true"/>
                <table:data-pilot-member table:name="20/10/2021" table:display="true" table:show-details="true"/>
                <table:data-pilot-member table:name="21/10/2021" table:display="true" table:show-details="true"/>
                <table:data-pilot-member table:name="31/10/2021" table:display="true" table:show-details="true"/>
                <table:data-pilot-member table:name="06/11/2021" table:display="true" table:show-details="true"/>
                <table:data-pilot-member table:name="07/11/2021" table:display="true" table:show-details="true"/>
                <table:data-pilot-member table:name="11/11/2021" table:display="true" table:show-details="true"/>
                <table:data-pilot-member table:name="20/11/2021" table:display="true" table:show-details="true"/>
                <table:data-pilot-member table:name="03/12/2021" table:display="true" table:show-details="true"/>
                <table:data-pilot-member table:name="21/01/2022" table:display="true" table:show-details="true"/>
                <table:data-pilot-member table:name="22/01/2022" table:display="true" table:show-details="true"/>
                <table:data-pilot-member table:name="19/02/2022" table:display="true" table:show-details="true"/>
                <table:data-pilot-member table:name="03/03/2022" table:display="true" table:show-details="true"/>
                <table:data-pilot-member table:name="22/03/2022" table:display="true" table:show-details="true"/>
                <table:data-pilot-member table:name="05/04/2022" table:display="true" table:show-details="true"/>
                <table:data-pilot-member table:name="19/04/2022" table:display="true" table:show-details="true"/>
                <table:data-pilot-member table:name="28/04/2022" table:display="true" table:show-details="true"/>
                <table:data-pilot-member table:name="29/04/2022" table:display="true" table:show-details="true"/>
                <table:data-pilot-member table:name="30/04/2022" table:display="true" table:show-details="true"/>
                <table:data-pilot-member table:name="06/05/2022" table:display="true" table:show-details="true"/>
                <table:data-pilot-member table:name="30/05/2022" table:display="true" table:show-details="true"/>
                <table:data-pilot-member table:name="24/06/2022" table:display="true" table:show-details="true"/>
                <table:data-pilot-member table:name="30/06/2022" table:display="true" table:show-details="true"/>
                <table:data-pilot-member table:name="15/07/2022" table:display="true" table:show-details="true"/>
                <table:data-pilot-member table:name="16/07/2022" table:display="true" table:show-details="true"/>
                <table:data-pilot-member table:name="20/07/2022" table:display="true" table:show-details="true"/>
                <table:data-pilot-member table:name="21/07/2022" table:display="true" table:show-details="true"/>
                <table:data-pilot-member table:name="22/07/2022" table:display="true" table:show-details="true"/>
                <table:data-pilot-member table:name="28/07/2022" table:display="true" table:show-details="true"/>
                <table:data-pilot-member table:name="03/08/2022" table:display="true" table:show-details="true"/>
                <table:data-pilot-member table:name="12/08/2022" table:display="true" table:show-details="true"/>
                <table:data-pilot-member table:name="13/08/2022" table:display="true" table:show-details="true"/>
                <table:data-pilot-member table:name="19/08/2022" table:display="true" table:show-details="true"/>
                <table:data-pilot-member table:name="23/08/2022" table:display="true" table:show-details="true"/>
                <table:data-pilot-member table:name="30/08/2022" table:display="true" table:show-details="true"/>
                <table:data-pilot-member table:name="13/09/2022" table:display="true" table:show-details="true"/>
                <table:data-pilot-member table:name="29/10/2022" table:display="true" table:show-details="true"/>
                <table:data-pilot-member table:name="31/10/2022" table:display="true" table:show-details="true"/>
                <table:data-pilot-member table:name="06/11/2022" table:display="true" table:show-details="true"/>
                <table:data-pilot-member table:name="20/11/2022" table:display="true" table:show-details="true"/>
                <table:data-pilot-member table:name="21/12/2022" table:display="true" table:show-details="true"/>
                <table:data-pilot-member table:name="01/01/2023" table:display="true" table:show-details="true"/>
                <table:data-pilot-member table:name="20/01/2023" table:display="true" table:show-details="true"/>
                <table:data-pilot-member table:name="01/02/2023" table:display="true" table:show-details="true"/>
                <table:data-pilot-member table:name="02/02/2023" table:display="true" table:show-details="true"/>
                <table:data-pilot-member table:name="04/02/2023" table:display="true" table:show-details="true"/>
                <table:data-pilot-member table:name="08/02/2023" table:display="true" table:show-details="true"/>
                <table:data-pilot-member table:name="10/02/2023" table:display="true" table:show-details="true"/>
                <table:data-pilot-member table:name="11/02/2023" table:display="true" table:show-details="true"/>
                <table:data-pilot-member table:name="19/02/2023" table:display="true" table:show-details="true"/>
                <table:data-pilot-member table:name="24/02/2023" table:display="true" table:show-details="true"/>
                <table:data-pilot-member table:name="23/03/2023" table:display="true" table:show-details="true"/>
                <table:data-pilot-member table:name="27/04/2023" table:display="true" table:show-details="true"/>
                <table:data-pilot-member table:name="03/05/2023" table:display="true" table:show-details="true"/>
                <table:data-pilot-member table:name="12/05/2023" table:display="true" table:show-details="true"/>
                <table:data-pilot-member table:name="14/05/2023" table:display="true" table:show-details="true"/>
                <table:data-pilot-member table:name="16/05/2023" table:display="true" table:show-details="true"/>
                <table:data-pilot-member table:name="17/05/2023" table:display="true" table:show-details="true"/>
                <table:data-pilot-member table:name="18/05/2023" table:display="true" table:show-details="true"/>
                <table:data-pilot-member table:name="25/05/2023" table:display="true" table:show-details="true"/>
                <table:data-pilot-member table:name="03/06/2023" table:display="true" table:show-details="true"/>
                <table:data-pilot-member table:name="09/06/2023" table:display="true" table:show-details="true"/>
                <table:data-pilot-member table:name="12/06/2023" table:display="true" table:show-details="true"/>
                <table:data-pilot-member table:name="14/06/2023" table:display="true" table:show-details="true"/>
                <table:data-pilot-member table:name="19/06/2023" table:display="true" table:show-details="true"/>
                <table:data-pilot-member table:name="20/06/2023" table:display="true" table:show-details="true"/>
                <table:data-pilot-member table:name="22/06/2023" table:display="true" table:show-details="true"/>
                <table:data-pilot-member table:name="23/06/2023" table:display="true" table:show-details="true"/>
                <table:data-pilot-member table:name="28/06/2023" table:display="true" table:show-details="true"/>
                <table:data-pilot-member table:name="16/07/2023" table:display="true" table:show-details="true"/>
                <table:data-pilot-member table:name="17/07/2023" table:display="true" table:show-details="true"/>
                <table:data-pilot-member table:name="20/07/2023" table:display="true" table:show-details="true"/>
                <table:data-pilot-member table:name="22/07/2023" table:display="true" table:show-details="true"/>
                <table:data-pilot-member table:name="26/07/2023" table:display="true" table:show-details="true"/>
                <table:data-pilot-member table:name="12/08/2023" table:display="true" table:show-details="true"/>
                <table:data-pilot-member table:name="13/08/2023" table:display="true" table:show-details="true"/>
                <table:data-pilot-member table:name="14/08/2023" table:display="true" table:show-details="true"/>
                <table:data-pilot-member table:name="16/08/2023" table:display="true" table:show-details="true"/>
                <table:data-pilot-member table:name="18/08/2023" table:display="true" table:show-details="true"/>
                <table:data-pilot-member table:name="19/08/2023" table:display="true" table:show-details="true"/>
                <table:data-pilot-member table:name="23/08/2023" table:display="true" table:show-details="true"/>
                <table:data-pilot-member table:name="25/08/2023" table:display="true" table:show-details="true"/>
                <table:data-pilot-member table:name="12/09/2023" table:display="true" table:show-details="true"/>
                <table:data-pilot-member table:name="15/09/2023" table:display="true" table:show-details="true"/>
                <table:data-pilot-member table:name="18/09/2023" table:display="true" table:show-details="true"/>
                <table:data-pilot-member table:name="21/09/2023" table:display="true" table:show-details="true"/>
                <table:data-pilot-member table:name="22/09/2023" table:display="true" table:show-details="true"/>
                <table:data-pilot-member table:name="23/09/2023" table:display="true" table:show-details="true"/>
                <table:data-pilot-member table:name="24/09/2023" table:display="true" table:show-details="true"/>
                <table:data-pilot-member table:name="28/09/2023" table:display="true" table:show-details="true"/>
                <table:data-pilot-member table:name="03/10/2023" table:display="true" table:show-details="true"/>
                <table:data-pilot-member table:name="24/10/2023" table:display="true" table:show-details="true"/>
                <table:data-pilot-member table:name="07/11/2023" table:display="true" table:show-details="true"/>
                <table:data-pilot-member table:name="08/11/2023" table:display="true" table:show-details="true"/>
                <table:data-pilot-member table:name="22/11/2023" table:display="true" table:show-details="true"/>
                <table:data-pilot-member table:name="30/11/2023" table:display="true" table:show-details="true"/>
                <table:data-pilot-member table:name="14/12/2023" table:display="true" table:show-details="true"/>
                <table:data-pilot-member table:name="22/12/2023" table:display="true" table:show-details="true"/>
                <table:data-pilot-member table:name="11/01/2024" table:display="true" table:show-details="true"/>
                <table:data-pilot-member table:name="07/02/2024" table:display="true" table:show-details="true"/>
                <table:data-pilot-member table:name="08/02/2024" table:display="true" table:show-details="true"/>
                <table:data-pilot-member table:name="10/02/2024" table:display="true" table:show-details="true"/>
                <table:data-pilot-member table:name="25/02/2024" table:display="true" table:show-details="true"/>
                <table:data-pilot-member table:name="26/02/2024" table:display="true" table:show-details="true"/>
                <table:data-pilot-member table:name="08/03/2024" table:display="true" table:show-details="true"/>
                <table:data-pilot-member table:name="07/05/2024" table:display="true" table:show-details="true"/>
                <table:data-pilot-member table:name="09/05/2024" table:display="true" table:show-details="true"/>
                <table:data-pilot-member table:name="10/05/2024" table:display="true" table:show-details="true"/>
                <table:data-pilot-member table:name="12/05/2024" table:display="true" table:show-details="true"/>
                <table:data-pilot-member table:name="15/05/2024" table:display="true" table:show-details="true"/>
                <table:data-pilot-member table:name="17/05/2024" table:display="true" table:show-details="true"/>
                <table:data-pilot-member table:name="18/05/2024" table:display="true" table:show-details="true"/>
                <table:data-pilot-member table:name="24/05/2024" table:display="true" table:show-details="true"/>
                <table:data-pilot-member table:name="25/05/2024" table:display="true" table:show-details="true"/>
                <table:data-pilot-member table:name="31/05/2024" table:display="true" table:show-details="true"/>
                <table:data-pilot-member table:name="14/06/2024" table:display="true" table:show-details="true"/>
                <table:data-pilot-member table:name="22/06/2024" table:display="true" table:show-details="true"/>
                <table:data-pilot-member table:name="26/06/2024" table:display="true" table:show-details="true"/>
                <table:data-pilot-member table:name="27/06/2024" table:display="true" table:show-details="true"/>
                <table:data-pilot-member table:name="28/06/2024" table:display="true" table:show-details="true"/>
                <table:data-pilot-member table:name="29/06/2024" table:display="true" table:show-details="true"/>
                <table:data-pilot-member table:name="06/07/2024" table:display="true" table:show-details="true"/>
                <table:data-pilot-member table:name="31/07/2024" table:display="true" table:show-details="true"/>
                <table:data-pilot-member table:name="08/08/2024" table:display="true" table:show-details="true"/>
                <table:data-pilot-member table:name="10/08/2024" table:display="true" table:show-details="true"/>
                <table:data-pilot-member table:name="11/08/2024" table:display="true" table:show-details="true"/>
                <table:data-pilot-member table:name="15/08/2024" table:display="true" table:show-details="true"/>
                <table:data-pilot-member table:name="16/08/2024" table:display="true" table:show-details="true"/>
                <table:data-pilot-member table:name="30/08/2024" table:display="true" table:show-details="true"/>
                <table:data-pilot-member table:name="14/09/2024" table:display="true" table:show-details="true"/>
                <table:data-pilot-member table:name="18/09/2024" table:display="true" table:show-details="true"/>
                <table:data-pilot-member table:name="22/09/2024" table:display="true" table:show-details="true"/>
                <table:data-pilot-member table:name="27/09/2024" table:display="true" table:show-details="true"/>
                <table:data-pilot-member table:name="28/09/2024" table:display="true" table:show-details="true"/>
                <table:data-pilot-member table:name="17/10/2024" table:display="true" table:show-details="true"/>
                <table:data-pilot-member table:name="20/10/2024" table:display="true" table:show-details="true"/>
                <table:data-pilot-member table:name="01/11/2024" table:display="true" table:show-details="true"/>
                <table:data-pilot-member table:name="03/11/2024" table:display="true" table:show-details="true"/>
                <table:data-pilot-member table:name="07/11/2024" table:display="true" table:show-details="true"/>
                <table:data-pilot-member table:name="08/11/2024" table:display="true" table:show-details="true"/>
                <table:data-pilot-member table:name="10/11/2024" table:display="true" table:show-details="true"/>
                <table:data-pilot-member table:name="16/11/2024" table:display="true" table:show-details="true"/>
                <table:data-pilot-member table:name="17/11/2024" table:display="true" table:show-details="true"/>
                <table:data-pilot-member table:name="18/11/2024" table:display="true" table:show-details="true"/>
                <table:data-pilot-member table:name="30/11/2024" table:display="true" table:show-details="true"/>
                <table:data-pilot-member table:name="14/12/2024" table:display="true" table:show-details="true"/>
                <table:data-pilot-member table:name="13/03/2025" table:display="true" table:show-details="true"/>
                <table:data-pilot-member table:name="26/03/2025" table:display="true" table:show-details="true"/>
                <table:data-pilot-member table:name="07/05/2025" table:display="true" table:show-details="true"/>
                <table:data-pilot-member table:name="08/05/2025" table:display="true" table:show-details="true"/>
                <table:data-pilot-member table:name="13/07/2025" table:display="true" table:show-details="true"/>
                <table:data-pilot-member table:name="15/08/2025" table:display="true" table:show-details="true"/>
                <table:data-pilot-member table:name="17/08/2025" table:display="true" table:show-details="true"/>
                <table:data-pilot-member table:name="07/11/2025" table:display="true" table:show-details="true"/>
                <table:data-pilot-member table:name="19/03/2026" table:display="true" table:show-details="true"/>
                <table:data-pilot-member table:name="26/05/2026" table:display="true" table:show-details="true"/>
                <table:data-pilot-member table:name="19/06/2026" table:display="true" table:show-details="true"/>
                <table:data-pilot-member table:name="20/07/2026" table:display="true" table:show-details="true"/>
                <table:data-pilot-member table:name="26/07/2026" table:display="true" table:show-details="true"/>
                <table:data-pilot-member table:name="28/08/2026" table:display="true" table:show-details="true"/>
                <table:data-pilot-member table:name="05/10/2026" table:display="true" table:show-details="true"/>
                <table:data-pilot-member table:name="18/10/2026" table:display="true" table:show-details="true"/>
                <table:data-pilot-member table:name="13/07/2027" table:display="true" table:show-details="true"/>
                <table:data-pilot-member table:name="30/02/202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LE/MEC" table:orientation="page" table:used-hierarchy="0" table:function="auto" loext:ignore-selected-page="true" table:selected-page="ELE ">
            <table:data-pilot-level table:show-empty="false" calcext:repeat-item-labels="false">
              <table:data-pilot-members>
                <table:data-pilot-member table:name="ELE " table:display="true" table:show-details="true"/>
                <table:data-pilot-member table:name="ME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IVISÃO/OFICINA" table:orientation="column" table:used-hierarchy="0" table:function="auto">
            <table:data-pilot-level table:show-empty="false" calcext:repeat-item-labels="false">
              <table:data-pilot-members>
                <table:data-pilot-member table:name="ASPIDE" table:display="true" table:show-details="true"/>
                <table:data-pilot-member table:name="EXOCET (27)" table:display="true" table:show-details="true"/>
                <table:data-pilot-member table:name="F-21 (246)" table:display="true" table:show-details="true"/>
                <table:data-pilot-member table:name="MINAS E BOMBAS (25)" table:display="true" table:show-details="true"/>
                <table:data-pilot-member table:name="MISTRAL (262)" table:display="true" table:show-details="true"/>
                <table:data-pilot-member table:name="MK-46 (23)" table:display="true" table:show-details="true"/>
                <table:data-pilot-member table:name="MK-48 (24)" table:display="true" table:show-details="true"/>
                <table:data-pilot-member table:name="PENGUI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QUIPAMENTO" table:orientation="row" table:used-hierarchy="0" table:function="auto">
            <table:data-pilot-level table:show-empty="false" calcext:repeat-item-labels="false">
              <table:data-pilot-members>
                <table:data-pilot-member table:name="AMPLIFICADOR TRANSCONDUTANCIA" table:display="true" table:show-details="true"/>
                <table:data-pilot-member table:name="ANALIZADOR DE ESPECTRO" table:display="true" table:show-details="true"/>
                <table:data-pilot-member table:name="ANALIZADOR DE SEGURANCA" table:display="true" table:show-details="true"/>
                <table:data-pilot-member table:name="BALANÇA DE PRESSÃO" table:display="true" table:show-details="true"/>
                <table:data-pilot-member table:name="BALANÇA DIGITAL" table:display="true" table:show-details="true"/>
                <table:data-pilot-member table:name="CALIBRADOR" table:display="true" table:show-details="true"/>
                <table:data-pilot-member table:name="CAPACÍMETRO" table:display="true" table:show-details="true"/>
                <table:data-pilot-member table:name="CONTADOR" table:display="true" table:show-details="true"/>
                <table:data-pilot-member table:name="CONTROLADOR DE PRESSAO" table:display="true" table:show-details="true"/>
                <table:data-pilot-member table:name="DINAMOMETRO " table:display="true" table:show-details="true"/>
                <table:data-pilot-member table:name="DINAMOMETRO DIGITAL" table:display="true" table:show-details="true"/>
                <table:data-pilot-member table:name="FONTE DC" table:display="true" table:show-details="true"/>
                <table:data-pilot-member table:name="GERADOR DE FUNCOES" table:display="true" table:show-details="true"/>
                <table:data-pilot-member table:name="MANOMETRO ANALOGICO" table:display="true" table:show-details="true"/>
                <table:data-pilot-member table:name="MANOMETRO ANALOGICO&#10; BACS" table:display="true" table:show-details="true"/>
                <table:data-pilot-member table:name="MANOMETRO DIGITAL&#10; IN LOCO" table:display="true" table:show-details="true"/>
                <table:data-pilot-member table:name="MANOMETRO DIGITAL " table:display="true" table:show-details="true"/>
                <table:data-pilot-member table:name="MANOVACUÔMETRO" table:display="true" table:show-details="true"/>
                <table:data-pilot-member table:name="MEGOMETRO" table:display="true" table:show-details="true"/>
                <table:data-pilot-member table:name="MICROMETRO DE PROFUNDIDADE" table:display="true" table:show-details="true"/>
                <table:data-pilot-member table:name="MULTIMETRO" table:display="true" table:show-details="true"/>
                <table:data-pilot-member table:name="NIVEL LINEAR DE PRECISAO" table:display="true" table:show-details="true"/>
                <table:data-pilot-member table:name="OHMIMETRO" table:display="true" table:show-details="true"/>
                <table:data-pilot-member table:name="OPTICAL POWER METER" table:display="true" table:show-details="true"/>
                <table:data-pilot-member table:name="OSCILOSCOPIO" table:display="true" table:show-details="true"/>
                <table:data-pilot-member table:name="OUTROS" table:display="true" table:show-details="true"/>
                <table:data-pilot-member table:name="PAQUIMETRO " table:display="true" table:show-details="true"/>
                <table:data-pilot-member table:name="SENSOR DE VELOCIDADE" table:display="true" table:show-details="true"/>
                <table:data-pilot-member table:name="TERMOHIGROMETRO" table:display="true" table:show-details="true"/>
                <table:data-pilot-member table:name="TERMOMETRO" table:display="true" table:show-details="true"/>
                <table:data-pilot-member table:name="TORQUIMETRO " table:display="true" table:show-details="true"/>
                <table:data-pilot-member table:name="TRANSDUTOR DE PRESSA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QUIPAMENTO" table:orientation="data" table:used-hierarchy="0" table:function="count">
            <table:data-pilot-level table:show-empty="false" calcext:repeat-item-labels="false">
              <table:data-pilot-members>
                <table:data-pilot-member table:name="AMPLIFICADOR TRANSCONDUTANCIA" table:display="true" table:show-details="true"/>
                <table:data-pilot-member table:name="ANALIZADOR DE ESPECTRO" table:display="true" table:show-details="true"/>
                <table:data-pilot-member table:name="ANALIZADOR DE SEGURANCA" table:display="true" table:show-details="true"/>
                <table:data-pilot-member table:name="BALANÇA DE PRESSÃO" table:display="true" table:show-details="true"/>
                <table:data-pilot-member table:name="BALANÇA DIGITAL" table:display="true" table:show-details="true"/>
                <table:data-pilot-member table:name="CALIBRADOR" table:display="true" table:show-details="true"/>
                <table:data-pilot-member table:name="CAPACÍMETRO" table:display="true" table:show-details="true"/>
                <table:data-pilot-member table:name="CONTADOR" table:display="true" table:show-details="true"/>
                <table:data-pilot-member table:name="CONTROLADOR DE PRESSAO" table:display="true" table:show-details="true"/>
                <table:data-pilot-member table:name="DINAMOMETRO " table:display="true" table:show-details="true"/>
                <table:data-pilot-member table:name="DINAMOMETRO DIGITAL" table:display="true" table:show-details="true"/>
                <table:data-pilot-member table:name="FONTE DC" table:display="true" table:show-details="true"/>
                <table:data-pilot-member table:name="GERADOR DE FUNCOES" table:display="true" table:show-details="true"/>
                <table:data-pilot-member table:name="MANOMETRO ANALOGICO" table:display="true" table:show-details="true"/>
                <table:data-pilot-member table:name="MANOMETRO ANALOGICO&#10; BACS" table:display="true" table:show-details="true"/>
                <table:data-pilot-member table:name="MANOMETRO DIGITAL&#10; IN LOCO" table:display="true" table:show-details="true"/>
                <table:data-pilot-member table:name="MANOMETRO DIGITAL " table:display="true" table:show-details="true"/>
                <table:data-pilot-member table:name="MANOVACUÔMETRO" table:display="true" table:show-details="true"/>
                <table:data-pilot-member table:name="MEGOMETRO" table:display="true" table:show-details="true"/>
                <table:data-pilot-member table:name="MICROMETRO DE PROFUNDIDADE" table:display="true" table:show-details="true"/>
                <table:data-pilot-member table:name="MULTIMETRO" table:display="true" table:show-details="true"/>
                <table:data-pilot-member table:name="NIVEL LINEAR DE PRECISAO" table:display="true" table:show-details="true"/>
                <table:data-pilot-member table:name="OHMIMETRO" table:display="true" table:show-details="true"/>
                <table:data-pilot-member table:name="OPTICAL POWER METER" table:display="true" table:show-details="true"/>
                <table:data-pilot-member table:name="OSCILOSCOPIO" table:display="true" table:show-details="true"/>
                <table:data-pilot-member table:name="OUTROS" table:display="true" table:show-details="true"/>
                <table:data-pilot-member table:name="PAQUIMETRO " table:display="true" table:show-details="true"/>
                <table:data-pilot-member table:name="SENSOR DE VELOCIDADE" table:display="true" table:show-details="true"/>
                <table:data-pilot-member table:name="TERMOHIGROMETRO" table:display="true" table:show-details="true"/>
                <table:data-pilot-member table:name="TERMOMETRO" table:display="true" table:show-details="true"/>
                <table:data-pilot-member table:name="TORQUIMETRO " table:display="true" table:show-details="true"/>
                <table:data-pilot-member table:name="TRANSDUTOR DE PRESSAO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USTO ESTIMADO" table:orientation="data" table:used-hierarchy="0" table:function="sum">
            <table:data-pilot-level table:show-empty="false" calcext:repeat-item-labels="false">
              <table:data-pilot-members>
                <table:data-pilot-member table:name="R$ 0,00" table:display="true" table:show-details="true"/>
                <table:data-pilot-member table:name="R$ 70,00" table:display="true" table:show-details="true"/>
                <table:data-pilot-member table:name="R$ 80,00" table:display="true" table:show-details="true"/>
                <table:data-pilot-member table:name="R$ 84,33" table:display="true" table:show-details="true"/>
                <table:data-pilot-member table:name="R$ 100,00" table:display="true" table:show-details="true"/>
                <table:data-pilot-member table:name="R$ 150,00" table:display="true" table:show-details="true"/>
                <table:data-pilot-member table:name="R$ 193,00" table:display="true" table:show-details="true"/>
                <table:data-pilot-member table:name="R$ 270,00" table:display="true" table:show-details="true"/>
                <table:data-pilot-member table:name="R$ 338,69" table:display="true" table:show-details="true"/>
                <table:data-pilot-member table:name="R$ 373,83" table:display="true" table:show-details="true"/>
                <table:data-pilot-member table:name="R$ 373,86" table:display="true" table:show-details="true"/>
                <table:data-pilot-member table:name="R$ 560,75" table:display="true" table:show-details="true"/>
                <table:data-pilot-member table:name="R$ 667,04" table:display="true" table:show-details="true"/>
                <table:data-pilot-member table:name="R$ 674,72" table:display="true" table:show-details="true"/>
                <table:data-pilot-member table:name="R$ 747,66" table:display="true" table:show-details="true"/>
                <table:data-pilot-member table:name="R$ 776,23" table:display="true" table:show-details="true"/>
                <table:data-pilot-member table:name="R$ 1.000,56" table:display="true" table:show-details="true"/>
                <table:data-pilot-member table:name="R$ 1.058,44" table:display="true" table:show-details="true"/>
                <table:data-pilot-member table:name="R$ 1.164,35" table:display="true" table:show-details="true"/>
                <table:data-pilot-member table:name="R$ 1.552,47" table:display="true" table:show-details="true"/>
                <table:data-pilot-member table:name="R$ 1.869,16" table:display="true" table:show-details="true"/>
                <table:data-pilot-member table:name="R$ 3.104,95" table:display="true" table:show-details="true"/>
                <table:data-pilot-member table:name="R$ 3.881,18" table:display="true" table:show-details="true"/>
                <table:data-pilot-member table:name="R$ 4.269,30" table:display="true" table:show-details="true"/>
                <table:data-pilot-member table:name="R$ 5.433,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ela dinâmica_Controle_3'.A1:'Tabela dinâmica_Controle_3'.B18" table:buttons="'Tabela dinâmica_Controle_3'.A1 'Tabela dinâmica_Controle_3'.A3" table:show-filter-button="false" table:drill-down-on-double-click="false">
          <table:source-cell-range table:cell-range-address="Controle.D1:Controle.P574"/>
          <table:data-pilot-field table:source-field-name="VALIDADE CALIBRAÇÃO" table:orientation="page" table:used-hierarchy="0" table:function="auto" loext:ignore-selected-page="true" table:selected-page="CALIBRADO">
            <table:data-pilot-level table:show-empty="false" calcext:repeat-item-labels="false">
              <table:data-pilot-members>
                <table:data-pilot-member table:name="CALIBRADO" table:display="true" table:show-details="true"/>
                <table:data-pilot-member table:name="CALIBRADO F21" table:display="false" table:show-details="true"/>
                <table:data-pilot-member table:name="Calibrado pela USN" table:display="false" table:show-details="true"/>
                <table:data-pilot-member table:name="DESCALIBRADO" table:display="true" table:show-details="true"/>
                <table:data-pilot-member table:name="DESCALIBRADO2" table:display="false" table:show-details="true"/>
                <table:data-pilot-member table:name="EQUIPAMENTO NAO ENCONTRADO" table:display="false" table:show-details="true"/>
                <table:data-pilot-member table:name="FERRAMENTA NAO UTILIZADA" table:display="false" table:show-details="true"/>
                <table:data-pilot-member table:name="NAO CALIBRAR" table:display="false" table:show-details="true"/>
                <table:data-pilot-member table:name="NAO UTILIZADO" table:display="false" table:show-details="true"/>
                <table:data-pilot-member table:name="REPARO E CALIBRAÇÃO" table:display="false" table:show-details="true"/>
                <table:data-pilot-member table:name="REPROVADO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ICLO CALIBRAÇÃO" table:orientation="row" table:used-hierarchy="0" table:function="auto">
            <table:data-pilot-level table:show-empty="false" calcext:repeat-item-labels="false">
              <table:data-pilot-members>
                <table:data-pilot-member table:name="6" table:display="true" table:show-details="true"/>
                <table:data-pilot-member table:name="7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6" table:display="true" table:show-details="true"/>
                <table:data-pilot-member table:name="4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ICLO CALIBRAÇÃO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hours/>
      <number:text>:</number:text>
      <number:minutes number:style="long"/>
      <number:text> </number:text>
      <number:am-pm/>
    </number:time-style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text>R$ </number:text>
      <number:number number:decimal-places="2" number:min-decimal-places="2" number:min-integer-digits="1" number:grouping="true"/>
    </number:number-style>
    <number:number-style style:name="N113P0" style:volatile="true">
      <number:text>R$ 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13P0"/>
    </number:number-style>
    <number:percentage-style style:name="N114">
      <number:number number:decimal-places="0" number:min-decimal-places="0" number:min-integer-digits="0"/>
      <number:text>%</number:text>
    </number:percentage-style>
    <number:number-style style:name="N115">
      <number:number number:decimal-places="1" number:min-decimal-places="1" number:min-integer-digits="1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8">
      <number:number number:decimal-places="9" number:min-decimal-places="9" number:min-integer-digits="1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8" number:min-decimal-places="8" number:min-integer-digits="1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date-style style:name="N125">
      <number:day/>
      <number:text>/</number:text>
      <number:month/>
      <number:text>/</number:text>
      <number:year number:style="long"/>
    </number:date-style>
    <number:date-style style:name="N126">
      <number:day/>
      <number:text>/</number:text>
      <number:month number:textual="true"/>
      <number:text>/</number:text>
      <number:year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29">
      <number:day/>
      <number:text>/</number:text>
      <number:month/>
      <number:text>/</number:text>
      <number:year/>
    </number:date-style>
    <number:number-style style:name="N130">
      <number:number number:decimal-places="11" number:min-decimal-places="11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12" number:min-decimal-places="12" number:min-integer-digits="1"/>
    </number:number-style>
    <number:time-style style:name="N133">
      <number:minutes number:style="long"/>
      <number:text>:</number:text>
      <number:seconds number:style="long"/>
    </number:time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">
      <number:number number:decimal-places="5" number:min-decimal-places="5" number:min-integer-digits="1"/>
    </number:number-style>
    <number:number-style style:name="N138P0" style:volatile="true">
      <number:text>R$ </number:text>
      <number:number number:decimal-places="2" number:min-decimal-places="2" number:min-integer-digits="1" number:grouping="true"/>
    </number:number-style>
    <number:number-style style:name="N138">
      <number:text>-R$ 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> R$ </number:text>
      <number:fill-character> </number:fill-character>
      <number:text>-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number-style style:name="N144">
      <number:number number:decimal-places="0" number:min-decimal-places="0" number:min-integer-digits="4"/>
    </number:number-style>
    <number:number-style style:name="N145">
      <number:number number:decimal-places="1" number:min-decimal-places="1" number:min-integer-digits="4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">
      <number:number number:decimal-places="2" number:min-decimal-places="2" number:min-integer-digits="4"/>
    </number:number-style>
    <number:number-style style:name="N151">
      <number:number number:decimal-places="3" number:min-decimal-places="3" number:min-integer-digits="4"/>
    </number:number-style>
    <number:number-style style:name="N152">
      <number:number number:decimal-places="4" number:min-decimal-places="4" number:min-integer-digits="4"/>
    </number:number-style>
    <number:time-style style:name="N15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4">
      <number:number number:decimal-places="5" number:min-decimal-places="5" number:min-integer-digits="4"/>
    </number:number-style>
    <number:number-style style:name="N155">
      <number:number number:decimal-places="0" number:min-decimal-places="0" number:min-integer-digits="3"/>
    </number:number-style>
    <number:number-style style:name="N156">
      <number:number number:decimal-places="4" number:min-decimal-places="4" number:min-integer-digits="1"/>
    </number:number-style>
    <number:number-style style:name="N157">
      <number:number number:decimal-places="6" number:min-decimal-places="6" number:min-integer-digits="4"/>
    </number:number-style>
    <number:date-style style:name="N158">
      <number:month number:textual="true"/>
      <number:text>/</number:text>
      <number:year/>
    </number:date-style>
    <number:percentage-style style:name="N159">
      <number:number number:decimal-places="1" number:min-decimal-places="1" number:min-integer-digits="1"/>
      <number:text>%</number:text>
    </number:percentage-style>
    <number:number-style style:name="N160">
      <number:number number:decimal-places="0" number:min-decimal-places="0" number:min-integer-digits="0"/>
    </number:number-style>
    <number:number-style style:name="N161P0" style:volatile="true">
      <number:number number:decimal-places="0" number:min-decimal-places="0" number:min-integer-digits="0"/>
    </number:number-style>
    <number:number-style style:name="N161">
      <style:text-properties fo:color="#ff0000"/>
      <number:text>-</number:text>
      <number:number number:decimal-places="0" number:min-decimal-places="0" number:min-integer-digits="0"/>
      <style:map style:condition="value()&gt;=0" style:apply-style-name="N161P0"/>
    </number:number-style>
    <number:date-style style:name="N162">
      <number:day number:style="long"/>
      <number:text>/</number:text>
      <number:month number:textual="true"/>
      <number:text>/</number:text>
      <number:year/>
    </number:date-style>
    <number:number-style style:name="N163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64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64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decimal-places="0" number:min-integer-digits="1" number:grouping="true"/>
    </number:number-style>
    <number:number-style style:name="N169">
      <number:text>-</number:text>
      <number:number number:decimal-places="0" number:min-decimal-places="0" number:min-integer-digits="1" number:grouping="true"/>
      <style:map style:condition="value()&gt;=0" style:apply-style-name="N169P0"/>
    </number:number-style>
    <number:number-style style:name="N170">
      <number:number number:decimal-places="10" number:min-decimal-places="10" number:min-integer-digits="1"/>
    </number:number-style>
    <number:date-style style:name="N171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73P0" style:volatile="true">
      <number:text>R$ </number:text>
      <number:number number:decimal-places="0" number:min-decimal-places="0" number:min-integer-digits="1" number:grouping="true"/>
    </number:number-style>
    <number:number-style style:name="N173">
      <number:text>-R$ </number:text>
      <number:number number:decimal-places="0" number:min-decimal-places="0" number:min-integer-digits="1" number:grouping="true"/>
      <style:map style:condition="value()&gt;=0" style:apply-style-name="N173P0"/>
    </number:number-style>
    <number:number-style style:name="N174">
      <number:number number:decimal-places="13" number:min-decimal-places="13" number:min-integer-digits="1"/>
    </number:number-style>
    <number:time-style style:name="N175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77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77P0"/>
    </number:currency-style>
    <number:number-style style:name="N178P0" style:volatile="true">
      <number:number number:decimal-places="0" number:min-decimal-places="0" number:min-integer-digits="1" number:grouping="true"/>
      <number:text> </number:text>
    </number:number-style>
    <number:number-style style:name="N17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79P0" style:volatile="true">
      <number:number number:decimal-places="2" number:min-decimal-places="2" number:min-integer-digits="1" number:grouping="true"/>
    </number:number-style>
    <number:number-style style:name="N179">
      <number:text>-</number:text>
      <number:number number:decimal-places="2" number:min-decimal-places="2" number:min-integer-digits="1" number:grouping="true"/>
      <style:map style:condition="value()&gt;=0" style:apply-style-name="N179P0"/>
    </number:number-style>
    <number:number-style style:name="N18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80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80P0"/>
    </number:number-style>
    <number:date-style style:name="N181">
      <number:day/>
      <number:text>/</number:text>
      <number:month number:textual="true"/>
    </number:date-style>
    <number:number-style style:name="N182">
      <number:text>-</number:text>
    </number:number-style>
    <number:number-style style:name="N183P0" style:volatile="true">
      <number:number number:decimal-places="0" number:min-decimal-places="0" number:min-integer-digits="1" number:grouping="true"/>
    </number:number-style>
    <number:number-style style:name="N18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83P0"/>
    </number:number-style>
    <number:number-style style:name="N184">
      <number:number number:decimal-places="0" number:min-decimal-places="0" number:min-integer-digits="2"/>
    </number:number-style>
    <number:number-style style:name="N185P0" style:volatile="true">
      <number:text>R$ </number:text>
      <number:number number:decimal-places="0" number:min-decimal-places="0" number:min-integer-digits="1" number:grouping="true"/>
    </number:number-style>
    <number:number-style style:name="N185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85P0"/>
    </number:number-style>
    <number:number-style style:name="N18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8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8">
      <number:number number:decimal-places="6" number:min-decimal-places="6" number:min-integer-digits="1"/>
    </number:number-style>
    <number:number-style style:name="N189P0" style:volatile="true">
      <number:number number:decimal-places="2" number:min-decimal-places="2" number:min-integer-digits="1" number:grouping="true"/>
    </number:number-style>
    <number:number-style style:name="N18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89P0"/>
    </number:number-style>
    <number:number-style style:name="N191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1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1P2" style:volatile="true">
      <number:text> R$ </number:text>
      <number:fill-character> </number:fill-character>
      <number:text>-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time-style style:name="N192">
      <number:minutes number:style="long"/>
      <number:text>:</number:text>
      <number:seconds number:style="long" number:decimal-places="1"/>
    </number:time-style>
    <number:number-style style:name="N193">
      <number:number number:decimal-places="3" number:min-decimal-places="3" number:min-integer-digits="1"/>
    </number:number-style>
    <number:number-style style:name="N19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5P2" style:volatile="true">
      <number:text> </number:text>
      <number:fill-character> </number:fill-character>
      <number:text>- </number:text>
    </number:number-style>
    <number:text-style style:name="N195">
      <number:text> </number:text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date-style style:name="N10107" number:language="pt" number:country="BR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currency-style style:name="N10108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number-style style:name="N10112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2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12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2" number:language="pt" number:country="BR">
      <number:text> </number:text>
      <number:text-content/>
      <number:text> </number:text>
      <style:map style:condition="value()&gt;0" style:apply-style-name="N10112P0"/>
      <style:map style:condition="value()&lt;0" style:apply-style-name="N10112P1"/>
      <style:map style:condition="value()=0" style:apply-style-name="N10112P2"/>
    </number:text-style>
    <number:number-style style:name="N10116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16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16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16" number:language="pt" number:country="BR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2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0P2" style:volatile="true" number:language="pt" number:country="BR">
      <number:text> R$ </number:text>
      <number:fill-character> </number:fill-character>
      <number:text>- </number:text>
    </number:number-style>
    <number:text-style style:name="N10120" number:language="pt" number:country="B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4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4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4P2" style:volatile="true" number:language="pt" number:country="BR">
      <number:text> </number:text>
      <number:fill-character> </number:fill-character>
      <number:text>-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6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7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30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0132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pt" number:country="BR">
      <number:hours/>
      <number:text>:</number:text>
      <number:minutes number:style="long"/>
      <number:text> </number:text>
      <number:am-pm/>
    </number:time-style>
    <number:date-style style:name="N10134" number:language="pt" number:country="BR">
      <number:month number:textual="true"/>
      <number:text>/</number:text>
      <number:year/>
    </number:date-style>
    <number:date-style style:name="N10135" number:language="pt" number:country="BR">
      <number:day/>
      <number:text>/</number:text>
      <number:month number:textual="true"/>
    </number:date-style>
    <number:date-style style:name="N10136" number:language="pt" number:country="BR">
      <number:day/>
      <number:text>/</number:text>
      <number:month number:textual="true"/>
      <number:text>/</number:text>
      <number:year/>
    </number:date-style>
    <number:date-style style:name="N10137" number:language="pt" number:country="BR">
      <number:day/>
      <number:text>/</number:text>
      <number:month/>
      <number:text>/</number:text>
      <number:year number:style="long"/>
    </number:date-style>
    <number:number-style style:name="N1013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39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40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42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43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43P0"/>
    </number:number-style>
    <number:time-style style:name="N20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2" number:language="en" number:country="GB">
      <number:hours/>
      <number:text>:</number:text>
      <number:minutes number:style="long"/>
      <number:text> </number:text>
      <number:am-pm/>
    </number:time-style>
    <number:date-style style:name="N20113" number:language="en" number:country="GB">
      <number:month number:textual="true"/>
      <number:text>-</number:text>
      <number:year/>
    </number:date-style>
    <number:date-style style:name="N20114" number:language="en" number:country="GB">
      <number:day number:style="long"/>
      <number:text>-</number:text>
      <number:month number:textual="true"/>
    </number:date-style>
    <number:date-style style:name="N20115" number:language="en" number:country="GB">
      <number:day number:style="long"/>
      <number:text>-</number:text>
      <number:month number:textual="true"/>
      <number:text>-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CondFormat_5f_1_5f_338_5f_1" style:display-name="Excel_CondFormat_1_338_1" style:family="table-cell" style:parent-style-name="Default">
      <style:table-cell-properties fo:background-color="#ff0000"/>
    </style:style>
    <style:style style:name="Excel_5f_CondFormat_5f_1_5f_339_5f_1" style:display-name="Excel_CondFormat_1_339_1" style:family="table-cell" style:parent-style-name="Default">
      <style:table-cell-properties fo:background-color="#ff0000"/>
    </style:style>
    <style:style style:name="Excel_5f_CondFormat_5f_1_5f_1098_5f_1" style:display-name="Excel_CondFormat_1_1098_1" style:family="table-cell" style:parent-style-name="Default">
      <style:table-cell-properties fo:background-color="#ff0000"/>
    </style:style>
    <style:style style:name="Excel_5f_CondFormat_5f_1_5f_1771_5f_1" style:display-name="Excel_CondFormat_1_1771_1" style:family="table-cell" style:parent-style-name="Default">
      <style:table-cell-properties fo:background-color="#ff0000"/>
    </style:style>
    <style:style style:name="Excel_5f_CondFormat_5f_1_5f_81_5f_1" style:display-name="Excel_CondFormat_1_81_1" style:family="table-cell" style:parent-style-name="Default">
      <style:table-cell-properties fo:background-color="#ff0000"/>
    </style:style>
    <style:style style:name="Excel_5f_CondFormat_5f_1_5f_1409_5f_1" style:display-name="Excel_CondFormat_1_1409_1" style:family="table-cell" style:parent-style-name="Default">
      <style:table-cell-properties fo:background-color="#ff0000"/>
    </style:style>
    <style:style style:name="Excel_5f_CondFormat_5f_1_5f_1_5f_1" style:display-name="Excel_CondFormat_1_1_1" style:family="table-cell" style:parent-style-name="Default">
      <style:table-cell-properties fo:background-color="#ff0000"/>
    </style:style>
    <style:style style:name="Excel_5f_CondFormat_5f_1_5f_2_5f_1" style:display-name="Excel_CondFormat_1_2_1" style:family="table-cell" style:parent-style-name="Default">
      <style:table-cell-properties fo:background-color="#ff0000"/>
    </style:style>
    <style:style style:name="Excel_5f_CondFormat_5f_1_5f_37_5f_1" style:display-name="Excel_CondFormat_1_37_1" style:family="table-cell" style:parent-style-name="Default">
      <style:table-cell-properties fo:background-color="#ff0000"/>
    </style:style>
    <style:style style:name="Excel_5f_CondFormat_5f_1_5f_39_5f_1" style:display-name="Excel_CondFormat_1_39_1" style:family="table-cell" style:parent-style-name="Default">
      <style:table-cell-properties fo:background-color="#ff0000"/>
    </style:style>
    <style:style style:name="Excel_5f_CondFormat_5f_1_5f_69_5f_1" style:display-name="Excel_CondFormat_1_69_1" style:family="table-cell" style:parent-style-name="Default">
      <style:table-cell-properties fo:background-color="#ff0000"/>
    </style:style>
    <style:style style:name="Excel_5f_CondFormat_5f_1_5f_328_5f_1" style:display-name="Excel_CondFormat_1_328_1" style:family="table-cell" style:parent-style-name="Default">
      <style:table-cell-properties fo:background-color="#ff0000"/>
    </style:style>
    <style:style style:name="Excel_5f_CondFormat_5f_1_5f_329_5f_1" style:display-name="Excel_CondFormat_1_329_1" style:family="table-cell" style:parent-style-name="Default">
      <style:table-cell-properties fo:background-color="#ff0000"/>
    </style:style>
    <style:style style:name="Excel_5f_CondFormat_5f_1_5f_1093_5f_1" style:display-name="Excel_CondFormat_1_1093_1" style:family="table-cell" style:parent-style-name="Default">
      <style:table-cell-properties fo:background-color="#ff0000"/>
    </style:style>
    <style:style style:name="Excel_5f_CondFormat_5f_1_5f_1656_5f_1" style:display-name="Excel_CondFormat_1_1656_1" style:family="table-cell" style:parent-style-name="Default">
      <style:table-cell-properties fo:background-color="#ff0000"/>
    </style:style>
    <style:style style:name="Excel_5f_CondFormat_5f_1_5f_1719_5f_1" style:display-name="Excel_CondFormat_1_1719_1" style:family="table-cell" style:parent-style-name="Default">
      <style:table-cell-properties fo:background-color="#ff0000"/>
    </style:style>
    <style:style style:name="Excel_5f_CondFormat_5f_1_5f_1735_5f_1" style:display-name="Excel_CondFormat_1_1735_1" style:family="table-cell" style:parent-style-name="Default">
      <style:table-cell-properties fo:background-color="#ff0000"/>
    </style:style>
    <style:style style:name="Excel_5f_CondFormat_5f_1_5f_1764_5f_1" style:display-name="Excel_CondFormat_1_1764_1" style:family="table-cell" style:parent-style-name="Default">
      <style:table-cell-properties fo:background-color="#ff0000"/>
    </style:style>
    <style:style style:name="Excel_5f_CondFormat_5f_1_5f_2015_5f_1" style:display-name="Excel_CondFormat_1_2015_1" style:family="table-cell" style:parent-style-name="Default">
      <style:table-cell-properties fo:background-color="#ff0000"/>
    </style:style>
    <style:style style:name="Excel_5f_CondFormat_5f_1_5f_1664_5f_1" style:display-name="Excel_CondFormat_1_1664_1" style:family="table-cell" style:parent-style-name="Default">
      <style:table-cell-properties fo:background-color="#ff0000"/>
    </style:style>
    <style:style style:name="Excel_5f_CondFormat_5f_1_5f_35_5f_1" style:display-name="Excel_CondFormat_1_35_1" style:family="table-cell" style:parent-style-name="Default">
      <style:table-cell-properties fo:background-color="#ff0000"/>
    </style:style>
    <style:style style:name="Excel_5f_CondFormat_5f_1_5f_54_5f_1" style:display-name="Excel_CondFormat_1_54_1" style:family="table-cell" style:parent-style-name="Default">
      <style:table-cell-properties fo:background-color="#ff0000"/>
    </style:style>
    <style:style style:name="Excel_5f_CondFormat_5f_1_5f_76_5f_1" style:display-name="Excel_CondFormat_1_76_1" style:family="table-cell" style:parent-style-name="Default">
      <style:table-cell-properties fo:background-color="#ff0000"/>
    </style:style>
    <style:style style:name="Excel_5f_CondFormat_5f_1_5f_73_5f_1" style:display-name="Excel_CondFormat_1_73_1" style:family="table-cell" style:parent-style-name="Default">
      <style:table-cell-properties fo:background-color="#ff0000"/>
    </style:style>
    <style:style style:name="Excel_5f_CondFormat_5f_1_5f_1404_5f_1" style:display-name="Excel_CondFormat_1_1404_1" style:family="table-cell" style:parent-style-name="Default">
      <style:table-cell-properties fo:background-color="#ff0000"/>
    </style:style>
    <style:style style:name="Excel_5f_CondFormat_5f_1_5f_71_5f_1" style:display-name="Excel_CondFormat_1_71_1" style:family="table-cell" style:parent-style-name="Default">
      <style:table-cell-properties fo:background-color="#ff0000"/>
    </style:style>
    <style:style style:name="Excel_5f_CondFormat_5f_1_5f_340_5f_1" style:display-name="Excel_CondFormat_1_340_1" style:family="table-cell" style:parent-style-name="Default">
      <style:table-cell-properties fo:background-color="#ff0000"/>
    </style:style>
    <style:style style:name="Excel_5f_CondFormat_5f_1_5f_341_5f_1" style:display-name="Excel_CondFormat_1_341_1" style:family="table-cell" style:parent-style-name="Default">
      <style:table-cell-properties fo:background-color="#ff0000"/>
    </style:style>
    <style:style style:name="Excel_5f_CondFormat_5f_1_5f_1099_5f_1" style:display-name="Excel_CondFormat_1_1099_1" style:family="table-cell" style:parent-style-name="Default">
      <style:table-cell-properties fo:background-color="#ff0000"/>
    </style:style>
    <style:style style:name="Excel_5f_CondFormat_5f_1_5f_1726_5f_1" style:display-name="Excel_CondFormat_1_1726_1" style:family="table-cell" style:parent-style-name="Default">
      <style:table-cell-properties fo:background-color="#ff0000"/>
    </style:style>
    <style:style style:name="Excel_5f_CondFormat_5f_1_5f_1772_5f_1" style:display-name="Excel_CondFormat_1_1772_1" style:family="table-cell" style:parent-style-name="Default">
      <style:table-cell-properties fo:background-color="#ff0000"/>
    </style:style>
    <style:style style:name="Excel_5f_CondFormat_5f_1_5f_82_5f_1" style:display-name="Excel_CondFormat_1_82_1" style:family="table-cell" style:parent-style-name="Default">
      <style:table-cell-properties fo:background-color="#ff0000"/>
    </style:style>
    <style:style style:name="Excel_5f_CondFormat_5f_1_5f_1410_5f_1" style:display-name="Excel_CondFormat_1_1410_1" style:family="table-cell" style:parent-style-name="Default">
      <style:table-cell-properties fo:background-color="#ff0000"/>
    </style:style>
    <style:style style:name="Excel_5f_CondFormat_5f_1_5f_352_5f_1" style:display-name="Excel_CondFormat_1_352_1" style:family="table-cell" style:parent-style-name="Default">
      <style:table-cell-properties fo:background-color="#ff0000"/>
    </style:style>
    <style:style style:name="Excel_5f_CondFormat_5f_1_5f_353_5f_1" style:display-name="Excel_CondFormat_1_353_1" style:family="table-cell" style:parent-style-name="Default">
      <style:table-cell-properties fo:background-color="#ff0000"/>
    </style:style>
    <style:style style:name="Excel_5f_CondFormat_5f_1_5f_1105_5f_1" style:display-name="Excel_CondFormat_1_1105_1" style:family="table-cell" style:parent-style-name="Default">
      <style:table-cell-properties fo:background-color="#ff0000"/>
    </style:style>
    <style:style style:name="Excel_5f_CondFormat_5f_1_5f_1778_5f_1" style:display-name="Excel_CondFormat_1_1778_1" style:family="table-cell" style:parent-style-name="Default">
      <style:table-cell-properties fo:background-color="#ff0000"/>
    </style:style>
    <style:style style:name="Excel_5f_CondFormat_5f_1_5f_87_5f_1" style:display-name="Excel_CondFormat_1_87_1" style:family="table-cell" style:parent-style-name="Default">
      <style:table-cell-properties fo:background-color="#ff0000"/>
    </style:style>
    <style:style style:name="Excel_5f_CondFormat_5f_1_5f_1416_5f_1" style:display-name="Excel_CondFormat_1_1416_1" style:family="table-cell" style:parent-style-name="Default">
      <style:table-cell-properties fo:background-color="#ff0000"/>
    </style:style>
    <style:style style:name="Excel_5f_CondFormat_5f_1_5f_350_5f_1" style:display-name="Excel_CondFormat_1_350_1" style:family="table-cell" style:parent-style-name="Default">
      <style:table-cell-properties fo:background-color="#ff0000"/>
    </style:style>
    <style:style style:name="Excel_5f_CondFormat_5f_1_5f_351_5f_1" style:display-name="Excel_CondFormat_1_351_1" style:family="table-cell" style:parent-style-name="Default">
      <style:table-cell-properties fo:background-color="#ff0000"/>
    </style:style>
    <style:style style:name="Excel_5f_CondFormat_5f_1_5f_1104_5f_1" style:display-name="Excel_CondFormat_1_1104_1" style:family="table-cell" style:parent-style-name="Default">
      <style:table-cell-properties fo:background-color="#ff0000"/>
    </style:style>
    <style:style style:name="Excel_5f_CondFormat_5f_1_5f_1731_5f_1" style:display-name="Excel_CondFormat_1_1731_1" style:family="table-cell" style:parent-style-name="Default">
      <style:table-cell-properties fo:background-color="#ff0000"/>
    </style:style>
    <style:style style:name="Excel_5f_CondFormat_5f_1_5f_1745_5f_1" style:display-name="Excel_CondFormat_1_1745_1" style:family="table-cell" style:parent-style-name="Default">
      <style:table-cell-properties fo:background-color="#ff0000"/>
    </style:style>
    <style:style style:name="Excel_5f_CondFormat_5f_1_5f_1777_5f_1" style:display-name="Excel_CondFormat_1_1777_1" style:family="table-cell" style:parent-style-name="Default">
      <style:table-cell-properties fo:background-color="#ff0000"/>
    </style:style>
    <style:style style:name="Excel_5f_CondFormat_5f_1_5f_1706_5f_1" style:display-name="Excel_CondFormat_1_1706_1" style:family="table-cell" style:parent-style-name="Default">
      <style:table-cell-properties fo:background-color="#ff0000"/>
    </style:style>
    <style:style style:name="Excel_5f_CondFormat_5f_1_5f_86_5f_1" style:display-name="Excel_CondFormat_1_86_1" style:family="table-cell" style:parent-style-name="Default">
      <style:table-cell-properties fo:background-color="#ff0000"/>
    </style:style>
    <style:style style:name="Excel_5f_CondFormat_5f_1_5f_1415_5f_1" style:display-name="Excel_CondFormat_1_1415_1" style:family="table-cell" style:parent-style-name="Default">
      <style:table-cell-properties fo:background-color="#ff0000"/>
    </style:style>
    <style:style style:name="Excel_5f_CondFormat_5f_1_5f_1396_5f_1" style:display-name="Excel_CondFormat_1_1396_1" style:family="table-cell" style:parent-style-name="Default">
      <style:table-cell-properties fo:background-color="#ff0000"/>
    </style:style>
    <style:style style:name="Excel_5f_CondFormat_5f_1_5f_356_5f_1" style:display-name="Excel_CondFormat_1_356_1" style:family="table-cell" style:parent-style-name="Default">
      <style:table-cell-properties fo:background-color="#ff0000"/>
    </style:style>
    <style:style style:name="Excel_5f_CondFormat_5f_1_5f_357_5f_1" style:display-name="Excel_CondFormat_1_357_1" style:family="table-cell" style:parent-style-name="Default">
      <style:table-cell-properties fo:background-color="#ff0000"/>
    </style:style>
    <style:style style:name="Excel_5f_CondFormat_5f_1_5f_1107_5f_1" style:display-name="Excel_CondFormat_1_1107_1" style:family="table-cell" style:parent-style-name="Default">
      <style:table-cell-properties fo:background-color="#ff0000"/>
    </style:style>
    <style:style style:name="Excel_5f_CondFormat_5f_1_5f_1662_5f_1" style:display-name="Excel_CondFormat_1_1662_1" style:family="table-cell" style:parent-style-name="Default">
      <style:table-cell-properties fo:background-color="#ff0000"/>
    </style:style>
    <style:style style:name="Excel_5f_CondFormat_5f_1_5f_1733_5f_1" style:display-name="Excel_CondFormat_1_1733_1" style:family="table-cell" style:parent-style-name="Default">
      <style:table-cell-properties fo:background-color="#ff0000"/>
    </style:style>
    <style:style style:name="Excel_5f_CondFormat_5f_1_5f_1747_5f_1" style:display-name="Excel_CondFormat_1_1747_1" style:family="table-cell" style:parent-style-name="Default">
      <style:table-cell-properties fo:background-color="#ff0000"/>
    </style:style>
    <style:style style:name="Excel_5f_CondFormat_5f_1_5f_1780_5f_1" style:display-name="Excel_CondFormat_1_1780_1" style:family="table-cell" style:parent-style-name="Default">
      <style:table-cell-properties fo:background-color="#ff0000"/>
    </style:style>
    <style:style style:name="Excel_5f_CondFormat_5f_1_5f_2023_5f_1" style:display-name="Excel_CondFormat_1_2023_1" style:family="table-cell" style:parent-style-name="Default">
      <style:table-cell-properties fo:background-color="#ff0000"/>
    </style:style>
    <style:style style:name="Excel_5f_CondFormat_5f_1_5f_1671_5f_1" style:display-name="Excel_CondFormat_1_1671_1" style:family="table-cell" style:parent-style-name="Default">
      <style:table-cell-properties fo:background-color="#ff0000"/>
    </style:style>
    <style:style style:name="Excel_5f_CondFormat_5f_1_5f_1375_5f_1" style:display-name="Excel_CondFormat_1_1375_1" style:family="table-cell" style:parent-style-name="Default">
      <style:table-cell-properties fo:background-color="#ff0000"/>
    </style:style>
    <style:style style:name="Excel_5f_CondFormat_5f_1_5f_89_5f_1" style:display-name="Excel_CondFormat_1_89_1" style:family="table-cell" style:parent-style-name="Default">
      <style:table-cell-properties fo:background-color="#ff0000"/>
    </style:style>
    <style:style style:name="Excel_5f_CondFormat_5f_1_5f_1418_5f_1" style:display-name="Excel_CondFormat_1_1418_1" style:family="table-cell" style:parent-style-name="Default">
      <style:table-cell-properties fo:background-color="#ff0000"/>
    </style:style>
    <style:style style:name="Excel_5f_CondFormat_5f_1_5f_75_5f_1" style:display-name="Excel_CondFormat_1_75_1" style:family="table-cell" style:parent-style-name="Default">
      <style:table-cell-properties fo:background-color="#ff0000"/>
    </style:style>
    <style:style style:name="Excel_5f_CondFormat_5f_1_5f_68_5f_1" style:display-name="Excel_CondFormat_1_68_1" style:family="table-cell" style:parent-style-name="Default">
      <style:table-cell-properties fo:background-color="#ff0000"/>
    </style:style>
    <style:style style:name="Excel_5f_CondFormat_5f_1_5f_342_5f_1" style:display-name="Excel_CondFormat_1_342_1" style:family="table-cell" style:parent-style-name="Default">
      <style:table-cell-properties fo:background-color="#ff0000"/>
    </style:style>
    <style:style style:name="Excel_5f_CondFormat_5f_1_5f_343_5f_1" style:display-name="Excel_CondFormat_1_343_1" style:family="table-cell" style:parent-style-name="Default">
      <style:table-cell-properties fo:background-color="#ff0000"/>
    </style:style>
    <style:style style:name="Excel_5f_CondFormat_5f_1_5f_1100_5f_1" style:display-name="Excel_CondFormat_1_1100_1" style:family="table-cell" style:parent-style-name="Default">
      <style:table-cell-properties fo:background-color="#ff0000"/>
    </style:style>
    <style:style style:name="Excel_5f_CondFormat_5f_1_5f_1727_5f_1" style:display-name="Excel_CondFormat_1_1727_1" style:family="table-cell" style:parent-style-name="Default">
      <style:table-cell-properties fo:background-color="#ff0000"/>
    </style:style>
    <style:style style:name="Excel_5f_CondFormat_5f_1_5f_1742_5f_1" style:display-name="Excel_CondFormat_1_1742_1" style:family="table-cell" style:parent-style-name="Default">
      <style:table-cell-properties fo:background-color="#ff0000"/>
    </style:style>
    <style:style style:name="Excel_5f_CondFormat_5f_1_5f_1773_5f_1" style:display-name="Excel_CondFormat_1_1773_1" style:family="table-cell" style:parent-style-name="Default">
      <style:table-cell-properties fo:background-color="#ff0000"/>
    </style:style>
    <style:style style:name="Excel_5f_CondFormat_5f_1_5f_83_5f_1" style:display-name="Excel_CondFormat_1_83_1" style:family="table-cell" style:parent-style-name="Default">
      <style:table-cell-properties fo:background-color="#ff0000"/>
    </style:style>
    <style:style style:name="Excel_5f_CondFormat_5f_1_5f_1411_5f_1" style:display-name="Excel_CondFormat_1_1411_1" style:family="table-cell" style:parent-style-name="Default">
      <style:table-cell-properties fo:background-color="#ff0000"/>
    </style:style>
    <style:style style:name="Sem_20_título1" style:display-name="Sem título1" style:family="table-cell" style:parent-style-name="Default">
      <style:text-properties fo:color="#ed1c24"/>
    </style:style>
    <style:style style:name="REPROVADO" style:family="table-cell" style:parent-style-name="Default">
      <style:table-cell-properties fo:background-color="#dfcce4"/>
      <style:text-properties fo:color="#ef413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3T10:52:23.091981036</meta:creation-date>
    <dc:date>2023-11-21T22:31:37.127000000</dc:date>
    <meta:editing-duration>P4DT17H27M28S</meta:editing-duration>
    <meta:editing-cycles>110</meta:editing-cycles>
    <meta:generator>LibreOffice/7.3.0.3$Windows_X86_64 LibreOffice_project/0f246aa12d0eee4a0f7adcefbf7c878fc2238db3</meta:generator>
    <meta:document-statistic meta:table-count="6" meta:cell-count="5754" meta:object-count="0"/>
  </office:meta>
</office:document-meta>
</file>